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528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Mã QHNS</text:p>
          </table:table-cell>
          <table:table-cell table:style-name="ce1" office:value-type="string" calcext:value-type="string">
            <text:p>Tên đơn vị</text:p>
          </table:table-cell>
          <table:table-cell table:style-name="ce1" office:value-type="string" calcext:value-type="string">
            <text:p>Sử dụng trong ngày</text:p>
          </table:table-cell>
          <table:table-cell table:style-name="ce1" office:value-type="string" calcext:value-type="string">
            <text:p>Sử dụng (Tất cả)</text:p>
          </table:table-cell>
          <table:table-cell table:style-name="ce1" office:value-type="string" calcext:value-type="string">
            <text:p>Tạo trong ngày</text:p>
          </table:table-cell>
          <table:table-cell table:style-name="ce1" office:value-type="string" calcext:value-type="string">
            <text:p>Tạo (Tất cả)</text:p>
          </table:table-cell>
          <table:table-cell table:style-name="ce1" office:value-type="string" calcext:value-type="string">
            <text:p>Tạo trong năm</text:p>
          </table:table-cell>
          <table:table-cell table:style-name="ce1" office:value-type="string" calcext:value-type="string">
            <text:p>Số lượng dl deskt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BND Xã MISA Thí Điểm</text:p>
          </table:table-cell>
          <table:table-cell office:value-type="float" office:value="10954" calcext:value-type="float">
            <text:p>10954</text:p>
          </table:table-cell>
          <table:table-cell office:value-type="float" office:value="28972" calcext:value-type="float">
            <text:p>28972</text:p>
          </table:table-cell>
          <table:table-cell office:value-type="float" office:value="0" calcext:value-type="float">
            <text:p>0</text:p>
          </table:table-cell>
          <table:table-cell office:value-type="float" office:value="13153" calcext:value-type="float">
            <text:p>13153</text:p>
          </table:table-cell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BND Xã MISA HCM</text:p>
          </table:table-cell>
          <table:table-cell office:value-type="float" office:value="35" calcext:value-type="float">
            <text:p>35</text:p>
          </table:table-cell>
          <table:table-cell office:value-type="float" office:value="945" calcext:value-type="float">
            <text:p>945</text:p>
          </table:table-cell>
          <table:table-cell office:value-type="float" office:value="4" calcext:value-type="float">
            <text:p>4</text:p>
          </table:table-cell>
          <table:table-cell office:value-type="float" office:value="2569" calcext:value-type="float">
            <text:p>256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UBND Xã MISA DNG</text:p>
          </table:table-cell>
          <table:table-cell office:value-type="float" office:value="83" calcext:value-type="float">
            <text:p>83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BND Xã MISA BM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Xã Đào Viên</text:p>
          </table:table-cell>
          <table:table-cell office:value-type="float" office:value="17019" calcext:value-type="float">
            <text:p>17019</text:p>
          </table:table-cell>
          <table:table-cell office:value-type="float" office:value="100278" calcext:value-type="float">
            <text:p>100278</text:p>
          </table:table-cell>
          <table:table-cell office:value-type="float" office:value="0" calcext:value-type="float">
            <text:p>0</text:p>
          </table:table-cell>
          <table:table-cell office:value-type="float" office:value="461926" calcext:value-type="float">
            <text:p>461926</text:p>
          </table:table-cell>
          <table:table-cell office:value-type="float" office:value="29505" calcext:value-type="float">
            <text:p>295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BND Xã MISA CTH</text:p>
          </table:table-cell>
          <table:table-cell office:value-type="float" office:value="207" calcext:value-type="float">
            <text:p>207</text:p>
          </table:table-cell>
          <table:table-cell office:value-type="float" office:value="1034" calcext:value-type="float">
            <text:p>1034</text:p>
          </table:table-cell>
          <table:table-cell office:value-type="float" office:value="12" calcext:value-type="float">
            <text:p>12</text:p>
          </table:table-cell>
          <table:table-cell office:value-type="float" office:value="186" calcext:value-type="float">
            <text:p>18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UBND Xã MISA TV Ngoài</text:p>
          </table:table-cell>
          <table:table-cell office:value-type="float" office:value="55" calcext:value-type="float">
            <text:p>55</text:p>
          </table:table-cell>
          <table:table-cell office:value-type="float" office:value="1148" calcext:value-type="float">
            <text:p>1148</text:p>
          </table:table-cell>
          <table:table-cell office:value-type="float" office:value="6" calcext:value-type="float">
            <text:p>6</text:p>
          </table:table-cell>
          <table:table-cell office:value-type="float" office:value="523" calcext:value-type="float">
            <text:p>5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417" calcext:value-type="float">
            <text:p>1001417</text:p>
          </table:table-cell>
          <table:table-cell office:value-type="string" calcext:value-type="string">
            <text:p>UBND Xã Xuân Châ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921" calcext:value-type="float">
            <text:p>1001921</text:p>
          </table:table-cell>
          <table:table-cell office:value-type="string" calcext:value-type="string">
            <text:p>UBND xã Hưng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922" calcext:value-type="float">
            <text:p>1001922</text:p>
          </table:table-cell>
          <table:table-cell office:value-type="string" calcext:value-type="string">
            <text:p>UBND Thị trấn Yên Mỹ</text:p>
          </table:table-cell>
          <table:table-cell office:value-type="float" office:value="54" calcext:value-type="float">
            <text:p>54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float" office:value="3907" calcext:value-type="float">
            <text:p>390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923" calcext:value-type="float">
            <text:p>1001923</text:p>
          </table:table-cell>
          <table:table-cell office:value-type="string" calcext:value-type="string">
            <text:p>UBND Xã Liêu Xá</text:p>
          </table:table-cell>
          <table:table-cell office:value-type="float" office:value="42" calcext:value-type="float">
            <text:p>42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1924" calcext:value-type="float">
            <text:p>1001924</text:p>
          </table:table-cell>
          <table:table-cell office:value-type="string" calcext:value-type="string">
            <text:p>UBND Xã Hoàn Lo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996" calcext:value-type="float">
            <text:p>1001996</text:p>
          </table:table-cell>
          <table:table-cell office:value-type="string" calcext:value-type="string">
            <text:p>UBND Xã Giai Phạ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997" calcext:value-type="float">
            <text:p>1001997</text:p>
          </table:table-cell>
          <table:table-cell office:value-type="string" calcext:value-type="string">
            <text:p>UBND Xã Nghĩa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998" calcext:value-type="float">
            <text:p>1001998</text:p>
          </table:table-cell>
          <table:table-cell office:value-type="string" calcext:value-type="string">
            <text:p>Ubnd Xã Đồng Than</text:p>
          </table:table-cell>
          <table:table-cell office:value-type="float" office:value="28" calcext:value-type="float">
            <text:p>28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2339" calcext:value-type="float">
            <text:p>233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999" calcext:value-type="float">
            <text:p>1001999</text:p>
          </table:table-cell>
          <table:table-cell office:value-type="string" calcext:value-type="string">
            <text:p>UBND Xã Ngọc Long</text:p>
          </table:table-cell>
          <table:table-cell office:value-type="float" office:value="153" calcext:value-type="float">
            <text:p>153</text:p>
          </table:table-cell>
          <table:table-cell office:value-type="float" office:value="315" calcext:value-type="float">
            <text:p>315</text:p>
          </table:table-cell>
          <table:table-cell office:value-type="float" office:value="7" calcext:value-type="float">
            <text:p>7</text:p>
          </table:table-cell>
          <table:table-cell office:value-type="float" office:value="998" calcext:value-type="float">
            <text:p>99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173" calcext:value-type="float">
            <text:p>1002173</text:p>
          </table:table-cell>
          <table:table-cell office:value-type="string" calcext:value-type="string">
            <text:p>Ủy Ban Nhân Dân Xã Tân Thạnh</text:p>
          </table:table-cell>
          <table:table-cell office:value-type="float" office:value="97" calcext:value-type="float">
            <text:p>97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239" calcext:value-type="float">
            <text:p>1002239</text:p>
          </table:table-cell>
          <table:table-cell office:value-type="string" calcext:value-type="string">
            <text:p>UBND Xã Tam Hòa</text:p>
          </table:table-cell>
          <table:table-cell office:value-type="float" office:value="3138" calcext:value-type="float">
            <text:p>3138</text:p>
          </table:table-cell>
          <table:table-cell office:value-type="float" office:value="20149" calcext:value-type="float">
            <text:p>20149</text:p>
          </table:table-cell>
          <table:table-cell office:value-type="float" office:value="16" calcext:value-type="float">
            <text:p>16</text:p>
          </table:table-cell>
          <table:table-cell office:value-type="float" office:value="2765" calcext:value-type="float">
            <text:p>2765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284" calcext:value-type="float">
            <text:p>1002284</text:p>
          </table:table-cell>
          <table:table-cell office:value-type="string" calcext:value-type="string">
            <text:p>UBND Xã Tam Hiệp</text:p>
          </table:table-cell>
          <table:table-cell office:value-type="float" office:value="77" calcext:value-type="float">
            <text:p>77</text:p>
          </table:table-cell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285" calcext:value-type="float">
            <text:p>1002285</text:p>
          </table:table-cell>
          <table:table-cell office:value-type="string" calcext:value-type="string">
            <text:p>UBND Xã Tiên Thọ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288" calcext:value-type="float">
            <text:p>1002288</text:p>
          </table:table-cell>
          <table:table-cell office:value-type="string" calcext:value-type="string">
            <text:p>UBND Xã Tam Xuân II</text:p>
          </table:table-cell>
          <table:table-cell office:value-type="float" office:value="1498" calcext:value-type="float">
            <text:p>1498</text:p>
          </table:table-cell>
          <table:table-cell office:value-type="float" office:value="11764" calcext:value-type="float">
            <text:p>11764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289" calcext:value-type="float">
            <text:p>1002289</text:p>
          </table:table-cell>
          <table:table-cell office:value-type="string" calcext:value-type="string">
            <text:p>UBND Xã Tam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290" calcext:value-type="float">
            <text:p>1002290</text:p>
          </table:table-cell>
          <table:table-cell office:value-type="string" calcext:value-type="string">
            <text:p>UBND Xã Tam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291" calcext:value-type="float">
            <text:p>1002291</text:p>
          </table:table-cell>
          <table:table-cell office:value-type="string" calcext:value-type="string">
            <text:p>UBND Xã Tam Thạnh</text:p>
          </table:table-cell>
          <table:table-cell office:value-type="float" office:value="173" calcext:value-type="float">
            <text:p>173</text:p>
          </table:table-cell>
          <table:table-cell office:value-type="float" office:value="1256" calcext:value-type="float">
            <text:p>1256</text:p>
          </table:table-cell>
          <table:table-cell office:value-type="float" office:value="11" calcext:value-type="float">
            <text:p>11</text:p>
          </table:table-cell>
          <table:table-cell office:value-type="float" office:value="1494" calcext:value-type="float">
            <text:p>149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293" calcext:value-type="float">
            <text:p>1002293</text:p>
          </table:table-cell>
          <table:table-cell office:value-type="string" calcext:value-type="string">
            <text:p>UBND Xã Bình Phú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295" calcext:value-type="float">
            <text:p>1002295</text:p>
          </table:table-cell>
          <table:table-cell office:value-type="string" calcext:value-type="string">
            <text:p>UBND XÃ BÌNH T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297" calcext:value-type="float">
            <text:p>1002297</text:p>
          </table:table-cell>
          <table:table-cell office:value-type="string" calcext:value-type="string">
            <text:p>UBND Xã Bình Minh</text:p>
          </table:table-cell>
          <table:table-cell office:value-type="float" office:value="3369" calcext:value-type="float">
            <text:p>3369</text:p>
          </table:table-cell>
          <table:table-cell office:value-type="float" office:value="11571" calcext:value-type="float">
            <text:p>11571</text:p>
          </table:table-cell>
          <table:table-cell office:value-type="float" office:value="4" calcext:value-type="float">
            <text:p>4</text:p>
          </table:table-cell>
          <table:table-cell office:value-type="float" office:value="5959" calcext:value-type="float">
            <text:p>5959</text:p>
          </table:table-cell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298" calcext:value-type="float">
            <text:p>1002298</text:p>
          </table:table-cell>
          <table:table-cell office:value-type="string" calcext:value-type="string">
            <text:p>UBND Xã Bình Lãnh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299" calcext:value-type="float">
            <text:p>1002299</text:p>
          </table:table-cell>
          <table:table-cell office:value-type="string" calcext:value-type="string">
            <text:p>UBND Xã Bình Trị</text:p>
          </table:table-cell>
          <table:table-cell office:value-type="float" office:value="33" calcext:value-type="float">
            <text:p>33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821" calcext:value-type="float">
            <text:p>18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300" calcext:value-type="float">
            <text:p>1002300</text:p>
          </table:table-cell>
          <table:table-cell office:value-type="string" calcext:value-type="string">
            <text:p>UBND Xã Bình Định Bắc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839" calcext:value-type="float">
            <text:p>18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315" calcext:value-type="float">
            <text:p>1002315</text:p>
          </table:table-cell>
          <table:table-cell office:value-type="string" calcext:value-type="string">
            <text:p>Ủy ban nhân dân xã Cam An Na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318" calcext:value-type="float">
            <text:p>1002318</text:p>
          </table:table-cell>
          <table:table-cell office:value-type="string" calcext:value-type="string">
            <text:p>Ủy ban nhân dân Thị trấn Cam Đứ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319" calcext:value-type="float">
            <text:p>1002319</text:p>
          </table:table-cell>
          <table:table-cell office:value-type="string" calcext:value-type="string">
            <text:p>Ủy ban nhân dân xã Cam Hiệp Na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320" calcext:value-type="float">
            <text:p>1002320</text:p>
          </table:table-cell>
          <table:table-cell office:value-type="string" calcext:value-type="string">
            <text:p>Ủy ban nhân dân xã Cam Thành Bắ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321" calcext:value-type="float">
            <text:p>1002321</text:p>
          </table:table-cell>
          <table:table-cell office:value-type="string" calcext:value-type="string">
            <text:p>Ủy ban nhân dân xã Cam Phước Tâ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322" calcext:value-type="float">
            <text:p>1002322</text:p>
          </table:table-cell>
          <table:table-cell office:value-type="string" calcext:value-type="string">
            <text:p>Ủy ban nhân dân xã Cam An Bắ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324" calcext:value-type="float">
            <text:p>1002324</text:p>
          </table:table-cell>
          <table:table-cell office:value-type="string" calcext:value-type="string">
            <text:p>Ủy ban nhân dân xã Cam Hiệp Bắ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325" calcext:value-type="float">
            <text:p>1002325</text:p>
          </table:table-cell>
          <table:table-cell office:value-type="string" calcext:value-type="string">
            <text:p>Ủy ban nhân dân xã Cam Hải Tâ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343" calcext:value-type="float">
            <text:p>1002343</text:p>
          </table:table-cell>
          <table:table-cell office:value-type="string" calcext:value-type="string">
            <text:p>UBND Xã Bình Quý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347" calcext:value-type="float">
            <text:p>1002347</text:p>
          </table:table-cell>
          <table:table-cell office:value-type="string" calcext:value-type="string">
            <text:p>UBND Xã Tiên An</text:p>
          </table:table-cell>
          <table:table-cell office:value-type="float" office:value="549" calcext:value-type="float">
            <text:p>549</text:p>
          </table:table-cell>
          <table:table-cell office:value-type="float" office:value="4474" calcext:value-type="float">
            <text:p>4474</text:p>
          </table:table-cell>
          <table:table-cell office:value-type="float" office:value="4" calcext:value-type="float">
            <text:p>4</text:p>
          </table:table-cell>
          <table:table-cell office:value-type="float" office:value="515" calcext:value-type="float">
            <text:p>515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372" calcext:value-type="float">
            <text:p>1002372</text:p>
          </table:table-cell>
          <table:table-cell office:value-type="string" calcext:value-type="string">
            <text:p>Ủy Ban Nhân Dân Xã Cam Thành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373" calcext:value-type="float">
            <text:p>1002373</text:p>
          </table:table-cell>
          <table:table-cell office:value-type="string" calcext:value-type="string">
            <text:p>Ủy Ban Nhân Dân Xã Cam Phước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437" calcext:value-type="float">
            <text:p>1002437</text:p>
          </table:table-cell>
          <table:table-cell office:value-type="string" calcext:value-type="string">
            <text:p>UBND Xã Đông Qu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438" calcext:value-type="float">
            <text:p>1002438</text:p>
          </table:table-cell>
          <table:table-cell office:value-type="string" calcext:value-type="string">
            <text:p>UBND Xã Đông 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658" calcext:value-type="float">
            <text:p>1002658</text:p>
          </table:table-cell>
          <table:table-cell office:value-type="string" calcext:value-type="string">
            <text:p>Uỷ Ban Nhân Dân Phường Ghềnh Ráng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686" calcext:value-type="float">
            <text:p>1002686</text:p>
          </table:table-cell>
          <table:table-cell office:value-type="string" calcext:value-type="string">
            <text:p>UBND xã Ya Tăng</text:p>
          </table:table-cell>
          <table:table-cell office:value-type="float" office:value="294" calcext:value-type="float">
            <text:p>294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857" calcext:value-type="float">
            <text:p>1002857</text:p>
          </table:table-cell>
          <table:table-cell office:value-type="string" calcext:value-type="string">
            <text:p>UBND phường Kỳ Bá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2858" calcext:value-type="float">
            <text:p>100285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859" calcext:value-type="float">
            <text:p>1002859</text:p>
          </table:table-cell>
          <table:table-cell office:value-type="string" calcext:value-type="string">
            <text:p>UBND PHƯỜNG PHÚ KHÁNH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2869" calcext:value-type="float">
            <text:p>1002869</text:p>
          </table:table-cell>
          <table:table-cell office:value-type="string" calcext:value-type="string">
            <text:p>UBND Xã Đào Hữu Cảnh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871" calcext:value-type="float">
            <text:p>1002871</text:p>
          </table:table-cell>
          <table:table-cell office:value-type="string" calcext:value-type="string">
            <text:p>UBND Xã Bình Chánh</text:p>
          </table:table-cell>
          <table:table-cell office:value-type="float" office:value="204" calcext:value-type="float">
            <text:p>204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 office:value-type="float" office:value="5438" calcext:value-type="float">
            <text:p>543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935" calcext:value-type="float">
            <text:p>1002935</text:p>
          </table:table-cell>
          <table:table-cell office:value-type="string" calcext:value-type="string">
            <text:p>Ủy Ban Nhân Dân Xã Hướng Tâ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2936" calcext:value-type="float">
            <text:p>1002936</text:p>
          </table:table-cell>
          <table:table-cell office:value-type="string" calcext:value-type="string">
            <text:p>Ủy Ban Nhân Dân Xã Tân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010" calcext:value-type="float">
            <text:p>1003010</text:p>
          </table:table-cell>
          <table:table-cell office:value-type="string" calcext:value-type="string">
            <text:p>UBND phường Bồ Xu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011" calcext:value-type="float">
            <text:p>1003011</text:p>
          </table:table-cell>
          <table:table-cell office:value-type="string" calcext:value-type="string">
            <text:p>UBND phường Đề Thám</text:p>
          </table:table-cell>
          <table:table-cell office:value-type="float" office:value="72" calcext:value-type="float">
            <text:p>72</text:p>
          </table:table-cell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4726" calcext:value-type="float">
            <text:p>4726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3089" calcext:value-type="float">
            <text:p>1003089</text:p>
          </table:table-cell>
          <table:table-cell office:value-type="string" calcext:value-type="string">
            <text:p>UBND xã Trấn D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098" calcext:value-type="float">
            <text:p>1003098</text:p>
          </table:table-cell>
          <table:table-cell office:value-type="string" calcext:value-type="string">
            <text:p>Ủy ban nhân dân xã Nghĩa Lộ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3099" calcext:value-type="float">
            <text:p>1003099</text:p>
          </table:table-cell>
          <table:table-cell office:value-type="string" calcext:value-type="string">
            <text:p>Ủy ban nhân dân xã Đồng Bài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186" calcext:value-type="float">
            <text:p>1003186</text:p>
          </table:table-cell>
          <table:table-cell office:value-type="string" calcext:value-type="string">
            <text:p>Ủy Ban Nhân Dân Thị Trấn Hưng Lợi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3191" calcext:value-type="float">
            <text:p>1003191</text:p>
          </table:table-cell>
          <table:table-cell office:value-type="string" calcext:value-type="string">
            <text:p>Trường Mầm Non Bằng Cố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352" calcext:value-type="float">
            <text:p>1003352</text:p>
          </table:table-cell>
          <table:table-cell office:value-type="string" calcext:value-type="string">
            <text:p>Ủy ban nhân dân thị trấn Cát Bà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353" calcext:value-type="float">
            <text:p>1003353</text:p>
          </table:table-cell>
          <table:table-cell office:value-type="string" calcext:value-type="string">
            <text:p>Ủy ban nhân dân thị trấn Cát Hải</text:p>
          </table:table-cell>
          <table:table-cell office:value-type="float" office:value="70" calcext:value-type="float">
            <text:p>70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432" calcext:value-type="float">
            <text:p>1003432</text:p>
          </table:table-cell>
          <table:table-cell office:value-type="string" calcext:value-type="string">
            <text:p>UBND Xã Hương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529" calcext:value-type="float">
            <text:p>1003529</text:p>
          </table:table-cell>
          <table:table-cell office:value-type="string" calcext:value-type="string">
            <text:p>UBND xã Quỳnh Hoàng</text:p>
          </table:table-cell>
          <table:table-cell office:value-type="float" office:value="68" calcext:value-type="float">
            <text:p>68</text:p>
          </table:table-cell>
          <table:table-cell office:value-type="float" office:value="325" calcext:value-type="float">
            <text:p>325</text:p>
          </table:table-cell>
          <table:table-cell office:value-type="float" office:value="28" calcext:value-type="float">
            <text:p>28</text:p>
          </table:table-cell>
          <table:table-cell office:value-type="float" office:value="991" calcext:value-type="float">
            <text:p>99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3533" calcext:value-type="float">
            <text:p>1003533</text:p>
          </table:table-cell>
          <table:table-cell office:value-type="string" calcext:value-type="string">
            <text:p>UBND xã Quỳnh Hộ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3534" calcext:value-type="float">
            <text:p>1003534</text:p>
          </table:table-cell>
          <table:table-cell office:value-type="string" calcext:value-type="string">
            <text:p>UBND xã Quỳnh Hải</text:p>
          </table:table-cell>
          <table:table-cell office:value-type="float" office:value="20" calcext:value-type="float">
            <text:p>20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3666" calcext:value-type="float">
            <text:p>1003666</text:p>
          </table:table-cell>
          <table:table-cell office:value-type="string" calcext:value-type="string">
            <text:p>UBND Xã Quế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668" calcext:value-type="float">
            <text:p>1003668</text:p>
          </table:table-cell>
          <table:table-cell office:value-type="string" calcext:value-type="string">
            <text:p>UBND Xã Bình Nam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295" calcext:value-type="float">
            <text:p>12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3669" calcext:value-type="float">
            <text:p>1003669</text:p>
          </table:table-cell>
          <table:table-cell office:value-type="string" calcext:value-type="string">
            <text:p>UBND Thị trấn Đông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689" calcext:value-type="float">
            <text:p>1003689</text:p>
          </table:table-cell>
          <table:table-cell office:value-type="string" calcext:value-type="string">
            <text:p>UBND Xã Thiện Kế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740" calcext:value-type="float">
            <text:p>1003740</text:p>
          </table:table-cell>
          <table:table-cell office:value-type="string" calcext:value-type="string">
            <text:p>Ủy Ban Nhân Dân Phường Cam Phúc Bắc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746" calcext:value-type="float">
            <text:p>1003746</text:p>
          </table:table-cell>
          <table:table-cell office:value-type="string" calcext:value-type="string">
            <text:p>Trường Mầm Non Thái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751" calcext:value-type="float">
            <text:p>1003751</text:p>
          </table:table-cell>
          <table:table-cell office:value-type="string" calcext:value-type="string">
            <text:p>Trường Mầm Non Đức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070" calcext:value-type="float">
            <text:p>1004070</text:p>
          </table:table-cell>
          <table:table-cell office:value-type="string" calcext:value-type="string">
            <text:p>UBND xã Quảng Tiế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071" calcext:value-type="float">
            <text:p>1004071</text:p>
          </table:table-cell>
          <table:table-cell office:value-type="string" calcext:value-type="string">
            <text:p>UBND Xã Bình M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072" calcext:value-type="float">
            <text:p>1004072</text:p>
          </table:table-cell>
          <table:table-cell office:value-type="string" calcext:value-type="string">
            <text:p>UBND xã Giang Điề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073" calcext:value-type="float">
            <text:p>1004073</text:p>
          </table:table-cell>
          <table:table-cell office:value-type="string" calcext:value-type="string">
            <text:p>UBND xã Bắc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076" calcext:value-type="float">
            <text:p>1004076</text:p>
          </table:table-cell>
          <table:table-cell office:value-type="string" calcext:value-type="string">
            <text:p>UBND Xã Hưng Thịn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077" calcext:value-type="float">
            <text:p>1004077</text:p>
          </table:table-cell>
          <table:table-cell office:value-type="string" calcext:value-type="string">
            <text:p>UBND xã Đông Hòa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078" calcext:value-type="float">
            <text:p>1004078</text:p>
          </table:table-cell>
          <table:table-cell office:value-type="string" calcext:value-type="string">
            <text:p>UBND xã Tru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079" calcext:value-type="float">
            <text:p>1004079</text:p>
          </table:table-cell>
          <table:table-cell office:value-type="string" calcext:value-type="string">
            <text:p>UBND xã Tây Hòa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127" calcext:value-type="float">
            <text:p>1004127</text:p>
          </table:table-cell>
          <table:table-cell office:value-type="string" calcext:value-type="string">
            <text:p>UBND xã Hố Nai 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137" calcext:value-type="float">
            <text:p>1004137</text:p>
          </table:table-cell>
          <table:table-cell office:value-type="string" calcext:value-type="string">
            <text:p>UBND xã Bản Qu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138" calcext:value-type="float">
            <text:p>1004138</text:p>
          </table:table-cell>
          <table:table-cell office:value-type="string" calcext:value-type="string">
            <text:p>UBND xã Mường H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139" calcext:value-type="float">
            <text:p>1004139</text:p>
          </table:table-cell>
          <table:table-cell office:value-type="string" calcext:value-type="string">
            <text:p>UBND xã Trung Lèng Hồ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140" calcext:value-type="float">
            <text:p>1004140</text:p>
          </table:table-cell>
          <table:table-cell office:value-type="string" calcext:value-type="string">
            <text:p>UBND xã Trịnh Tườ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189" calcext:value-type="float">
            <text:p>1004189</text:p>
          </table:table-cell>
          <table:table-cell office:value-type="string" calcext:value-type="string">
            <text:p>UBND xã Quang Ki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190" calcext:value-type="float">
            <text:p>1004190</text:p>
          </table:table-cell>
          <table:table-cell office:value-type="string" calcext:value-type="string">
            <text:p>UBND xã Phìn Ng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192" calcext:value-type="float">
            <text:p>1004192</text:p>
          </table:table-cell>
          <table:table-cell office:value-type="string" calcext:value-type="string">
            <text:p>UBND xã Toòng S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193" calcext:value-type="float">
            <text:p>1004193</text:p>
          </table:table-cell>
          <table:table-cell office:value-type="string" calcext:value-type="string">
            <text:p>UBND Thị trấn Phố Lu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194" calcext:value-type="float">
            <text:p>1004194</text:p>
          </table:table-cell>
          <table:table-cell office:value-type="string" calcext:value-type="string">
            <text:p>UBND XÃ MƯỜNG V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195" calcext:value-type="float">
            <text:p>1004195</text:p>
          </table:table-cell>
          <table:table-cell office:value-type="string" calcext:value-type="string">
            <text:p>UBND xã Bản Xè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196" calcext:value-type="float">
            <text:p>1004196</text:p>
          </table:table-cell>
          <table:table-cell office:value-type="string" calcext:value-type="string">
            <text:p>UBND xã <text:s/>Pa Che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197" calcext:value-type="float">
            <text:p>1004197</text:p>
          </table:table-cell>
          <table:table-cell office:value-type="string" calcext:value-type="string">
            <text:p>UBND xã Nậm P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200" calcext:value-type="float">
            <text:p>1004200</text:p>
          </table:table-cell>
          <table:table-cell office:value-type="string" calcext:value-type="string">
            <text:p>UBND xã Dền Sá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201" calcext:value-type="float">
            <text:p>1004201</text:p>
          </table:table-cell>
          <table:table-cell office:value-type="string" calcext:value-type="string">
            <text:p>UBND xã Dền Thà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202" calcext:value-type="float">
            <text:p>1004202</text:p>
          </table:table-cell>
          <table:table-cell office:value-type="string" calcext:value-type="string">
            <text:p>UBND xã Sàng Ma Sá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203" calcext:value-type="float">
            <text:p>1004203</text:p>
          </table:table-cell>
          <table:table-cell office:value-type="string" calcext:value-type="string">
            <text:p>UBND xã Bản Vượ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253" calcext:value-type="float">
            <text:p>1004253</text:p>
          </table:table-cell>
          <table:table-cell office:value-type="string" calcext:value-type="string">
            <text:p>UBND Xã Y Tý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254" calcext:value-type="float">
            <text:p>1004254</text:p>
          </table:table-cell>
          <table:table-cell office:value-type="string" calcext:value-type="string">
            <text:p>UBND xã Cốc Mỳ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471" calcext:value-type="float">
            <text:p>1004471</text:p>
          </table:table-cell>
          <table:table-cell office:value-type="string" calcext:value-type="string">
            <text:p>UBND xã An Khê</text:p>
          </table:table-cell>
          <table:table-cell office:value-type="float" office:value="155" calcext:value-type="float">
            <text:p>155</text:p>
          </table:table-cell>
          <table:table-cell office:value-type="float" office:value="1141" calcext:value-type="float">
            <text:p>1141</text:p>
          </table:table-cell>
          <table:table-cell office:value-type="float" office:value="13" calcext:value-type="float">
            <text:p>13</text:p>
          </table:table-cell>
          <table:table-cell office:value-type="float" office:value="1871" calcext:value-type="float">
            <text:p>187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4472" calcext:value-type="float">
            <text:p>1004472</text:p>
          </table:table-cell>
          <table:table-cell office:value-type="string" calcext:value-type="string">
            <text:p>UBND xã An Thái</text:p>
          </table:table-cell>
          <table:table-cell office:value-type="float" office:value="56" calcext:value-type="float">
            <text:p>56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526" calcext:value-type="float">
            <text:p>152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4473" calcext:value-type="float">
            <text:p>1004473</text:p>
          </table:table-cell>
          <table:table-cell office:value-type="string" calcext:value-type="string">
            <text:p>UBND xã An Cầu</text:p>
          </table:table-cell>
          <table:table-cell office:value-type="float" office:value="92" calcext:value-type="float">
            <text:p>92</text:p>
          </table:table-cell>
          <table:table-cell office:value-type="float" office:value="292" calcext:value-type="float">
            <text:p>292</text:p>
          </table:table-cell>
          <table:table-cell office:value-type="float" office:value="25" calcext:value-type="float">
            <text:p>25</text:p>
          </table:table-cell>
          <table:table-cell office:value-type="float" office:value="1610" calcext:value-type="float">
            <text:p>161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4474" calcext:value-type="float">
            <text:p>1004474</text:p>
          </table:table-cell>
          <table:table-cell office:value-type="string" calcext:value-type="string">
            <text:p>UBND xã Quỳnh Minh</text:p>
          </table:table-cell>
          <table:table-cell office:value-type="float" office:value="313" calcext:value-type="float">
            <text:p>313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475" calcext:value-type="float">
            <text:p>1004475</text:p>
          </table:table-cell>
          <table:table-cell office:value-type="string" calcext:value-type="string">
            <text:p>UBND xã An Ấp</text:p>
          </table:table-cell>
          <table:table-cell office:value-type="float" office:value="167" calcext:value-type="float">
            <text:p>167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4925" calcext:value-type="float">
            <text:p>4925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4476" calcext:value-type="float">
            <text:p>1004476</text:p>
          </table:table-cell>
          <table:table-cell office:value-type="string" calcext:value-type="string">
            <text:p>UBND xã Quỳnh Khê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4477" calcext:value-type="float">
            <text:p>1004477</text:p>
          </table:table-cell>
          <table:table-cell office:value-type="string" calcext:value-type="string">
            <text:p>UBND xã Quỳnh Ngọc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480" calcext:value-type="float">
            <text:p>1004480</text:p>
          </table:table-cell>
          <table:table-cell office:value-type="string" calcext:value-type="string">
            <text:p>UBND xã An Đồng</text:p>
          </table:table-cell>
          <table:table-cell office:value-type="float" office:value="78" calcext:value-type="float">
            <text:p>78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4481" calcext:value-type="float">
            <text:p>1004481</text:p>
          </table:table-cell>
          <table:table-cell office:value-type="string" calcext:value-type="string">
            <text:p>UBND xã Vũ Chính</text:p>
          </table:table-cell>
          <table:table-cell office:value-type="float" office:value="3" calcext:value-type="float">
            <text:p>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482" calcext:value-type="float">
            <text:p>1004482</text:p>
          </table:table-cell>
          <table:table-cell office:value-type="string" calcext:value-type="string">
            <text:p>UBND xã Vũ Phúc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483" calcext:value-type="float">
            <text:p>1004483</text:p>
          </table:table-cell>
          <table:table-cell office:value-type="string" calcext:value-type="string">
            <text:p>UBND Thị trấn Quỳnh Côi</text:p>
          </table:table-cell>
          <table:table-cell office:value-type="float" office:value="3" calcext:value-type="float">
            <text:p>3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562" calcext:value-type="float">
            <text:p>256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484" calcext:value-type="float">
            <text:p>1004484</text:p>
          </table:table-cell>
          <table:table-cell office:value-type="string" calcext:value-type="string">
            <text:p>UBND xã Quỳnh Lâm</text:p>
          </table:table-cell>
          <table:table-cell office:value-type="float" office:value="14" calcext:value-type="float">
            <text:p>14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875" calcext:value-type="float">
            <text:p>1004875</text:p>
          </table:table-cell>
          <table:table-cell office:value-type="string" calcext:value-type="string">
            <text:p>UBND xã Thị Hoa</text:p>
          </table:table-cell>
          <table:table-cell office:value-type="float" office:value="53" calcext:value-type="float">
            <text:p>53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876" calcext:value-type="float">
            <text:p>1004876</text:p>
          </table:table-cell>
          <table:table-cell office:value-type="string" calcext:value-type="string">
            <text:p>UBND xã Lê La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500" calcext:value-type="float">
            <text:p>1005500</text:p>
          </table:table-cell>
          <table:table-cell office:value-type="string" calcext:value-type="string">
            <text:p>Ủy Ban Nhân Dân Phường Cam Phúc Nam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501" calcext:value-type="float">
            <text:p>1005501</text:p>
          </table:table-cell>
          <table:table-cell office:value-type="string" calcext:value-type="string">
            <text:p>Ủy Ban Nhân Dân Phường Cam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502" calcext:value-type="float">
            <text:p>1005502</text:p>
          </table:table-cell>
          <table:table-cell office:value-type="string" calcext:value-type="string">
            <text:p>Ủy Ban Nhân Dân Phường Cam Lộc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645" calcext:value-type="float">
            <text:p>1005645</text:p>
          </table:table-cell>
          <table:table-cell office:value-type="string" calcext:value-type="string">
            <text:p>Ủy Ban Nhân Dân Phường Cam Nghĩa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738" calcext:value-type="float">
            <text:p>1005738</text:p>
          </table:table-cell>
          <table:table-cell office:value-type="string" calcext:value-type="string">
            <text:p>Ủy Ban Nhân Dân Xã Vĩnh Phước 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744" calcext:value-type="float">
            <text:p>1005744</text:p>
          </table:table-cell>
          <table:table-cell office:value-type="string" calcext:value-type="string">
            <text:p>UBND Xã Thạch Xá</text:p>
          </table:table-cell>
          <table:table-cell office:value-type="float" office:value="30" calcext:value-type="float">
            <text:p>3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1798" calcext:value-type="float">
            <text:p>179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5745" calcext:value-type="float">
            <text:p>1005745</text:p>
          </table:table-cell>
          <table:table-cell office:value-type="string" calcext:value-type="string">
            <text:p>UBND xã Thạch Hòa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5747" calcext:value-type="float">
            <text:p>1005747</text:p>
          </table:table-cell>
          <table:table-cell office:value-type="string" calcext:value-type="string">
            <text:p>UBND Xã Đại Đồng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5748" calcext:value-type="float">
            <text:p>1005748</text:p>
          </table:table-cell>
          <table:table-cell office:value-type="string" calcext:value-type="string">
            <text:p>UBND Xã Cẩm Yên</text:p>
          </table:table-cell>
          <table:table-cell office:value-type="float" office:value="169" calcext:value-type="float">
            <text:p>169</text:p>
          </table:table-cell>
          <table:table-cell office:value-type="float" office:value="1142" calcext:value-type="float">
            <text:p>1142</text:p>
          </table:table-cell>
          <table:table-cell office:value-type="float" office:value="6" calcext:value-type="float">
            <text:p>6</text:p>
          </table:table-cell>
          <table:table-cell office:value-type="float" office:value="1331" calcext:value-type="float">
            <text:p>1331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749" calcext:value-type="float">
            <text:p>1005749</text:p>
          </table:table-cell>
          <table:table-cell office:value-type="string" calcext:value-type="string">
            <text:p>UBND Xã Lại Thượng</text:p>
          </table:table-cell>
          <table:table-cell office:value-type="float" office:value="397" calcext:value-type="float">
            <text:p>397</text:p>
          </table:table-cell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752" calcext:value-type="float">
            <text:p>1005752</text:p>
          </table:table-cell>
          <table:table-cell office:value-type="string" calcext:value-type="string">
            <text:p>UBND Xã Bình Phú</text:p>
          </table:table-cell>
          <table:table-cell office:value-type="float" office:value="130" calcext:value-type="float">
            <text:p>130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4817" calcext:value-type="float">
            <text:p>481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753" calcext:value-type="float">
            <text:p>1005753</text:p>
          </table:table-cell>
          <table:table-cell office:value-type="string" calcext:value-type="string">
            <text:p>UBND Xã Hạ B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754" calcext:value-type="float">
            <text:p>1005754</text:p>
          </table:table-cell>
          <table:table-cell office:value-type="string" calcext:value-type="string">
            <text:p>UBND Xã Đồng Trúc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807" calcext:value-type="float">
            <text:p>1005807</text:p>
          </table:table-cell>
          <table:table-cell office:value-type="string" calcext:value-type="string">
            <text:p>UBND Xã Thanh Bì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808" calcext:value-type="float">
            <text:p>1005808</text:p>
          </table:table-cell>
          <table:table-cell office:value-type="string" calcext:value-type="string">
            <text:p>UBND xã Trung Hoà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842" calcext:value-type="float">
            <text:p>1005842</text:p>
          </table:table-cell>
          <table:table-cell office:value-type="string" calcext:value-type="string">
            <text:p>Ủy Ban Nhân Dân Xã Tây Yên 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899" calcext:value-type="float">
            <text:p>1005899</text:p>
          </table:table-cell>
          <table:table-cell office:value-type="string" calcext:value-type="string">
            <text:p>UBND xã Dị Nậ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900" calcext:value-type="float">
            <text:p>1005900</text:p>
          </table:table-cell>
          <table:table-cell office:value-type="string" calcext:value-type="string">
            <text:p>UBND Xã Bình Yên</text:p>
          </table:table-cell>
          <table:table-cell office:value-type="float" office:value="107" calcext:value-type="float">
            <text:p>107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5901" calcext:value-type="float">
            <text:p>1005901</text:p>
          </table:table-cell>
          <table:table-cell office:value-type="string" calcext:value-type="string">
            <text:p>UBND Xã Kim Quan</text:p>
          </table:table-cell>
          <table:table-cell office:value-type="float" office:value="161" calcext:value-type="float">
            <text:p>161</text:p>
          </table:table-cell>
          <table:table-cell office:value-type="float" office:value="1531" calcext:value-type="float">
            <text:p>153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02" calcext:value-type="float">
            <text:p>1005902</text:p>
          </table:table-cell>
          <table:table-cell office:value-type="string" calcext:value-type="string">
            <text:p>UBND Xã Chàng Sơn</text:p>
          </table:table-cell>
          <table:table-cell office:value-type="float" office:value="85" calcext:value-type="float">
            <text:p>85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04" calcext:value-type="float">
            <text:p>1005904</text:p>
          </table:table-cell>
          <table:table-cell office:value-type="string" calcext:value-type="string">
            <text:p>UBND thị trấn Liên Quan</text:p>
          </table:table-cell>
          <table:table-cell office:value-type="float" office:value="58" calcext:value-type="float">
            <text:p>58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51" calcext:value-type="float">
            <text:p>1005951</text:p>
          </table:table-cell>
          <table:table-cell office:value-type="string" calcext:value-type="string">
            <text:p>UBND Xã Thượng Vự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52" calcext:value-type="float">
            <text:p>1005952</text:p>
          </table:table-cell>
          <table:table-cell office:value-type="string" calcext:value-type="string">
            <text:p>UBND Xã Trần Phú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53" calcext:value-type="float">
            <text:p>1005953</text:p>
          </table:table-cell>
          <table:table-cell office:value-type="string" calcext:value-type="string">
            <text:p>UBND Xã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5954" calcext:value-type="float">
            <text:p>1005954</text:p>
          </table:table-cell>
          <table:table-cell office:value-type="string" calcext:value-type="string">
            <text:p>UBND Xã Đồng Phú</text:p>
          </table:table-cell>
          <table:table-cell office:value-type="float" office:value="146" calcext:value-type="float">
            <text:p>146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55" calcext:value-type="float">
            <text:p>1005955</text:p>
          </table:table-cell>
          <table:table-cell office:value-type="string" calcext:value-type="string">
            <text:p>UBND Xã Văn Võ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56" calcext:value-type="float">
            <text:p>1005956</text:p>
          </table:table-cell>
          <table:table-cell office:value-type="string" calcext:value-type="string">
            <text:p>UBND Xã Tốt Độ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957" calcext:value-type="float">
            <text:p>1005957</text:p>
          </table:table-cell>
          <table:table-cell office:value-type="string" calcext:value-type="string">
            <text:p>UBND Xã Hợp Đồng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58" calcext:value-type="float">
            <text:p>1005958</text:p>
          </table:table-cell>
          <table:table-cell office:value-type="string" calcext:value-type="string">
            <text:p>UBND Thị trấn Chúc Sơ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59" calcext:value-type="float">
            <text:p>1005959</text:p>
          </table:table-cell>
          <table:table-cell office:value-type="string" calcext:value-type="string">
            <text:p>UBND Thị trấn Xuân M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60" calcext:value-type="float">
            <text:p>1005960</text:p>
          </table:table-cell>
          <table:table-cell office:value-type="string" calcext:value-type="string">
            <text:p>UBND Xã Mỹ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61" calcext:value-type="float">
            <text:p>1005961</text:p>
          </table:table-cell>
          <table:table-cell office:value-type="string" calcext:value-type="string">
            <text:p>UBND Xã Thụy 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62" calcext:value-type="float">
            <text:p>1005962</text:p>
          </table:table-cell>
          <table:table-cell office:value-type="string" calcext:value-type="string">
            <text:p>UBND Xã Đại Yên</text:p>
          </table:table-cell>
          <table:table-cell office:value-type="float" office:value="444" calcext:value-type="float">
            <text:p>444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5963" calcext:value-type="float">
            <text:p>1005963</text:p>
          </table:table-cell>
          <table:table-cell office:value-type="string" calcext:value-type="string">
            <text:p>UBND Xã Tân Tiến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64" calcext:value-type="float">
            <text:p>1005964</text:p>
          </table:table-cell>
          <table:table-cell office:value-type="string" calcext:value-type="string">
            <text:p>UBND Xã Nam Phương Tiến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965" calcext:value-type="float">
            <text:p>1005965</text:p>
          </table:table-cell>
          <table:table-cell office:value-type="string" calcext:value-type="string">
            <text:p>UBND Xã Lam Điề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5966" calcext:value-type="float">
            <text:p>1005966</text:p>
          </table:table-cell>
          <table:table-cell office:value-type="string" calcext:value-type="string">
            <text:p>UBND Xã Tiên P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010" calcext:value-type="float">
            <text:p>1006010</text:p>
          </table:table-cell>
          <table:table-cell office:value-type="string" calcext:value-type="string">
            <text:p>UBND Xã Ngọc Hò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011" calcext:value-type="float">
            <text:p>1006011</text:p>
          </table:table-cell>
          <table:table-cell office:value-type="string" calcext:value-type="string">
            <text:p>UBND Xã Trường Yê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014" calcext:value-type="float">
            <text:p>1006014</text:p>
          </table:table-cell>
          <table:table-cell office:value-type="string" calcext:value-type="string">
            <text:p>UBND Xã Phụng Châ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015" calcext:value-type="float">
            <text:p>1006015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016" calcext:value-type="float">
            <text:p>1006016</text:p>
          </table:table-cell>
          <table:table-cell office:value-type="string" calcext:value-type="string">
            <text:p>UBND Xã Đông Phương Yên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017" calcext:value-type="float">
            <text:p>1006017</text:p>
          </table:table-cell>
          <table:table-cell office:value-type="string" calcext:value-type="string">
            <text:p>UBND Xã Phú Nghĩ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057" calcext:value-type="float">
            <text:p>1006057</text:p>
          </table:table-cell>
          <table:table-cell office:value-type="string" calcext:value-type="string">
            <text:p>UBND Xã Hữu Bằng</text:p>
          </table:table-cell>
          <table:table-cell office:value-type="float" office:value="360" calcext:value-type="float">
            <text:p>360</text:p>
          </table:table-cell>
          <table:table-cell office:value-type="float" office:value="2485" calcext:value-type="float">
            <text:p>2485</text:p>
          </table:table-cell>
          <table:table-cell office:value-type="float" office:value="3" calcext:value-type="float">
            <text:p>3</text:p>
          </table:table-cell>
          <table:table-cell office:value-type="float" office:value="2645" calcext:value-type="float">
            <text:p>2645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058" calcext:value-type="float">
            <text:p>1006058</text:p>
          </table:table-cell>
          <table:table-cell office:value-type="string" calcext:value-type="string">
            <text:p>UBND Xã Phùng Xá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3134" calcext:value-type="float">
            <text:p>3134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6059" calcext:value-type="float">
            <text:p>1006059</text:p>
          </table:table-cell>
          <table:table-cell office:value-type="string" calcext:value-type="string">
            <text:p>UBND Xã Tân Xã</text:p>
          </table:table-cell>
          <table:table-cell office:value-type="float" office:value="217" calcext:value-type="float">
            <text:p>217</text:p>
          </table:table-cell>
          <table:table-cell office:value-type="float" office:value="1574" calcext:value-type="float">
            <text:p>1574</text:p>
          </table:table-cell>
          <table:table-cell office:value-type="float" office:value="1" calcext:value-type="float">
            <text:p>1</text:p>
          </table:table-cell>
          <table:table-cell office:value-type="float" office:value="2758" calcext:value-type="float">
            <text:p>275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112" calcext:value-type="float">
            <text:p>1006112</text:p>
          </table:table-cell>
          <table:table-cell office:value-type="string" calcext:value-type="string">
            <text:p>UBND Xã Mường H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121" calcext:value-type="float">
            <text:p>1006121</text:p>
          </table:table-cell>
          <table:table-cell office:value-type="string" calcext:value-type="string">
            <text:p>UBND Phường Cẩm 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36" calcext:value-type="float">
            <text:p>18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124" calcext:value-type="float">
            <text:p>1006124</text:p>
          </table:table-cell>
          <table:table-cell office:value-type="string" calcext:value-type="string">
            <text:p>UBND XÃ CẨM THANH</text:p>
          </table:table-cell>
          <table:table-cell office:value-type="float" office:value="1224" calcext:value-type="float">
            <text:p>1224</text:p>
          </table:table-cell>
          <table:table-cell office:value-type="float" office:value="8316" calcext:value-type="float">
            <text:p>8316</text:p>
          </table:table-cell>
          <table:table-cell office:value-type="float" office:value="2" calcext:value-type="float">
            <text:p>2</text:p>
          </table:table-cell>
          <table:table-cell office:value-type="float" office:value="4973" calcext:value-type="float">
            <text:p>4973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6125" calcext:value-type="float">
            <text:p>1006125</text:p>
          </table:table-cell>
          <table:table-cell office:value-type="string" calcext:value-type="string">
            <text:p>UBND Phường Phước Hòa</text:p>
          </table:table-cell>
          <table:table-cell office:value-type="float" office:value="273" calcext:value-type="float">
            <text:p>273</text:p>
          </table:table-cell>
          <table:table-cell office:value-type="float" office:value="3488" calcext:value-type="float">
            <text:p>3488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126" calcext:value-type="float">
            <text:p>1006126</text:p>
          </table:table-cell>
          <table:table-cell office:value-type="string" calcext:value-type="string">
            <text:p>UBND Phường An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127" calcext:value-type="float">
            <text:p>1006127</text:p>
          </table:table-cell>
          <table:table-cell office:value-type="string" calcext:value-type="string">
            <text:p>UBND Phường Hòa Hương</text:p>
          </table:table-cell>
          <table:table-cell office:value-type="float" office:value="8" calcext:value-type="float">
            <text:p>8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153" calcext:value-type="float">
            <text:p>1006153</text:p>
          </table:table-cell>
          <table:table-cell office:value-type="string" calcext:value-type="string">
            <text:p>UBND Xã Tam Th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154" calcext:value-type="float">
            <text:p>1006154</text:p>
          </table:table-cell>
          <table:table-cell office:value-type="string" calcext:value-type="string">
            <text:p>UBND Xã Tam Th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158" calcext:value-type="float">
            <text:p>1006158</text:p>
          </table:table-cell>
          <table:table-cell office:value-type="string" calcext:value-type="string">
            <text:p>UBND Phường Cẩm Phô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62" calcext:value-type="float">
            <text:p>34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160" calcext:value-type="float">
            <text:p>1006160</text:p>
          </table:table-cell>
          <table:table-cell office:value-type="string" calcext:value-type="string">
            <text:p>UBND Xã Cẩm Hà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164" calcext:value-type="float">
            <text:p>1006164</text:p>
          </table:table-cell>
          <table:table-cell office:value-type="string" calcext:value-type="string">
            <text:p>UBND Xã Tam Ngọ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165" calcext:value-type="float">
            <text:p>1006165</text:p>
          </table:table-cell>
          <table:table-cell office:value-type="string" calcext:value-type="string">
            <text:p>UBND Xã Tam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224" calcext:value-type="float">
            <text:p>1006224</text:p>
          </table:table-cell>
          <table:table-cell office:value-type="string" calcext:value-type="string">
            <text:p>UBND Phường Trường Xuân</text:p>
          </table:table-cell>
          <table:table-cell office:value-type="float" office:value="1945" calcext:value-type="float">
            <text:p>1945</text:p>
          </table:table-cell>
          <table:table-cell office:value-type="float" office:value="10273" calcext:value-type="float">
            <text:p>10273</text:p>
          </table:table-cell>
          <table:table-cell office:value-type="float" office:value="10" calcext:value-type="float">
            <text:p>10</text:p>
          </table:table-cell>
          <table:table-cell office:value-type="float" office:value="8146" calcext:value-type="float">
            <text:p>8146</text:p>
          </table:table-cell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226" calcext:value-type="float">
            <text:p>1006226</text:p>
          </table:table-cell>
          <table:table-cell office:value-type="string" calcext:value-type="string">
            <text:p>UBND Phường An Xuân</text:p>
          </table:table-cell>
          <table:table-cell office:value-type="float" office:value="1039" calcext:value-type="float">
            <text:p>1039</text:p>
          </table:table-cell>
          <table:table-cell office:value-type="float" office:value="9095" calcext:value-type="float">
            <text:p>9095</text:p>
          </table:table-cell>
          <table:table-cell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272" calcext:value-type="float">
            <text:p>1006272</text:p>
          </table:table-cell>
          <table:table-cell office:value-type="string" calcext:value-type="string">
            <text:p>UBND xã Như Cố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652" calcext:value-type="float">
            <text:p>3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277" calcext:value-type="float">
            <text:p>1006277</text:p>
          </table:table-cell>
          <table:table-cell office:value-type="string" calcext:value-type="string">
            <text:p>UBND thị trấn Vĩnh Bả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284" calcext:value-type="float">
            <text:p>1006284</text:p>
          </table:table-cell>
          <table:table-cell office:value-type="string" calcext:value-type="string">
            <text:p>UBND xã Dũng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285" calcext:value-type="float">
            <text:p>1006285</text:p>
          </table:table-cell>
          <table:table-cell office:value-type="string" calcext:value-type="string">
            <text:p>UBND xã Giang B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473" calcext:value-type="float">
            <text:p>1006473</text:p>
          </table:table-cell>
          <table:table-cell office:value-type="string" calcext:value-type="string">
            <text:p>Ủy Ban Nhân Dân Thị Trấn Thứ B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474" calcext:value-type="float">
            <text:p>1006474</text:p>
          </table:table-cell>
          <table:table-cell office:value-type="string" calcext:value-type="string">
            <text:p>Ủy Ban Nhân Dân Xã Tây 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476" calcext:value-type="float">
            <text:p>1006476</text:p>
          </table:table-cell>
          <table:table-cell office:value-type="string" calcext:value-type="string">
            <text:p>Ủy Ban Nhân Dân Xã Thới Quản</text:p>
          </table:table-cell>
          <table:table-cell office:value-type="float" office:value="40" calcext:value-type="float">
            <text:p>40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483" calcext:value-type="float">
            <text:p>1006483</text:p>
          </table:table-cell>
          <table:table-cell office:value-type="string" calcext:value-type="string">
            <text:p>Ủy Ban Nhân Dân Xã Vĩnh Hòa Hưng Bắc</text:p>
          </table:table-cell>
          <table:table-cell office:value-type="float" office:value="386" calcext:value-type="float">
            <text:p>386</text:p>
          </table:table-cell>
          <table:table-cell office:value-type="float" office:value="1438" calcext:value-type="float">
            <text:p>1438</text:p>
          </table:table-cell>
          <table:table-cell office:value-type="float" office:value="13" calcext:value-type="float">
            <text:p>13</text:p>
          </table:table-cell>
          <table:table-cell office:value-type="float" office:value="1703" calcext:value-type="float">
            <text:p>1703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485" calcext:value-type="float">
            <text:p>1006485</text:p>
          </table:table-cell>
          <table:table-cell office:value-type="string" calcext:value-type="string">
            <text:p>UBND Xã Hương Ngải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486" calcext:value-type="float">
            <text:p>1006486</text:p>
          </table:table-cell>
          <table:table-cell office:value-type="string" calcext:value-type="string">
            <text:p>UBND Xã Canh Nậu</text:p>
          </table:table-cell>
          <table:table-cell office:value-type="float" office:value="90" calcext:value-type="float">
            <text:p>9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493" calcext:value-type="float">
            <text:p>1006493</text:p>
          </table:table-cell>
          <table:table-cell office:value-type="string" calcext:value-type="string">
            <text:p>UBND Xã Liên H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540" calcext:value-type="float">
            <text:p>1006540</text:p>
          </table:table-cell>
          <table:table-cell office:value-type="string" calcext:value-type="string">
            <text:p>Ủy Ban Nhân Dân Xã Ninh Hò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312" calcext:value-type="float">
            <text:p>7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545" calcext:value-type="float">
            <text:p>1006545</text:p>
          </table:table-cell>
          <table:table-cell office:value-type="string" calcext:value-type="string">
            <text:p>Ủy Ban Nhân Dân Xã Ninh Quớ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579" calcext:value-type="float">
            <text:p>1006579</text:p>
          </table:table-cell>
          <table:table-cell office:value-type="string" calcext:value-type="string">
            <text:p>Ủy Ban Nhân Dân Xã Minh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626" calcext:value-type="float">
            <text:p>1006626</text:p>
          </table:table-cell>
          <table:table-cell office:value-type="string" calcext:value-type="string">
            <text:p>UBND Xã Thượng Mỗ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715" calcext:value-type="float">
            <text:p>1006715</text:p>
          </table:table-cell>
          <table:table-cell office:value-type="string" calcext:value-type="string">
            <text:p>Ủy Ban Nhân Dân Xã Vĩnh Phước 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718" calcext:value-type="float">
            <text:p>1006718</text:p>
          </table:table-cell>
          <table:table-cell office:value-type="string" calcext:value-type="string">
            <text:p>Ủy Ban Nhân Dân Thị trấn Minh L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719" calcext:value-type="float">
            <text:p>1006719</text:p>
          </table:table-cell>
          <table:table-cell office:value-type="string" calcext:value-type="string">
            <text:p>Ủy Ban Nhân Dân Xã Mong Thọ 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720" calcext:value-type="float">
            <text:p>1006720</text:p>
          </table:table-cell>
          <table:table-cell office:value-type="string" calcext:value-type="string">
            <text:p>Ủy Ban Nhân Dân Xã Mong Thọ 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721" calcext:value-type="float">
            <text:p>1006721</text:p>
          </table:table-cell>
          <table:table-cell office:value-type="string" calcext:value-type="string">
            <text:p>Ủy Ban Nhân Dân Xã Giục Tượ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722" calcext:value-type="float">
            <text:p>1006722</text:p>
          </table:table-cell>
          <table:table-cell office:value-type="string" calcext:value-type="string">
            <text:p>Ủy Ban Nhân Dân Xã Vĩnh Hòa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725" calcext:value-type="float">
            <text:p>1006725</text:p>
          </table:table-cell>
          <table:table-cell office:value-type="string" calcext:value-type="string">
            <text:p>Ủy Ban Nhân Dân Xã Hòa An</text:p>
          </table:table-cell>
          <table:table-cell office:value-type="float" office:value="149" calcext:value-type="float">
            <text:p>149</text:p>
          </table:table-cell>
          <table:table-cell office:value-type="float" office:value="2056" calcext:value-type="float">
            <text:p>2056</text:p>
          </table:table-cell>
          <table:table-cell office:value-type="float" office:value="4" calcext:value-type="float">
            <text:p>4</text:p>
          </table:table-cell>
          <table:table-cell office:value-type="float" office:value="3847" calcext:value-type="float">
            <text:p>3847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6729" calcext:value-type="float">
            <text:p>1006729</text:p>
          </table:table-cell>
          <table:table-cell office:value-type="string" calcext:value-type="string">
            <text:p>UBND xã Ba Vì 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730" calcext:value-type="float">
            <text:p>1006730</text:p>
          </table:table-cell>
          <table:table-cell office:value-type="string" calcext:value-type="string">
            <text:p>UBND xã Khánh Thượng</text:p>
          </table:table-cell>
          <table:table-cell office:value-type="float" office:value="42" calcext:value-type="float">
            <text:p>42</text:p>
          </table:table-cell>
          <table:table-cell office:value-type="float" office:value="549" calcext:value-type="float">
            <text:p>549</text:p>
          </table:table-cell>
          <table:table-cell office:value-type="float" office:value="8" calcext:value-type="float">
            <text:p>8</text:p>
          </table:table-cell>
          <table:table-cell office:value-type="float" office:value="1209" calcext:value-type="float">
            <text:p>1209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6765" calcext:value-type="float">
            <text:p>1006765</text:p>
          </table:table-cell>
          <table:table-cell office:value-type="string" calcext:value-type="string">
            <text:p>UBND Xã Hùng Tiế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771" calcext:value-type="float">
            <text:p>1006771</text:p>
          </table:table-cell>
          <table:table-cell office:value-type="string" calcext:value-type="string">
            <text:p>Ủy Ban Nhân Dân Xã Ninh Quới A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775" calcext:value-type="float">
            <text:p>1006775</text:p>
          </table:table-cell>
          <table:table-cell office:value-type="string" calcext:value-type="string">
            <text:p>Ủy Ban Nhân Dân Xã Vĩnh Th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776" calcext:value-type="float">
            <text:p>1006776</text:p>
          </table:table-cell>
          <table:table-cell office:value-type="string" calcext:value-type="string">
            <text:p>Ủy Ban Nhân Dân Xã Phong Thạnh Tây 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777" calcext:value-type="float">
            <text:p>1006777</text:p>
          </table:table-cell>
          <table:table-cell office:value-type="string" calcext:value-type="string">
            <text:p>Ủy Ban Nhân Dân Thị trấn Ngan Dừ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6780" calcext:value-type="float">
            <text:p>1006780</text:p>
          </table:table-cell>
          <table:table-cell office:value-type="string" calcext:value-type="string">
            <text:p>Ủy Ban Nhân Dân Xã Lộc Nin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803" calcext:value-type="float">
            <text:p>1006803</text:p>
          </table:table-cell>
          <table:table-cell office:value-type="string" calcext:value-type="string">
            <text:p>UBND Thị trấn Phong Hả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04" calcext:value-type="float">
            <text:p>1006804</text:p>
          </table:table-cell>
          <table:table-cell office:value-type="string" calcext:value-type="string">
            <text:p>UBND Thị trấn Tằng Loỏng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05" calcext:value-type="float">
            <text:p>1006805</text:p>
          </table:table-cell>
          <table:table-cell office:value-type="string" calcext:value-type="string">
            <text:p>UBND Xã Bản Phiệt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11" calcext:value-type="float">
            <text:p>1006811</text:p>
          </table:table-cell>
          <table:table-cell office:value-type="string" calcext:value-type="string">
            <text:p>UBND Xã Xuân Giao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12" calcext:value-type="float">
            <text:p>1006812</text:p>
          </table:table-cell>
          <table:table-cell office:value-type="string" calcext:value-type="string">
            <text:p>UBND Xã Sơn Hà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13" calcext:value-type="float">
            <text:p>1006813</text:p>
          </table:table-cell>
          <table:table-cell office:value-type="string" calcext:value-type="string">
            <text:p>UBND Xã Trì Quang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16" calcext:value-type="float">
            <text:p>1006816</text:p>
          </table:table-cell>
          <table:table-cell office:value-type="string" calcext:value-type="string">
            <text:p>UBND Xã Bản Cầ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27" calcext:value-type="float">
            <text:p>1006827</text:p>
          </table:table-cell>
          <table:table-cell office:value-type="string" calcext:value-type="string">
            <text:p>UBND Xã Ea W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28" calcext:value-type="float">
            <text:p>1006828</text:p>
          </table:table-cell>
          <table:table-cell office:value-type="string" calcext:value-type="string">
            <text:p>UBND Xã Cuôr Knia</text:p>
          </table:table-cell>
          <table:table-cell office:value-type="float" office:value="246" calcext:value-type="float">
            <text:p>246</text:p>
          </table:table-cell>
          <table:table-cell office:value-type="float" office:value="3437" calcext:value-type="float">
            <text:p>3437</text:p>
          </table:table-cell>
          <table:table-cell office:value-type="float" office:value="0" calcext:value-type="float">
            <text:p>0</text:p>
          </table:table-cell>
          <table:table-cell office:value-type="float" office:value="2915" calcext:value-type="float">
            <text:p>291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6830" calcext:value-type="float">
            <text:p>1006830</text:p>
          </table:table-cell>
          <table:table-cell office:value-type="string" calcext:value-type="string">
            <text:p>UBND Xã Ea Nuô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32" calcext:value-type="float">
            <text:p>1006832</text:p>
          </table:table-cell>
          <table:table-cell office:value-type="string" calcext:value-type="string">
            <text:p>UBND thị trấn Ea Súp</text:p>
          </table:table-cell>
          <table:table-cell office:value-type="float" office:value="733" calcext:value-type="float">
            <text:p>733</text:p>
          </table:table-cell>
          <table:table-cell office:value-type="float" office:value="5122" calcext:value-type="float">
            <text:p>5122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839" calcext:value-type="float">
            <text:p>1006839</text:p>
          </table:table-cell>
          <table:table-cell office:value-type="string" calcext:value-type="string">
            <text:p>UBND Xã Cư Né</text:p>
          </table:table-cell>
          <table:table-cell office:value-type="float" office:value="208" calcext:value-type="float">
            <text:p>208</text:p>
          </table:table-cell>
          <table:table-cell office:value-type="float" office:value="559" calcext:value-type="float">
            <text:p>559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40" calcext:value-type="float">
            <text:p>1006840</text:p>
          </table:table-cell>
          <table:table-cell office:value-type="string" calcext:value-type="string">
            <text:p>UBND Xã Cư Pơ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41" calcext:value-type="float">
            <text:p>1006841</text:p>
          </table:table-cell>
          <table:table-cell office:value-type="string" calcext:value-type="string">
            <text:p>UBND Xã Ea Siên</text:p>
          </table:table-cell>
          <table:table-cell office:value-type="float" office:value="82" calcext:value-type="float">
            <text:p>82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44" calcext:value-type="float">
            <text:p>1006844</text:p>
          </table:table-cell>
          <table:table-cell office:value-type="string" calcext:value-type="string">
            <text:p>UBND Xã Krông N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879" calcext:value-type="float">
            <text:p>1006879</text:p>
          </table:table-cell>
          <table:table-cell office:value-type="string" calcext:value-type="string">
            <text:p>UBND xã Vật Lại</text:p>
          </table:table-cell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352" calcext:value-type="float">
            <text:p>335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880" calcext:value-type="float">
            <text:p>1006880</text:p>
          </table:table-cell>
          <table:table-cell office:value-type="string" calcext:value-type="string">
            <text:p>UBND xã Cẩm Lĩnh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134" calcext:value-type="float">
            <text:p>113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881" calcext:value-type="float">
            <text:p>1006881</text:p>
          </table:table-cell>
          <table:table-cell office:value-type="string" calcext:value-type="string">
            <text:p>UBND xã Thụy An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882" calcext:value-type="float">
            <text:p>1006882</text:p>
          </table:table-cell>
          <table:table-cell office:value-type="string" calcext:value-type="string">
            <text:p>UBND xã Tiên Phong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524" calcext:value-type="float">
            <text:p>35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883" calcext:value-type="float">
            <text:p>1006883</text:p>
          </table:table-cell>
          <table:table-cell office:value-type="string" calcext:value-type="string">
            <text:p>UBND Xã Cam Thượng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884" calcext:value-type="float">
            <text:p>1006884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885" calcext:value-type="float">
            <text:p>1006885</text:p>
          </table:table-cell>
          <table:table-cell office:value-type="string" calcext:value-type="string">
            <text:p>UBND xã Phú Phươ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886" calcext:value-type="float">
            <text:p>1006886</text:p>
          </table:table-cell>
          <table:table-cell office:value-type="string" calcext:value-type="string">
            <text:p>UBND Xã Phú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87" calcext:value-type="float">
            <text:p>1006887</text:p>
          </table:table-cell>
          <table:table-cell office:value-type="string" calcext:value-type="string">
            <text:p>UBND xã Minh Ch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888" calcext:value-type="float">
            <text:p>1006888</text:p>
          </table:table-cell>
          <table:table-cell office:value-type="string" calcext:value-type="string">
            <text:p>UBND xã Chu Min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891" calcext:value-type="float">
            <text:p>1006891</text:p>
          </table:table-cell>
          <table:table-cell office:value-type="string" calcext:value-type="string">
            <text:p>UBND Thị trấn Tây Đ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896" calcext:value-type="float">
            <text:p>1006896</text:p>
          </table:table-cell>
          <table:table-cell office:value-type="string" calcext:value-type="string">
            <text:p>Trường Mầm Non Tân 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919" calcext:value-type="float">
            <text:p>1006919</text:p>
          </table:table-cell>
          <table:table-cell office:value-type="string" calcext:value-type="string">
            <text:p>UBND xã Hợp Th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921" calcext:value-type="float">
            <text:p>1006921</text:p>
          </table:table-cell>
          <table:table-cell office:value-type="string" calcext:value-type="string">
            <text:p>UBND Thị trấn Vân Đìn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929" calcext:value-type="float">
            <text:p>1006929</text:p>
          </table:table-cell>
          <table:table-cell office:value-type="string" calcext:value-type="string">
            <text:p>Ủy ban nhân dân phường Thốt Nốt</text:p>
          </table:table-cell>
          <table:table-cell office:value-type="float" office:value="16" calcext:value-type="float">
            <text:p>16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2370" calcext:value-type="float">
            <text:p>237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934" calcext:value-type="float">
            <text:p>1006934</text:p>
          </table:table-cell>
          <table:table-cell office:value-type="string" calcext:value-type="string">
            <text:p>Văn Phòng HĐND và UBND huyện Tân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973" calcext:value-type="float">
            <text:p>1006973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974" calcext:value-type="float">
            <text:p>1006974</text:p>
          </table:table-cell>
          <table:table-cell office:value-type="string" calcext:value-type="string">
            <text:p>Ủy Ban Nhân Dân Xã Thạnh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983" calcext:value-type="float">
            <text:p>1006983</text:p>
          </table:table-cell>
          <table:table-cell office:value-type="string" calcext:value-type="string">
            <text:p>UBND xã Ba Trại </text:p>
          </table:table-cell>
          <table:table-cell office:value-type="float" office:value="116" calcext:value-type="float">
            <text:p>116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984" calcext:value-type="float">
            <text:p>1006984</text:p>
          </table:table-cell>
          <table:table-cell office:value-type="string" calcext:value-type="string">
            <text:p>UBND xã Tản Lĩ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985" calcext:value-type="float">
            <text:p>1006985</text:p>
          </table:table-cell>
          <table:table-cell office:value-type="string" calcext:value-type="string">
            <text:p>UBND xã V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986" calcext:value-type="float">
            <text:p>1006986</text:p>
          </table:table-cell>
          <table:table-cell office:value-type="string" calcext:value-type="string">
            <text:p>UBND xã Thái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7014" calcext:value-type="float">
            <text:p>1007014</text:p>
          </table:table-cell>
          <table:table-cell office:value-type="string" calcext:value-type="string">
            <text:p>UBND Xã Mi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016" calcext:value-type="float">
            <text:p>1007016</text:p>
          </table:table-cell>
          <table:table-cell office:value-type="string" calcext:value-type="string">
            <text:p>UBND xã Phù Lưu Tế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019" calcext:value-type="float">
            <text:p>1007019</text:p>
          </table:table-cell>
          <table:table-cell office:value-type="string" calcext:value-type="string">
            <text:p>UBND xã Nghiêm Xu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020" calcext:value-type="float">
            <text:p>1007020</text:p>
          </table:table-cell>
          <table:table-cell office:value-type="string" calcext:value-type="string">
            <text:p>UBND xã Tô Hiệ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022" calcext:value-type="float">
            <text:p>1007022</text:p>
          </table:table-cell>
          <table:table-cell office:value-type="string" calcext:value-type="string">
            <text:p>UBND xã Thư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058" calcext:value-type="float">
            <text:p>1007058</text:p>
          </table:table-cell>
          <table:table-cell office:value-type="string" calcext:value-type="string">
            <text:p>UBND Xã Thái Niê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059" calcext:value-type="float">
            <text:p>1007059</text:p>
          </table:table-cell>
          <table:table-cell office:value-type="string" calcext:value-type="string">
            <text:p>UBND Xã Phong Niên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060" calcext:value-type="float">
            <text:p>1007060</text:p>
          </table:table-cell>
          <table:table-cell office:value-type="string" calcext:value-type="string">
            <text:p>UBND Xã Gia Phú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061" calcext:value-type="float">
            <text:p>1007061</text:p>
          </table:table-cell>
          <table:table-cell office:value-type="string" calcext:value-type="string">
            <text:p>UBND Xã Xuân Quang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075" calcext:value-type="float">
            <text:p>1007075</text:p>
          </table:table-cell>
          <table:table-cell office:value-type="string" calcext:value-type="string">
            <text:p>Ủy ban nhân dân phường Thới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076" calcext:value-type="float">
            <text:p>1007076</text:p>
          </table:table-cell>
          <table:table-cell office:value-type="string" calcext:value-type="string">
            <text:p>Ủy ban nhân dân phường Tân Lộc</text:p>
          </table:table-cell>
          <table:table-cell office:value-type="float" office:value="72" calcext:value-type="float">
            <text:p>72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2286" calcext:value-type="float">
            <text:p>228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077" calcext:value-type="float">
            <text:p>1007077</text:p>
          </table:table-cell>
          <table:table-cell office:value-type="string" calcext:value-type="string">
            <text:p>Ủy ban nhân dân phường Trung Nhứt</text:p>
          </table:table-cell>
          <table:table-cell office:value-type="float" office:value="373" calcext:value-type="float">
            <text:p>373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087" calcext:value-type="float">
            <text:p>1007087</text:p>
          </table:table-cell>
          <table:table-cell office:value-type="string" calcext:value-type="string">
            <text:p>UBND Thị trấn Krông Năng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270" calcext:value-type="float">
            <text:p>127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088" calcext:value-type="float">
            <text:p>1007088</text:p>
          </table:table-cell>
          <table:table-cell office:value-type="string" calcext:value-type="string">
            <text:p>UBND Xã Ea Tóh</text:p>
          </table:table-cell>
          <table:table-cell office:value-type="float" office:value="36" calcext:value-type="float">
            <text:p>36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091" calcext:value-type="float">
            <text:p>1007091</text:p>
          </table:table-cell>
          <table:table-cell office:value-type="string" calcext:value-type="string">
            <text:p>UBND xã Hòa Thuận</text:p>
          </table:table-cell>
          <table:table-cell office:value-type="float" office:value="33" calcext:value-type="float">
            <text:p>3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092" calcext:value-type="float">
            <text:p>1007092</text:p>
          </table:table-cell>
          <table:table-cell office:value-type="string" calcext:value-type="string">
            <text:p>UBND Xã Cư ÊBu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094" calcext:value-type="float">
            <text:p>1007094</text:p>
          </table:table-cell>
          <table:table-cell office:value-type="string" calcext:value-type="string">
            <text:p>UBND Xã Hòa Thắ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33" calcext:value-type="float">
            <text:p>1007133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134" calcext:value-type="float">
            <text:p>1007134</text:p>
          </table:table-cell>
          <table:table-cell office:value-type="string" calcext:value-type="string">
            <text:p>UBND xã Phú Đông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35" calcext:value-type="float">
            <text:p>1007135</text:p>
          </table:table-cell>
          <table:table-cell office:value-type="string" calcext:value-type="string">
            <text:p>UBND xã Vạn Thắng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136" calcext:value-type="float">
            <text:p>1007136</text:p>
          </table:table-cell>
          <table:table-cell office:value-type="string" calcext:value-type="string">
            <text:p>UBND xã Đồng Th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138" calcext:value-type="float">
            <text:p>1007138</text:p>
          </table:table-cell>
          <table:table-cell office:value-type="string" calcext:value-type="string">
            <text:p>UBND xã Cổ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40" calcext:value-type="float">
            <text:p>1007140</text:p>
          </table:table-cell>
          <table:table-cell office:value-type="string" calcext:value-type="string">
            <text:p>UBND xã Phú Cường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141" calcext:value-type="float">
            <text:p>1007141</text:p>
          </table:table-cell>
          <table:table-cell office:value-type="string" calcext:value-type="string">
            <text:p>UBND xã Tản Hồ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43" calcext:value-type="float">
            <text:p>1007143</text:p>
          </table:table-cell>
          <table:table-cell office:value-type="string" calcext:value-type="string">
            <text:p>UBND xã Đông Quang</text:p>
          </table:table-cell>
          <table:table-cell office:value-type="float" office:value="92" calcext:value-type="float">
            <text:p>92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3776" calcext:value-type="float">
            <text:p>377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146" calcext:value-type="float">
            <text:p>1007146</text:p>
          </table:table-cell>
          <table:table-cell office:value-type="string" calcext:value-type="string">
            <text:p>UBND xã Thuần Mỹ </text:p>
          </table:table-cell>
          <table:table-cell office:value-type="float" office:value="13" calcext:value-type="float">
            <text:p>13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7147" calcext:value-type="float">
            <text:p>1007147</text:p>
          </table:table-cell>
          <table:table-cell office:value-type="string" calcext:value-type="string">
            <text:p>UBND xã Sơn Đà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48" calcext:value-type="float">
            <text:p>1007148</text:p>
          </table:table-cell>
          <table:table-cell office:value-type="string" calcext:value-type="string">
            <text:p>UBND xã Tòng Bạ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149" calcext:value-type="float">
            <text:p>1007149</text:p>
          </table:table-cell>
          <table:table-cell office:value-type="string" calcext:value-type="string">
            <text:p>UBND xã Phong Vân</text:p>
          </table:table-cell>
          <table:table-cell office:value-type="float" office:value="46" calcext:value-type="float">
            <text:p>46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846" calcext:value-type="float">
            <text:p>284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172" calcext:value-type="float">
            <text:p>1007172</text:p>
          </table:table-cell>
          <table:table-cell office:value-type="string" calcext:value-type="string">
            <text:p>UBND Xã Đông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74" calcext:value-type="float">
            <text:p>1007174</text:p>
          </table:table-cell>
          <table:table-cell office:value-type="string" calcext:value-type="string">
            <text:p>UBND xã Vạn Điểm</text:p>
          </table:table-cell>
          <table:table-cell office:value-type="float" office:value="149" calcext:value-type="float">
            <text:p>149</text:p>
          </table:table-cell>
          <table:table-cell office:value-type="float" office:value="1230" calcext:value-type="float">
            <text:p>1230</text:p>
          </table:table-cell>
          <table:table-cell office:value-type="float" office:value="7" calcext:value-type="float">
            <text:p>7</text:p>
          </table:table-cell>
          <table:table-cell office:value-type="float" office:value="231" calcext:value-type="float">
            <text:p>23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75" calcext:value-type="float">
            <text:p>1007175</text:p>
          </table:table-cell>
          <table:table-cell office:value-type="string" calcext:value-type="string">
            <text:p>UBND xã Minh Cườ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79" calcext:value-type="float">
            <text:p>1007179</text:p>
          </table:table-cell>
          <table:table-cell office:value-type="string" calcext:value-type="string">
            <text:p>UBND xã Thắng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80" calcext:value-type="float">
            <text:p>1007180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181" calcext:value-type="float">
            <text:p>1007181</text:p>
          </table:table-cell>
          <table:table-cell office:value-type="string" calcext:value-type="string">
            <text:p>UBND xã Dũng Tiế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82" calcext:value-type="float">
            <text:p>1007182</text:p>
          </table:table-cell>
          <table:table-cell office:value-type="string" calcext:value-type="string">
            <text:p>UBND xã Thống Nhấ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83" calcext:value-type="float">
            <text:p>1007183</text:p>
          </table:table-cell>
          <table:table-cell office:value-type="string" calcext:value-type="string">
            <text:p>UBND phường Hoàng Tiế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85" calcext:value-type="float">
            <text:p>1007185</text:p>
          </table:table-cell>
          <table:table-cell office:value-type="string" calcext:value-type="string">
            <text:p>Ủy Ban Nhân Dân Thị Trấn Thạnh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186" calcext:value-type="float">
            <text:p>1007186</text:p>
          </table:table-cell>
          <table:table-cell office:value-type="string" calcext:value-type="string">
            <text:p>Ủy Ban Nhân Dân Xã Thạnh Thắng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659" calcext:value-type="float">
            <text:p>16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187" calcext:value-type="float">
            <text:p>1007187</text:p>
          </table:table-cell>
          <table:table-cell office:value-type="string" calcext:value-type="string">
            <text:p>Ủy Ban Nhân Dân Xã Thạnh An</text:p>
          </table:table-cell>
          <table:table-cell office:value-type="float" office:value="84" calcext:value-type="float">
            <text:p>8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5891" calcext:value-type="float">
            <text:p>58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7188" calcext:value-type="float">
            <text:p>1007188</text:p>
          </table:table-cell>
          <table:table-cell office:value-type="string" calcext:value-type="string">
            <text:p>Ủy Ban Nhân Dân Xã Thạnh Quớ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189" calcext:value-type="float">
            <text:p>1007189</text:p>
          </table:table-cell>
          <table:table-cell office:value-type="string" calcext:value-type="string">
            <text:p>Ủy Ban Nhân Dân Xã Vĩnh Trinh</text:p>
          </table:table-cell>
          <table:table-cell office:value-type="float" office:value="24" calcext:value-type="float">
            <text:p>24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91" calcext:value-type="float">
            <text:p>1007191</text:p>
          </table:table-cell>
          <table:table-cell office:value-type="string" calcext:value-type="string">
            <text:p>UBND phường Thái Học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92" calcext:value-type="float">
            <text:p>1007192</text:p>
          </table:table-cell>
          <table:table-cell office:value-type="string" calcext:value-type="string">
            <text:p>UBND Phường Văn Đứ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193" calcext:value-type="float">
            <text:p>1007193</text:p>
          </table:table-cell>
          <table:table-cell office:value-type="string" calcext:value-type="string">
            <text:p>UBND Phường Tân Dâ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94" calcext:value-type="float">
            <text:p>1007194</text:p>
          </table:table-cell>
          <table:table-cell office:value-type="string" calcext:value-type="string">
            <text:p>UBND phường An Lạc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197" calcext:value-type="float">
            <text:p>1007197</text:p>
          </table:table-cell>
          <table:table-cell office:value-type="string" calcext:value-type="string">
            <text:p>UBND Xã Nhân Huệ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273" calcext:value-type="float">
            <text:p>1007273</text:p>
          </table:table-cell>
          <table:table-cell office:value-type="string" calcext:value-type="string">
            <text:p>UBND xã Văn Tự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274" calcext:value-type="float">
            <text:p>1007274</text:p>
          </table:table-cell>
          <table:table-cell office:value-type="string" calcext:value-type="string">
            <text:p>UBND xã Hà Hồ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275" calcext:value-type="float">
            <text:p>1007275</text:p>
          </table:table-cell>
          <table:table-cell office:value-type="string" calcext:value-type="string">
            <text:p>UBND xã Nguyễn Trã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276" calcext:value-type="float">
            <text:p>1007276</text:p>
          </table:table-cell>
          <table:table-cell office:value-type="string" calcext:value-type="string">
            <text:p>UBND Xã Chương Dươ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277" calcext:value-type="float">
            <text:p>1007277</text:p>
          </table:table-cell>
          <table:table-cell office:value-type="string" calcext:value-type="string">
            <text:p>UBND xã Tân M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278" calcext:value-type="float">
            <text:p>1007278</text:p>
          </table:table-cell>
          <table:table-cell office:value-type="string" calcext:value-type="string">
            <text:p>UBND xã Quất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279" calcext:value-type="float">
            <text:p>1007279</text:p>
          </table:table-cell>
          <table:table-cell office:value-type="string" calcext:value-type="string">
            <text:p>UBND Xã Cao Dương</text:p>
          </table:table-cell>
          <table:table-cell office:value-type="float" office:value="283" calcext:value-type="float">
            <text:p>283</text:p>
          </table:table-cell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  <table:table-cell office:value-type="float" office:value="2548" calcext:value-type="float">
            <text:p>2548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280" calcext:value-type="float">
            <text:p>1007280</text:p>
          </table:table-cell>
          <table:table-cell office:value-type="string" calcext:value-type="string">
            <text:p>UBND Xã Xuân D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281" calcext:value-type="float">
            <text:p>1007281</text:p>
          </table:table-cell>
          <table:table-cell office:value-type="string" calcext:value-type="string">
            <text:p>UBND Xã Hồng Dươ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7336" calcext:value-type="float">
            <text:p>1007336</text:p>
          </table:table-cell>
          <table:table-cell office:value-type="string" calcext:value-type="string">
            <text:p>UBND Phường Văn An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337" calcext:value-type="float">
            <text:p>1007337</text:p>
          </table:table-cell>
          <table:table-cell office:value-type="string" calcext:value-type="string">
            <text:p>UBND Phường Chí Minh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422" calcext:value-type="float">
            <text:p>1007422</text:p>
          </table:table-cell>
          <table:table-cell office:value-type="string" calcext:value-type="string">
            <text:p>UBND Thị trấn Thường T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423" calcext:value-type="float">
            <text:p>1007423</text:p>
          </table:table-cell>
          <table:table-cell office:value-type="string" calcext:value-type="string">
            <text:p>UBND xã Tiền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424" calcext:value-type="float">
            <text:p>1007424</text:p>
          </table:table-cell>
          <table:table-cell office:value-type="string" calcext:value-type="string">
            <text:p>UBND xã Tự Nhiê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425" calcext:value-type="float">
            <text:p>1007425</text:p>
          </table:table-cell>
          <table:table-cell office:value-type="string" calcext:value-type="string">
            <text:p>UBND Xã Tân Ướ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426" calcext:value-type="float">
            <text:p>1007426</text:p>
          </table:table-cell>
          <table:table-cell office:value-type="string" calcext:value-type="string">
            <text:p>UBND Xã Phương Trung</text:p>
          </table:table-cell>
          <table:table-cell office:value-type="float" office:value="161" calcext:value-type="float">
            <text:p>161</text:p>
          </table:table-cell>
          <table:table-cell office:value-type="float" office:value="4532" calcext:value-type="float">
            <text:p>4532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427" calcext:value-type="float">
            <text:p>1007427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428" calcext:value-type="float">
            <text:p>1007428</text:p>
          </table:table-cell>
          <table:table-cell office:value-type="string" calcext:value-type="string">
            <text:p>UBND xã Dân Hòa</text:p>
          </table:table-cell>
          <table:table-cell office:value-type="float" office:value="981" calcext:value-type="float">
            <text:p>981</text:p>
          </table:table-cell>
          <table:table-cell office:value-type="float" office:value="4227" calcext:value-type="float">
            <text:p>4227</text:p>
          </table:table-cell>
          <table:table-cell office:value-type="float" office:value="2" calcext:value-type="float">
            <text:p>2</text:p>
          </table:table-cell>
          <table:table-cell office:value-type="float" office:value="1827" calcext:value-type="float">
            <text:p>1827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429" calcext:value-type="float">
            <text:p>1007429</text:p>
          </table:table-cell>
          <table:table-cell office:value-type="string" calcext:value-type="string">
            <text:p>UBND Xã Bình Minh</text:p>
          </table:table-cell>
          <table:table-cell office:value-type="float" office:value="108" calcext:value-type="float">
            <text:p>108</text:p>
          </table:table-cell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float" office:value="1560" calcext:value-type="float">
            <text:p>156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430" calcext:value-type="float">
            <text:p>1007430</text:p>
          </table:table-cell>
          <table:table-cell office:value-type="string" calcext:value-type="string">
            <text:p>UBND xã Tam Hư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431" calcext:value-type="float">
            <text:p>1007431</text:p>
          </table:table-cell>
          <table:table-cell office:value-type="string" calcext:value-type="string">
            <text:p>UBND Xã Thanh Ca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432" calcext:value-type="float">
            <text:p>1007432</text:p>
          </table:table-cell>
          <table:table-cell office:value-type="string" calcext:value-type="string">
            <text:p>UBND Xã Thanh Thù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433" calcext:value-type="float">
            <text:p>1007433</text:p>
          </table:table-cell>
          <table:table-cell office:value-type="string" calcext:value-type="string">
            <text:p>UBND Xã Thanh Mai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525" calcext:value-type="float">
            <text:p>1007525</text:p>
          </table:table-cell>
          <table:table-cell office:value-type="string" calcext:value-type="string">
            <text:p>UBND xã Khánh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526" calcext:value-type="float">
            <text:p>1007526</text:p>
          </table:table-cell>
          <table:table-cell office:value-type="string" calcext:value-type="string">
            <text:p>UBND xã Ninh Sở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527" calcext:value-type="float">
            <text:p>1007527</text:p>
          </table:table-cell>
          <table:table-cell office:value-type="string" calcext:value-type="string">
            <text:p>UBND Xã Cao V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528" calcext:value-type="float">
            <text:p>1007528</text:p>
          </table:table-cell>
          <table:table-cell office:value-type="string" calcext:value-type="string">
            <text:p>UBND Xã Mỹ Hưn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529" calcext:value-type="float">
            <text:p>1007529</text:p>
          </table:table-cell>
          <table:table-cell office:value-type="string" calcext:value-type="string">
            <text:p>UBND Xã Đỗ Động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615" calcext:value-type="float">
            <text:p>1007615</text:p>
          </table:table-cell>
          <table:table-cell office:value-type="string" calcext:value-type="string">
            <text:p>UBND Xã Cần Kiệm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617" calcext:value-type="float">
            <text:p>1007617</text:p>
          </table:table-cell>
          <table:table-cell office:value-type="string" calcext:value-type="string">
            <text:p>UBND Xã Phú Ki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2" calcext:value-type="float">
            <text:p>3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7671" calcext:value-type="float">
            <text:p>1007671</text:p>
          </table:table-cell>
          <table:table-cell office:value-type="string" calcext:value-type="string">
            <text:p>UBND Xã Đồng Lạ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672" calcext:value-type="float">
            <text:p>1007672</text:p>
          </table:table-cell>
          <table:table-cell office:value-type="string" calcext:value-type="string">
            <text:p>UBND xã Hoà Chính</text:p>
          </table:table-cell>
          <table:table-cell office:value-type="float" office:value="69" calcext:value-type="float">
            <text:p>69</text:p>
          </table:table-cell>
          <table:table-cell office:value-type="float" office:value="981" calcext:value-type="float">
            <text:p>981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673" calcext:value-type="float">
            <text:p>1007673</text:p>
          </table:table-cell>
          <table:table-cell office:value-type="string" calcext:value-type="string">
            <text:p>UBND Xã Phú Nam An</text:p>
          </table:table-cell>
          <table:table-cell office:value-type="float" office:value="346" calcext:value-type="float">
            <text:p>346</text:p>
          </table:table-cell>
          <table:table-cell office:value-type="float" office:value="3046" calcext:value-type="float">
            <text:p>3046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674" calcext:value-type="float">
            <text:p>1007674</text:p>
          </table:table-cell>
          <table:table-cell office:value-type="string" calcext:value-type="string">
            <text:p>UBND Thị Trấn Kim Bài</text:p>
          </table:table-cell>
          <table:table-cell office:value-type="float" office:value="158" calcext:value-type="float">
            <text:p>158</text:p>
          </table:table-cell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675" calcext:value-type="float">
            <text:p>1007675</text:p>
          </table:table-cell>
          <table:table-cell office:value-type="string" calcext:value-type="string">
            <text:p>UBND xã Hữu Vă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676" calcext:value-type="float">
            <text:p>1007676</text:p>
          </table:table-cell>
          <table:table-cell office:value-type="string" calcext:value-type="string">
            <text:p>UBND Xã Quảng Bị</text:p>
          </table:table-cell>
          <table:table-cell office:value-type="float" office:value="279" calcext:value-type="float">
            <text:p>279</text:p>
          </table:table-cell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677" calcext:value-type="float">
            <text:p>1007677</text:p>
          </table:table-cell>
          <table:table-cell office:value-type="string" calcext:value-type="string">
            <text:p>UBND xã Kim A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7678" calcext:value-type="float">
            <text:p>1007678</text:p>
          </table:table-cell>
          <table:table-cell office:value-type="string" calcext:value-type="string">
            <text:p>UBND Xã Kim Thư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679" calcext:value-type="float">
            <text:p>1007679</text:p>
          </table:table-cell>
          <table:table-cell office:value-type="string" calcext:value-type="string">
            <text:p>UBND Xã Thanh Vă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681" calcext:value-type="float">
            <text:p>1007681</text:p>
          </table:table-cell>
          <table:table-cell office:value-type="string" calcext:value-type="string">
            <text:p>UBND Xã Cự Khê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682" calcext:value-type="float">
            <text:p>1007682</text:p>
          </table:table-cell>
          <table:table-cell office:value-type="string" calcext:value-type="string">
            <text:p>UBND Xã Bích Hò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683" calcext:value-type="float">
            <text:p>1007683</text:p>
          </table:table-cell>
          <table:table-cell office:value-type="string" calcext:value-type="string">
            <text:p>UBND Xã Hoàng Văn Th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684" calcext:value-type="float">
            <text:p>1007684</text:p>
          </table:table-cell>
          <table:table-cell office:value-type="string" calcext:value-type="string">
            <text:p>UBND xã Hoàng Diệu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685" calcext:value-type="float">
            <text:p>1007685</text:p>
          </table:table-cell>
          <table:table-cell office:value-type="string" calcext:value-type="string">
            <text:p>UBND Xã Thủy Xuân T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782" calcext:value-type="float">
            <text:p>1007782</text:p>
          </table:table-cell>
          <table:table-cell office:value-type="string" calcext:value-type="string">
            <text:p>UBND Xã Phú Thuậ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7784" calcext:value-type="float">
            <text:p>1007784</text:p>
          </table:table-cell>
          <table:table-cell office:value-type="string" calcext:value-type="string">
            <text:p>UBND Xã Vĩnh C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786" calcext:value-type="float">
            <text:p>1007786</text:p>
          </table:table-cell>
          <table:table-cell office:value-type="string" calcext:value-type="string">
            <text:p>UBND Xã Định Mỹ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789" calcext:value-type="float">
            <text:p>1007789</text:p>
          </table:table-cell>
          <table:table-cell office:value-type="string" calcext:value-type="string">
            <text:p>UBND Xã Vĩnh Trạch</text:p>
          </table:table-cell>
          <table:table-cell office:value-type="float" office:value="1368" calcext:value-type="float">
            <text:p>1368</text:p>
          </table:table-cell>
          <table:table-cell office:value-type="float" office:value="8084" calcext:value-type="float">
            <text:p>8084</text:p>
          </table:table-cell>
          <table:table-cell office:value-type="float" office:value="6" calcext:value-type="float">
            <text:p>6</text:p>
          </table:table-cell>
          <table:table-cell office:value-type="float" office:value="9118" calcext:value-type="float">
            <text:p>9118</text:p>
          </table:table-cell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805" calcext:value-type="float">
            <text:p>1007805</text:p>
          </table:table-cell>
          <table:table-cell office:value-type="string" calcext:value-type="string">
            <text:p>Ủy Ban Nhân Dân Xã Thới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806" calcext:value-type="float">
            <text:p>100780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955" calcext:value-type="float">
            <text:p>1007955</text:p>
          </table:table-cell>
          <table:table-cell office:value-type="string" calcext:value-type="string">
            <text:p>UBND Xã Bình Thành</text:p>
          </table:table-cell>
          <table:table-cell office:value-type="float" office:value="126" calcext:value-type="float">
            <text:p>126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956" calcext:value-type="float">
            <text:p>1007956</text:p>
          </table:table-cell>
          <table:table-cell office:value-type="string" calcext:value-type="string">
            <text:p>UBND Xã Mỹ Thạnh Bắ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957" calcext:value-type="float">
            <text:p>1007957</text:p>
          </table:table-cell>
          <table:table-cell office:value-type="string" calcext:value-type="string">
            <text:p>UBND Xã Bình Hòa Bắ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958" calcext:value-type="float">
            <text:p>1007958</text:p>
          </table:table-cell>
          <table:table-cell office:value-type="string" calcext:value-type="string">
            <text:p>UBND Xã Bình Hòa Na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959" calcext:value-type="float">
            <text:p>1007959</text:p>
          </table:table-cell>
          <table:table-cell office:value-type="string" calcext:value-type="string">
            <text:p>UBND Xã Bình Hòa Hư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147" calcext:value-type="float">
            <text:p>1008147</text:p>
          </table:table-cell>
          <table:table-cell office:value-type="string" calcext:value-type="string">
            <text:p>UBND xã Lãng Cô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148" calcext:value-type="float">
            <text:p>1008148</text:p>
          </table:table-cell>
          <table:table-cell office:value-type="string" calcext:value-type="string">
            <text:p>UBND xã Quang 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186" calcext:value-type="float">
            <text:p>1008186</text:p>
          </table:table-cell>
          <table:table-cell office:value-type="string" calcext:value-type="string">
            <text:p>UBND Xã Hành Dũng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365" calcext:value-type="float">
            <text:p>53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209" calcext:value-type="float">
            <text:p>1008209</text:p>
          </table:table-cell>
          <table:table-cell office:value-type="string" calcext:value-type="string">
            <text:p>UBND Xã Phú Hưng</text:p>
          </table:table-cell>
          <table:table-cell office:value-type="float" office:value="434" calcext:value-type="float">
            <text:p>434</text:p>
          </table:table-cell>
          <table:table-cell office:value-type="float" office:value="4071" calcext:value-type="float">
            <text:p>4071</text:p>
          </table:table-cell>
          <table:table-cell office:value-type="float" office:value="0" calcext:value-type="float">
            <text:p>0</text:p>
          </table:table-cell>
          <table:table-cell office:value-type="float" office:value="5204" calcext:value-type="float">
            <text:p>5204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259" calcext:value-type="float">
            <text:p>1008259</text:p>
          </table:table-cell>
          <table:table-cell office:value-type="string" calcext:value-type="string">
            <text:p>UBND Xã Lương Thế Trân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2117" calcext:value-type="float">
            <text:p>2117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260" calcext:value-type="float">
            <text:p>1008260</text:p>
          </table:table-cell>
          <table:table-cell office:value-type="string" calcext:value-type="string">
            <text:p>UBND XÃ HƯNG MỸ</text:p>
          </table:table-cell>
          <table:table-cell office:value-type="float" office:value="331" calcext:value-type="float">
            <text:p>331</text:p>
          </table:table-cell>
          <table:table-cell office:value-type="float" office:value="3452" calcext:value-type="float">
            <text:p>3452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267" calcext:value-type="float">
            <text:p>1008267</text:p>
          </table:table-cell>
          <table:table-cell office:value-type="string" calcext:value-type="string">
            <text:p>UBND Xã Đông Thới</text:p>
          </table:table-cell>
          <table:table-cell office:value-type="float" office:value="149" calcext:value-type="float">
            <text:p>149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314" calcext:value-type="float">
            <text:p>1008314</text:p>
          </table:table-cell>
          <table:table-cell office:value-type="string" calcext:value-type="string">
            <text:p>Ủy Ban Nhân Dân Xã Phú Quý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315" calcext:value-type="float">
            <text:p>1008315</text:p>
          </table:table-cell>
          <table:table-cell office:value-type="string" calcext:value-type="string">
            <text:p>Ủy Ban Nhân Dân Xã Long Khánh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321" calcext:value-type="float">
            <text:p>1008321</text:p>
          </table:table-cell>
          <table:table-cell office:value-type="string" calcext:value-type="string">
            <text:p>Ủy Ban Nhân Dân Phường Nhị Mỹ</text:p>
          </table:table-cell>
          <table:table-cell office:value-type="float" office:value="24" calcext:value-type="float">
            <text:p>24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5079" calcext:value-type="float">
            <text:p>5079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322" calcext:value-type="float">
            <text:p>1008322</text:p>
          </table:table-cell>
          <table:table-cell office:value-type="string" calcext:value-type="string">
            <text:p>Ủy Ban Nhân Dân Xã Nhị Quý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325" calcext:value-type="float">
            <text:p>1008325</text:p>
          </table:table-cell>
          <table:table-cell office:value-type="string" calcext:value-type="string">
            <text:p>Ủy Ban Nhân Dân Phường 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326" calcext:value-type="float">
            <text:p>1008326</text:p>
          </table:table-cell>
          <table:table-cell office:value-type="string" calcext:value-type="string">
            <text:p>Ủy Ban Nhân Dân Phường 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364" calcext:value-type="float">
            <text:p>1008364</text:p>
          </table:table-cell>
          <table:table-cell office:value-type="string" calcext:value-type="string">
            <text:p>Ủy Ban Nhân Dân Xã Thanh Hòa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303" calcext:value-type="float">
            <text:p>63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461" calcext:value-type="float">
            <text:p>1008461</text:p>
          </table:table-cell>
          <table:table-cell office:value-type="string" calcext:value-type="string">
            <text:p>Ủy Ban Nhân Dân Xã Hùng Hòa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102" calcext:value-type="float">
            <text:p>2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465" calcext:value-type="float">
            <text:p>1008465</text:p>
          </table:table-cell>
          <table:table-cell office:value-type="string" calcext:value-type="string">
            <text:p>Ủy ban nhân dân thị trấn Cầu Qu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466" calcext:value-type="float">
            <text:p>1008466</text:p>
          </table:table-cell>
          <table:table-cell office:value-type="string" calcext:value-type="string">
            <text:p>Ủy Ban Nhân Dân Xã Phú Cần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659" calcext:value-type="float">
            <text:p>9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473" calcext:value-type="float">
            <text:p>1008473</text:p>
          </table:table-cell>
          <table:table-cell office:value-type="string" calcext:value-type="string">
            <text:p>Ủy ban Nhân dân xã Châu Điề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474" calcext:value-type="float">
            <text:p>1008474</text:p>
          </table:table-cell>
          <table:table-cell office:value-type="string" calcext:value-type="string">
            <text:p>Ủy Ban Nhân Dân xã Hòa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475" calcext:value-type="float">
            <text:p>1008475</text:p>
          </table:table-cell>
          <table:table-cell office:value-type="string" calcext:value-type="string">
            <text:p>Ủy ban Nhân dân xã Thạnh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476" calcext:value-type="float">
            <text:p>1008476</text:p>
          </table:table-cell>
          <table:table-cell office:value-type="string" calcext:value-type="string">
            <text:p>Ủy ban Nhân dân Thị trấn Tiểu Cầ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477" calcext:value-type="float">
            <text:p>1008477</text:p>
          </table:table-cell>
          <table:table-cell office:value-type="string" calcext:value-type="string">
            <text:p>Ủy ban Nhân dân Thị trấn Cầu Kè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478" calcext:value-type="float">
            <text:p>1008478</text:p>
          </table:table-cell>
          <table:table-cell office:value-type="string" calcext:value-type="string">
            <text:p>Ủy ban Nhân dân xã Hòa 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479" calcext:value-type="float">
            <text:p>1008479</text:p>
          </table:table-cell>
          <table:table-cell office:value-type="string" calcext:value-type="string">
            <text:p>UBND xã Đông 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480" calcext:value-type="float">
            <text:p>1008480</text:p>
          </table:table-cell>
          <table:table-cell office:value-type="string" calcext:value-type="string">
            <text:p>UBND xã An Quý</text:p>
          </table:table-cell>
          <table:table-cell office:value-type="float" office:value="209" calcext:value-type="float">
            <text:p>209</text:p>
          </table:table-cell>
          <table:table-cell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  <table:table-cell office:value-type="float" office:value="1253" calcext:value-type="float">
            <text:p>125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481" calcext:value-type="float">
            <text:p>1008481</text:p>
          </table:table-cell>
          <table:table-cell office:value-type="string" calcext:value-type="string">
            <text:p>UBND xã An V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549" calcext:value-type="float">
            <text:p>1008549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573" calcext:value-type="float">
            <text:p>1008573</text:p>
          </table:table-cell>
          <table:table-cell office:value-type="string" calcext:value-type="string">
            <text:p>UBND xã Quỳnh Bảo</text:p>
          </table:table-cell>
          <table:table-cell office:value-type="float" office:value="68" calcext:value-type="float">
            <text:p>68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046" calcext:value-type="float">
            <text:p>204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574" calcext:value-type="float">
            <text:p>1008574</text:p>
          </table:table-cell>
          <table:table-cell office:value-type="string" calcext:value-type="string">
            <text:p>UBND xã Quỳnh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576" calcext:value-type="float">
            <text:p>1008576</text:p>
          </table:table-cell>
          <table:table-cell office:value-type="string" calcext:value-type="string">
            <text:p>UBND xã An Ninh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578" calcext:value-type="float">
            <text:p>1008578</text:p>
          </table:table-cell>
          <table:table-cell office:value-type="string" calcext:value-type="string">
            <text:p>UBND xã Quỳnh Hồn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8579" calcext:value-type="float">
            <text:p>1008579</text:p>
          </table:table-cell>
          <table:table-cell office:value-type="string" calcext:value-type="string">
            <text:p>UBND xã Quỳnh Mỹ</text:p>
          </table:table-cell>
          <table:table-cell office:value-type="float" office:value="193" calcext:value-type="float">
            <text:p>193</text:p>
          </table:table-cell>
          <table:table-cell office:value-type="float" office:value="2864" calcext:value-type="float">
            <text:p>2864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580" calcext:value-type="float">
            <text:p>1008580</text:p>
          </table:table-cell>
          <table:table-cell office:value-type="string" calcext:value-type="string">
            <text:p>UBND xã Châu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02" calcext:value-type="float">
            <text:p>38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581" calcext:value-type="float">
            <text:p>1008581</text:p>
          </table:table-cell>
          <table:table-cell office:value-type="string" calcext:value-type="string">
            <text:p>UBND xã Quỳnh Nguyên</text:p>
          </table:table-cell>
          <table:table-cell office:value-type="float" office:value="54" calcext:value-type="float">
            <text:p>54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644" calcext:value-type="float">
            <text:p>1008644</text:p>
          </table:table-cell>
          <table:table-cell office:value-type="string" calcext:value-type="string">
            <text:p>UBND Xã Quảng Ngãi</text:p>
          </table:table-cell>
          <table:table-cell office:value-type="float" office:value="29" calcext:value-type="float">
            <text:p>2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318" calcext:value-type="float">
            <text:p>3318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649" calcext:value-type="float">
            <text:p>1008649</text:p>
          </table:table-cell>
          <table:table-cell office:value-type="string" calcext:value-type="string">
            <text:p>UBND Xã Nam Ninh</text:p>
          </table:table-cell>
          <table:table-cell office:value-type="float" office:value="51" calcext:value-type="float">
            <text:p>51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4034" calcext:value-type="float">
            <text:p>4034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650" calcext:value-type="float">
            <text:p>1008650</text:p>
          </table:table-cell>
          <table:table-cell office:value-type="string" calcext:value-type="string">
            <text:p>UBND Xã Mỹ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651" calcext:value-type="float">
            <text:p>1008651</text:p>
          </table:table-cell>
          <table:table-cell office:value-type="string" calcext:value-type="string">
            <text:p>UBND Xã Đức Phổ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62" calcext:value-type="float">
            <text:p>32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652" calcext:value-type="float">
            <text:p>1008652</text:p>
          </table:table-cell>
          <table:table-cell office:value-type="string" calcext:value-type="string">
            <text:p>UBND Xã Tư Nghĩ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656" calcext:value-type="float">
            <text:p>1008656</text:p>
          </table:table-cell>
          <table:table-cell office:value-type="string" calcext:value-type="string">
            <text:p>UBND Xã Tiên Hoàng</text:p>
          </table:table-cell>
          <table:table-cell office:value-type="float" office:value="226" calcext:value-type="float">
            <text:p>226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716" calcext:value-type="float">
            <text:p>1008716</text:p>
          </table:table-cell>
          <table:table-cell office:value-type="string" calcext:value-type="string">
            <text:p>Ủy ban Nhân dân xã Thô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735" calcext:value-type="float">
            <text:p>1008735</text:p>
          </table:table-cell>
          <table:table-cell office:value-type="string" calcext:value-type="string">
            <text:p>UBND xã An Thanh</text:p>
          </table:table-cell>
          <table:table-cell office:value-type="float" office:value="39" calcext:value-type="float">
            <text:p>39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1799" calcext:value-type="float">
            <text:p>179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8829" calcext:value-type="float">
            <text:p>1008829</text:p>
          </table:table-cell>
          <table:table-cell office:value-type="string" calcext:value-type="string">
            <text:p>UBND xã Quỳnh Tra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9" calcext:value-type="float">
            <text:p>20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8830" calcext:value-type="float">
            <text:p>1008830</text:p>
          </table:table-cell>
          <table:table-cell office:value-type="string" calcext:value-type="string">
            <text:p>UBND xã Quỳnh Xá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946" calcext:value-type="float">
            <text:p>394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8876" calcext:value-type="float">
            <text:p>1008876</text:p>
          </table:table-cell>
          <table:table-cell office:value-type="string" calcext:value-type="string">
            <text:p>UBND xã Đắk Sôr</text:p>
          </table:table-cell>
          <table:table-cell office:value-type="float" office:value="12" calcext:value-type="float">
            <text:p>12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896" calcext:value-type="float">
            <text:p>1008896</text:p>
          </table:table-cell>
          <table:table-cell office:value-type="string" calcext:value-type="string">
            <text:p>UBND Xã Phước Cát 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897" calcext:value-type="float">
            <text:p>1008897</text:p>
          </table:table-cell>
          <table:table-cell office:value-type="string" calcext:value-type="string">
            <text:p>UBND Xã Gia Viễn</text:p>
          </table:table-cell>
          <table:table-cell office:value-type="float" office:value="44" calcext:value-type="float">
            <text:p>44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898" calcext:value-type="float">
            <text:p>1008898</text:p>
          </table:table-cell>
          <table:table-cell office:value-type="string" calcext:value-type="string">
            <text:p>Ủy Ban Nhân Dân Xã Trường Long Hò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899" calcext:value-type="float">
            <text:p>1008899</text:p>
          </table:table-cell>
          <table:table-cell office:value-type="string" calcext:value-type="string">
            <text:p>Ủy Ban Nhân Dân Xã Ngũ Lạ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900" calcext:value-type="float">
            <text:p>1008900</text:p>
          </table:table-cell>
          <table:table-cell office:value-type="string" calcext:value-type="string">
            <text:p>Ủy ban nhân dân xã Long Vĩ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901" calcext:value-type="float">
            <text:p>1008901</text:p>
          </table:table-cell>
          <table:table-cell office:value-type="string" calcext:value-type="string">
            <text:p>Ủy ban nhân dân xã Đông 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902" calcext:value-type="float">
            <text:p>1008902</text:p>
          </table:table-cell>
          <table:table-cell office:value-type="string" calcext:value-type="string">
            <text:p>Ủy Ban Nhân Dân Xã Hiệp Th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903" calcext:value-type="float">
            <text:p>1008903</text:p>
          </table:table-cell>
          <table:table-cell office:value-type="string" calcext:value-type="string">
            <text:p>Ủy Ban Nhân Dân Xã Định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904" calcext:value-type="float">
            <text:p>1008904</text:p>
          </table:table-cell>
          <table:table-cell office:value-type="string" calcext:value-type="string">
            <text:p>Ủy ban nhân dân xã Long Toà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8905" calcext:value-type="float">
            <text:p>1008905</text:p>
          </table:table-cell>
          <table:table-cell office:value-type="string" calcext:value-type="string">
            <text:p>Ủy Ban Nhân Dân Xã Long Hữ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907" calcext:value-type="float">
            <text:p>1008907</text:p>
          </table:table-cell>
          <table:table-cell office:value-type="string" calcext:value-type="string">
            <text:p>Ủy Ban Nhân Dân Xã D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908" calcext:value-type="float">
            <text:p>1008908</text:p>
          </table:table-cell>
          <table:table-cell office:value-type="string" calcext:value-type="string">
            <text:p>Ủy ban nhân dân xã Đại An</text:p>
          </table:table-cell>
          <table:table-cell office:value-type="float" office:value="319" calcext:value-type="float">
            <text:p>319</text:p>
          </table:table-cell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909" calcext:value-type="float">
            <text:p>1008909</text:p>
          </table:table-cell>
          <table:table-cell office:value-type="string" calcext:value-type="string">
            <text:p>Ủy Ban Nhân Dân Xã Đôn Xu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910" calcext:value-type="float">
            <text:p>1008910</text:p>
          </table:table-cell>
          <table:table-cell office:value-type="string" calcext:value-type="string">
            <text:p>Ủy Ban Nhân Dân Xã Đôn Châ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911" calcext:value-type="float">
            <text:p>1008911</text:p>
          </table:table-cell>
          <table:table-cell office:value-type="string" calcext:value-type="string">
            <text:p>Ủy Ban Nhân Dân Xã Ngọc Biê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21" calcext:value-type="float">
            <text:p>6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8912" calcext:value-type="float">
            <text:p>1008912</text:p>
          </table:table-cell>
          <table:table-cell office:value-type="string" calcext:value-type="string">
            <text:p>Ủy Ban Nhân Dân Xã Long Hiệp</text:p>
          </table:table-cell>
          <table:table-cell office:value-type="float" office:value="285" calcext:value-type="float">
            <text:p>285</text:p>
          </table:table-cell>
          <table:table-cell office:value-type="float" office:value="1315" calcext:value-type="float">
            <text:p>1315</text:p>
          </table:table-cell>
          <table:table-cell office:value-type="float" office:value="15" calcext:value-type="float">
            <text:p>15</text:p>
          </table:table-cell>
          <table:table-cell office:value-type="float" office:value="6195" calcext:value-type="float">
            <text:p>619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913" calcext:value-type="float">
            <text:p>1008913</text:p>
          </table:table-cell>
          <table:table-cell office:value-type="string" calcext:value-type="string">
            <text:p>Ủy Ban Nhân Dân Xã Tân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914" calcext:value-type="float">
            <text:p>1008914</text:p>
          </table:table-cell>
          <table:table-cell office:value-type="string" calcext:value-type="string">
            <text:p>Ủy Ban Nhân Dân Xã Phước Hưng</text:p>
          </table:table-cell>
          <table:table-cell office:value-type="float" office:value="300" calcext:value-type="float">
            <text:p>300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940" calcext:value-type="float">
            <text:p>1008940</text:p>
          </table:table-cell>
          <table:table-cell office:value-type="string" calcext:value-type="string">
            <text:p>Ủy ban nhân dân phường Tân Hư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943" calcext:value-type="float">
            <text:p>1008943</text:p>
          </table:table-cell>
          <table:table-cell office:value-type="string" calcext:value-type="string">
            <text:p>Ủy Ban Nhân Dân Thị Trấn Vĩnh Thạnh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5255" calcext:value-type="float">
            <text:p>525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977" calcext:value-type="float">
            <text:p>1008977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978" calcext:value-type="float">
            <text:p>1008978</text:p>
          </table:table-cell>
          <table:table-cell office:value-type="string" calcext:value-type="string">
            <text:p>Ủy Ban Nhân Dân Xã Long Đứ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8991" calcext:value-type="float">
            <text:p>1008991</text:p>
          </table:table-cell>
          <table:table-cell office:value-type="string" calcext:value-type="string">
            <text:p>UBND phường Lê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026" calcext:value-type="float">
            <text:p>1009026</text:p>
          </table:table-cell>
          <table:table-cell office:value-type="string" calcext:value-type="string">
            <text:p>UBND xã Đăk R'La</text:p>
          </table:table-cell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064" calcext:value-type="float">
            <text:p>1009064</text:p>
          </table:table-cell>
          <table:table-cell office:value-type="string" calcext:value-type="string">
            <text:p>Ủy Ban Nhân Dân Xã Tập Sơn</text:p>
          </table:table-cell>
          <table:table-cell office:value-type="float" office:value="219" calcext:value-type="float">
            <text:p>219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065" calcext:value-type="float">
            <text:p>1009065</text:p>
          </table:table-cell>
          <table:table-cell office:value-type="string" calcext:value-type="string">
            <text:p>Ủy Ban Nhân Dân Xã An Quảng Hữu</text:p>
          </table:table-cell>
          <table:table-cell office:value-type="float" office:value="48" calcext:value-type="float">
            <text:p>4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9155" calcext:value-type="float">
            <text:p>1009155</text:p>
          </table:table-cell>
          <table:table-cell office:value-type="string" calcext:value-type="string">
            <text:p>Ủy Ban Nhân Dân Xã Thanh Sơn</text:p>
          </table:table-cell>
          <table:table-cell office:value-type="float" office:value="92" calcext:value-type="float">
            <text:p>92</text:p>
          </table:table-cell>
          <table:table-cell office:value-type="float" office:value="307" calcext:value-type="float">
            <text:p>307</text:p>
          </table:table-cell>
          <table:table-cell office:value-type="float" office:value="17" calcext:value-type="float">
            <text:p>17</text:p>
          </table:table-cell>
          <table:table-cell office:value-type="float" office:value="5140" calcext:value-type="float">
            <text:p>514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156" calcext:value-type="float">
            <text:p>1009156</text:p>
          </table:table-cell>
          <table:table-cell office:value-type="string" calcext:value-type="string">
            <text:p>Ủy Ban Nhân Dân Xã Hàm Gi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161" calcext:value-type="float">
            <text:p>1009161</text:p>
          </table:table-cell>
          <table:table-cell office:value-type="string" calcext:value-type="string">
            <text:p>Ủy Ban Nhân Dân Thị Trấn Trà Cú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164" calcext:value-type="float">
            <text:p>1009164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165" calcext:value-type="float">
            <text:p>1009165</text:p>
          </table:table-cell>
          <table:table-cell office:value-type="string" calcext:value-type="string">
            <text:p>Ủy Ban Nhân Dân Xã Lưu Nghiệp 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166" calcext:value-type="float">
            <text:p>1009166</text:p>
          </table:table-cell>
          <table:table-cell office:value-type="string" calcext:value-type="string">
            <text:p>Ủy Ban Nhân Dân Xã Ngãi Xu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404" calcext:value-type="float">
            <text:p>1009404</text:p>
          </table:table-cell>
          <table:table-cell office:value-type="string" calcext:value-type="string">
            <text:p>Ủy ban nhân dân xã Hiếu Tử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405" calcext:value-type="float">
            <text:p>1009405</text:p>
          </table:table-cell>
          <table:table-cell office:value-type="string" calcext:value-type="string">
            <text:p>Ủy ban nhân dân xã Hiếu Tr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406" calcext:value-type="float">
            <text:p>1009406</text:p>
          </table:table-cell>
          <table:table-cell office:value-type="string" calcext:value-type="string">
            <text:p>Ủy ban Nhân dân Xã Long Thớ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378" calcext:value-type="float">
            <text:p>63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418" calcext:value-type="float">
            <text:p>1009418</text:p>
          </table:table-cell>
          <table:table-cell office:value-type="string" calcext:value-type="string">
            <text:p>UBND Thị trấn An Bài</text:p>
          </table:table-cell>
          <table:table-cell office:value-type="float" office:value="389" calcext:value-type="float">
            <text:p>389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3624" calcext:value-type="float">
            <text:p>362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434" calcext:value-type="float">
            <text:p>1009434</text:p>
          </table:table-cell>
          <table:table-cell office:value-type="string" calcext:value-type="string">
            <text:p>UBND Xã Phước Hậu</text:p>
          </table:table-cell>
          <table:table-cell office:value-type="float" office:value="260" calcext:value-type="float">
            <text:p>26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532" calcext:value-type="float">
            <text:p>1009532</text:p>
          </table:table-cell>
          <table:table-cell office:value-type="string" calcext:value-type="string">
            <text:p>Ủy ban nhân dân xã Tân Bình Th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559" calcext:value-type="float">
            <text:p>1009559</text:p>
          </table:table-cell>
          <table:table-cell office:value-type="string" calcext:value-type="string">
            <text:p>Ủy ban nhân dân Xã Mỹ Quý Tâ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560" calcext:value-type="float">
            <text:p>1009560</text:p>
          </table:table-cell>
          <table:table-cell office:value-type="string" calcext:value-type="string">
            <text:p>UBND Xã Mỹ Thạnh Tâ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648" calcext:value-type="float">
            <text:p>1009648</text:p>
          </table:table-cell>
          <table:table-cell office:value-type="string" calcext:value-type="string">
            <text:p>UBND Xã Định Thà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98" calcext:value-type="float">
            <text:p>479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649" calcext:value-type="float">
            <text:p>1009649</text:p>
          </table:table-cell>
          <table:table-cell office:value-type="string" calcext:value-type="string">
            <text:p>UBND Xã Mỹ Phú Đô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728" calcext:value-type="float">
            <text:p>1009728</text:p>
          </table:table-cell>
          <table:table-cell office:value-type="string" calcext:value-type="string">
            <text:p>UBND xã Trà Sơn</text:p>
          </table:table-cell>
          <table:table-cell office:value-type="float" office:value="33" calcext:value-type="float">
            <text:p>33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4574" calcext:value-type="float">
            <text:p>457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730" calcext:value-type="float">
            <text:p>1009730</text:p>
          </table:table-cell>
          <table:table-cell office:value-type="string" calcext:value-type="string">
            <text:p>UBND Xã Bình Phục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623" calcext:value-type="float">
            <text:p>36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731" calcext:value-type="float">
            <text:p>1009731</text:p>
          </table:table-cell>
          <table:table-cell office:value-type="string" calcext:value-type="string">
            <text:p>UBND Xã Bình Triều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742" calcext:value-type="float">
            <text:p>274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732" calcext:value-type="float">
            <text:p>1009732</text:p>
          </table:table-cell>
          <table:table-cell office:value-type="string" calcext:value-type="string">
            <text:p>UBND Xã Bình Sa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733" calcext:value-type="float">
            <text:p>1009733</text:p>
          </table:table-cell>
          <table:table-cell office:value-type="string" calcext:value-type="string">
            <text:p>UBND Xã Bình H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734" calcext:value-type="float">
            <text:p>1009734</text:p>
          </table:table-cell>
          <table:table-cell office:value-type="string" calcext:value-type="string">
            <text:p>UBND Xã Bình Quế</text:p>
          </table:table-cell>
          <table:table-cell office:value-type="float" office:value="166" calcext:value-type="float">
            <text:p>166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735" calcext:value-type="float">
            <text:p>1009735</text:p>
          </table:table-cell>
          <table:table-cell office:value-type="string" calcext:value-type="string">
            <text:p>UBND Xã Trà Giá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22" calcext:value-type="float">
            <text:p>41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740" calcext:value-type="float">
            <text:p>1009740</text:p>
          </table:table-cell>
          <table:table-cell office:value-type="string" calcext:value-type="string">
            <text:p>UBND Xã Tam Hải</text:p>
          </table:table-cell>
          <table:table-cell office:value-type="float" office:value="467" calcext:value-type="float">
            <text:p>467</text:p>
          </table:table-cell>
          <table:table-cell office:value-type="float" office:value="3113" calcext:value-type="float">
            <text:p>3113</text:p>
          </table:table-cell>
          <table:table-cell office:value-type="float" office:value="14" calcext:value-type="float">
            <text:p>14</text:p>
          </table:table-cell>
          <table:table-cell office:value-type="float" office:value="451" calcext:value-type="float">
            <text:p>45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741" calcext:value-type="float">
            <text:p>1009741</text:p>
          </table:table-cell>
          <table:table-cell office:value-type="string" calcext:value-type="string">
            <text:p>UBND Xã Trà Đông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742" calcext:value-type="float">
            <text:p>1009742</text:p>
          </table:table-cell>
          <table:table-cell office:value-type="string" calcext:value-type="string">
            <text:p>UBND Xã Trà Dương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988" calcext:value-type="float">
            <text:p>498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743" calcext:value-type="float">
            <text:p>1009743</text:p>
          </table:table-cell>
          <table:table-cell office:value-type="string" calcext:value-type="string">
            <text:p>UBND Xã Trà Tân</text:p>
          </table:table-cell>
          <table:table-cell office:value-type="float" office:value="15" calcext:value-type="float">
            <text:p>15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749" calcext:value-type="float">
            <text:p>1009749</text:p>
          </table:table-cell>
          <table:table-cell office:value-type="string" calcext:value-type="string">
            <text:p>UBND Xã Phong An</text:p>
          </table:table-cell>
          <table:table-cell office:value-type="float" office:value="8" calcext:value-type="float">
            <text:p>8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756" calcext:value-type="float">
            <text:p>1009756</text:p>
          </table:table-cell>
          <table:table-cell office:value-type="string" calcext:value-type="string">
            <text:p>UBND Xã Phong Mỹ</text:p>
          </table:table-cell>
          <table:table-cell office:value-type="float" office:value="95" calcext:value-type="float">
            <text:p>95</text:p>
          </table:table-cell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9758" calcext:value-type="float">
            <text:p>1009758</text:p>
          </table:table-cell>
          <table:table-cell office:value-type="string" calcext:value-type="string">
            <text:p>UBND Xã Phong Th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759" calcext:value-type="float">
            <text:p>1009759</text:p>
          </table:table-cell>
          <table:table-cell office:value-type="string" calcext:value-type="string">
            <text:p>UBND Xã Phong Hiề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825" calcext:value-type="float">
            <text:p>1009825</text:p>
          </table:table-cell>
          <table:table-cell office:value-type="string" calcext:value-type="string">
            <text:p>UBND xã Trà Cang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826" calcext:value-type="float">
            <text:p>1009826</text:p>
          </table:table-cell>
          <table:table-cell office:value-type="string" calcext:value-type="string">
            <text:p>UBND Xã Trà Linh</text:p>
          </table:table-cell>
          <table:table-cell office:value-type="float" office:value="40" calcext:value-type="float">
            <text:p>4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4053" calcext:value-type="float">
            <text:p>405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833" calcext:value-type="float">
            <text:p>1009833</text:p>
          </table:table-cell>
          <table:table-cell office:value-type="string" calcext:value-type="string">
            <text:p>UBND Xã Trà 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853" calcext:value-type="float">
            <text:p>1009853</text:p>
          </table:table-cell>
          <table:table-cell office:value-type="string" calcext:value-type="string">
            <text:p>UBND Xã Canh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857" calcext:value-type="float">
            <text:p>1009857</text:p>
          </table:table-cell>
          <table:table-cell office:value-type="string" calcext:value-type="string">
            <text:p>UBND xã Cô Ngân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906" calcext:value-type="float">
            <text:p>1009906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912" calcext:value-type="float">
            <text:p>1009912</text:p>
          </table:table-cell>
          <table:table-cell office:value-type="string" calcext:value-type="string">
            <text:p>UBND Phường Vĩnh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132" calcext:value-type="float">
            <text:p>1010132</text:p>
          </table:table-cell>
          <table:table-cell office:value-type="string" calcext:value-type="string">
            <text:p>UBND Xã Nhơn Ái</text:p>
          </table:table-cell>
          <table:table-cell office:value-type="float" office:value="28" calcext:value-type="float">
            <text:p>28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1892" calcext:value-type="float">
            <text:p>189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278" calcext:value-type="float">
            <text:p>1010278</text:p>
          </table:table-cell>
          <table:table-cell office:value-type="string" calcext:value-type="string">
            <text:p>Ủy Ban Nhân Dân Xã Mỹ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285" calcext:value-type="float">
            <text:p>1010285</text:p>
          </table:table-cell>
          <table:table-cell office:value-type="string" calcext:value-type="string">
            <text:p>UBND Xã Xuân Thượ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316" calcext:value-type="float">
            <text:p>1010316</text:p>
          </table:table-cell>
          <table:table-cell office:value-type="string" calcext:value-type="string">
            <text:p>UBND Phường Bến Tắ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12" calcext:value-type="float">
            <text:p>17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317" calcext:value-type="float">
            <text:p>1010317</text:p>
          </table:table-cell>
          <table:table-cell office:value-type="string" calcext:value-type="string">
            <text:p>UBND Phường Phả Lại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331" calcext:value-type="float">
            <text:p>1010331</text:p>
          </table:table-cell>
          <table:table-cell office:value-type="string" calcext:value-type="string">
            <text:p>UBND Xã Xuân H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332" calcext:value-type="float">
            <text:p>1010332</text:p>
          </table:table-cell>
          <table:table-cell office:value-type="string" calcext:value-type="string">
            <text:p>UBND Xã Xuân Thủ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338" calcext:value-type="float">
            <text:p>1010338</text:p>
          </table:table-cell>
          <table:table-cell office:value-type="string" calcext:value-type="string">
            <text:p>UBND Xã Trường Long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339" calcext:value-type="float">
            <text:p>1010339</text:p>
          </table:table-cell>
          <table:table-cell office:value-type="string" calcext:value-type="string">
            <text:p>UBND Xã Nhơn Nghĩa</text:p>
          </table:table-cell>
          <table:table-cell office:value-type="float" office:value="98" calcext:value-type="float">
            <text:p>98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4935" calcext:value-type="float">
            <text:p>4935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352" calcext:value-type="float">
            <text:p>1010352</text:p>
          </table:table-cell>
          <table:table-cell office:value-type="string" calcext:value-type="string">
            <text:p>UBND Phường Sao Đỏ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423" calcext:value-type="float">
            <text:p>1010423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430" calcext:value-type="float">
            <text:p>1010430</text:p>
          </table:table-cell>
          <table:table-cell office:value-type="string" calcext:value-type="string">
            <text:p>UBND Xã Thanh V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432" calcext:value-type="float">
            <text:p>1010432</text:p>
          </table:table-cell>
          <table:table-cell office:value-type="string" calcext:value-type="string">
            <text:p>UBND Xã Hoàng Đ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433" calcext:value-type="float">
            <text:p>1010433</text:p>
          </table:table-cell>
          <table:table-cell office:value-type="string" calcext:value-type="string">
            <text:p>UBND xã Vĩnh Lậ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445" calcext:value-type="float">
            <text:p>1010445</text:p>
          </table:table-cell>
          <table:table-cell office:value-type="string" calcext:value-type="string">
            <text:p>UBND Thị Trấn Phú Hò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54" calcext:value-type="float">
            <text:p>55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555" calcext:value-type="float">
            <text:p>1010555</text:p>
          </table:table-cell>
          <table:table-cell office:value-type="string" calcext:value-type="string">
            <text:p>Ủy Ban Nhân Dân Xã Long Hưng</text:p>
          </table:table-cell>
          <table:table-cell office:value-type="float" office:value="2" calcext:value-type="float">
            <text:p>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602" calcext:value-type="float">
            <text:p>1010602</text:p>
          </table:table-cell>
          <table:table-cell office:value-type="string" calcext:value-type="string">
            <text:p>UBND xã Trà Ka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143" calcext:value-type="float">
            <text:p>414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604" calcext:value-type="float">
            <text:p>1010604</text:p>
          </table:table-cell>
          <table:table-cell office:value-type="string" calcext:value-type="string">
            <text:p>UBND xã Trà Giác</text:p>
          </table:table-cell>
          <table:table-cell office:value-type="float" office:value="18" calcext:value-type="float">
            <text:p>18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7922" calcext:value-type="float">
            <text:p>792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0606" calcext:value-type="float">
            <text:p>1010606</text:p>
          </table:table-cell>
          <table:table-cell office:value-type="string" calcext:value-type="string">
            <text:p>UBND Xã Tam Trà</text:p>
          </table:table-cell>
          <table:table-cell office:value-type="float" office:value="496" calcext:value-type="float">
            <text:p>496</text:p>
          </table:table-cell>
          <table:table-cell office:value-type="float" office:value="4918" calcext:value-type="float">
            <text:p>4918</text:p>
          </table:table-cell>
          <table:table-cell office:value-type="float" office:value="13" calcext:value-type="float">
            <text:p>13</text:p>
          </table:table-cell>
          <table:table-cell office:value-type="float" office:value="9458" calcext:value-type="float">
            <text:p>9458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608" calcext:value-type="float">
            <text:p>1010608</text:p>
          </table:table-cell>
          <table:table-cell office:value-type="string" calcext:value-type="string">
            <text:p>UBND xã Trà Kó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609" calcext:value-type="float">
            <text:p>1010609</text:p>
          </table:table-cell>
          <table:table-cell office:value-type="string" calcext:value-type="string">
            <text:p>UBND Xã Trà Nú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610" calcext:value-type="float">
            <text:p>1010610</text:p>
          </table:table-cell>
          <table:table-cell office:value-type="string" calcext:value-type="string">
            <text:p>UBND Xã Phước Đức</text:p>
          </table:table-cell>
          <table:table-cell office:value-type="float" office:value="1037" calcext:value-type="float">
            <text:p>1037</text:p>
          </table:table-cell>
          <table:table-cell office:value-type="float" office:value="7506" calcext:value-type="float">
            <text:p>7506</text:p>
          </table:table-cell>
          <table:table-cell office:value-type="float" office:value="11" calcext:value-type="float">
            <text:p>11</text:p>
          </table:table-cell>
          <table:table-cell office:value-type="float" office:value="5125" calcext:value-type="float">
            <text:p>5125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0611" calcext:value-type="float">
            <text:p>1010611</text:p>
          </table:table-cell>
          <table:table-cell office:value-type="string" calcext:value-type="string">
            <text:p>UBND Xã Phước Năng</text:p>
          </table:table-cell>
          <table:table-cell office:value-type="float" office:value="110" calcext:value-type="float">
            <text:p>110</text:p>
          </table:table-cell>
          <table:table-cell office:value-type="float" office:value="1608" calcext:value-type="float">
            <text:p>1608</text:p>
          </table:table-cell>
          <table:table-cell office:value-type="float" office:value="5" calcext:value-type="float">
            <text:p>5</text:p>
          </table:table-cell>
          <table:table-cell office:value-type="float" office:value="1103" calcext:value-type="float">
            <text:p>110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612" calcext:value-type="float">
            <text:p>1010612</text:p>
          </table:table-cell>
          <table:table-cell office:value-type="string" calcext:value-type="string">
            <text:p>UBND Xã Tam Giang</text:p>
          </table:table-cell>
          <table:table-cell office:value-type="float" office:value="108" calcext:value-type="float">
            <text:p>108</text:p>
          </table:table-cell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613" calcext:value-type="float">
            <text:p>1010613</text:p>
          </table:table-cell>
          <table:table-cell office:value-type="string" calcext:value-type="string">
            <text:p>UBND Xã Tam Quang</text:p>
          </table:table-cell>
          <table:table-cell office:value-type="float" office:value="120" calcext:value-type="float">
            <text:p>120</text:p>
          </table:table-cell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614" calcext:value-type="float">
            <text:p>1010614</text:p>
          </table:table-cell>
          <table:table-cell office:value-type="string" calcext:value-type="string">
            <text:p>UBND Xã Tam Nghĩa</text:p>
          </table:table-cell>
          <table:table-cell office:value-type="float" office:value="82" calcext:value-type="float">
            <text:p>82</text:p>
          </table:table-cell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</text:p>
          </table:table-cell>
          <table:table-cell office:value-type="float" office:value="2559" calcext:value-type="float">
            <text:p>2559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615" calcext:value-type="float">
            <text:p>1010615</text:p>
          </table:table-cell>
          <table:table-cell office:value-type="string" calcext:value-type="string">
            <text:p>UBND Xã Tam Xuân 1</text:p>
          </table:table-cell>
          <table:table-cell office:value-type="float" office:value="324" calcext:value-type="float">
            <text:p>324</text:p>
          </table:table-cell>
          <table:table-cell office:value-type="float" office:value="3290" calcext:value-type="float">
            <text:p>3290</text:p>
          </table:table-cell>
          <table:table-cell office:value-type="float" office:value="6" calcext:value-type="float">
            <text:p>6</text:p>
          </table:table-cell>
          <table:table-cell office:value-type="float" office:value="726" calcext:value-type="float">
            <text:p>726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616" calcext:value-type="float">
            <text:p>1010616</text:p>
          </table:table-cell>
          <table:table-cell office:value-type="string" calcext:value-type="string">
            <text:p>UBND Xã Tiên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617" calcext:value-type="float">
            <text:p>1010617</text:p>
          </table:table-cell>
          <table:table-cell office:value-type="string" calcext:value-type="string">
            <text:p>UBND Xã Tiên Lập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618" calcext:value-type="float">
            <text:p>1010618</text:p>
          </table:table-cell>
          <table:table-cell office:value-type="string" calcext:value-type="string">
            <text:p>UBND Thị Trấn Khâm Đức</text:p>
          </table:table-cell>
          <table:table-cell office:value-type="float" office:value="536" calcext:value-type="float">
            <text:p>536</text:p>
          </table:table-cell>
          <table:table-cell office:value-type="float" office:value="4524" calcext:value-type="float">
            <text:p>4524</text:p>
          </table:table-cell>
          <table:table-cell office:value-type="float" office:value="3" calcext:value-type="float">
            <text:p>3</text:p>
          </table:table-cell>
          <table:table-cell office:value-type="float" office:value="649" calcext:value-type="float">
            <text:p>649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619" calcext:value-type="float">
            <text:p>1010619</text:p>
          </table:table-cell>
          <table:table-cell office:value-type="string" calcext:value-type="string">
            <text:p>UBND Xã Phước Hiệ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673" calcext:value-type="float">
            <text:p>1010673</text:p>
          </table:table-cell>
          <table:table-cell office:value-type="string" calcext:value-type="string">
            <text:p>UBND xã Thanh Qu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675" calcext:value-type="float">
            <text:p>1010675</text:p>
          </table:table-cell>
          <table:table-cell office:value-type="string" calcext:value-type="string">
            <text:p>UBND Xã Duy Ph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845" calcext:value-type="float">
            <text:p>1010845</text:p>
          </table:table-cell>
          <table:table-cell office:value-type="string" calcext:value-type="string">
            <text:p>UBND Xã Phước Kim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846" calcext:value-type="float">
            <text:p>1010846</text:p>
          </table:table-cell>
          <table:table-cell office:value-type="string" calcext:value-type="string">
            <text:p>UBND Xã Phước Thành</text:p>
          </table:table-cell>
          <table:table-cell office:value-type="float" office:value="2019" calcext:value-type="float">
            <text:p>2019</text:p>
          </table:table-cell>
          <table:table-cell office:value-type="float" office:value="7080" calcext:value-type="float">
            <text:p>7080</text:p>
          </table:table-cell>
          <table:table-cell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0847" calcext:value-type="float">
            <text:p>1010847</text:p>
          </table:table-cell>
          <table:table-cell office:value-type="string" calcext:value-type="string">
            <text:p>UBND Thị Trấn Núi Thành</text:p>
          </table:table-cell>
          <table:table-cell office:value-type="float" office:value="89" calcext:value-type="float">
            <text:p>89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848" calcext:value-type="float">
            <text:p>1010848</text:p>
          </table:table-cell>
          <table:table-cell office:value-type="string" calcext:value-type="string">
            <text:p>UBND Xã Phước Chánh</text:p>
          </table:table-cell>
          <table:table-cell office:value-type="float" office:value="2640" calcext:value-type="float">
            <text:p>2640</text:p>
          </table:table-cell>
          <table:table-cell office:value-type="float" office:value="12527" calcext:value-type="float">
            <text:p>12527</text:p>
          </table:table-cell>
          <table:table-cell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849" calcext:value-type="float">
            <text:p>1010849</text:p>
          </table:table-cell>
          <table:table-cell office:value-type="string" calcext:value-type="string">
            <text:p>UBND Xã Phước C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852" calcext:value-type="float">
            <text:p>1010852</text:p>
          </table:table-cell>
          <table:table-cell office:value-type="string" calcext:value-type="string">
            <text:p>UBND Xã Tiên Ngọc</text:p>
          </table:table-cell>
          <table:table-cell office:value-type="float" office:value="125" calcext:value-type="float">
            <text:p>125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853" calcext:value-type="float">
            <text:p>1010853</text:p>
          </table:table-cell>
          <table:table-cell office:value-type="string" calcext:value-type="string">
            <text:p>UBND Xã Tiên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854" calcext:value-type="float">
            <text:p>1010854</text:p>
          </table:table-cell>
          <table:table-cell office:value-type="string" calcext:value-type="string">
            <text:p>UBND Xã Tiên Cảnh</text:p>
          </table:table-cell>
          <table:table-cell office:value-type="float" office:value="266" calcext:value-type="float">
            <text:p>266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855" calcext:value-type="float">
            <text:p>1010855</text:p>
          </table:table-cell>
          <table:table-cell office:value-type="string" calcext:value-type="string">
            <text:p>UBND Xã Tiên Mỹ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856" calcext:value-type="float">
            <text:p>1010856</text:p>
          </table:table-cell>
          <table:table-cell office:value-type="string" calcext:value-type="string">
            <text:p>UBND Xã Phước Mỹ</text:p>
          </table:table-cell>
          <table:table-cell office:value-type="float" office:value="542" calcext:value-type="float">
            <text:p>542</text:p>
          </table:table-cell>
          <table:table-cell office:value-type="float" office:value="2123" calcext:value-type="float">
            <text:p>2123</text:p>
          </table:table-cell>
          <table:table-cell office:value-type="float" office:value="2" calcext:value-type="float">
            <text:p>2</text:p>
          </table:table-cell>
          <table:table-cell office:value-type="float" office:value="9245" calcext:value-type="float">
            <text:p>924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857" calcext:value-type="float">
            <text:p>1010857</text:p>
          </table:table-cell>
          <table:table-cell office:value-type="string" calcext:value-type="string">
            <text:p>UBND Xã Tiên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858" calcext:value-type="float">
            <text:p>1010858</text:p>
          </table:table-cell>
          <table:table-cell office:value-type="string" calcext:value-type="string">
            <text:p>UBND Xã Tiên H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859" calcext:value-type="float">
            <text:p>1010859</text:p>
          </table:table-cell>
          <table:table-cell office:value-type="string" calcext:value-type="string">
            <text:p>UBND Xã Tiên Cẩm</text:p>
          </table:table-cell>
          <table:table-cell office:value-type="float" office:value="57" calcext:value-type="float">
            <text:p>57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899" calcext:value-type="float">
            <text:p>1010899</text:p>
          </table:table-cell>
          <table:table-cell office:value-type="string" calcext:value-type="string">
            <text:p>Ủy Ban Nhân Dân Xã Hòa Tị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003" calcext:value-type="float">
            <text:p>1011003</text:p>
          </table:table-cell>
          <table:table-cell office:value-type="string" calcext:value-type="string">
            <text:p>UBND Thị trấn Trảng Bo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102" calcext:value-type="float">
            <text:p>1011102</text:p>
          </table:table-cell>
          <table:table-cell office:value-type="string" calcext:value-type="string">
            <text:p>UBND Xã Tiên Châu</text:p>
          </table:table-cell>
          <table:table-cell office:value-type="float" office:value="155" calcext:value-type="float">
            <text:p>155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103" calcext:value-type="float">
            <text:p>1011103</text:p>
          </table:table-cell>
          <table:table-cell office:value-type="string" calcext:value-type="string">
            <text:p>UBND Xã Tiên Lãnh</text:p>
          </table:table-cell>
          <table:table-cell office:value-type="float" office:value="1169" calcext:value-type="float">
            <text:p>1169</text:p>
          </table:table-cell>
          <table:table-cell office:value-type="float" office:value="3956" calcext:value-type="float">
            <text:p>3956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105" calcext:value-type="float">
            <text:p>1011105</text:p>
          </table:table-cell>
          <table:table-cell office:value-type="string" calcext:value-type="string">
            <text:p>UBND Xã Phước Gia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107" calcext:value-type="float">
            <text:p>1011107</text:p>
          </table:table-cell>
          <table:table-cell office:value-type="string" calcext:value-type="string">
            <text:p>UBND Xã Quế Lư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1108" calcext:value-type="float">
            <text:p>1011108</text:p>
          </table:table-cell>
          <table:table-cell office:value-type="string" calcext:value-type="string">
            <text:p>UBND Thị Trấn Tiên Kỳ</text:p>
          </table:table-cell>
          <table:table-cell office:value-type="float" office:value="99" calcext:value-type="float">
            <text:p>99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109" calcext:value-type="float">
            <text:p>1011109</text:p>
          </table:table-cell>
          <table:table-cell office:value-type="string" calcext:value-type="string">
            <text:p>UBND Xã Tiên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110" calcext:value-type="float">
            <text:p>1011110</text:p>
          </table:table-cell>
          <table:table-cell office:value-type="string" calcext:value-type="string">
            <text:p>UBND Xã Hiệp Thuậ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111" calcext:value-type="float">
            <text:p>1011111</text:p>
          </table:table-cell>
          <table:table-cell office:value-type="string" calcext:value-type="string">
            <text:p>UBND Xã Quế Thọ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59" calcext:value-type="float">
            <text:p>18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112" calcext:value-type="float">
            <text:p>1011112</text:p>
          </table:table-cell>
          <table:table-cell office:value-type="string" calcext:value-type="string">
            <text:p>UBND Xã Bình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113" calcext:value-type="float">
            <text:p>1011113</text:p>
          </table:table-cell>
          <table:table-cell office:value-type="string" calcext:value-type="string">
            <text:p>UBND Xã Phước Trà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141" calcext:value-type="float">
            <text:p>114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114" calcext:value-type="float">
            <text:p>1011114</text:p>
          </table:table-cell>
          <table:table-cell office:value-type="string" calcext:value-type="string">
            <text:p>UBND Xã Quế An</text:p>
          </table:table-cell>
          <table:table-cell office:value-type="float" office:value="141" calcext:value-type="float">
            <text:p>141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office:value-type="float" office:value="11419" calcext:value-type="float">
            <text:p>1141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115" calcext:value-type="float">
            <text:p>1011115</text:p>
          </table:table-cell>
          <table:table-cell office:value-type="string" calcext:value-type="string">
            <text:p>UBND Xã Quế M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119" calcext:value-type="float">
            <text:p>1011119</text:p>
          </table:table-cell>
          <table:table-cell office:value-type="string" calcext:value-type="string">
            <text:p>UBND xã Thăng Phước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131" calcext:value-type="float">
            <text:p>1011131</text:p>
          </table:table-cell>
          <table:table-cell office:value-type="string" calcext:value-type="string">
            <text:p>UBND Thị Trấn Cái Nước</text:p>
          </table:table-cell>
          <table:table-cell office:value-type="float" office:value="192" calcext:value-type="float">
            <text:p>192</text:p>
          </table:table-cell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149" calcext:value-type="float">
            <text:p>1011149</text:p>
          </table:table-cell>
          <table:table-cell office:value-type="string" calcext:value-type="string">
            <text:p>Ủy Ban Nhân Dân Xã Long Mỹ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357" calcext:value-type="float">
            <text:p>1011357</text:p>
          </table:table-cell>
          <table:table-cell office:value-type="string" calcext:value-type="string">
            <text:p>UBND xã Bình Sơn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358" calcext:value-type="float">
            <text:p>1011358</text:p>
          </table:table-cell>
          <table:table-cell office:value-type="string" calcext:value-type="string">
            <text:p>UBND Xã Quế Hiệp</text:p>
          </table:table-cell>
          <table:table-cell office:value-type="float" office:value="2882" calcext:value-type="float">
            <text:p>2882</text:p>
          </table:table-cell>
          <table:table-cell office:value-type="float" office:value="10275" calcext:value-type="float">
            <text:p>10275</text:p>
          </table:table-cell>
          <table:table-cell office:value-type="float" office:value="3" calcext:value-type="float">
            <text:p>3</text:p>
          </table:table-cell>
          <table:table-cell office:value-type="float" office:value="3999" calcext:value-type="float">
            <text:p>3999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359" calcext:value-type="float">
            <text:p>1011359</text:p>
          </table:table-cell>
          <table:table-cell office:value-type="string" calcext:value-type="string">
            <text:p>UBND Xã Quế Xuân 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360" calcext:value-type="float">
            <text:p>1011360</text:p>
          </table:table-cell>
          <table:table-cell office:value-type="string" calcext:value-type="string">
            <text:p>UBND Xã Quế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368" calcext:value-type="float">
            <text:p>1011368</text:p>
          </table:table-cell>
          <table:table-cell office:value-type="string" calcext:value-type="string">
            <text:p>UBND xã Hiệp Hòa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369" calcext:value-type="float">
            <text:p>1011369</text:p>
          </table:table-cell>
          <table:table-cell office:value-type="string" calcext:value-type="string">
            <text:p>UBND Xã Bình A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389" calcext:value-type="float">
            <text:p>1011389</text:p>
          </table:table-cell>
          <table:table-cell office:value-type="string" calcext:value-type="string">
            <text:p>UBND Thị trấn Bá H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471" calcext:value-type="float">
            <text:p>1011471</text:p>
          </table:table-cell>
          <table:table-cell office:value-type="string" calcext:value-type="string">
            <text:p>UBND Thị Trấn Hà La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472" calcext:value-type="float">
            <text:p>1011472</text:p>
          </table:table-cell>
          <table:table-cell office:value-type="string" calcext:value-type="string">
            <text:p>UBND Xã Bình Dươ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473" calcext:value-type="float">
            <text:p>1011473</text:p>
          </table:table-cell>
          <table:table-cell office:value-type="string" calcext:value-type="string">
            <text:p>UBND XÃ BÌNH GIA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474" calcext:value-type="float">
            <text:p>1011474</text:p>
          </table:table-cell>
          <table:table-cell office:value-type="string" calcext:value-type="string">
            <text:p>UBND Xã Bình Nguyên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477" calcext:value-type="float">
            <text:p>1011477</text:p>
          </table:table-cell>
          <table:table-cell office:value-type="string" calcext:value-type="string">
            <text:p>UBND Xã Tà Bh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478" calcext:value-type="float">
            <text:p>1011478</text:p>
          </table:table-cell>
          <table:table-cell office:value-type="string" calcext:value-type="string">
            <text:p>UBND Xã Cà D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479" calcext:value-type="float">
            <text:p>1011479</text:p>
          </table:table-cell>
          <table:table-cell office:value-type="string" calcext:value-type="string">
            <text:p>UBND Xã Đắc P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480" calcext:value-type="float">
            <text:p>1011480</text:p>
          </table:table-cell>
          <table:table-cell office:value-type="string" calcext:value-type="string">
            <text:p>UBND Xã Đắc Pri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553" calcext:value-type="float">
            <text:p>1011553</text:p>
          </table:table-cell>
          <table:table-cell office:value-type="string" calcext:value-type="string">
            <text:p>UBND Xã Trà Nam</text:p>
          </table:table-cell>
          <table:table-cell office:value-type="float" office:value="13" calcext:value-type="float">
            <text:p>1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558" calcext:value-type="float">
            <text:p>1011558</text:p>
          </table:table-cell>
          <table:table-cell office:value-type="string" calcext:value-type="string">
            <text:p>UBND Xã Trà Don</text:p>
          </table:table-cell>
          <table:table-cell office:value-type="float" office:value="23" calcext:value-type="float">
            <text:p>23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2718" calcext:value-type="float">
            <text:p>271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559" calcext:value-type="float">
            <text:p>1011559</text:p>
          </table:table-cell>
          <table:table-cell office:value-type="string" calcext:value-type="string">
            <text:p>UBND Xã Trà Vân</text:p>
          </table:table-cell>
          <table:table-cell office:value-type="float" office:value="134" calcext:value-type="float">
            <text:p>134</text:p>
          </table:table-cell>
          <table:table-cell office:value-type="float" office:value="2201" calcext:value-type="float">
            <text:p>2201</text:p>
          </table:table-cell>
          <table:table-cell office:value-type="float" office:value="9" calcext:value-type="float">
            <text:p>9</text:p>
          </table:table-cell>
          <table:table-cell office:value-type="float" office:value="3582" calcext:value-type="float">
            <text:p>3582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560" calcext:value-type="float">
            <text:p>1011560</text:p>
          </table:table-cell>
          <table:table-cell office:value-type="string" calcext:value-type="string">
            <text:p>UBND Xã Trà V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565" calcext:value-type="float">
            <text:p>1011565</text:p>
          </table:table-cell>
          <table:table-cell office:value-type="string" calcext:value-type="string">
            <text:p>UBND Xã Trà Le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566" calcext:value-type="float">
            <text:p>1011566</text:p>
          </table:table-cell>
          <table:table-cell office:value-type="string" calcext:value-type="string">
            <text:p>UBND Xã Trà Dơn</text:p>
          </table:table-cell>
          <table:table-cell office:value-type="float" office:value="59" calcext:value-type="float">
            <text:p>59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567" calcext:value-type="float">
            <text:p>1011567</text:p>
          </table:table-cell>
          <table:table-cell office:value-type="string" calcext:value-type="string">
            <text:p>UBND Xã Trà Tập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727" calcext:value-type="float">
            <text:p>1011727</text:p>
          </table:table-cell>
          <table:table-cell office:value-type="string" calcext:value-type="string">
            <text:p>UBND Xã Tân Lậ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759" calcext:value-type="float">
            <text:p>1011759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985" calcext:value-type="float">
            <text:p>1011985</text:p>
          </table:table-cell>
          <table:table-cell office:value-type="string" calcext:value-type="string">
            <text:p>UBND xã Hồng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986" calcext:value-type="float">
            <text:p>1011986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987" calcext:value-type="float">
            <text:p>1011987</text:p>
          </table:table-cell>
          <table:table-cell office:value-type="string" calcext:value-type="string">
            <text:p>UBND xã A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991" calcext:value-type="float">
            <text:p>1011991</text:p>
          </table:table-cell>
          <table:table-cell office:value-type="string" calcext:value-type="string">
            <text:p>UBND Thị trấn An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992" calcext:value-type="float">
            <text:p>1011992</text:p>
          </table:table-cell>
          <table:table-cell office:value-type="string" calcext:value-type="string">
            <text:p>UBND xã Lê Thiệ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993" calcext:value-type="float">
            <text:p>1011993</text:p>
          </table:table-cell>
          <table:table-cell office:value-type="string" calcext:value-type="string">
            <text:p>UBND xã Đại Bả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994" calcext:value-type="float">
            <text:p>1011994</text:p>
          </table:table-cell>
          <table:table-cell office:value-type="string" calcext:value-type="string">
            <text:p>UBND xã Đặng Cương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1995" calcext:value-type="float">
            <text:p>1011995</text:p>
          </table:table-cell>
          <table:table-cell office:value-type="string" calcext:value-type="string">
            <text:p>UBND xã Đồng Thá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996" calcext:value-type="float">
            <text:p>1011996</text:p>
          </table:table-cell>
          <table:table-cell office:value-type="string" calcext:value-type="string">
            <text:p>UBND xã Quốc Tuấn</text:p>
          </table:table-cell>
          <table:table-cell office:value-type="float" office:value="96" calcext:value-type="float">
            <text:p>96</text:p>
          </table:table-cell>
          <table:table-cell office:value-type="float" office:value="912" calcext:value-type="float">
            <text:p>912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997" calcext:value-type="float">
            <text:p>1011997</text:p>
          </table:table-cell>
          <table:table-cell office:value-type="string" calcext:value-type="string">
            <text:p>UBND xã An Đồng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998" calcext:value-type="float">
            <text:p>1011998</text:p>
          </table:table-cell>
          <table:table-cell office:value-type="string" calcext:value-type="string">
            <text:p>UBND xã Hồng Th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999" calcext:value-type="float">
            <text:p>1011999</text:p>
          </table:table-cell>
          <table:table-cell office:value-type="string" calcext:value-type="string">
            <text:p>UBND xã Lý Họ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01" calcext:value-type="float">
            <text:p>1012001</text:p>
          </table:table-cell>
          <table:table-cell office:value-type="string" calcext:value-type="string">
            <text:p>UBND xã Bắc Sơn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002" calcext:value-type="float">
            <text:p>1012002</text:p>
          </table:table-cell>
          <table:table-cell office:value-type="string" calcext:value-type="string">
            <text:p>UBND xã Nam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19" calcext:value-type="float">
            <text:p>1012019</text:p>
          </table:table-cell>
          <table:table-cell office:value-type="string" calcext:value-type="string">
            <text:p>UBND Xã Thụy 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20" calcext:value-type="float">
            <text:p>1012020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21" calcext:value-type="float">
            <text:p>1012021</text:p>
          </table:table-cell>
          <table:table-cell office:value-type="string" calcext:value-type="string">
            <text:p>UBND Xã Minh Tâ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024" calcext:value-type="float">
            <text:p>1012024</text:p>
          </table:table-cell>
          <table:table-cell office:value-type="string" calcext:value-type="string">
            <text:p>UBND phường Hòa Nghĩ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025" calcext:value-type="float">
            <text:p>1012025</text:p>
          </table:table-cell>
          <table:table-cell office:value-type="string" calcext:value-type="string">
            <text:p>UBND Xã Ngũ Phú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26" calcext:value-type="float">
            <text:p>1012026</text:p>
          </table:table-cell>
          <table:table-cell office:value-type="string" calcext:value-type="string">
            <text:p>UBND Xã Kiến Quốc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027" calcext:value-type="float">
            <text:p>1012027</text:p>
          </table:table-cell>
          <table:table-cell office:value-type="string" calcext:value-type="string">
            <text:p>UBND Thị trấn Núi Đố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028" calcext:value-type="float">
            <text:p>1012028</text:p>
          </table:table-cell>
          <table:table-cell office:value-type="string" calcext:value-type="string">
            <text:p>UBND Phường Đa Phúc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29" calcext:value-type="float">
            <text:p>1012029</text:p>
          </table:table-cell>
          <table:table-cell office:value-type="string" calcext:value-type="string">
            <text:p>UBND Phường Hưng Đạo</text:p>
          </table:table-cell>
          <table:table-cell office:value-type="float" office:value="66" calcext:value-type="float">
            <text:p>66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30" calcext:value-type="float">
            <text:p>1012030</text:p>
          </table:table-cell>
          <table:table-cell office:value-type="string" calcext:value-type="string">
            <text:p>UBND Phường Anh Dũ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032" calcext:value-type="float">
            <text:p>1012032</text:p>
          </table:table-cell>
          <table:table-cell office:value-type="string" calcext:value-type="string">
            <text:p>UBND Xã Đại H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33" calcext:value-type="float">
            <text:p>1012033</text:p>
          </table:table-cell>
          <table:table-cell office:value-type="string" calcext:value-type="string">
            <text:p>UBND Xã Ngũ Đo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034" calcext:value-type="float">
            <text:p>1012034</text:p>
          </table:table-cell>
          <table:table-cell office:value-type="string" calcext:value-type="string">
            <text:p>UBND Xã Tân Phong</text:p>
          </table:table-cell>
          <table:table-cell office:value-type="float" office:value="37" calcext:value-type="float">
            <text:p>37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050" calcext:value-type="float">
            <text:p>1012050</text:p>
          </table:table-cell>
          <table:table-cell office:value-type="string" calcext:value-type="string">
            <text:p>UBND xã Lê Lợi</text:p>
          </table:table-cell>
          <table:table-cell office:value-type="float" office:value="24" calcext:value-type="float">
            <text:p>2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055" calcext:value-type="float">
            <text:p>1012055</text:p>
          </table:table-cell>
          <table:table-cell office:value-type="string" calcext:value-type="string">
            <text:p>UBND xã Liên A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61" calcext:value-type="float">
            <text:p>1012061</text:p>
          </table:table-cell>
          <table:table-cell office:value-type="string" calcext:value-type="string">
            <text:p>UBND xã Hoà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65" calcext:value-type="float">
            <text:p>1012065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79" calcext:value-type="float">
            <text:p>1012079</text:p>
          </table:table-cell>
          <table:table-cell office:value-type="string" calcext:value-type="string">
            <text:p>UBND xã Đức Xu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82" calcext:value-type="float">
            <text:p>1012082</text:p>
          </table:table-cell>
          <table:table-cell office:value-type="string" calcext:value-type="string">
            <text:p>UBND Phường Hợp Đứ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2083" calcext:value-type="float">
            <text:p>1012083</text:p>
          </table:table-cell>
          <table:table-cell office:value-type="string" calcext:value-type="string">
            <text:p>UBND Xã An Th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84" calcext:value-type="float">
            <text:p>1012084</text:p>
          </table:table-cell>
          <table:table-cell office:value-type="string" calcext:value-type="string">
            <text:p>UBND Xã Thuận Thi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085" calcext:value-type="float">
            <text:p>1012085</text:p>
          </table:table-cell>
          <table:table-cell office:value-type="string" calcext:value-type="string">
            <text:p>UBND Xã Hữu Bằ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86" calcext:value-type="float">
            <text:p>1012086</text:p>
          </table:table-cell>
          <table:table-cell office:value-type="string" calcext:value-type="string">
            <text:p>UBND xã Đại Đồn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091" calcext:value-type="float">
            <text:p>1012091</text:p>
          </table:table-cell>
          <table:table-cell office:value-type="string" calcext:value-type="string">
            <text:p>UBND phường Hải Thành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092" calcext:value-type="float">
            <text:p>1012092</text:p>
          </table:table-cell>
          <table:table-cell office:value-type="string" calcext:value-type="string">
            <text:p>UBND Xã Đông Phương</text:p>
          </table:table-cell>
          <table:table-cell office:value-type="float" office:value="93" calcext:value-type="float">
            <text:p>93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2105" calcext:value-type="float">
            <text:p>1012105</text:p>
          </table:table-cell>
          <table:table-cell office:value-type="string" calcext:value-type="string">
            <text:p>UBND TT Tân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106" calcext:value-type="float">
            <text:p>1012106</text:p>
          </table:table-cell>
          <table:table-cell office:value-type="string" calcext:value-type="string">
            <text:p>UBND xã Đak Lu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107" calcext:value-type="float">
            <text:p>1012107</text:p>
          </table:table-cell>
          <table:table-cell office:value-type="string" calcext:value-type="string">
            <text:p>UBND xã Nam Cát T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32" calcext:value-type="float">
            <text:p>1012432</text:p>
          </table:table-cell>
          <table:table-cell office:value-type="string" calcext:value-type="string">
            <text:p>Ủy Ban Nhân Dân Xã Khánh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33" calcext:value-type="float">
            <text:p>1012433</text:p>
          </table:table-cell>
          <table:table-cell office:value-type="string" calcext:value-type="string">
            <text:p>Ủy Ban Nhân Dân Xã Khánh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34" calcext:value-type="float">
            <text:p>1012434</text:p>
          </table:table-cell>
          <table:table-cell office:value-type="string" calcext:value-type="string">
            <text:p>Uỷ ban nhân dân xã Sơn Th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35" calcext:value-type="float">
            <text:p>1012435</text:p>
          </table:table-cell>
          <table:table-cell office:value-type="string" calcext:value-type="string">
            <text:p>Ủy ban nhân dân xã Liên S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39" calcext:value-type="float">
            <text:p>1012439</text:p>
          </table:table-cell>
          <table:table-cell office:value-type="string" calcext:value-type="string">
            <text:p>Ủy Ban Nhân Dân Xã Khánh Na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40" calcext:value-type="float">
            <text:p>1012440</text:p>
          </table:table-cell>
          <table:table-cell office:value-type="string" calcext:value-type="string">
            <text:p>Ủy Ban Nhân Dân Xã Giang 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41" calcext:value-type="float">
            <text:p>1012441</text:p>
          </table:table-cell>
          <table:table-cell office:value-type="string" calcext:value-type="string">
            <text:p>Ủy Ban Nhân Dân Xã Cầu B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49" calcext:value-type="float">
            <text:p>1012449</text:p>
          </table:table-cell>
          <table:table-cell office:value-type="string" calcext:value-type="string">
            <text:p>Ubnd Xã Tân Việ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453" calcext:value-type="float">
            <text:p>1012453</text:p>
          </table:table-cell>
          <table:table-cell office:value-type="string" calcext:value-type="string">
            <text:p>UBND xã Tru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454" calcext:value-type="float">
            <text:p>1012454</text:p>
          </table:table-cell>
          <table:table-cell office:value-type="string" calcext:value-type="string">
            <text:p>UBND xã Yên Hòa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2455" calcext:value-type="float">
            <text:p>1012455</text:p>
          </table:table-cell>
          <table:table-cell office:value-type="string" calcext:value-type="string">
            <text:p>UBND Xã Minh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456" calcext:value-type="float">
            <text:p>1012456</text:p>
          </table:table-cell>
          <table:table-cell office:value-type="string" calcext:value-type="string">
            <text:p>UBND Xã Trung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457" calcext:value-type="float">
            <text:p>1012457</text:p>
          </table:table-cell>
          <table:table-cell office:value-type="string" calcext:value-type="string">
            <text:p>Ubnd Xã Lý Thường Kiệ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493" calcext:value-type="float">
            <text:p>1012493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94" calcext:value-type="float">
            <text:p>1012494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95" calcext:value-type="float">
            <text:p>1012495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96" calcext:value-type="float">
            <text:p>1012496</text:p>
          </table:table-cell>
          <table:table-cell office:value-type="string" calcext:value-type="string">
            <text:p>Ủy Ban Nhân Dân Phường 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576" calcext:value-type="float">
            <text:p>1012576</text:p>
          </table:table-cell>
          <table:table-cell office:value-type="string" calcext:value-type="string">
            <text:p>Ủy Ban Nhân Dân Phường Ninh Hiệp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581" calcext:value-type="float">
            <text:p>1012581</text:p>
          </table:table-cell>
          <table:table-cell office:value-type="string" calcext:value-type="string">
            <text:p>UBND Xã Mỹ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694" calcext:value-type="float">
            <text:p>1012694</text:p>
          </table:table-cell>
          <table:table-cell office:value-type="string" calcext:value-type="string">
            <text:p>UBND Xã Thanh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695" calcext:value-type="float">
            <text:p>1012695</text:p>
          </table:table-cell>
          <table:table-cell office:value-type="string" calcext:value-type="string">
            <text:p>UBND Xã Yê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696" calcext:value-type="float">
            <text:p>1012696</text:p>
          </table:table-cell>
          <table:table-cell office:value-type="string" calcext:value-type="string">
            <text:p>UBND xã Việt C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743" calcext:value-type="float">
            <text:p>1012743</text:p>
          </table:table-cell>
          <table:table-cell office:value-type="string" calcext:value-type="string">
            <text:p>Ủy Ban Nhân Dân Xã Triệu Thành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750" calcext:value-type="float">
            <text:p>1012750</text:p>
          </table:table-cell>
          <table:table-cell office:value-type="string" calcext:value-type="string">
            <text:p>Ủy Ban Nhân Dân Xã Tân Dân</text:p>
          </table:table-cell>
          <table:table-cell office:value-type="float" office:value="405" calcext:value-type="float">
            <text:p>405</text:p>
          </table:table-cell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  <table:table-cell office:value-type="float" office:value="5944" calcext:value-type="float">
            <text:p>5944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2804" calcext:value-type="float">
            <text:p>1012804</text:p>
          </table:table-cell>
          <table:table-cell office:value-type="string" calcext:value-type="string">
            <text:p>UBND xã Liên Phươ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809" calcext:value-type="float">
            <text:p>1012809</text:p>
          </table:table-cell>
          <table:table-cell office:value-type="string" calcext:value-type="string">
            <text:p>UBND xã Trung Nghĩ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824" calcext:value-type="float">
            <text:p>1012824</text:p>
          </table:table-cell>
          <table:table-cell office:value-type="string" calcext:value-type="string">
            <text:p>Ủy Ban Nhân Dân Xã Xuân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825" calcext:value-type="float">
            <text:p>1012825</text:p>
          </table:table-cell>
          <table:table-cell office:value-type="string" calcext:value-type="string">
            <text:p>Ủy Ban Nhân Dân Xã Vạn Hưng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826" calcext:value-type="float">
            <text:p>1012826</text:p>
          </table:table-cell>
          <table:table-cell office:value-type="string" calcext:value-type="string">
            <text:p>Ủy Ban Nhân Dân Xã Ninh Tr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830" calcext:value-type="float">
            <text:p>1012830</text:p>
          </table:table-cell>
          <table:table-cell office:value-type="string" calcext:value-type="string">
            <text:p>Ủy Ban Nhân Dân Xã Ninh Thượng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2831" calcext:value-type="float">
            <text:p>1012831</text:p>
          </table:table-cell>
          <table:table-cell office:value-type="string" calcext:value-type="string">
            <text:p>Ủy Ban Nhân Dân Xã Ninh Thọ</text:p>
          </table:table-cell>
          <table:table-cell office:value-type="float" office:value="169" calcext:value-type="float">
            <text:p>169</text:p>
          </table:table-cell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832" calcext:value-type="float">
            <text:p>1012832</text:p>
          </table:table-cell>
          <table:table-cell office:value-type="string" calcext:value-type="string">
            <text:p>Ủy Ban Nhân Dân Phường Ninh Hải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833" calcext:value-type="float">
            <text:p>1012833</text:p>
          </table:table-cell>
          <table:table-cell office:value-type="string" calcext:value-type="string">
            <text:p>Ủy Ban Nhân Dân Xã Ninh Si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834" calcext:value-type="float">
            <text:p>1012834</text:p>
          </table:table-cell>
          <table:table-cell office:value-type="string" calcext:value-type="string">
            <text:p>Ủy Ban Nhân Dân Xã Ninh Xuâ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838" calcext:value-type="float">
            <text:p>1012838</text:p>
          </table:table-cell>
          <table:table-cell office:value-type="string" calcext:value-type="string">
            <text:p>Ủy Ban Nhân Dân Xã Ninh An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839" calcext:value-type="float">
            <text:p>1012839</text:p>
          </table:table-cell>
          <table:table-cell office:value-type="string" calcext:value-type="string">
            <text:p>Ủy Ban Nhân Dân Xã Ninh Tâ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840" calcext:value-type="float">
            <text:p>1012840</text:p>
          </table:table-cell>
          <table:table-cell office:value-type="string" calcext:value-type="string">
            <text:p>Ủy ban nhân dân xã Vĩnh Phương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863" calcext:value-type="float">
            <text:p>1012863</text:p>
          </table:table-cell>
          <table:table-cell office:value-type="string" calcext:value-type="string">
            <text:p>UBND Xã Dương Qu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864" calcext:value-type="float">
            <text:p>1012864</text:p>
          </table:table-cell>
          <table:table-cell office:value-type="string" calcext:value-type="string">
            <text:p>UBND Xã Hòa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872" calcext:value-type="float">
            <text:p>1012872</text:p>
          </table:table-cell>
          <table:table-cell office:value-type="string" calcext:value-type="string">
            <text:p>UBND Xã Cẩm X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877" calcext:value-type="float">
            <text:p>1012877</text:p>
          </table:table-cell>
          <table:table-cell office:value-type="string" calcext:value-type="string">
            <text:p>UBND Xã Lương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894" calcext:value-type="float">
            <text:p>1012894</text:p>
          </table:table-cell>
          <table:table-cell office:value-type="string" calcext:value-type="string">
            <text:p>Ủy Ban Nhân Dân Xã Ngọc Chánh</text:p>
          </table:table-cell>
          <table:table-cell office:value-type="float" office:value="275" calcext:value-type="float">
            <text:p>275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2896" calcext:value-type="float">
            <text:p>1012896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143" calcext:value-type="float">
            <text:p>143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078" calcext:value-type="float">
            <text:p>1013078</text:p>
          </table:table-cell>
          <table:table-cell office:value-type="string" calcext:value-type="string">
            <text:p>Ủy ban nhân dân phường Vĩnh Trường</text:p>
          </table:table-cell>
          <table:table-cell office:value-type="float" office:value="145" calcext:value-type="float">
            <text:p>145</text:p>
          </table:table-cell>
          <table:table-cell office:value-type="float" office:value="843" calcext:value-type="float">
            <text:p>843</text:p>
          </table:table-cell>
          <table:table-cell office:value-type="float" office:value="7" calcext:value-type="float">
            <text:p>7</text:p>
          </table:table-cell>
          <table:table-cell office:value-type="float" office:value="925" calcext:value-type="float">
            <text:p>92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079" calcext:value-type="float">
            <text:p>1013079</text:p>
          </table:table-cell>
          <table:table-cell office:value-type="string" calcext:value-type="string">
            <text:p>Ủy ban nhân dân xã Vĩnh L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080" calcext:value-type="float">
            <text:p>1013080</text:p>
          </table:table-cell>
          <table:table-cell office:value-type="string" calcext:value-type="string">
            <text:p>Ủy ban nhân dân phường Phước Long</text:p>
          </table:table-cell>
          <table:table-cell office:value-type="float" office:value="273" calcext:value-type="float">
            <text:p>273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084" calcext:value-type="float">
            <text:p>1013084</text:p>
          </table:table-cell>
          <table:table-cell office:value-type="string" calcext:value-type="string">
            <text:p>Ủy ban nhân dân xã Vĩnh Thạnh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345" calcext:value-type="float">
            <text:p>4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3085" calcext:value-type="float">
            <text:p>1013085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086" calcext:value-type="float">
            <text:p>1013086</text:p>
          </table:table-cell>
          <table:table-cell office:value-type="string" calcext:value-type="string">
            <text:p>Ủy ban nhân dân xã Vĩnh Tr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087" calcext:value-type="float">
            <text:p>1013087</text:p>
          </table:table-cell>
          <table:table-cell office:value-type="string" calcext:value-type="string">
            <text:p>Ủy Ban Nhân Dân Xã Vĩnh Thái</text:p>
          </table:table-cell>
          <table:table-cell office:value-type="float" office:value="60" calcext:value-type="float">
            <text:p>6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088" calcext:value-type="float">
            <text:p>1013088</text:p>
          </table:table-cell>
          <table:table-cell office:value-type="string" calcext:value-type="string">
            <text:p>Ủy ban nhân dân xã Phước Đồng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107" calcext:value-type="float">
            <text:p>1013107</text:p>
          </table:table-cell>
          <table:table-cell office:value-type="string" calcext:value-type="string">
            <text:p>UBND phường Bần Yên Nh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114" calcext:value-type="float">
            <text:p>1013114</text:p>
          </table:table-cell>
          <table:table-cell office:value-type="string" calcext:value-type="string">
            <text:p>UBND Xã Minh Hải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115" calcext:value-type="float">
            <text:p>1013115</text:p>
          </table:table-cell>
          <table:table-cell office:value-type="string" calcext:value-type="string">
            <text:p>UBND Xã Lương Tà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71" calcext:value-type="float">
            <text:p>45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3116" calcext:value-type="float">
            <text:p>1013116</text:p>
          </table:table-cell>
          <table:table-cell office:value-type="string" calcext:value-type="string">
            <text:p>UBND Xã Trưng Trắc</text:p>
          </table:table-cell>
          <table:table-cell office:value-type="float" office:value="58" calcext:value-type="float">
            <text:p>58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117" calcext:value-type="float">
            <text:p>1013117</text:p>
          </table:table-cell>
          <table:table-cell office:value-type="string" calcext:value-type="string">
            <text:p>UBND Xã Lạc Hồng</text:p>
          </table:table-cell>
          <table:table-cell office:value-type="float" office:value="83" calcext:value-type="float">
            <text:p>83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119" calcext:value-type="float">
            <text:p>1013119</text:p>
          </table:table-cell>
          <table:table-cell office:value-type="string" calcext:value-type="string">
            <text:p>UBND phường Phan Đình Phùng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224" calcext:value-type="float">
            <text:p>1013224</text:p>
          </table:table-cell>
          <table:table-cell office:value-type="string" calcext:value-type="string">
            <text:p>UBND xã Sơn V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251" calcext:value-type="float">
            <text:p>1013251</text:p>
          </table:table-cell>
          <table:table-cell office:value-type="string" calcext:value-type="string">
            <text:p>UBND phường Hiến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252" calcext:value-type="float">
            <text:p>1013252</text:p>
          </table:table-cell>
          <table:table-cell office:value-type="string" calcext:value-type="string">
            <text:p>UBND Phường Lê Lợ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253" calcext:value-type="float">
            <text:p>1013253</text:p>
          </table:table-cell>
          <table:table-cell office:value-type="string" calcext:value-type="string">
            <text:p>Ubnd Phường Minh Kh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3254" calcext:value-type="float">
            <text:p>1013254</text:p>
          </table:table-cell>
          <table:table-cell office:value-type="string" calcext:value-type="string">
            <text:p>UBND phường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3330" calcext:value-type="float">
            <text:p>1013330</text:p>
          </table:table-cell>
          <table:table-cell office:value-type="string" calcext:value-type="string">
            <text:p>Trường Mầm non Yên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332" calcext:value-type="float">
            <text:p>1013332</text:p>
          </table:table-cell>
          <table:table-cell office:value-type="string" calcext:value-type="string">
            <text:p>Trường Mầm non Minh 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333" calcext:value-type="float">
            <text:p>1013333</text:p>
          </table:table-cell>
          <table:table-cell office:value-type="string" calcext:value-type="string">
            <text:p>Ủy ban nhân dân xã Vĩnh Ngọ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338" calcext:value-type="float">
            <text:p>1013338</text:p>
          </table:table-cell>
          <table:table-cell office:value-type="string" calcext:value-type="string">
            <text:p>UBND xã Cách Linh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340" calcext:value-type="float">
            <text:p>1013340</text:p>
          </table:table-cell>
          <table:table-cell office:value-type="string" calcext:value-type="string">
            <text:p>UBND xã Đại Sơn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341" calcext:value-type="float">
            <text:p>1013341</text:p>
          </table:table-cell>
          <table:table-cell office:value-type="string" calcext:value-type="string">
            <text:p>UBND xã Tiên Thành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479" calcext:value-type="float">
            <text:p>1013479</text:p>
          </table:table-cell>
          <table:table-cell office:value-type="string" calcext:value-type="string">
            <text:p>UBND Xã Đông Cử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480" calcext:value-type="float">
            <text:p>1013480</text:p>
          </table:table-cell>
          <table:table-cell office:value-type="string" calcext:value-type="string">
            <text:p>UBND Xã Thượng Cửu</text:p>
          </table:table-cell>
          <table:table-cell office:value-type="float" office:value="38" calcext:value-type="float">
            <text:p>38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494" calcext:value-type="float">
            <text:p>1013494</text:p>
          </table:table-cell>
          <table:table-cell office:value-type="string" calcext:value-type="string">
            <text:p>UBND Phường Hồng Châ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495" calcext:value-type="float">
            <text:p>1013495</text:p>
          </table:table-cell>
          <table:table-cell office:value-type="string" calcext:value-type="string">
            <text:p>UBND xã Tân Hư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496" calcext:value-type="float">
            <text:p>1013496</text:p>
          </table:table-cell>
          <table:table-cell office:value-type="string" calcext:value-type="string">
            <text:p>UBND xã Tân L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500" calcext:value-type="float">
            <text:p>1013500</text:p>
          </table:table-cell>
          <table:table-cell office:value-type="string" calcext:value-type="string">
            <text:p>UBND Xã Đại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501" calcext:value-type="float">
            <text:p>1013501</text:p>
          </table:table-cell>
          <table:table-cell office:value-type="string" calcext:value-type="string">
            <text:p>UBND Xã Việt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502" calcext:value-type="float">
            <text:p>1013502</text:p>
          </table:table-cell>
          <table:table-cell office:value-type="string" calcext:value-type="string">
            <text:p>UBND Xã Tân Qua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503" calcext:value-type="float">
            <text:p>1013503</text:p>
          </table:table-cell>
          <table:table-cell office:value-type="string" calcext:value-type="string">
            <text:p>UBND xã Hùng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507" calcext:value-type="float">
            <text:p>1013507</text:p>
          </table:table-cell>
          <table:table-cell office:value-type="string" calcext:value-type="string">
            <text:p>UBND Thị trấn Như Quỳnh</text:p>
          </table:table-cell>
          <table:table-cell office:value-type="float" office:value="35" calcext:value-type="float">
            <text:p>3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508" calcext:value-type="float">
            <text:p>1013508</text:p>
          </table:table-cell>
          <table:table-cell office:value-type="string" calcext:value-type="string">
            <text:p>UBND Xã Lạc Đạ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509" calcext:value-type="float">
            <text:p>1013509</text:p>
          </table:table-cell>
          <table:table-cell office:value-type="string" calcext:value-type="string">
            <text:p>UBND Xã Chỉ Đạ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560" calcext:value-type="float">
            <text:p>1013560</text:p>
          </table:table-cell>
          <table:table-cell office:value-type="string" calcext:value-type="string">
            <text:p>UBND Xã Giáp Lai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562" calcext:value-type="float">
            <text:p>1013562</text:p>
          </table:table-cell>
          <table:table-cell office:value-type="string" calcext:value-type="string">
            <text:p>UBND Xã Yên Sơn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620" calcext:value-type="float">
            <text:p>1013620</text:p>
          </table:table-cell>
          <table:table-cell office:value-type="string" calcext:value-type="string">
            <text:p>UBND Xã Đông Thuận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4887" calcext:value-type="float">
            <text:p>4887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3706" calcext:value-type="float">
            <text:p>1013706</text:p>
          </table:table-cell>
          <table:table-cell office:value-type="string" calcext:value-type="string">
            <text:p>UBND Xã Tư</text:p>
          </table:table-cell>
          <table:table-cell office:value-type="float" office:value="3" calcext:value-type="float">
            <text:p>3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711" calcext:value-type="float">
            <text:p>1013711</text:p>
          </table:table-cell>
          <table:table-cell office:value-type="string" calcext:value-type="string">
            <text:p>UBND Xã Mà Cooih</text:p>
          </table:table-cell>
          <table:table-cell office:value-type="float" office:value="37" calcext:value-type="float">
            <text:p>37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712" calcext:value-type="float">
            <text:p>1013712</text:p>
          </table:table-cell>
          <table:table-cell office:value-type="string" calcext:value-type="string">
            <text:p>UBND Xã Kà Dăng</text:p>
          </table:table-cell>
          <table:table-cell office:value-type="float" office:value="33" calcext:value-type="float">
            <text:p>33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815" calcext:value-type="float">
            <text:p>1013815</text:p>
          </table:table-cell>
          <table:table-cell office:value-type="string" calcext:value-type="string">
            <text:p>UBND Xã Arooi</text:p>
          </table:table-cell>
          <table:table-cell office:value-type="float" office:value="12" calcext:value-type="float">
            <text:p>12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264" calcext:value-type="float">
            <text:p>326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816" calcext:value-type="float">
            <text:p>1013816</text:p>
          </table:table-cell>
          <table:table-cell office:value-type="string" calcext:value-type="string">
            <text:p>UBND Xã Za Hu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845" calcext:value-type="float">
            <text:p>1013845</text:p>
          </table:table-cell>
          <table:table-cell office:value-type="string" calcext:value-type="string">
            <text:p>UBND Xã La ÊÊ</text:p>
          </table:table-cell>
          <table:table-cell office:value-type="float" office:value="3913" calcext:value-type="float">
            <text:p>3913</text:p>
          </table:table-cell>
          <table:table-cell office:value-type="float" office:value="33385" calcext:value-type="float">
            <text:p>33385</text:p>
          </table:table-cell>
          <table:table-cell office:value-type="float" office:value="0" calcext:value-type="float">
            <text:p>0</text:p>
          </table:table-cell>
          <table:table-cell office:value-type="float" office:value="4094" calcext:value-type="float">
            <text:p>4094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846" calcext:value-type="float">
            <text:p>1013846</text:p>
          </table:table-cell>
          <table:table-cell office:value-type="string" calcext:value-type="string">
            <text:p>UBND Xã Zuôi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847" calcext:value-type="float">
            <text:p>1013847</text:p>
          </table:table-cell>
          <table:table-cell office:value-type="string" calcext:value-type="string">
            <text:p>UBND Xã La Dêê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848" calcext:value-type="float">
            <text:p>1013848</text:p>
          </table:table-cell>
          <table:table-cell office:value-type="string" calcext:value-type="string">
            <text:p>UBND Xã Chà Vàl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920" calcext:value-type="float">
            <text:p>1013920</text:p>
          </table:table-cell>
          <table:table-cell office:value-type="string" calcext:value-type="string">
            <text:p>UBND Phường Vĩnh Điệ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921" calcext:value-type="float">
            <text:p>1013921</text:p>
          </table:table-cell>
          <table:table-cell office:value-type="string" calcext:value-type="string">
            <text:p>UBND Xã Điện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923" calcext:value-type="float">
            <text:p>1013923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926" calcext:value-type="float">
            <text:p>1013926</text:p>
          </table:table-cell>
          <table:table-cell office:value-type="string" calcext:value-type="string">
            <text:p>UBND Xã Đại M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928" calcext:value-type="float">
            <text:p>1013928</text:p>
          </table:table-cell>
          <table:table-cell office:value-type="string" calcext:value-type="string">
            <text:p>UBND Xã Điện Thọ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929" calcext:value-type="float">
            <text:p>1013929</text:p>
          </table:table-cell>
          <table:table-cell office:value-type="string" calcext:value-type="string">
            <text:p>UBND Xã Đại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930" calcext:value-type="float">
            <text:p>1013930</text:p>
          </table:table-cell>
          <table:table-cell office:value-type="string" calcext:value-type="string">
            <text:p>UBND Xã Đại Lã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931" calcext:value-type="float">
            <text:p>1013931</text:p>
          </table:table-cell>
          <table:table-cell office:value-type="string" calcext:value-type="string">
            <text:p>UBND Xã Điện Hòa</text:p>
          </table:table-cell>
          <table:table-cell office:value-type="float" office:value="260" calcext:value-type="float">
            <text:p>260</text:p>
          </table:table-cell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  <table:table-cell office:value-type="float" office:value="3909" calcext:value-type="float">
            <text:p>3909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3961" calcext:value-type="float">
            <text:p>1013961</text:p>
          </table:table-cell>
          <table:table-cell office:value-type="string" calcext:value-type="string">
            <text:p>UBND Xã Duy Phướ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962" calcext:value-type="float">
            <text:p>1013962</text:p>
          </table:table-cell>
          <table:table-cell office:value-type="string" calcext:value-type="string">
            <text:p>UBND Xã Duy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965" calcext:value-type="float">
            <text:p>1013965</text:p>
          </table:table-cell>
          <table:table-cell office:value-type="string" calcext:value-type="string">
            <text:p>UBND Xã Duy Hả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990" calcext:value-type="float">
            <text:p>1013990</text:p>
          </table:table-cell>
          <table:table-cell office:value-type="string" calcext:value-type="string">
            <text:p>UBND Thị trấn Thạnh Mỹ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001" calcext:value-type="float">
            <text:p>1014001</text:p>
          </table:table-cell>
          <table:table-cell office:value-type="string" calcext:value-type="string">
            <text:p>UBND xã Đại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026" calcext:value-type="float">
            <text:p>1014026</text:p>
          </table:table-cell>
          <table:table-cell office:value-type="string" calcext:value-type="string">
            <text:p>UBND Thị trấn Nam Phướ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028" calcext:value-type="float">
            <text:p>1014028</text:p>
          </table:table-cell>
          <table:table-cell office:value-type="string" calcext:value-type="string">
            <text:p>UBND Phường Điện Ngọ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099" calcext:value-type="float">
            <text:p>1014099</text:p>
          </table:table-cell>
          <table:table-cell office:value-type="string" calcext:value-type="string">
            <text:p>UBND Xã Điện H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100" calcext:value-type="float">
            <text:p>1014100</text:p>
          </table:table-cell>
          <table:table-cell office:value-type="string" calcext:value-type="string">
            <text:p>UBND Xã Đại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102" calcext:value-type="float">
            <text:p>1014102</text:p>
          </table:table-cell>
          <table:table-cell office:value-type="string" calcext:value-type="string">
            <text:p>UBND Xã Điện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107" calcext:value-type="float">
            <text:p>1014107</text:p>
          </table:table-cell>
          <table:table-cell office:value-type="string" calcext:value-type="string">
            <text:p>UBND Xã Đại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109" calcext:value-type="float">
            <text:p>1014109</text:p>
          </table:table-cell>
          <table:table-cell office:value-type="string" calcext:value-type="string">
            <text:p>UBND Xã Đại Ch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115" calcext:value-type="float">
            <text:p>1014115</text:p>
          </table:table-cell>
          <table:table-cell office:value-type="string" calcext:value-type="string">
            <text:p>UBND Phường Điện D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116" calcext:value-type="float">
            <text:p>1014116</text:p>
          </table:table-cell>
          <table:table-cell office:value-type="string" calcext:value-type="string">
            <text:p>UBND Xã Điện Qu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158" calcext:value-type="float">
            <text:p>1014158</text:p>
          </table:table-cell>
          <table:table-cell office:value-type="string" calcext:value-type="string">
            <text:p>UBND Xã Điện Tr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163" calcext:value-type="float">
            <text:p>1014163</text:p>
          </table:table-cell>
          <table:table-cell office:value-type="string" calcext:value-type="string">
            <text:p>UBND Xã Điện Phướ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164" calcext:value-type="float">
            <text:p>1014164</text:p>
          </table:table-cell>
          <table:table-cell office:value-type="string" calcext:value-type="string">
            <text:p>UBND Phường Điện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201" calcext:value-type="float">
            <text:p>1014201</text:p>
          </table:table-cell>
          <table:table-cell office:value-type="string" calcext:value-type="string">
            <text:p>Ủy Ban Nhân Dân Xã Phong Thạnh A</text:p>
          </table:table-cell>
          <table:table-cell office:value-type="float" office:value="66" calcext:value-type="float">
            <text:p>66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4236" calcext:value-type="float">
            <text:p>1014236</text:p>
          </table:table-cell>
          <table:table-cell office:value-type="string" calcext:value-type="string">
            <text:p>UBND Xã Tân V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237" calcext:value-type="float">
            <text:p>1014237</text:p>
          </table:table-cell>
          <table:table-cell office:value-type="string" calcext:value-type="string">
            <text:p>UBND Xã Mỹ Đứ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238" calcext:value-type="float">
            <text:p>1014238</text:p>
          </table:table-cell>
          <table:table-cell office:value-type="string" calcext:value-type="string">
            <text:p>UBND Xã Trường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239" calcext:value-type="float">
            <text:p>1014239</text:p>
          </table:table-cell>
          <table:table-cell office:value-type="string" calcext:value-type="string">
            <text:p>UBND Xã An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242" calcext:value-type="float">
            <text:p>1014242</text:p>
          </table:table-cell>
          <table:table-cell office:value-type="string" calcext:value-type="string">
            <text:p>UBND Xã An Thắ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300" calcext:value-type="float">
            <text:p>1014300</text:p>
          </table:table-cell>
          <table:table-cell office:value-type="string" calcext:value-type="string">
            <text:p>UBND Xã Tân D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301" calcext:value-type="float">
            <text:p>1014301</text:p>
          </table:table-cell>
          <table:table-cell office:value-type="string" calcext:value-type="string">
            <text:p>UBND Xã Thái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315" calcext:value-type="float">
            <text:p>1014315</text:p>
          </table:table-cell>
          <table:table-cell office:value-type="string" calcext:value-type="string">
            <text:p>Ủy Ban Nhân Dân Xã Phan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653" calcext:value-type="float">
            <text:p>1014653</text:p>
          </table:table-cell>
          <table:table-cell office:value-type="string" calcext:value-type="string">
            <text:p>UBND Phường Nghĩa X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899" calcext:value-type="float">
            <text:p>1014899</text:p>
          </table:table-cell>
          <table:table-cell office:value-type="string" calcext:value-type="string">
            <text:p>Ủy Ban Nhân Dân Phường 3 thành phố Sóc Tr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901" calcext:value-type="float">
            <text:p>1014901</text:p>
          </table:table-cell>
          <table:table-cell office:value-type="string" calcext:value-type="string">
            <text:p>Ủy Ban Nhân Dân Phường 4 thành phố Sóc Tr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912" calcext:value-type="float">
            <text:p>1014912</text:p>
          </table:table-cell>
          <table:table-cell office:value-type="string" calcext:value-type="string">
            <text:p>UBND Xã Du Lễ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946" calcext:value-type="float">
            <text:p>1014946</text:p>
          </table:table-cell>
          <table:table-cell office:value-type="string" calcext:value-type="string">
            <text:p>UBND Xã Đồng Phú</text:p>
          </table:table-cell>
          <table:table-cell office:value-type="float" office:value="64" calcext:value-type="float">
            <text:p>64</text:p>
          </table:table-cell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  <table:table-cell office:value-type="float" office:value="2701" calcext:value-type="float">
            <text:p>2701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4947" calcext:value-type="float">
            <text:p>1014947</text:p>
          </table:table-cell>
          <table:table-cell office:value-type="string" calcext:value-type="string">
            <text:p>UBND Xã Hòa Ninh</text:p>
          </table:table-cell>
          <table:table-cell office:value-type="float" office:value="79" calcext:value-type="float">
            <text:p>79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952" calcext:value-type="float">
            <text:p>1014952</text:p>
          </table:table-cell>
          <table:table-cell office:value-type="string" calcext:value-type="string">
            <text:p>UBND Thị trấn Long Hồ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5592" calcext:value-type="float">
            <text:p>1015592</text:p>
          </table:table-cell>
          <table:table-cell office:value-type="string" calcext:value-type="string">
            <text:p>UBND Xã Tà L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593" calcext:value-type="float">
            <text:p>1015593</text:p>
          </table:table-cell>
          <table:table-cell office:value-type="string" calcext:value-type="string">
            <text:p>UBND Xã Sông Kô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594" calcext:value-type="float">
            <text:p>1015594</text:p>
          </table:table-cell>
          <table:table-cell office:value-type="string" calcext:value-type="string">
            <text:p>UBND Xã ATi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608" calcext:value-type="float">
            <text:p>1015608</text:p>
          </table:table-cell>
          <table:table-cell office:value-type="string" calcext:value-type="string">
            <text:p>UBND xã Bình Đị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609" calcext:value-type="float">
            <text:p>1015609</text:p>
          </table:table-cell>
          <table:table-cell office:value-type="string" calcext:value-type="string">
            <text:p>UBND Xã Trung Ngu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688" calcext:value-type="float">
            <text:p>1015688</text:p>
          </table:table-cell>
          <table:table-cell office:value-type="string" calcext:value-type="string">
            <text:p>UBND Thị trấn Thới L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5689" calcext:value-type="float">
            <text:p>1015689</text:p>
          </table:table-cell>
          <table:table-cell office:value-type="string" calcext:value-type="string">
            <text:p>UBND Xã Thới Thạnh</text:p>
          </table:table-cell>
          <table:table-cell office:value-type="float" office:value="131" calcext:value-type="float">
            <text:p>131</text:p>
          </table:table-cell>
          <table:table-cell office:value-type="float" office:value="952" calcext:value-type="float">
            <text:p>952</text:p>
          </table:table-cell>
          <table:table-cell office:value-type="float" office:value="5" calcext:value-type="float">
            <text:p>5</text:p>
          </table:table-cell>
          <table:table-cell office:value-type="float" office:value="2139" calcext:value-type="float">
            <text:p>21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5740" calcext:value-type="float">
            <text:p>1015740</text:p>
          </table:table-cell>
          <table:table-cell office:value-type="string" calcext:value-type="string">
            <text:p>Ủy Ban Nhân Dân Xã Thạnh Thới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864" calcext:value-type="float">
            <text:p>1015864</text:p>
          </table:table-cell>
          <table:table-cell office:value-type="string" calcext:value-type="string">
            <text:p>UBND xã Đạo Trù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172" calcext:value-type="float">
            <text:p>1016172</text:p>
          </table:table-cell>
          <table:table-cell office:value-type="string" calcext:value-type="string">
            <text:p>Trường Mầm non Yên Thuậ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177" calcext:value-type="float">
            <text:p>1016177</text:p>
          </table:table-cell>
          <table:table-cell office:value-type="string" calcext:value-type="string">
            <text:p>Trường Mầm Non Minh K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289" calcext:value-type="float">
            <text:p>1016289</text:p>
          </table:table-cell>
          <table:table-cell office:value-type="string" calcext:value-type="string">
            <text:p>UBND Xã Lộc Hòa</text:p>
          </table:table-cell>
          <table:table-cell office:value-type="float" office:value="158" calcext:value-type="float">
            <text:p>158</text:p>
          </table:table-cell>
          <table:table-cell office:value-type="float" office:value="1574" calcext:value-type="float">
            <text:p>1574</text:p>
          </table:table-cell>
          <table:table-cell office:value-type="float" office:value="3" calcext:value-type="float">
            <text:p>3</text:p>
          </table:table-cell>
          <table:table-cell office:value-type="float" office:value="3353" calcext:value-type="float">
            <text:p>3353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6291" calcext:value-type="float">
            <text:p>1016291</text:p>
          </table:table-cell>
          <table:table-cell office:value-type="string" calcext:value-type="string">
            <text:p>UBND Xã Phú Đức</text:p>
          </table:table-cell>
          <table:table-cell office:value-type="float" office:value="80" calcext:value-type="float">
            <text:p>80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6292" calcext:value-type="float">
            <text:p>1016292</text:p>
          </table:table-cell>
          <table:table-cell office:value-type="string" calcext:value-type="string">
            <text:p>UBND Xã Thạnh Quới</text:p>
          </table:table-cell>
          <table:table-cell office:value-type="float" office:value="74" calcext:value-type="float">
            <text:p>74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435" calcext:value-type="float">
            <text:p>1016435</text:p>
          </table:table-cell>
          <table:table-cell office:value-type="string" calcext:value-type="string">
            <text:p>UBND Thị trấn An Lã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436" calcext:value-type="float">
            <text:p>1016436</text:p>
          </table:table-cell>
          <table:table-cell office:value-type="string" calcext:value-type="string">
            <text:p>UBND Xã Bát Tr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437" calcext:value-type="float">
            <text:p>1016437</text:p>
          </table:table-cell>
          <table:table-cell office:value-type="string" calcext:value-type="string">
            <text:p>UBND Xã Trường Thọ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442" calcext:value-type="float">
            <text:p>1016442</text:p>
          </table:table-cell>
          <table:table-cell office:value-type="string" calcext:value-type="string">
            <text:p>UBND Xã Chiến Thắ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443" calcext:value-type="float">
            <text:p>1016443</text:p>
          </table:table-cell>
          <table:table-cell office:value-type="string" calcext:value-type="string">
            <text:p>UBND Xã An Thọ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445" calcext:value-type="float">
            <text:p>1016445</text:p>
          </table:table-cell>
          <table:table-cell office:value-type="string" calcext:value-type="string">
            <text:p>UBND Xã Quang Hư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446" calcext:value-type="float">
            <text:p>1016446</text:p>
          </table:table-cell>
          <table:table-cell office:value-type="string" calcext:value-type="string">
            <text:p>UBND Xã Quang Tr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486" calcext:value-type="float">
            <text:p>1016486</text:p>
          </table:table-cell>
          <table:table-cell office:value-type="string" calcext:value-type="string">
            <text:p>Ủy Ban Nhân Dân Xã Tuân Tức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6545" calcext:value-type="float">
            <text:p>1016545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618" calcext:value-type="float">
            <text:p>1016618</text:p>
          </table:table-cell>
          <table:table-cell office:value-type="string" calcext:value-type="string">
            <text:p>Ủy Ban Nhân Dân Xã Phan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636" calcext:value-type="float">
            <text:p>1016636</text:p>
          </table:table-cell>
          <table:table-cell office:value-type="string" calcext:value-type="string">
            <text:p>Ủy Ban Nhân Dân Xã An Thạnh Na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638" calcext:value-type="float">
            <text:p>1016638</text:p>
          </table:table-cell>
          <table:table-cell office:value-type="string" calcext:value-type="string">
            <text:p>Ủy Ban Nhân Dân Xã Đại Ân 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861" calcext:value-type="float">
            <text:p>1016861</text:p>
          </table:table-cell>
          <table:table-cell office:value-type="string" calcext:value-type="string">
            <text:p>UBND thị trấn Tân 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864" calcext:value-type="float">
            <text:p>1016864</text:p>
          </table:table-cell>
          <table:table-cell office:value-type="string" calcext:value-type="string">
            <text:p>UBND xã Yên Thuậ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086" calcext:value-type="float">
            <text:p>1017086</text:p>
          </table:table-cell>
          <table:table-cell office:value-type="string" calcext:value-type="string">
            <text:p>UBND Xã Văn Khê</text:p>
          </table:table-cell>
          <table:table-cell office:value-type="float" office:value="42" calcext:value-type="float">
            <text:p>42</text:p>
          </table:table-cell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7257" calcext:value-type="float">
            <text:p>1017257</text:p>
          </table:table-cell>
          <table:table-cell office:value-type="string" calcext:value-type="string">
            <text:p>Ủy Ban Nhân Dân Xã Chánh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258" calcext:value-type="float">
            <text:p>1017258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263" calcext:value-type="float">
            <text:p>1017263</text:p>
          </table:table-cell>
          <table:table-cell office:value-type="string" calcext:value-type="string">
            <text:p>Ủy Ban Nhân Dân Xã An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86" calcext:value-type="float">
            <text:p>8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7340" calcext:value-type="float">
            <text:p>1017340</text:p>
          </table:table-cell>
          <table:table-cell office:value-type="string" calcext:value-type="string">
            <text:p>UBND Xã Tráng Việt</text:p>
          </table:table-cell>
          <table:table-cell office:value-type="float" office:value="49" calcext:value-type="float">
            <text:p>49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7342" calcext:value-type="float">
            <text:p>1017342</text:p>
          </table:table-cell>
          <table:table-cell office:value-type="string" calcext:value-type="string">
            <text:p>UBND Phường Hội Hợ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556" calcext:value-type="float">
            <text:p>1017556</text:p>
          </table:table-cell>
          <table:table-cell office:value-type="string" calcext:value-type="string">
            <text:p>UBND Thị trấn Chi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650" calcext:value-type="float">
            <text:p>1017650</text:p>
          </table:table-cell>
          <table:table-cell office:value-type="string" calcext:value-type="string">
            <text:p>UBND Thị Trấn Hoa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676" calcext:value-type="float">
            <text:p>1017676</text:p>
          </table:table-cell>
          <table:table-cell office:value-type="string" calcext:value-type="string">
            <text:p>UBND phường Đồng Xu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680" calcext:value-type="float">
            <text:p>1017680</text:p>
          </table:table-cell>
          <table:table-cell office:value-type="string" calcext:value-type="string">
            <text:p>UBND xã Thụy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685" calcext:value-type="float">
            <text:p>1017685</text:p>
          </table:table-cell>
          <table:table-cell office:value-type="string" calcext:value-type="string">
            <text:p>UBND XÃ AN TÂN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686" calcext:value-type="float">
            <text:p>1017686</text:p>
          </table:table-cell>
          <table:table-cell office:value-type="string" calcext:value-type="string">
            <text:p>UBND xã Thụy Hả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687" calcext:value-type="float">
            <text:p>1017687</text:p>
          </table:table-cell>
          <table:table-cell office:value-type="string" calcext:value-type="string">
            <text:p>UBND xã Thụy Li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690" calcext:value-type="float">
            <text:p>1017690</text:p>
          </table:table-cell>
          <table:table-cell office:value-type="string" calcext:value-type="string">
            <text:p>UBND xã Thụy Quỳn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691" calcext:value-type="float">
            <text:p>1017691</text:p>
          </table:table-cell>
          <table:table-cell office:value-type="string" calcext:value-type="string">
            <text:p>UBND xã Thụy Trình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692" calcext:value-type="float">
            <text:p>1017692</text:p>
          </table:table-cell>
          <table:table-cell office:value-type="string" calcext:value-type="string">
            <text:p>UBND xã Thụy Tha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693" calcext:value-type="float">
            <text:p>1017693</text:p>
          </table:table-cell>
          <table:table-cell office:value-type="string" calcext:value-type="string">
            <text:p>UBND xã Thụy Việ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695" calcext:value-type="float">
            <text:p>1017695</text:p>
          </table:table-cell>
          <table:table-cell office:value-type="string" calcext:value-type="string">
            <text:p>UBND xã Thụy Vă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696" calcext:value-type="float">
            <text:p>1017696</text:p>
          </table:table-cell>
          <table:table-cell office:value-type="string" calcext:value-type="string">
            <text:p>UBND xã Thụy Bìn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712" calcext:value-type="float">
            <text:p>1017712</text:p>
          </table:table-cell>
          <table:table-cell office:value-type="string" calcext:value-type="string">
            <text:p>UBND xã Bình Thanh</text:p>
          </table:table-cell>
          <table:table-cell office:value-type="float" office:value="12" calcext:value-type="float">
            <text:p>1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748" calcext:value-type="float">
            <text:p>1017748</text:p>
          </table:table-cell>
          <table:table-cell office:value-type="string" calcext:value-type="string">
            <text:p>Ủy Ban Nhân Dân Xã Mỹ Hạnh Trung</text:p>
          </table:table-cell>
          <table:table-cell office:value-type="float" office:value="225" calcext:value-type="float">
            <text:p>225</text:p>
          </table:table-cell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  <table:table-cell office:value-type="float" office:value="2788" calcext:value-type="float">
            <text:p>278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7750" calcext:value-type="float">
            <text:p>1017750</text:p>
          </table:table-cell>
          <table:table-cell office:value-type="string" calcext:value-type="string">
            <text:p>Uỷ Ban Nhân Dân xã Tân Phú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752" calcext:value-type="float">
            <text:p>1017752</text:p>
          </table:table-cell>
          <table:table-cell office:value-type="string" calcext:value-type="string">
            <text:p>Ủy Ban Nhân Dân Xã Tân Bình</text:p>
          </table:table-cell>
          <table:table-cell office:value-type="float" office:value="38" calcext:value-type="float">
            <text:p>38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754" calcext:value-type="float">
            <text:p>1017754</text:p>
          </table:table-cell>
          <table:table-cell office:value-type="string" calcext:value-type="string">
            <text:p>Ủy Ban Nhân Dân Xã Mỹ Phước Tâ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7755" calcext:value-type="float">
            <text:p>1017755</text:p>
          </table:table-cell>
          <table:table-cell office:value-type="string" calcext:value-type="string">
            <text:p>Ủy Ban Nhân Dân Xã Mỹ Hạnh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756" calcext:value-type="float">
            <text:p>1017756</text:p>
          </table:table-cell>
          <table:table-cell office:value-type="string" calcext:value-type="string">
            <text:p>Ủy Ban Nhân Dân Xã Tân Hội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7762" calcext:value-type="float">
            <text:p>1017762</text:p>
          </table:table-cell>
          <table:table-cell office:value-type="string" calcext:value-type="string">
            <text:p>UBND XÃ BÌNH NGUYÊN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488" calcext:value-type="float">
            <text:p>24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7763" calcext:value-type="float">
            <text:p>1017763</text:p>
          </table:table-cell>
          <table:table-cell office:value-type="string" calcext:value-type="string">
            <text:p>UBND Xã Bình Khương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002" calcext:value-type="float">
            <text:p>1018002</text:p>
          </table:table-cell>
          <table:table-cell office:value-type="string" calcext:value-type="string">
            <text:p>Ủy Ban Nhân Dân Xã Vĩnh Hòa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148" calcext:value-type="float">
            <text:p>1018148</text:p>
          </table:table-cell>
          <table:table-cell office:value-type="string" calcext:value-type="string">
            <text:p>Ủy Ban Nhân Dân Xã Mong Thọ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240" calcext:value-type="float">
            <text:p>1018240</text:p>
          </table:table-cell>
          <table:table-cell office:value-type="string" calcext:value-type="string">
            <text:p>Ủy Ban Nhân Dân Xã Vĩnh Thàn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324" calcext:value-type="float">
            <text:p>1018324</text:p>
          </table:table-cell>
          <table:table-cell office:value-type="string" calcext:value-type="string">
            <text:p>UBND Thị trấn Yên Lạ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406" calcext:value-type="float">
            <text:p>1018406</text:p>
          </table:table-cell>
          <table:table-cell office:value-type="string" calcext:value-type="string">
            <text:p>UBND Thị trấn Diêm Điề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407" calcext:value-type="float">
            <text:p>1018407</text:p>
          </table:table-cell>
          <table:table-cell office:value-type="string" calcext:value-type="string">
            <text:p>UBND xã Thụy Ninh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408" calcext:value-type="float">
            <text:p>1018408</text:p>
          </table:table-cell>
          <table:table-cell office:value-type="string" calcext:value-type="string">
            <text:p>UBND xã Thụy Chính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409" calcext:value-type="float">
            <text:p>1018409</text:p>
          </table:table-cell>
          <table:table-cell office:value-type="string" calcext:value-type="string">
            <text:p>UBND xã Thụy Dân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410" calcext:value-type="float">
            <text:p>1018410</text:p>
          </table:table-cell>
          <table:table-cell office:value-type="string" calcext:value-type="string">
            <text:p>UBND xã Thụy Duyên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423" calcext:value-type="float">
            <text:p>1018423</text:p>
          </table:table-cell>
          <table:table-cell office:value-type="string" calcext:value-type="string">
            <text:p>UBND xã Thụy Pho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467" calcext:value-type="float">
            <text:p>1018467</text:p>
          </table:table-cell>
          <table:table-cell office:value-type="string" calcext:value-type="string">
            <text:p>UBND xã Bình Định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8468" calcext:value-type="float">
            <text:p>1018468</text:p>
          </table:table-cell>
          <table:table-cell office:value-type="string" calcext:value-type="string">
            <text:p>UBND xã H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8472" calcext:value-type="float">
            <text:p>1018472</text:p>
          </table:table-cell>
          <table:table-cell office:value-type="string" calcext:value-type="string">
            <text:p>UBND xã Hòa Bình</text:p>
          </table:table-cell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532" calcext:value-type="float">
            <text:p>1018532</text:p>
          </table:table-cell>
          <table:table-cell office:value-type="string" calcext:value-type="string">
            <text:p>UBND Xã Hồng Gi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533" calcext:value-type="float">
            <text:p>1018533</text:p>
          </table:table-cell>
          <table:table-cell office:value-type="string" calcext:value-type="string">
            <text:p>UBND Xã Đông D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563" calcext:value-type="float">
            <text:p>1018563</text:p>
          </table:table-cell>
          <table:table-cell office:value-type="string" calcext:value-type="string">
            <text:p>UBND xã Thụy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566" calcext:value-type="float">
            <text:p>1018566</text:p>
          </table:table-cell>
          <table:table-cell office:value-type="string" calcext:value-type="string">
            <text:p>UBND xã Quang Mi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8567" calcext:value-type="float">
            <text:p>1018567</text:p>
          </table:table-cell>
          <table:table-cell office:value-type="string" calcext:value-type="string">
            <text:p>UBND xã Nam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568" calcext:value-type="float">
            <text:p>1018568</text:p>
          </table:table-cell>
          <table:table-cell office:value-type="string" calcext:value-type="string">
            <text:p>UBND xã Minh Tân</text:p>
          </table:table-cell>
          <table:table-cell office:value-type="float" office:value="55" calcext:value-type="float">
            <text:p>55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8569" calcext:value-type="float">
            <text:p>1018569</text:p>
          </table:table-cell>
          <table:table-cell office:value-type="string" calcext:value-type="string">
            <text:p>UBND xã Quang Bình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701" calcext:value-type="float">
            <text:p>1018701</text:p>
          </table:table-cell>
          <table:table-cell office:value-type="string" calcext:value-type="string">
            <text:p>UBND xã Quang Lịch</text:p>
          </table:table-cell>
          <table:table-cell office:value-type="float" office:value="28" calcext:value-type="float">
            <text:p>28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491" calcext:value-type="float">
            <text:p>49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702" calcext:value-type="float">
            <text:p>1018702</text:p>
          </table:table-cell>
          <table:table-cell office:value-type="string" calcext:value-type="string">
            <text:p>UBND xã Bình Minh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703" calcext:value-type="float">
            <text:p>1018703</text:p>
          </table:table-cell>
          <table:table-cell office:value-type="string" calcext:value-type="string">
            <text:p>UBND xã Thượng Hiền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705" calcext:value-type="float">
            <text:p>1018705</text:p>
          </table:table-cell>
          <table:table-cell office:value-type="string" calcext:value-type="string">
            <text:p>UBND xã Thanh Tân</text:p>
          </table:table-cell>
          <table:table-cell office:value-type="float" office:value="945" calcext:value-type="float">
            <text:p>945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706" calcext:value-type="float">
            <text:p>1018706</text:p>
          </table:table-cell>
          <table:table-cell office:value-type="string" calcext:value-type="string">
            <text:p>UBND xã Đình Phùng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509" calcext:value-type="float">
            <text:p>250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8707" calcext:value-type="float">
            <text:p>1018707</text:p>
          </table:table-cell>
          <table:table-cell office:value-type="string" calcext:value-type="string">
            <text:p>UBND xã Vũ Ninh</text:p>
          </table:table-cell>
          <table:table-cell office:value-type="float" office:value="32" calcext:value-type="float">
            <text:p>32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1787" calcext:value-type="float">
            <text:p>178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708" calcext:value-type="float">
            <text:p>1018708</text:p>
          </table:table-cell>
          <table:table-cell office:value-type="string" calcext:value-type="string">
            <text:p>UBND xã Vũ Quý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709" calcext:value-type="float">
            <text:p>1018709</text:p>
          </table:table-cell>
          <table:table-cell office:value-type="string" calcext:value-type="string">
            <text:p>UBND xã Vũ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710" calcext:value-type="float">
            <text:p>1018710</text:p>
          </table:table-cell>
          <table:table-cell office:value-type="string" calcext:value-type="string">
            <text:p>UBND xã Quang Trung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711" calcext:value-type="float">
            <text:p>1018711</text:p>
          </table:table-cell>
          <table:table-cell office:value-type="string" calcext:value-type="string">
            <text:p>UBND xã Minh Quang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103" calcext:value-type="float">
            <text:p>11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8713" calcext:value-type="float">
            <text:p>1018713</text:p>
          </table:table-cell>
          <table:table-cell office:value-type="string" calcext:value-type="string">
            <text:p>UBND xã Lê Lợi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714" calcext:value-type="float">
            <text:p>1018714</text:p>
          </table:table-cell>
          <table:table-cell office:value-type="string" calcext:value-type="string">
            <text:p>UBND xã Nam Cao</text:p>
          </table:table-cell>
          <table:table-cell office:value-type="float" office:value="38" calcext:value-type="float">
            <text:p>38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3058" calcext:value-type="float">
            <text:p>305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8715" calcext:value-type="float">
            <text:p>1018715</text:p>
          </table:table-cell>
          <table:table-cell office:value-type="string" calcext:value-type="string">
            <text:p>UBND xã Tây Sơn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716" calcext:value-type="float">
            <text:p>1018716</text:p>
          </table:table-cell>
          <table:table-cell office:value-type="string" calcext:value-type="string">
            <text:p>UBND xã An Bình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229" calcext:value-type="float">
            <text:p>22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767" calcext:value-type="float">
            <text:p>1018767</text:p>
          </table:table-cell>
          <table:table-cell office:value-type="string" calcext:value-type="string">
            <text:p>UBND Xã Hồng Bạ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768" calcext:value-type="float">
            <text:p>1018768</text:p>
          </table:table-cell>
          <table:table-cell office:value-type="string" calcext:value-type="string">
            <text:p>UBND Xã Liên Ho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946" calcext:value-type="float">
            <text:p>1018946</text:p>
          </table:table-cell>
          <table:table-cell office:value-type="string" calcext:value-type="string">
            <text:p>UBND xã Vũ Lễ</text:p>
          </table:table-cell>
          <table:table-cell office:value-type="float" office:value="144" calcext:value-type="float">
            <text:p>14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947" calcext:value-type="float">
            <text:p>1018947</text:p>
          </table:table-cell>
          <table:table-cell office:value-type="string" calcext:value-type="string">
            <text:p>UBND xã Vũ Trung</text:p>
          </table:table-cell>
          <table:table-cell office:value-type="float" office:value="178" calcext:value-type="float">
            <text:p>178</text:p>
          </table:table-cell>
          <table:table-cell office:value-type="float" office:value="528" calcext:value-type="float">
            <text:p>528</text:p>
          </table:table-cell>
          <table:table-cell office:value-type="float" office:value="24" calcext:value-type="float">
            <text:p>24</text:p>
          </table:table-cell>
          <table:table-cell office:value-type="float" office:value="365" calcext:value-type="float">
            <text:p>3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948" calcext:value-type="float">
            <text:p>1018948</text:p>
          </table:table-cell>
          <table:table-cell office:value-type="string" calcext:value-type="string">
            <text:p>UBND xã Vũ Thắng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949" calcext:value-type="float">
            <text:p>1018949</text:p>
          </table:table-cell>
          <table:table-cell office:value-type="string" calcext:value-type="string">
            <text:p>UBND xã Vũ Hòa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950" calcext:value-type="float">
            <text:p>1018950</text:p>
          </table:table-cell>
          <table:table-cell office:value-type="string" calcext:value-type="string">
            <text:p>UBND xã Vũ Công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957" calcext:value-type="float">
            <text:p>1018957</text:p>
          </table:table-cell>
          <table:table-cell office:value-type="string" calcext:value-type="string">
            <text:p>UBND xã Vũ An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958" calcext:value-type="float">
            <text:p>1018958</text:p>
          </table:table-cell>
          <table:table-cell office:value-type="string" calcext:value-type="string">
            <text:p>UBND xã Trà Giang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959" calcext:value-type="float">
            <text:p>1018959</text:p>
          </table:table-cell>
          <table:table-cell office:value-type="string" calcext:value-type="string">
            <text:p>UBND xã Hồng Thái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960" calcext:value-type="float">
            <text:p>1018960</text:p>
          </table:table-cell>
          <table:table-cell office:value-type="string" calcext:value-type="string">
            <text:p>UBND xã Quốc Tuấn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961" calcext:value-type="float">
            <text:p>1018961</text:p>
          </table:table-cell>
          <table:table-cell office:value-type="string" calcext:value-type="string">
            <text:p>UBND xã Bình Ng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8962" calcext:value-type="float">
            <text:p>1018962</text:p>
          </table:table-cell>
          <table:table-cell office:value-type="string" calcext:value-type="string">
            <text:p>UBND Thị trấn Kiến Xương</text:p>
          </table:table-cell>
          <table:table-cell office:value-type="float" office:value="144" calcext:value-type="float">
            <text:p>144</text:p>
          </table:table-cell>
          <table:table-cell office:value-type="float" office:value="642" calcext:value-type="float">
            <text:p>642</text:p>
          </table:table-cell>
          <table:table-cell office:value-type="float" office:value="10" calcext:value-type="float">
            <text:p>10</text:p>
          </table:table-cell>
          <table:table-cell office:value-type="float" office:value="536" calcext:value-type="float">
            <text:p>53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004" calcext:value-type="float">
            <text:p>1019004</text:p>
          </table:table-cell>
          <table:table-cell office:value-type="string" calcext:value-type="string">
            <text:p>UBND Xã Đông Cá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007" calcext:value-type="float">
            <text:p>1019007</text:p>
          </table:table-cell>
          <table:table-cell office:value-type="string" calcext:value-type="string">
            <text:p>UBND Xã Minh Phú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009" calcext:value-type="float">
            <text:p>1019009</text:p>
          </table:table-cell>
          <table:table-cell office:value-type="string" calcext:value-type="string">
            <text:p>UBND Xã Hà Giang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010" calcext:value-type="float">
            <text:p>1019010</text:p>
          </table:table-cell>
          <table:table-cell office:value-type="string" calcext:value-type="string">
            <text:p>UBND Xã Đông K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011" calcext:value-type="float">
            <text:p>1019011</text:p>
          </table:table-cell>
          <table:table-cell office:value-type="string" calcext:value-type="string">
            <text:p>UBND xã An Châ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013" calcext:value-type="float">
            <text:p>1019013</text:p>
          </table:table-cell>
          <table:table-cell office:value-type="string" calcext:value-type="string">
            <text:p>UBND Xã Phú Châu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9014" calcext:value-type="float">
            <text:p>1019014</text:p>
          </table:table-cell>
          <table:table-cell office:value-type="string" calcext:value-type="string">
            <text:p>UBND Xã Hồng Việ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015" calcext:value-type="float">
            <text:p>1019015</text:p>
          </table:table-cell>
          <table:table-cell office:value-type="string" calcext:value-type="string">
            <text:p>UBND Xã Thăng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016" calcext:value-type="float">
            <text:p>1019016</text:p>
          </table:table-cell>
          <table:table-cell office:value-type="string" calcext:value-type="string">
            <text:p>UBND xã Chương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017" calcext:value-type="float">
            <text:p>1019017</text:p>
          </table:table-cell>
          <table:table-cell office:value-type="string" calcext:value-type="string">
            <text:p>UBND Xã Đông Hợ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019" calcext:value-type="float">
            <text:p>1019019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020" calcext:value-type="float">
            <text:p>1019020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021" calcext:value-type="float">
            <text:p>1019021</text:p>
          </table:table-cell>
          <table:table-cell office:value-type="string" calcext:value-type="string">
            <text:p>UBND Xã Phú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049" calcext:value-type="float">
            <text:p>1019049</text:p>
          </table:table-cell>
          <table:table-cell office:value-type="string" calcext:value-type="string">
            <text:p>Ủy ban nhân dân xã Tam Giang Đông</text:p>
          </table:table-cell>
          <table:table-cell office:value-type="float" office:value="143" calcext:value-type="float">
            <text:p>143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float" office:value="2938" calcext:value-type="float">
            <text:p>2938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051" calcext:value-type="float">
            <text:p>1019051</text:p>
          </table:table-cell>
          <table:table-cell office:value-type="string" calcext:value-type="string">
            <text:p>Ủy ban nhân dân xã Hàng Vịnh</text:p>
          </table:table-cell>
          <table:table-cell office:value-type="float" office:value="583" calcext:value-type="float">
            <text:p>583</text:p>
          </table:table-cell>
          <table:table-cell office:value-type="float" office:value="4819" calcext:value-type="float">
            <text:p>4819</text:p>
          </table:table-cell>
          <table:table-cell office:value-type="float" office:value="45" calcext:value-type="float">
            <text:p>45</text:p>
          </table:table-cell>
          <table:table-cell office:value-type="float" office:value="4741" calcext:value-type="float">
            <text:p>4741</text:p>
          </table:table-cell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9052" calcext:value-type="float">
            <text:p>1019052</text:p>
          </table:table-cell>
          <table:table-cell office:value-type="string" calcext:value-type="string">
            <text:p>Ủy ban nhân dân xã Đất Mớ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221" calcext:value-type="float">
            <text:p>1019221</text:p>
          </table:table-cell>
          <table:table-cell office:value-type="string" calcext:value-type="string">
            <text:p>Ubnd Xã Đức Chí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222" calcext:value-type="float">
            <text:p>1019222</text:p>
          </table:table-cell>
          <table:table-cell office:value-type="string" calcext:value-type="string">
            <text:p>Ủy ban nhân dân Xã Đa Ka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225" calcext:value-type="float">
            <text:p>1019225</text:p>
          </table:table-cell>
          <table:table-cell office:value-type="string" calcext:value-type="string">
            <text:p>Ủy Ban Nhân Dân Xã Hải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228" calcext:value-type="float">
            <text:p>1019228</text:p>
          </table:table-cell>
          <table:table-cell office:value-type="string" calcext:value-type="string">
            <text:p>Ủy ban nhân dân Xã Nam Chí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231" calcext:value-type="float">
            <text:p>1019231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232" calcext:value-type="float">
            <text:p>1019232</text:p>
          </table:table-cell>
          <table:table-cell office:value-type="string" calcext:value-type="string">
            <text:p>Ủy Ban Nhân Dân Xã Hồng Th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245" calcext:value-type="float">
            <text:p>1019245</text:p>
          </table:table-cell>
          <table:table-cell office:value-type="string" calcext:value-type="string">
            <text:p>UBND xã Đông 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246" calcext:value-type="float">
            <text:p>1019246</text:p>
          </table:table-cell>
          <table:table-cell office:value-type="string" calcext:value-type="string">
            <text:p>UBND Xã Nguyên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247" calcext:value-type="float">
            <text:p>1019247</text:p>
          </table:table-cell>
          <table:table-cell office:value-type="string" calcext:value-type="string">
            <text:p>UBND Xã Đô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248" calcext:value-type="float">
            <text:p>1019248</text:p>
          </table:table-cell>
          <table:table-cell office:value-type="string" calcext:value-type="string">
            <text:p>UBND Xã Liên Gia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249" calcext:value-type="float">
            <text:p>1019249</text:p>
          </table:table-cell>
          <table:table-cell office:value-type="string" calcext:value-type="string">
            <text:p>UBND Xã Đông P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250" calcext:value-type="float">
            <text:p>1019250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251" calcext:value-type="float">
            <text:p>1019251</text:p>
          </table:table-cell>
          <table:table-cell office:value-type="string" calcext:value-type="string">
            <text:p>UBND Xã Lô Gia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252" calcext:value-type="float">
            <text:p>1019252</text:p>
          </table:table-cell>
          <table:table-cell office:value-type="string" calcext:value-type="string">
            <text:p>UBND xã Thái Hưng</text:p>
          </table:table-cell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254" calcext:value-type="float">
            <text:p>1019254</text:p>
          </table:table-cell>
          <table:table-cell office:value-type="string" calcext:value-type="string">
            <text:p>UBND xã Thái Nguyê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256" calcext:value-type="float">
            <text:p>1019256</text:p>
          </table:table-cell>
          <table:table-cell office:value-type="string" calcext:value-type="string">
            <text:p>UBND xã Thái X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258" calcext:value-type="float">
            <text:p>1019258</text:p>
          </table:table-cell>
          <table:table-cell office:value-type="string" calcext:value-type="string">
            <text:p>UBND Xã Đông C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261" calcext:value-type="float">
            <text:p>1019261</text:p>
          </table:table-cell>
          <table:table-cell office:value-type="string" calcext:value-type="string">
            <text:p>UBND xã Thái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9262" calcext:value-type="float">
            <text:p>1019262</text:p>
          </table:table-cell>
          <table:table-cell office:value-type="string" calcext:value-type="string">
            <text:p>UBND xã Thái Giang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326" calcext:value-type="float">
            <text:p>1019326</text:p>
          </table:table-cell>
          <table:table-cell office:value-type="string" calcext:value-type="string">
            <text:p>Ủy Ban Nhân Dân Xã Nam Th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328" calcext:value-type="float">
            <text:p>1019328</text:p>
          </table:table-cell>
          <table:table-cell office:value-type="string" calcext:value-type="string">
            <text:p>Ủy Ban Nhân Dân Xã Nam Thái 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329" calcext:value-type="float">
            <text:p>1019329</text:p>
          </table:table-cell>
          <table:table-cell office:value-type="string" calcext:value-type="string">
            <text:p>Ủy Ban Nhân Dân Xã Đông Thái</text:p>
          </table:table-cell>
          <table:table-cell office:value-type="float" office:value="41" calcext:value-type="float">
            <text:p>41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9350" calcext:value-type="float">
            <text:p>1019350</text:p>
          </table:table-cell>
          <table:table-cell office:value-type="string" calcext:value-type="string">
            <text:p>UBND Xã Hồng Châ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416" calcext:value-type="float">
            <text:p>1019416</text:p>
          </table:table-cell>
          <table:table-cell office:value-type="string" calcext:value-type="string">
            <text:p>Ủy Ban Nhân Dân Xã Hưng 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421" calcext:value-type="float">
            <text:p>1019421</text:p>
          </table:table-cell>
          <table:table-cell office:value-type="string" calcext:value-type="string">
            <text:p>Ủy Ban Nhân Dân Xã Đông Yên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457" calcext:value-type="float">
            <text:p>1019457</text:p>
          </table:table-cell>
          <table:table-cell office:value-type="string" calcext:value-type="string">
            <text:p>Ủy Ban Nhân Dân Xã Phan Rí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479" calcext:value-type="float">
            <text:p>1019479</text:p>
          </table:table-cell>
          <table:table-cell office:value-type="string" calcext:value-type="string">
            <text:p>UBND XÃ SƠN HÀ</text:p>
          </table:table-cell>
          <table:table-cell office:value-type="float" office:value="46" calcext:value-type="float">
            <text:p>46</text:p>
          </table:table-cell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9481" calcext:value-type="float">
            <text:p>1019481</text:p>
          </table:table-cell>
          <table:table-cell office:value-type="string" calcext:value-type="string">
            <text:p>UBND xã Thái Phúc</text:p>
          </table:table-cell>
          <table:table-cell office:value-type="float" office:value="462" calcext:value-type="float">
            <text:p>462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482" calcext:value-type="float">
            <text:p>1019482</text:p>
          </table:table-cell>
          <table:table-cell office:value-type="string" calcext:value-type="string">
            <text:p>UBND xã Dương Hồng Thủ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484" calcext:value-type="float">
            <text:p>1019484</text:p>
          </table:table-cell>
          <table:table-cell office:value-type="string" calcext:value-type="string">
            <text:p>UBND XÃ HỒNG DŨNG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485" calcext:value-type="float">
            <text:p>1019485</text:p>
          </table:table-cell>
          <table:table-cell office:value-type="string" calcext:value-type="string">
            <text:p>UBND xã Thái Thượ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486" calcext:value-type="float">
            <text:p>1019486</text:p>
          </table:table-cell>
          <table:table-cell office:value-type="string" calcext:value-type="string">
            <text:p>UBND xã Hoà 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9487" calcext:value-type="float">
            <text:p>1019487</text:p>
          </table:table-cell>
          <table:table-cell office:value-type="string" calcext:value-type="string">
            <text:p>UBND Thị trấn Đông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488" calcext:value-type="float">
            <text:p>1019488</text:p>
          </table:table-cell>
          <table:table-cell office:value-type="string" calcext:value-type="string">
            <text:p>UBND xã Thuần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489" calcext:value-type="float">
            <text:p>1019489</text:p>
          </table:table-cell>
          <table:table-cell office:value-type="string" calcext:value-type="string">
            <text:p>UBND xã Thái Thịnh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490" calcext:value-type="float">
            <text:p>1019490</text:p>
          </table:table-cell>
          <table:table-cell office:value-type="string" calcext:value-type="string">
            <text:p>UBND xã Thái Thọ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491" calcext:value-type="float">
            <text:p>1019491</text:p>
          </table:table-cell>
          <table:table-cell office:value-type="string" calcext:value-type="string">
            <text:p>UBND xã Tân Học</text:p>
          </table:table-cell>
          <table:table-cell office:value-type="float" office:value="38" calcext:value-type="float">
            <text:p>3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493" calcext:value-type="float">
            <text:p>1019493</text:p>
          </table:table-cell>
          <table:table-cell office:value-type="string" calcext:value-type="string">
            <text:p>UBND xã Thụy Xu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494" calcext:value-type="float">
            <text:p>1019494</text:p>
          </table:table-cell>
          <table:table-cell office:value-type="string" calcext:value-type="string">
            <text:p>UBND xã Thụy Trườ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9539" calcext:value-type="float">
            <text:p>1019539</text:p>
          </table:table-cell>
          <table:table-cell office:value-type="string" calcext:value-type="string">
            <text:p>UBND Thị Trấn Châu Ổ</text:p>
          </table:table-cell>
          <table:table-cell office:value-type="float" office:value="143" calcext:value-type="float">
            <text:p>143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9685" calcext:value-type="float">
            <text:p>1019685</text:p>
          </table:table-cell>
          <table:table-cell office:value-type="string" calcext:value-type="string">
            <text:p>Ủy Ban Nhân Dân Xã Xuân Hòa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700" calcext:value-type="float">
            <text:p>1019700</text:p>
          </table:table-cell>
          <table:table-cell office:value-type="string" calcext:value-type="string">
            <text:p>UBND xã Xuân Thượ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701" calcext:value-type="float">
            <text:p>1019701</text:p>
          </table:table-cell>
          <table:table-cell office:value-type="string" calcext:value-type="string">
            <text:p>Ubnd Xã Cam Cọn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702" calcext:value-type="float">
            <text:p>1019702</text:p>
          </table:table-cell>
          <table:table-cell office:value-type="string" calcext:value-type="string">
            <text:p>Ubnd Xã Việt Tiến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703" calcext:value-type="float">
            <text:p>1019703</text:p>
          </table:table-cell>
          <table:table-cell office:value-type="string" calcext:value-type="string">
            <text:p>Ubnd Xã Bảo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9704" calcext:value-type="float">
            <text:p>1019704</text:p>
          </table:table-cell>
          <table:table-cell office:value-type="string" calcext:value-type="string">
            <text:p>Ubnd Xã Yên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705" calcext:value-type="float">
            <text:p>1019705</text:p>
          </table:table-cell>
          <table:table-cell office:value-type="string" calcext:value-type="string">
            <text:p>Ubnd Xã Lương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709" calcext:value-type="float">
            <text:p>1019709</text:p>
          </table:table-cell>
          <table:table-cell office:value-type="string" calcext:value-type="string">
            <text:p>Ubnd Xã Kim Sơ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710" calcext:value-type="float">
            <text:p>1019710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008" calcext:value-type="float">
            <text:p>1020008</text:p>
          </table:table-cell>
          <table:table-cell office:value-type="string" calcext:value-type="string">
            <text:p>Ủy Ban Nhân Dân Xã Mỹ Phướ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416" calcext:value-type="float">
            <text:p>1020416</text:p>
          </table:table-cell>
          <table:table-cell office:value-type="string" calcext:value-type="string">
            <text:p>Ủy Ban Nhân Dân Phường 7 thành phố Sóc Tr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454" calcext:value-type="float">
            <text:p>1020454</text:p>
          </table:table-cell>
          <table:table-cell office:value-type="string" calcext:value-type="string">
            <text:p>UBND xã Đức Xuyên</text:p>
          </table:table-cell>
          <table:table-cell office:value-type="float" office:value="80" calcext:value-type="float">
            <text:p>8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3213" calcext:value-type="float">
            <text:p>321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455" calcext:value-type="float">
            <text:p>1020455</text:p>
          </table:table-cell>
          <table:table-cell office:value-type="string" calcext:value-type="string">
            <text:p>UBND xã Đăk Liêng</text:p>
          </table:table-cell>
          <table:table-cell office:value-type="float" office:value="64" calcext:value-type="float">
            <text:p>64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9536" calcext:value-type="float">
            <text:p>95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0456" calcext:value-type="float">
            <text:p>1020456</text:p>
          </table:table-cell>
          <table:table-cell office:value-type="string" calcext:value-type="string">
            <text:p>UBND xã Buôn Triết</text:p>
          </table:table-cell>
          <table:table-cell office:value-type="float" office:value="123" calcext:value-type="float">
            <text:p>123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2373" calcext:value-type="float">
            <text:p>237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457" calcext:value-type="float">
            <text:p>1020457</text:p>
          </table:table-cell>
          <table:table-cell office:value-type="string" calcext:value-type="string">
            <text:p>UBND xã Buôn Tría</text:p>
          </table:table-cell>
          <table:table-cell office:value-type="float" office:value="147" calcext:value-type="float">
            <text:p>147</text:p>
          </table:table-cell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  <table:table-cell office:value-type="float" office:value="3895" calcext:value-type="float">
            <text:p>389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458" calcext:value-type="float">
            <text:p>1020458</text:p>
          </table:table-cell>
          <table:table-cell office:value-type="string" calcext:value-type="string">
            <text:p>UBND xã Đăk Phơi</text:p>
          </table:table-cell>
          <table:table-cell office:value-type="float" office:value="67" calcext:value-type="float">
            <text:p>67</text:p>
          </table:table-cell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  <table:table-cell office:value-type="float" office:value="2723" calcext:value-type="float">
            <text:p>272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459" calcext:value-type="float">
            <text:p>1020459</text:p>
          </table:table-cell>
          <table:table-cell office:value-type="string" calcext:value-type="string">
            <text:p>UBND xã Đắk Nuê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460" calcext:value-type="float">
            <text:p>1020460</text:p>
          </table:table-cell>
          <table:table-cell office:value-type="string" calcext:value-type="string">
            <text:p>UBND xã Krông Nô</text:p>
          </table:table-cell>
          <table:table-cell office:value-type="float" office:value="75" calcext:value-type="float">
            <text:p>75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591" calcext:value-type="float">
            <text:p>1020591</text:p>
          </table:table-cell>
          <table:table-cell office:value-type="string" calcext:value-type="string">
            <text:p>UBND xã Đức M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592" calcext:value-type="float">
            <text:p>1020592</text:p>
          </table:table-cell>
          <table:table-cell office:value-type="string" calcext:value-type="string">
            <text:p>UBND xã Thuận An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742" calcext:value-type="float">
            <text:p>17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594" calcext:value-type="float">
            <text:p>1020594</text:p>
          </table:table-cell>
          <table:table-cell office:value-type="string" calcext:value-type="string">
            <text:p>UBND xã Nam Đà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595" calcext:value-type="float">
            <text:p>1020595</text:p>
          </table:table-cell>
          <table:table-cell office:value-type="string" calcext:value-type="string">
            <text:p>UBND xã Ea RBin</text:p>
          </table:table-cell>
          <table:table-cell office:value-type="float" office:value="74" calcext:value-type="float">
            <text:p>74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1197" calcext:value-type="float">
            <text:p>119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596" calcext:value-type="float">
            <text:p>1020596</text:p>
          </table:table-cell>
          <table:table-cell office:value-type="string" calcext:value-type="string">
            <text:p>UBND xã Đắk Nang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0598" calcext:value-type="float">
            <text:p>1020598</text:p>
          </table:table-cell>
          <table:table-cell office:value-type="string" calcext:value-type="string">
            <text:p>UBND xã Nam K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599" calcext:value-type="float">
            <text:p>1020599</text:p>
          </table:table-cell>
          <table:table-cell office:value-type="string" calcext:value-type="string">
            <text:p>UBND Thị trấn Liên Sơn</text:p>
          </table:table-cell>
          <table:table-cell office:value-type="float" office:value="81" calcext:value-type="float">
            <text:p>81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600" calcext:value-type="float">
            <text:p>1020600</text:p>
          </table:table-cell>
          <table:table-cell office:value-type="string" calcext:value-type="string">
            <text:p>UBND xã Yang Tao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185" calcext:value-type="float">
            <text:p>818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0601" calcext:value-type="float">
            <text:p>1020601</text:p>
          </table:table-cell>
          <table:table-cell office:value-type="string" calcext:value-type="string">
            <text:p>UBND xã Bông Kra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604" calcext:value-type="float">
            <text:p>1020604</text:p>
          </table:table-cell>
          <table:table-cell office:value-type="string" calcext:value-type="string">
            <text:p>UBND Thị Trấn Kiến Đức</text:p>
          </table:table-cell>
          <table:table-cell office:value-type="float" office:value="48" calcext:value-type="float">
            <text:p>48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608" calcext:value-type="float">
            <text:p>1020608</text:p>
          </table:table-cell>
          <table:table-cell office:value-type="string" calcext:value-type="string">
            <text:p>UBND thị trấn Đắk M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0631" calcext:value-type="float">
            <text:p>1020631</text:p>
          </table:table-cell>
          <table:table-cell office:value-type="string" calcext:value-type="string">
            <text:p>UBND phường Tân Hòa</text:p>
          </table:table-cell>
          <table:table-cell office:value-type="float" office:value="296" calcext:value-type="float">
            <text:p>296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632" calcext:value-type="float">
            <text:p>1020632</text:p>
          </table:table-cell>
          <table:table-cell office:value-type="string" calcext:value-type="string">
            <text:p>UBND phường Tân An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633" calcext:value-type="float">
            <text:p>1020633</text:p>
          </table:table-cell>
          <table:table-cell office:value-type="string" calcext:value-type="string">
            <text:p>UBND Phường Thống Nhất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634" calcext:value-type="float">
            <text:p>1020634</text:p>
          </table:table-cell>
          <table:table-cell office:value-type="string" calcext:value-type="string">
            <text:p>UBND phường Thành Nhất</text:p>
          </table:table-cell>
          <table:table-cell office:value-type="float" office:value="6" calcext:value-type="float">
            <text:p>6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4131" calcext:value-type="float">
            <text:p>413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636" calcext:value-type="float">
            <text:p>1020636</text:p>
          </table:table-cell>
          <table:table-cell office:value-type="string" calcext:value-type="string">
            <text:p>UBND phường Tân Lợi</text:p>
          </table:table-cell>
          <table:table-cell office:value-type="float" office:value="35" calcext:value-type="float">
            <text:p>35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3362" calcext:value-type="float">
            <text:p>336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0638" calcext:value-type="float">
            <text:p>1020638</text:p>
          </table:table-cell>
          <table:table-cell office:value-type="string" calcext:value-type="string">
            <text:p>UBND phường Tân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639" calcext:value-type="float">
            <text:p>1020639</text:p>
          </table:table-cell>
          <table:table-cell office:value-type="string" calcext:value-type="string">
            <text:p>UBND phường Tân Tiến</text:p>
          </table:table-cell>
          <table:table-cell office:value-type="float" office:value="95" calcext:value-type="float">
            <text:p>95</text:p>
          </table:table-cell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404" calcext:value-type="float">
            <text:p>4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699" calcext:value-type="float">
            <text:p>1020699</text:p>
          </table:table-cell>
          <table:table-cell office:value-type="string" calcext:value-type="string">
            <text:p>UBND xã Đăk Gằ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700" calcext:value-type="float">
            <text:p>1020700</text:p>
          </table:table-cell>
          <table:table-cell office:value-type="string" calcext:value-type="string">
            <text:p>UBND xã Đức Mạnh</text:p>
          </table:table-cell>
          <table:table-cell office:value-type="float" office:value="112" calcext:value-type="float">
            <text:p>112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703" calcext:value-type="float">
            <text:p>1020703</text:p>
          </table:table-cell>
          <table:table-cell office:value-type="string" calcext:value-type="string">
            <text:p>UBND xã Đắk Dr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704" calcext:value-type="float">
            <text:p>1020704</text:p>
          </table:table-cell>
          <table:table-cell office:value-type="string" calcext:value-type="string">
            <text:p>UBND xã Nâm Nung</text:p>
          </table:table-cell>
          <table:table-cell office:value-type="float" office:value="191" calcext:value-type="float">
            <text:p>191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842" calcext:value-type="float">
            <text:p>1020842</text:p>
          </table:table-cell>
          <table:table-cell office:value-type="string" calcext:value-type="string">
            <text:p>UBND xã Dur Kmăl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844" calcext:value-type="float">
            <text:p>1020844</text:p>
          </table:table-cell>
          <table:table-cell office:value-type="string" calcext:value-type="string">
            <text:p>UBND xã Bình Hòa</text:p>
          </table:table-cell>
          <table:table-cell office:value-type="float" office:value="63" calcext:value-type="float">
            <text:p>63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845" calcext:value-type="float">
            <text:p>1020845</text:p>
          </table:table-cell>
          <table:table-cell office:value-type="string" calcext:value-type="string">
            <text:p>UBND xã Quảng Điền</text:p>
          </table:table-cell>
          <table:table-cell office:value-type="float" office:value="26" calcext:value-type="float">
            <text:p>26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850" calcext:value-type="float">
            <text:p>1020850</text:p>
          </table:table-cell>
          <table:table-cell office:value-type="string" calcext:value-type="string">
            <text:p>Ủy Ban Nhân Dân Xã Hướng L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852" calcext:value-type="float">
            <text:p>1020852</text:p>
          </table:table-cell>
          <table:table-cell office:value-type="string" calcext:value-type="string">
            <text:p>Ủy Ban Nhân Dân Xã Tân Hợ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853" calcext:value-type="float">
            <text:p>1020853</text:p>
          </table:table-cell>
          <table:table-cell office:value-type="string" calcext:value-type="string">
            <text:p>UBND xã Buôn Choah</text:p>
          </table:table-cell>
          <table:table-cell office:value-type="float" office:value="176" calcext:value-type="float">
            <text:p>176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3266" calcext:value-type="float">
            <text:p>326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0878" calcext:value-type="float">
            <text:p>1020878</text:p>
          </table:table-cell>
          <table:table-cell office:value-type="string" calcext:value-type="string">
            <text:p>UBND phường Tân Lập</text:p>
          </table:table-cell>
          <table:table-cell office:value-type="float" office:value="60" calcext:value-type="float">
            <text:p>60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902" calcext:value-type="float">
            <text:p>1020902</text:p>
          </table:table-cell>
          <table:table-cell office:value-type="string" calcext:value-type="string">
            <text:p>UBND Xã Ông Đ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907" calcext:value-type="float">
            <text:p>1020907</text:p>
          </table:table-cell>
          <table:table-cell office:value-type="string" calcext:value-type="string">
            <text:p>UBND xã Đông Tảo</text:p>
          </table:table-cell>
          <table:table-cell office:value-type="float" office:value="180" calcext:value-type="float">
            <text:p>180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3595" calcext:value-type="float">
            <text:p>359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0908" calcext:value-type="float">
            <text:p>1020908</text:p>
          </table:table-cell>
          <table:table-cell office:value-type="string" calcext:value-type="string">
            <text:p>UBND Xã Bình Minh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909" calcext:value-type="float">
            <text:p>1020909</text:p>
          </table:table-cell>
          <table:table-cell office:value-type="string" calcext:value-type="string">
            <text:p>UBND xã Dạ Trạ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910" calcext:value-type="float">
            <text:p>1020910</text:p>
          </table:table-cell>
          <table:table-cell office:value-type="string" calcext:value-type="string">
            <text:p>UBND xã Hàm Tử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1044" calcext:value-type="float">
            <text:p>1021044</text:p>
          </table:table-cell>
          <table:table-cell office:value-type="string" calcext:value-type="string">
            <text:p>Ủy Ban Nhân Dân Xã Hướng Việt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1135" calcext:value-type="float">
            <text:p>1021135</text:p>
          </table:table-cell>
          <table:table-cell office:value-type="string" calcext:value-type="string">
            <text:p>UBND Xã Tân D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1136" calcext:value-type="float">
            <text:p>1021136</text:p>
          </table:table-cell>
          <table:table-cell office:value-type="string" calcext:value-type="string">
            <text:p>UBND Xã Tứ D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137" calcext:value-type="float">
            <text:p>1021137</text:p>
          </table:table-cell>
          <table:table-cell office:value-type="string" calcext:value-type="string">
            <text:p>UBND xã An Vĩ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089" calcext:value-type="float">
            <text:p>208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1336" calcext:value-type="float">
            <text:p>1021336</text:p>
          </table:table-cell>
          <table:table-cell office:value-type="string" calcext:value-type="string">
            <text:p>UBND Xã Nam Mẫu</text:p>
          </table:table-cell>
          <table:table-cell office:value-type="float" office:value="32" calcext:value-type="float">
            <text:p>32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1347" calcext:value-type="float">
            <text:p>1021347</text:p>
          </table:table-cell>
          <table:table-cell office:value-type="string" calcext:value-type="string">
            <text:p>UBND Xã Khang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348" calcext:value-type="float">
            <text:p>1021348</text:p>
          </table:table-cell>
          <table:table-cell office:value-type="string" calcext:value-type="string">
            <text:p>UBND Xã Thượng Giá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573" calcext:value-type="float">
            <text:p>1021573</text:p>
          </table:table-cell>
          <table:table-cell office:value-type="string" calcext:value-type="string">
            <text:p>Ủy Ban Nhân Dân Thị Trấn Củng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551" calcext:value-type="float">
            <text:p>1022551</text:p>
          </table:table-cell>
          <table:table-cell office:value-type="string" calcext:value-type="string">
            <text:p>UBND xã Ngọc Côn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2667" calcext:value-type="float">
            <text:p>1022667</text:p>
          </table:table-cell>
          <table:table-cell office:value-type="string" calcext:value-type="string">
            <text:p>Ủy ban nhân dân xã Cần N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141" calcext:value-type="float">
            <text:p>1023141</text:p>
          </table:table-cell>
          <table:table-cell office:value-type="string" calcext:value-type="string">
            <text:p>Ủy Ban Nhân Dân Xã Krông p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142" calcext:value-type="float">
            <text:p>1023142</text:p>
          </table:table-cell>
          <table:table-cell office:value-type="string" calcext:value-type="string">
            <text:p>Ủy Ban Nhân Dân Xã Suối Tra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149" calcext:value-type="float">
            <text:p>1023149</text:p>
          </table:table-cell>
          <table:table-cell office:value-type="string" calcext:value-type="string">
            <text:p>Ủy Ban Nhân Dân Xã Phước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150" calcext:value-type="float">
            <text:p>1023150</text:p>
          </table:table-cell>
          <table:table-cell office:value-type="string" calcext:value-type="string">
            <text:p>Ủy Ban Nhân Dân Xã Cà Lú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151" calcext:value-type="float">
            <text:p>1023151</text:p>
          </table:table-cell>
          <table:table-cell office:value-type="string" calcext:value-type="string">
            <text:p>Ủy Ban Nhân Dân Xã Sơn H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156" calcext:value-type="float">
            <text:p>1023156</text:p>
          </table:table-cell>
          <table:table-cell office:value-type="string" calcext:value-type="string">
            <text:p>Ủy Ban Nhân Dân Xã Sơn Phướ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157" calcext:value-type="float">
            <text:p>1023157</text:p>
          </table:table-cell>
          <table:table-cell office:value-type="string" calcext:value-type="string">
            <text:p>Ủy Ban Nhân Dân Xã Sơn Hộ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234" calcext:value-type="float">
            <text:p>1023234</text:p>
          </table:table-cell>
          <table:table-cell office:value-type="string" calcext:value-type="string">
            <text:p>UBND Thị trấn Hương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409" calcext:value-type="float">
            <text:p>1023409</text:p>
          </table:table-cell>
          <table:table-cell office:value-type="string" calcext:value-type="string">
            <text:p>Ủy Ban Nhân Dân Xã Sơn Đị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410" calcext:value-type="float">
            <text:p>1023410</text:p>
          </table:table-cell>
          <table:table-cell office:value-type="string" calcext:value-type="string">
            <text:p>Ủy Ban Nhân Dân Xã Sơn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411" calcext:value-type="float">
            <text:p>1023411</text:p>
          </table:table-cell>
          <table:table-cell office:value-type="string" calcext:value-type="string">
            <text:p>Ủy Ban Nhân Dân Xã Sơn Ngu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415" calcext:value-type="float">
            <text:p>1023415</text:p>
          </table:table-cell>
          <table:table-cell office:value-type="string" calcext:value-type="string">
            <text:p>Ủy Ban Nhân Dân Xã Suối Bạ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443" calcext:value-type="float">
            <text:p>1023443</text:p>
          </table:table-cell>
          <table:table-cell office:value-type="string" calcext:value-type="string">
            <text:p>Ủy Ban Nhân Dân Xã Sơn Xu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500" calcext:value-type="float">
            <text:p>1023500</text:p>
          </table:table-cell>
          <table:table-cell office:value-type="string" calcext:value-type="string">
            <text:p>UBND phường Trần Hưng Đạ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591" calcext:value-type="float">
            <text:p>1023591</text:p>
          </table:table-cell>
          <table:table-cell office:value-type="string" calcext:value-type="string">
            <text:p>UBND phường Đống Đ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593" calcext:value-type="float">
            <text:p>1023593</text:p>
          </table:table-cell>
          <table:table-cell office:value-type="string" calcext:value-type="string">
            <text:p>UBND phường Chi Lăng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013" calcext:value-type="float">
            <text:p>40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797" calcext:value-type="float">
            <text:p>1023797</text:p>
          </table:table-cell>
          <table:table-cell office:value-type="string" calcext:value-type="string">
            <text:p>Ủy Ban Nhân Dân Xã Vĩnh L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937" calcext:value-type="float">
            <text:p>1023937</text:p>
          </table:table-cell>
          <table:table-cell office:value-type="string" calcext:value-type="string">
            <text:p>Ủy Ban Nhân Dân Xã Phước Thạnh</text:p>
          </table:table-cell>
          <table:table-cell office:value-type="float" office:value="128" calcext:value-type="float">
            <text:p>128</text:p>
          </table:table-cell>
          <table:table-cell office:value-type="float" office:value="8118" calcext:value-type="float">
            <text:p>8118</text:p>
          </table:table-cell>
          <table:table-cell office:value-type="float" office:value="2" calcext:value-type="float">
            <text:p>2</text:p>
          </table:table-cell>
          <table:table-cell office:value-type="float" office:value="2371" calcext:value-type="float">
            <text:p>2371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4895" calcext:value-type="float">
            <text:p>1024895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899" calcext:value-type="float">
            <text:p>1024899</text:p>
          </table:table-cell>
          <table:table-cell office:value-type="string" calcext:value-type="string">
            <text:p>Ủy Ban Nhân Dân Xã Tân L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901" calcext:value-type="float">
            <text:p>1024901</text:p>
          </table:table-cell>
          <table:table-cell office:value-type="string" calcext:value-type="string">
            <text:p>Ủy Ban Nhân Dân Xã Hú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984" calcext:value-type="float">
            <text:p>1024984</text:p>
          </table:table-cell>
          <table:table-cell office:value-type="string" calcext:value-type="string">
            <text:p>UBND Xã Vĩnh Hư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985" calcext:value-type="float">
            <text:p>1024985</text:p>
          </table:table-cell>
          <table:table-cell office:value-type="string" calcext:value-type="string">
            <text:p>UBND xã Minh T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986" calcext:value-type="float">
            <text:p>1024986</text:p>
          </table:table-cell>
          <table:table-cell office:value-type="string" calcext:value-type="string">
            <text:p>UBND xã Ninh Kh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987" calcext:value-type="float">
            <text:p>1024987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988" calcext:value-type="float">
            <text:p>1024988</text:p>
          </table:table-cell>
          <table:table-cell office:value-type="string" calcext:value-type="string">
            <text:p>UBND Xã Vĩnh Hù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990" calcext:value-type="float">
            <text:p>1024990</text:p>
          </table:table-cell>
          <table:table-cell office:value-type="string" calcext:value-type="string">
            <text:p>UBND Xã Vĩnh 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997" calcext:value-type="float">
            <text:p>1024997</text:p>
          </table:table-cell>
          <table:table-cell office:value-type="string" calcext:value-type="string">
            <text:p>Ubnd Xã Tân Dươ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4998" calcext:value-type="float">
            <text:p>1024998</text:p>
          </table:table-cell>
          <table:table-cell office:value-type="string" calcext:value-type="string">
            <text:p>UBND Xã Điện Quan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999" calcext:value-type="float">
            <text:p>1024999</text:p>
          </table:table-cell>
          <table:table-cell office:value-type="string" calcext:value-type="string">
            <text:p>Ubnd Xã Thượng Hà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000" calcext:value-type="float">
            <text:p>1025000</text:p>
          </table:table-cell>
          <table:table-cell office:value-type="string" calcext:value-type="string">
            <text:p>UBND Xã Xuân Ho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133" calcext:value-type="float">
            <text:p>1025133</text:p>
          </table:table-cell>
          <table:table-cell office:value-type="string" calcext:value-type="string">
            <text:p>UBND xã Vĩnh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134" calcext:value-type="float">
            <text:p>1025134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135" calcext:value-type="float">
            <text:p>1025135</text:p>
          </table:table-cell>
          <table:table-cell office:value-type="string" calcext:value-type="string">
            <text:p>UBND Xã Vĩnh Phú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140" calcext:value-type="float">
            <text:p>1025140</text:p>
          </table:table-cell>
          <table:table-cell office:value-type="string" calcext:value-type="string">
            <text:p>Ủy Ban Nhân Dân Xã Tân Lậ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263" calcext:value-type="float">
            <text:p>1025263</text:p>
          </table:table-cell>
          <table:table-cell office:value-type="string" calcext:value-type="string">
            <text:p>UBND Phường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409" calcext:value-type="float">
            <text:p>1025409</text:p>
          </table:table-cell>
          <table:table-cell office:value-type="string" calcext:value-type="string">
            <text:p>Ủy Ban Nhân Dân Xã Hòa Hộ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5411" calcext:value-type="float">
            <text:p>1025411</text:p>
          </table:table-cell>
          <table:table-cell office:value-type="string" calcext:value-type="string">
            <text:p>Ủy Ban Nhân Dân Xã Hòa Tr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507" calcext:value-type="float">
            <text:p>1025507</text:p>
          </table:table-cell>
          <table:table-cell office:value-type="string" calcext:value-type="string">
            <text:p>Ủy Ban Nhân Dân Xã Hòa Định Tâ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508" calcext:value-type="float">
            <text:p>1025508</text:p>
          </table:table-cell>
          <table:table-cell office:value-type="string" calcext:value-type="string">
            <text:p>Ủy Ban Nhân Dân Xã Hòa Định Đông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2156" calcext:value-type="float">
            <text:p>215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509" calcext:value-type="float">
            <text:p>1025509</text:p>
          </table:table-cell>
          <table:table-cell office:value-type="string" calcext:value-type="string">
            <text:p>Ủy Ban Nhân Dân Xã Hòa Thắng</text:p>
          </table:table-cell>
          <table:table-cell office:value-type="float" office:value="69" calcext:value-type="float">
            <text:p>69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8151" calcext:value-type="float">
            <text:p>815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5510" calcext:value-type="float">
            <text:p>1025510</text:p>
          </table:table-cell>
          <table:table-cell office:value-type="string" calcext:value-type="string">
            <text:p>Ủy Ban Nhân Dân Xã Hòa 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511" calcext:value-type="float">
            <text:p>1025511</text:p>
          </table:table-cell>
          <table:table-cell office:value-type="string" calcext:value-type="string">
            <text:p>Ủy Ban Nhân Dân Xã Hòa Quang Bắc</text:p>
          </table:table-cell>
          <table:table-cell office:value-type="float" office:value="97" calcext:value-type="float">
            <text:p>97</text:p>
          </table:table-cell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office:value-type="float" office:value="739" calcext:value-type="float">
            <text:p>73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534" calcext:value-type="float">
            <text:p>1025534</text:p>
          </table:table-cell>
          <table:table-cell office:value-type="string" calcext:value-type="string">
            <text:p>UBND Xã Minh Hò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819" calcext:value-type="float">
            <text:p>1025819</text:p>
          </table:table-cell>
          <table:table-cell office:value-type="string" calcext:value-type="string">
            <text:p>UBND Xã Tam Mỹ Tây</text:p>
          </table:table-cell>
          <table:table-cell office:value-type="float" office:value="87" calcext:value-type="float">
            <text:p>87</text:p>
          </table:table-cell>
          <table:table-cell office:value-type="float" office:value="2756" calcext:value-type="float">
            <text:p>2756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820" calcext:value-type="float">
            <text:p>1025820</text:p>
          </table:table-cell>
          <table:table-cell office:value-type="string" calcext:value-type="string">
            <text:p>UBND Xã Tam Anh Nam</text:p>
          </table:table-cell>
          <table:table-cell office:value-type="float" office:value="124" calcext:value-type="float">
            <text:p>124</text:p>
          </table:table-cell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 office:value-type="float" office:value="7619" calcext:value-type="float">
            <text:p>7619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5821" calcext:value-type="float">
            <text:p>1025821</text:p>
          </table:table-cell>
          <table:table-cell office:value-type="string" calcext:value-type="string">
            <text:p>UBND Xã Tam Anh Bắc</text:p>
          </table:table-cell>
          <table:table-cell office:value-type="float" office:value="2790" calcext:value-type="float">
            <text:p>2790</text:p>
          </table:table-cell>
          <table:table-cell office:value-type="float" office:value="10851" calcext:value-type="float">
            <text:p>10851</text:p>
          </table:table-cell>
          <table:table-cell office:value-type="float" office:value="1" calcext:value-type="float">
            <text:p>1</text:p>
          </table:table-cell>
          <table:table-cell office:value-type="float" office:value="1717" calcext:value-type="float">
            <text:p>1717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5824" calcext:value-type="float">
            <text:p>1025824</text:p>
          </table:table-cell>
          <table:table-cell office:value-type="string" calcext:value-type="string">
            <text:p>UBND Xã Tam Mỹ Đông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6249" calcext:value-type="float">
            <text:p>1026249</text:p>
          </table:table-cell>
          <table:table-cell office:value-type="string" calcext:value-type="string">
            <text:p>UBND Xã Nghĩa Bì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250" calcext:value-type="float">
            <text:p>1026250</text:p>
          </table:table-cell>
          <table:table-cell office:value-type="string" calcext:value-type="string">
            <text:p>UBND PHƯỜNG TÂN THIỆ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647" calcext:value-type="float">
            <text:p>1026647</text:p>
          </table:table-cell>
          <table:table-cell office:value-type="string" calcext:value-type="string">
            <text:p>Ủy Ban Nhân Dân Thị trấn Phú Hòa</text:p>
          </table:table-cell>
          <table:table-cell office:value-type="float" office:value="27" calcext:value-type="float">
            <text:p>27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6516" calcext:value-type="float">
            <text:p>651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6731" calcext:value-type="float">
            <text:p>1026731</text:p>
          </table:table-cell>
          <table:table-cell office:value-type="string" calcext:value-type="string">
            <text:p>UBND Xã Phước Lộc</text:p>
          </table:table-cell>
          <table:table-cell office:value-type="float" office:value="1182" calcext:value-type="float">
            <text:p>1182</text:p>
          </table:table-cell>
          <table:table-cell office:value-type="float" office:value="13209" calcext:value-type="float">
            <text:p>13209</text:p>
          </table:table-cell>
          <table:table-cell office:value-type="float" office:value="10" calcext:value-type="float">
            <text:p>10</text:p>
          </table:table-cell>
          <table:table-cell office:value-type="float" office:value="2217" calcext:value-type="float">
            <text:p>2217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802" calcext:value-type="float">
            <text:p>1026802</text:p>
          </table:table-cell>
          <table:table-cell office:value-type="string" calcext:value-type="string">
            <text:p>UBND Xã Bình Định Nam</text:p>
          </table:table-cell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688" calcext:value-type="float">
            <text:p>168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6860" calcext:value-type="float">
            <text:p>1026860</text:p>
          </table:table-cell>
          <table:table-cell office:value-type="string" calcext:value-type="string">
            <text:p>UBND xã Phước Xuân</text:p>
          </table:table-cell>
          <table:table-cell office:value-type="float" office:value="121" calcext:value-type="float">
            <text:p>121</text:p>
          </table:table-cell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032" calcext:value-type="float">
            <text:p>1027032</text:p>
          </table:table-cell>
          <table:table-cell office:value-type="string" calcext:value-type="string">
            <text:p>UBND xã Đông Mỹ</text:p>
          </table:table-cell>
          <table:table-cell office:value-type="float" office:value="14" calcext:value-type="float">
            <text:p>14</text:p>
          </table:table-cell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 office:value-type="float" office:value="3029" calcext:value-type="float">
            <text:p>302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7178" calcext:value-type="float">
            <text:p>1027178</text:p>
          </table:table-cell>
          <table:table-cell office:value-type="string" calcext:value-type="string">
            <text:p>UBND xã Vũ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179" calcext:value-type="float">
            <text:p>1027179</text:p>
          </table:table-cell>
          <table:table-cell office:value-type="string" calcext:value-type="string">
            <text:p>UBND xã Vũ Lạc</text:p>
          </table:table-cell>
          <table:table-cell office:value-type="float" office:value="140" calcext:value-type="float">
            <text:p>140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7180" calcext:value-type="float">
            <text:p>1027180</text:p>
          </table:table-cell>
          <table:table-cell office:value-type="string" calcext:value-type="string">
            <text:p>UBND xã Tâ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455" calcext:value-type="float">
            <text:p>1027455</text:p>
          </table:table-cell>
          <table:table-cell office:value-type="string" calcext:value-type="string">
            <text:p>UBND Phường Điện Nam Bắ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464" calcext:value-type="float">
            <text:p>1027464</text:p>
          </table:table-cell>
          <table:table-cell office:value-type="string" calcext:value-type="string">
            <text:p>UBND Phường Điện Thắng Bắ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466" calcext:value-type="float">
            <text:p>1027466</text:p>
          </table:table-cell>
          <table:table-cell office:value-type="string" calcext:value-type="string">
            <text:p>UBND Phường Điện Thắng Na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468" calcext:value-type="float">
            <text:p>1027468</text:p>
          </table:table-cell>
          <table:table-cell office:value-type="string" calcext:value-type="string">
            <text:p>UBND Phường Điện Nam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655" calcext:value-type="float">
            <text:p>1027655</text:p>
          </table:table-cell>
          <table:table-cell office:value-type="string" calcext:value-type="string">
            <text:p>Ủy Ban Nhân Dân Xã Thạnh Tiến</text:p>
          </table:table-cell>
          <table:table-cell office:value-type="float" office:value="87" calcext:value-type="float">
            <text:p>87</text:p>
          </table:table-cell>
          <table:table-cell office:value-type="float" office:value="1509" calcext:value-type="float">
            <text:p>1509</text:p>
          </table:table-cell>
          <table:table-cell office:value-type="float" office:value="4" calcext:value-type="float">
            <text:p>4</text:p>
          </table:table-cell>
          <table:table-cell office:value-type="float" office:value="770" calcext:value-type="float">
            <text:p>77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126" calcext:value-type="float">
            <text:p>1028126</text:p>
          </table:table-cell>
          <table:table-cell office:value-type="string" calcext:value-type="string">
            <text:p>Ủy ban nhân dân xã Thạnh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8417" calcext:value-type="float">
            <text:p>1028417</text:p>
          </table:table-cell>
          <table:table-cell office:value-type="string" calcext:value-type="string">
            <text:p>Ủy ban nhân dân phường IV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869" calcext:value-type="float">
            <text:p>1028869</text:p>
          </table:table-cell>
          <table:table-cell office:value-type="string" calcext:value-type="string">
            <text:p>UBND xã Nặm Lịch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870" calcext:value-type="float">
            <text:p>1028870</text:p>
          </table:table-cell>
          <table:table-cell office:value-type="string" calcext:value-type="string">
            <text:p>UBND xã Ẳng Cang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871" calcext:value-type="float">
            <text:p>1028871</text:p>
          </table:table-cell>
          <table:table-cell office:value-type="string" calcext:value-type="string">
            <text:p>UBND xã Ẳng Nư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872" calcext:value-type="float">
            <text:p>1028872</text:p>
          </table:table-cell>
          <table:table-cell office:value-type="string" calcext:value-type="string">
            <text:p>UBND xã Ẳng Tở</text:p>
          </table:table-cell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873" calcext:value-type="float">
            <text:p>1028873</text:p>
          </table:table-cell>
          <table:table-cell office:value-type="string" calcext:value-type="string">
            <text:p>UBND xã Mường Đăng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874" calcext:value-type="float">
            <text:p>1028874</text:p>
          </table:table-cell>
          <table:table-cell office:value-type="string" calcext:value-type="string">
            <text:p>UBND xã Ngối Cá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877" calcext:value-type="float">
            <text:p>1028877</text:p>
          </table:table-cell>
          <table:table-cell office:value-type="string" calcext:value-type="string">
            <text:p>UBND thị trấn Mường ả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878" calcext:value-type="float">
            <text:p>1028878</text:p>
          </table:table-cell>
          <table:table-cell office:value-type="string" calcext:value-type="string">
            <text:p>UBND xã Búng La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8879" calcext:value-type="float">
            <text:p>1028879</text:p>
          </table:table-cell>
          <table:table-cell office:value-type="string" calcext:value-type="string">
            <text:p>UBND xã Xuân Lao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8880" calcext:value-type="float">
            <text:p>1028880</text:p>
          </table:table-cell>
          <table:table-cell office:value-type="string" calcext:value-type="string">
            <text:p>UBND xã Mường Lạn</text:p>
          </table:table-cell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117" calcext:value-type="float">
            <text:p>1029117</text:p>
          </table:table-cell>
          <table:table-cell office:value-type="string" calcext:value-type="string">
            <text:p>UBND xã Phìn Hồ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119" calcext:value-type="float">
            <text:p>1029119</text:p>
          </table:table-cell>
          <table:table-cell office:value-type="string" calcext:value-type="string">
            <text:p>UBND xã Nậm Khă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370" calcext:value-type="float">
            <text:p>1029370</text:p>
          </table:table-cell>
          <table:table-cell office:value-type="string" calcext:value-type="string">
            <text:p>Ủy Ban Nhân Dân Xã Ngọc Hòa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553" calcext:value-type="float">
            <text:p>1029553</text:p>
          </table:table-cell>
          <table:table-cell office:value-type="string" calcext:value-type="string">
            <text:p>Ủy ban nhân dân Xã Tân Sơn</text:p>
          </table:table-cell>
          <table:table-cell office:value-type="float" office:value="213" calcext:value-type="float">
            <text:p>213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float" office:value="5635" calcext:value-type="float">
            <text:p>5635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9554" calcext:value-type="float">
            <text:p>1029554</text:p>
          </table:table-cell>
          <table:table-cell office:value-type="string" calcext:value-type="string">
            <text:p>Ủy ban nhân dân Xã Kim Sơ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02" calcext:value-type="float">
            <text:p>9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847" calcext:value-type="float">
            <text:p>1029847</text:p>
          </table:table-cell>
          <table:table-cell office:value-type="string" calcext:value-type="string">
            <text:p>UBND phường Thắng L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848" calcext:value-type="float">
            <text:p>1029848</text:p>
          </table:table-cell>
          <table:table-cell office:value-type="string" calcext:value-type="string">
            <text:p>UBND xã Chrôh Pơnan</text:p>
          </table:table-cell>
          <table:table-cell office:value-type="float" office:value="36" calcext:value-type="float">
            <text:p>3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9903" calcext:value-type="float">
            <text:p>1029903</text:p>
          </table:table-cell>
          <table:table-cell office:value-type="string" calcext:value-type="string">
            <text:p>UBND xã Đak SM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910" calcext:value-type="float">
            <text:p>1029910</text:p>
          </table:table-cell>
          <table:table-cell office:value-type="string" calcext:value-type="string">
            <text:p>UBND xã Đăk Pơ Pho</text:p>
          </table:table-cell>
          <table:table-cell office:value-type="float" office:value="86" calcext:value-type="float">
            <text:p>86</text:p>
          </table:table-cell>
          <table:table-cell office:value-type="float" office:value="2184" calcext:value-type="float">
            <text:p>2184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352" calcext:value-type="float">
            <text:p>1030352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901" calcext:value-type="float">
            <text:p>39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0353" calcext:value-type="float">
            <text:p>1030353</text:p>
          </table:table-cell>
          <table:table-cell office:value-type="string" calcext:value-type="string">
            <text:p>Ủy Ban Nhân Dân Xã Bình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361" calcext:value-type="float">
            <text:p>1030361</text:p>
          </table:table-cell>
          <table:table-cell office:value-type="string" calcext:value-type="string">
            <text:p>Ủy ban nhân dân phường 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0374" calcext:value-type="float">
            <text:p>1030374</text:p>
          </table:table-cell>
          <table:table-cell office:value-type="string" calcext:value-type="string">
            <text:p>Ủy ban nhân dân phường An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375" calcext:value-type="float">
            <text:p>1030375</text:p>
          </table:table-cell>
          <table:table-cell office:value-type="string" calcext:value-type="string">
            <text:p>Ủy Ban Nhân Dân Xã Phước Chỉ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382" calcext:value-type="float">
            <text:p>1030382</text:p>
          </table:table-cell>
          <table:table-cell office:value-type="string" calcext:value-type="string">
            <text:p>Ủy ban nhân dân phường Gia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385" calcext:value-type="float">
            <text:p>1030385</text:p>
          </table:table-cell>
          <table:table-cell office:value-type="string" calcext:value-type="string">
            <text:p>Ủy ban nhân dân phường An Tị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605" calcext:value-type="float">
            <text:p>1030605</text:p>
          </table:table-cell>
          <table:table-cell office:value-type="string" calcext:value-type="string">
            <text:p>Ủy Ban Nhân Dân Phường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66" calcext:value-type="float">
            <text:p>29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0857" calcext:value-type="float">
            <text:p>1030857</text:p>
          </table:table-cell>
          <table:table-cell office:value-type="string" calcext:value-type="string">
            <text:p>Ủy ban Nhân dân phường Hiệp Nin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863" calcext:value-type="float">
            <text:p>1030863</text:p>
          </table:table-cell>
          <table:table-cell office:value-type="string" calcext:value-type="string">
            <text:p>Ủy ban nhân dân phường Lộc Hư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864" calcext:value-type="float">
            <text:p>1030864</text:p>
          </table:table-cell>
          <table:table-cell office:value-type="string" calcext:value-type="string">
            <text:p>Ủy ban nhân dân phường Gia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866" calcext:value-type="float">
            <text:p>1030866</text:p>
          </table:table-cell>
          <table:table-cell office:value-type="string" calcext:value-type="string">
            <text:p>Ủy ban nhân dân xã Tân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7" calcext:value-type="float">
            <text:p>169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867" calcext:value-type="float">
            <text:p>1030867</text:p>
          </table:table-cell>
          <table:table-cell office:value-type="string" calcext:value-type="string">
            <text:p>Ủy ban Nhân dân phường Ninh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868" calcext:value-type="float">
            <text:p>1030868</text:p>
          </table:table-cell>
          <table:table-cell office:value-type="string" calcext:value-type="string">
            <text:p>Ủy ban Nhân dân phường Ninh Th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872" calcext:value-type="float">
            <text:p>1030872</text:p>
          </table:table-cell>
          <table:table-cell office:value-type="string" calcext:value-type="string">
            <text:p>Ủy ban nhân dân phường Trảng Bà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873" calcext:value-type="float">
            <text:p>1030873</text:p>
          </table:table-cell>
          <table:table-cell office:value-type="string" calcext:value-type="string">
            <text:p>Ủy ban nhân dân xã Đôn Thuận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181" calcext:value-type="float">
            <text:p>1031181</text:p>
          </table:table-cell>
          <table:table-cell office:value-type="string" calcext:value-type="string">
            <text:p>Ủy ban nhân dân xã Hưng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252" calcext:value-type="float">
            <text:p>1031252</text:p>
          </table:table-cell>
          <table:table-cell office:value-type="string" calcext:value-type="string">
            <text:p>Ủy Ban Nhân dân Phường 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390" calcext:value-type="float">
            <text:p>1031390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683" calcext:value-type="float">
            <text:p>1031683</text:p>
          </table:table-cell>
          <table:table-cell office:value-type="string" calcext:value-type="string">
            <text:p>UBND xã Noong Hẹ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684" calcext:value-type="float">
            <text:p>1031684</text:p>
          </table:table-cell>
          <table:table-cell office:value-type="string" calcext:value-type="string">
            <text:p>UBND xã Sam Mứ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685" calcext:value-type="float">
            <text:p>1031685</text:p>
          </table:table-cell>
          <table:table-cell office:value-type="string" calcext:value-type="string">
            <text:p>UBND xã Núa Nga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686" calcext:value-type="float">
            <text:p>1031686</text:p>
          </table:table-cell>
          <table:table-cell office:value-type="string" calcext:value-type="string">
            <text:p>UBND xã Na Ư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687" calcext:value-type="float">
            <text:p>1031687</text:p>
          </table:table-cell>
          <table:table-cell office:value-type="string" calcext:value-type="string">
            <text:p>UBND xã Mường Nhà</text:p>
          </table:table-cell>
          <table:table-cell office:value-type="float" office:value="193" calcext:value-type="float">
            <text:p>193</text:p>
          </table:table-cell>
          <table:table-cell office:value-type="float" office:value="949" calcext:value-type="float">
            <text:p>949</text:p>
          </table:table-cell>
          <table:table-cell office:value-type="float" office:value="6" calcext:value-type="float">
            <text:p>6</text:p>
          </table:table-cell>
          <table:table-cell office:value-type="float" office:value="2530" calcext:value-type="float">
            <text:p>25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1688" calcext:value-type="float">
            <text:p>1031688</text:p>
          </table:table-cell>
          <table:table-cell office:value-type="string" calcext:value-type="string">
            <text:p>UBND xã Noong Luống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689" calcext:value-type="float">
            <text:p>1031689</text:p>
          </table:table-cell>
          <table:table-cell office:value-type="string" calcext:value-type="string">
            <text:p>UBND xã Mường Lói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1690" calcext:value-type="float">
            <text:p>1031690</text:p>
          </table:table-cell>
          <table:table-cell office:value-type="string" calcext:value-type="string">
            <text:p>UBND xã Thanh Xương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691" calcext:value-type="float">
            <text:p>1031691</text:p>
          </table:table-cell>
          <table:table-cell office:value-type="string" calcext:value-type="string">
            <text:p>UBND xã Thanh Chăn</text:p>
          </table:table-cell>
          <table:table-cell office:value-type="float" office:value="56" calcext:value-type="float">
            <text:p>56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692" calcext:value-type="float">
            <text:p>1031692</text:p>
          </table:table-cell>
          <table:table-cell office:value-type="string" calcext:value-type="string">
            <text:p>UBND xã Pa Thơ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693" calcext:value-type="float">
            <text:p>1031693</text:p>
          </table:table-cell>
          <table:table-cell office:value-type="string" calcext:value-type="string">
            <text:p>UBND xã Thanh 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694" calcext:value-type="float">
            <text:p>1031694</text:p>
          </table:table-cell>
          <table:table-cell office:value-type="string" calcext:value-type="string">
            <text:p>UBND xã Thanh 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695" calcext:value-type="float">
            <text:p>1031695</text:p>
          </table:table-cell>
          <table:table-cell office:value-type="string" calcext:value-type="string">
            <text:p>UBND xã Thanh Hưng</text:p>
          </table:table-cell>
          <table:table-cell office:value-type="float" office:value="48" calcext:value-type="float">
            <text:p>48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696" calcext:value-type="float">
            <text:p>1031696</text:p>
          </table:table-cell>
          <table:table-cell office:value-type="string" calcext:value-type="string">
            <text:p>UBND xã Nà Tấ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697" calcext:value-type="float">
            <text:p>1031697</text:p>
          </table:table-cell>
          <table:table-cell office:value-type="string" calcext:value-type="string">
            <text:p>UBND xã Mường Pồ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698" calcext:value-type="float">
            <text:p>1031698</text:p>
          </table:table-cell>
          <table:table-cell office:value-type="string" calcext:value-type="string">
            <text:p>UBND xã Thanh Nư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1785" calcext:value-type="float">
            <text:p>1031785</text:p>
          </table:table-cell>
          <table:table-cell office:value-type="string" calcext:value-type="string">
            <text:p>UBND xã Yên Lạ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804" calcext:value-type="float">
            <text:p>1031804</text:p>
          </table:table-cell>
          <table:table-cell office:value-type="string" calcext:value-type="string">
            <text:p>UBND Xã Yên Đổ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805" calcext:value-type="float">
            <text:p>1031805</text:p>
          </table:table-cell>
          <table:table-cell office:value-type="string" calcext:value-type="string">
            <text:p>UBND Thị trấn Đ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806" calcext:value-type="float">
            <text:p>1031806</text:p>
          </table:table-cell>
          <table:table-cell office:value-type="string" calcext:value-type="string">
            <text:p>UBND Thị trấn Giang Ti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807" calcext:value-type="float">
            <text:p>1031807</text:p>
          </table:table-cell>
          <table:table-cell office:value-type="string" calcext:value-type="string">
            <text:p>UBND Xã Yên N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808" calcext:value-type="float">
            <text:p>1031808</text:p>
          </table:table-cell>
          <table:table-cell office:value-type="string" calcext:value-type="string">
            <text:p>UBND xã Yên Trạ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839" calcext:value-type="float">
            <text:p>1031839</text:p>
          </table:table-cell>
          <table:table-cell office:value-type="string" calcext:value-type="string">
            <text:p>UBND xã Mường Phă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840" calcext:value-type="float">
            <text:p>1031840</text:p>
          </table:table-cell>
          <table:table-cell office:value-type="string" calcext:value-type="string">
            <text:p>UBND xã Thanh Luô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904" calcext:value-type="float">
            <text:p>1031904</text:p>
          </table:table-cell>
          <table:table-cell office:value-type="string" calcext:value-type="string">
            <text:p>UBND xã Si Pa Phìn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910" calcext:value-type="float">
            <text:p>1031910</text:p>
          </table:table-cell>
          <table:table-cell office:value-type="string" calcext:value-type="string">
            <text:p>UBND xã Chà Tở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915" calcext:value-type="float">
            <text:p>1031915</text:p>
          </table:table-cell>
          <table:table-cell office:value-type="string" calcext:value-type="string">
            <text:p>UBND XÃ CHÀ NƯ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930" calcext:value-type="float">
            <text:p>1031930</text:p>
          </table:table-cell>
          <table:table-cell office:value-type="string" calcext:value-type="string">
            <text:p>UBND phường Lương Sơn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940" calcext:value-type="float">
            <text:p>1031940</text:p>
          </table:table-cell>
          <table:table-cell office:value-type="string" calcext:value-type="string">
            <text:p>Ubnd Phường Cải Đ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943" calcext:value-type="float">
            <text:p>1031943</text:p>
          </table:table-cell>
          <table:table-cell office:value-type="string" calcext:value-type="string">
            <text:p>UBND xã Bá Xuyê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946" calcext:value-type="float">
            <text:p>1031946</text:p>
          </table:table-cell>
          <table:table-cell office:value-type="string" calcext:value-type="string">
            <text:p>UBND phường Mỏ Chè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947" calcext:value-type="float">
            <text:p>1031947</text:p>
          </table:table-cell>
          <table:table-cell office:value-type="string" calcext:value-type="string">
            <text:p>UBND xã Tân Quang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948" calcext:value-type="float">
            <text:p>1031948</text:p>
          </table:table-cell>
          <table:table-cell office:value-type="string" calcext:value-type="string">
            <text:p>UBND phường Thắng Lợi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966" calcext:value-type="float">
            <text:p>1031966</text:p>
          </table:table-cell>
          <table:table-cell office:value-type="string" calcext:value-type="string">
            <text:p>UBND xã Chà Can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967" calcext:value-type="float">
            <text:p>1031967</text:p>
          </table:table-cell>
          <table:table-cell office:value-type="string" calcext:value-type="string">
            <text:p>UBND xã Nà Hỳ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972" calcext:value-type="float">
            <text:p>1031972</text:p>
          </table:table-cell>
          <table:table-cell office:value-type="string" calcext:value-type="string">
            <text:p>UBND phường Mường Than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973" calcext:value-type="float">
            <text:p>1031973</text:p>
          </table:table-cell>
          <table:table-cell office:value-type="string" calcext:value-type="string">
            <text:p>UBND Phường Nam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974" calcext:value-type="float">
            <text:p>1031974</text:p>
          </table:table-cell>
          <table:table-cell office:value-type="string" calcext:value-type="string">
            <text:p>UBND Phường Thanh Trườ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976" calcext:value-type="float">
            <text:p>1031976</text:p>
          </table:table-cell>
          <table:table-cell office:value-type="string" calcext:value-type="string">
            <text:p>UBND phường Tân Th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979" calcext:value-type="float">
            <text:p>1031979</text:p>
          </table:table-cell>
          <table:table-cell office:value-type="string" calcext:value-type="string">
            <text:p>UBND xã Thanh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980" calcext:value-type="float">
            <text:p>1031980</text:p>
          </table:table-cell>
          <table:table-cell office:value-type="string" calcext:value-type="string">
            <text:p>UBND Phường Noong Bu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021" calcext:value-type="float">
            <text:p>1032021</text:p>
          </table:table-cell>
          <table:table-cell office:value-type="string" calcext:value-type="string">
            <text:p>UBND Phường Him L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022" calcext:value-type="float">
            <text:p>1032022</text:p>
          </table:table-cell>
          <table:table-cell office:value-type="string" calcext:value-type="string">
            <text:p>UBND Phường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2130" calcext:value-type="float">
            <text:p>1032130</text:p>
          </table:table-cell>
          <table:table-cell office:value-type="string" calcext:value-type="string">
            <text:p>UBND xã Phú An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3648" calcext:value-type="float">
            <text:p>1033648</text:p>
          </table:table-cell>
          <table:table-cell office:value-type="string" calcext:value-type="string">
            <text:p>Hội Nông Dân Huyện Thoại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742" calcext:value-type="float">
            <text:p>1033742</text:p>
          </table:table-cell>
          <table:table-cell office:value-type="string" calcext:value-type="string">
            <text:p>Ban Quản lý Bến xe khách Bằng Lũ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388" calcext:value-type="float">
            <text:p>1034388</text:p>
          </table:table-cell>
          <table:table-cell office:value-type="string" calcext:value-type="string">
            <text:p>Ủy Ban Nhân Dân Xã Tân Thạ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88" calcext:value-type="float">
            <text:p>44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389" calcext:value-type="float">
            <text:p>1034389</text:p>
          </table:table-cell>
          <table:table-cell office:value-type="string" calcext:value-type="string">
            <text:p>UBND Xã An Bình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676" calcext:value-type="float">
            <text:p>1034676</text:p>
          </table:table-cell>
          <table:table-cell office:value-type="string" calcext:value-type="string">
            <text:p>UBND phường Phố Cò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801" calcext:value-type="float">
            <text:p>1034801</text:p>
          </table:table-cell>
          <table:table-cell office:value-type="string" calcext:value-type="string">
            <text:p>UBND xã Nà Kh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802" calcext:value-type="float">
            <text:p>1034802</text:p>
          </table:table-cell>
          <table:table-cell office:value-type="string" calcext:value-type="string">
            <text:p>UBND xã Pa Tầ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807" calcext:value-type="float">
            <text:p>1034807</text:p>
          </table:table-cell>
          <table:table-cell office:value-type="string" calcext:value-type="string">
            <text:p>UBND xã Nà Bủng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059" calcext:value-type="float">
            <text:p>1035059</text:p>
          </table:table-cell>
          <table:table-cell office:value-type="string" calcext:value-type="string">
            <text:p>UBND xã Nà Nh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616" calcext:value-type="float">
            <text:p>1035616</text:p>
          </table:table-cell>
          <table:table-cell office:value-type="string" calcext:value-type="string">
            <text:p>UBND Xã Bình Chương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5688" calcext:value-type="float">
            <text:p>1035688</text:p>
          </table:table-cell>
          <table:table-cell office:value-type="string" calcext:value-type="string">
            <text:p>UBND Xã Bình Minh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5973" calcext:value-type="float">
            <text:p>1035973</text:p>
          </table:table-cell>
          <table:table-cell office:value-type="string" calcext:value-type="string">
            <text:p>UBND Xã Hiền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975" calcext:value-type="float">
            <text:p>1035975</text:p>
          </table:table-cell>
          <table:table-cell office:value-type="string" calcext:value-type="string">
            <text:p>UBND Xã Vĩnh Lâ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976" calcext:value-type="float">
            <text:p>1035976</text:p>
          </table:table-cell>
          <table:table-cell office:value-type="string" calcext:value-type="string">
            <text:p>UBND Xã Vĩnh Thủ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978" calcext:value-type="float">
            <text:p>1035978</text:p>
          </table:table-cell>
          <table:table-cell office:value-type="string" calcext:value-type="string">
            <text:p>UBND Xã Kim Thạch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980" calcext:value-type="float">
            <text:p>1035980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981" calcext:value-type="float">
            <text:p>1035981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986" calcext:value-type="float">
            <text:p>1035986</text:p>
          </table:table-cell>
          <table:table-cell office:value-type="string" calcext:value-type="string">
            <text:p>UBND Xã Trung Nam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987" calcext:value-type="float">
            <text:p>1035987</text:p>
          </table:table-cell>
          <table:table-cell office:value-type="string" calcext:value-type="string">
            <text:p>UBND Xã Vĩnh Khê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081" calcext:value-type="float">
            <text:p>1036081</text:p>
          </table:table-cell>
          <table:table-cell office:value-type="string" calcext:value-type="string">
            <text:p>Ủy Ban Nhân Dân Xã Cam Chí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115" calcext:value-type="float">
            <text:p>1036115</text:p>
          </table:table-cell>
          <table:table-cell office:value-type="string" calcext:value-type="string">
            <text:p>UBND Xã Vĩnh Chấ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212" calcext:value-type="float">
            <text:p>1036212</text:p>
          </table:table-cell>
          <table:table-cell office:value-type="string" calcext:value-type="string">
            <text:p>UBND Xã Vĩnh Th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214" calcext:value-type="float">
            <text:p>1036214</text:p>
          </table:table-cell>
          <table:table-cell office:value-type="string" calcext:value-type="string">
            <text:p>UBND Xã Vĩnh T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217" calcext:value-type="float">
            <text:p>1036217</text:p>
          </table:table-cell>
          <table:table-cell office:value-type="string" calcext:value-type="string">
            <text:p>UBND Thị trấn Hồ Xá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91" calcext:value-type="float">
            <text:p>37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218" calcext:value-type="float">
            <text:p>1036218</text:p>
          </table:table-cell>
          <table:table-cell office:value-type="string" calcext:value-type="string">
            <text:p>UBND Thị trấn Bến Qu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246" calcext:value-type="float">
            <text:p>1036246</text:p>
          </table:table-cell>
          <table:table-cell office:value-type="string" calcext:value-type="string">
            <text:p>Ủy Ban Nhân Dân Xã Phú Hưn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249" calcext:value-type="float">
            <text:p>1036249</text:p>
          </table:table-cell>
          <table:table-cell office:value-type="string" calcext:value-type="string">
            <text:p>Ủy Ban Nhân Dân Xã Phú Thọ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250" calcext:value-type="float">
            <text:p>1036250</text:p>
          </table:table-cell>
          <table:table-cell office:value-type="string" calcext:value-type="string">
            <text:p>Ủy Ban Nhân Dân Xã Phú An</text:p>
          </table:table-cell>
          <table:table-cell office:value-type="float" office:value="52" calcext:value-type="float">
            <text:p>52</text:p>
          </table:table-cell>
          <table:table-cell office:value-type="float" office:value="657" calcext:value-type="float">
            <text:p>657</text:p>
          </table:table-cell>
          <table:table-cell office:value-type="float" office:value="13" calcext:value-type="float">
            <text:p>13</text:p>
          </table:table-cell>
          <table:table-cell office:value-type="float" office:value="535" calcext:value-type="float">
            <text:p>535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251" calcext:value-type="float">
            <text:p>1036251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252" calcext:value-type="float">
            <text:p>1036252</text:p>
          </table:table-cell>
          <table:table-cell office:value-type="string" calcext:value-type="string">
            <text:p>Ủy Ban Nhân Dân Xã Hiệp Xương</text:p>
          </table:table-cell>
          <table:table-cell office:value-type="float" office:value="41" calcext:value-type="float">
            <text:p>41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253" calcext:value-type="float">
            <text:p>1036253</text:p>
          </table:table-cell>
          <table:table-cell office:value-type="string" calcext:value-type="string">
            <text:p>Ủy Ban Nhân Dân Xã Phú Bì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254" calcext:value-type="float">
            <text:p>1036254</text:p>
          </table:table-cell>
          <table:table-cell office:value-type="string" calcext:value-type="string">
            <text:p>Ủy Ban Nhân Dân Xã Phú Thành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8106" calcext:value-type="float">
            <text:p>810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255" calcext:value-type="float">
            <text:p>1036255</text:p>
          </table:table-cell>
          <table:table-cell office:value-type="string" calcext:value-type="string">
            <text:p>Ủy Ban Nhân Dân Xã Phú Long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307" calcext:value-type="float">
            <text:p>1036307</text:p>
          </table:table-cell>
          <table:table-cell office:value-type="string" calcext:value-type="string">
            <text:p>Ủy Ban Nhân Dân Xã Cam Tuyề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315" calcext:value-type="float">
            <text:p>1036315</text:p>
          </table:table-cell>
          <table:table-cell office:value-type="string" calcext:value-type="string">
            <text:p>Ủy Ban Nhân Dân Xã Cam Thành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338" calcext:value-type="float">
            <text:p>1036338</text:p>
          </table:table-cell>
          <table:table-cell office:value-type="string" calcext:value-type="string">
            <text:p>Đảng uỷ khối các cơ quan tỉnh Hòa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475" calcext:value-type="float">
            <text:p>1036475</text:p>
          </table:table-cell>
          <table:table-cell office:value-type="string" calcext:value-type="string">
            <text:p>Ủy Ban Nhân Dân Xã Phú Lâm</text:p>
          </table:table-cell>
          <table:table-cell office:value-type="float" office:value="174" calcext:value-type="float">
            <text:p>174</text:p>
          </table:table-cell>
          <table:table-cell office:value-type="float" office:value="1461" calcext:value-type="float">
            <text:p>1461</text:p>
          </table:table-cell>
          <table:table-cell office:value-type="float" office:value="9" calcext:value-type="float">
            <text:p>9</text:p>
          </table:table-cell>
          <table:table-cell office:value-type="float" office:value="7728" calcext:value-type="float">
            <text:p>7728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6476" calcext:value-type="float">
            <text:p>1036476</text:p>
          </table:table-cell>
          <table:table-cell office:value-type="string" calcext:value-type="string">
            <text:p>Ủy Ban Nhân Dân Xã Phú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478" calcext:value-type="float">
            <text:p>1036478</text:p>
          </table:table-cell>
          <table:table-cell office:value-type="string" calcext:value-type="string">
            <text:p>Ủy Ban Nhân Dân Xã Phú Th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479" calcext:value-type="float">
            <text:p>1036479</text:p>
          </table:table-cell>
          <table:table-cell office:value-type="string" calcext:value-type="string">
            <text:p>Ủy Ban Nhân Dân Xã Hòa Lạc</text:p>
          </table:table-cell>
          <table:table-cell office:value-type="float" office:value="34" calcext:value-type="float">
            <text:p>34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float" office:value="23899" calcext:value-type="float">
            <text:p>23899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6480" calcext:value-type="float">
            <text:p>1036480</text:p>
          </table:table-cell>
          <table:table-cell office:value-type="string" calcext:value-type="string">
            <text:p>Ủy Ban Nhân Dân Xã Phú Vĩ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481" calcext:value-type="float">
            <text:p>1036481</text:p>
          </table:table-cell>
          <table:table-cell office:value-type="string" calcext:value-type="string">
            <text:p>Ủy Ban Nhân Dân Xã Lê Ch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482" calcext:value-type="float">
            <text:p>1036482</text:p>
          </table:table-cell>
          <table:table-cell office:value-type="string" calcext:value-type="string">
            <text:p>Ủy Ban Nhân Dân Xã Châu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483" calcext:value-type="float">
            <text:p>1036483</text:p>
          </table:table-cell>
          <table:table-cell office:value-type="string" calcext:value-type="string">
            <text:p>Ủy Ban Nhân Dân Thị Trấn Phú Mỹ</text:p>
          </table:table-cell>
          <table:table-cell office:value-type="float" office:value="113" calcext:value-type="float">
            <text:p>113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6484" calcext:value-type="float">
            <text:p>1036484</text:p>
          </table:table-cell>
          <table:table-cell office:value-type="string" calcext:value-type="string">
            <text:p>Ủy Ban Nhân Dân Thị Trấn Chợ Vàm</text:p>
          </table:table-cell>
          <table:table-cell office:value-type="float" office:value="34" calcext:value-type="float">
            <text:p>34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6485" calcext:value-type="float">
            <text:p>1036485</text:p>
          </table:table-cell>
          <table:table-cell office:value-type="string" calcext:value-type="string">
            <text:p>Ủy Ban Nhân Dân Xã Vĩnh Hòa</text:p>
          </table:table-cell>
          <table:table-cell office:value-type="float" office:value="35" calcext:value-type="float">
            <text:p>35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office:value-type="float" office:value="3231" calcext:value-type="float">
            <text:p>323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6487" calcext:value-type="float">
            <text:p>1036487</text:p>
          </table:table-cell>
          <table:table-cell office:value-type="string" calcext:value-type="string">
            <text:p>Ủy Ban Nhân Dân Xã Long 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6489" calcext:value-type="float">
            <text:p>1036489</text:p>
          </table:table-cell>
          <table:table-cell office:value-type="string" calcext:value-type="string">
            <text:p>Uỷ Ban Nhân Dân xã Vĩnh Xươ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542" calcext:value-type="float">
            <text:p>1036542</text:p>
          </table:table-cell>
          <table:table-cell office:value-type="string" calcext:value-type="string">
            <text:p>Ủy Ban Nhân Dân Xã Gio Ma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544" calcext:value-type="float">
            <text:p>1036544</text:p>
          </table:table-cell>
          <table:table-cell office:value-type="string" calcext:value-type="string">
            <text:p>Ủy Ban Nhân Dân Xã Gio Qu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545" calcext:value-type="float">
            <text:p>1036545</text:p>
          </table:table-cell>
          <table:table-cell office:value-type="string" calcext:value-type="string">
            <text:p>Ủy Ban Nhân Dân Xã Hải Th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549" calcext:value-type="float">
            <text:p>1036549</text:p>
          </table:table-cell>
          <table:table-cell office:value-type="string" calcext:value-type="string">
            <text:p>Uỷ Ban Nhân Dân Xã Gio Việ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551" calcext:value-type="float">
            <text:p>1036551</text:p>
          </table:table-cell>
          <table:table-cell office:value-type="string" calcext:value-type="string">
            <text:p>Ủy Ban Nhân Dân Xã Linh 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555" calcext:value-type="float">
            <text:p>1036555</text:p>
          </table:table-cell>
          <table:table-cell office:value-type="string" calcext:value-type="string">
            <text:p>Ủy Ban Nhân Dân Xã Gio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622" calcext:value-type="float">
            <text:p>1036622</text:p>
          </table:table-cell>
          <table:table-cell office:value-type="string" calcext:value-type="string">
            <text:p>Ủy Ban Nhân Dân Xã Phú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724" calcext:value-type="float">
            <text:p>1036724</text:p>
          </table:table-cell>
          <table:table-cell office:value-type="string" calcext:value-type="string">
            <text:p>UBND xã Khánh An</text:p>
          </table:table-cell>
          <table:table-cell office:value-type="float" office:value="1374" calcext:value-type="float">
            <text:p>1374</text:p>
          </table:table-cell>
          <table:table-cell office:value-type="float" office:value="6437" calcext:value-type="float">
            <text:p>6437</text:p>
          </table:table-cell>
          <table:table-cell office:value-type="float" office:value="7" calcext:value-type="float">
            <text:p>7</text:p>
          </table:table-cell>
          <table:table-cell office:value-type="float" office:value="1786" calcext:value-type="float">
            <text:p>1786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732" calcext:value-type="float">
            <text:p>1036732</text:p>
          </table:table-cell>
          <table:table-cell office:value-type="string" calcext:value-type="string">
            <text:p>UBND Xã Vĩnh Tế</text:p>
          </table:table-cell>
          <table:table-cell office:value-type="float" office:value="1664" calcext:value-type="float">
            <text:p>1664</text:p>
          </table:table-cell>
          <table:table-cell office:value-type="float" office:value="18185" calcext:value-type="float">
            <text:p>18185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6744" calcext:value-type="float">
            <text:p>1036744</text:p>
          </table:table-cell>
          <table:table-cell office:value-type="string" calcext:value-type="string">
            <text:p>UBND Xã Trường Xuân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3" calcext:value-type="float">
            <text:p>354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6746" calcext:value-type="float">
            <text:p>1036746</text:p>
          </table:table-cell>
          <table:table-cell office:value-type="string" calcext:value-type="string">
            <text:p>Ủy Ban Nhân Dân Xã Thạnh Mỹ</text:p>
          </table:table-cell>
          <table:table-cell office:value-type="float" office:value="34" calcext:value-type="float">
            <text:p>34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598" calcext:value-type="float">
            <text:p>15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6748" calcext:value-type="float">
            <text:p>1036748</text:p>
          </table:table-cell>
          <table:table-cell office:value-type="string" calcext:value-type="string">
            <text:p>UBND Xã Xuân Thắng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6784" calcext:value-type="float">
            <text:p>1036784</text:p>
          </table:table-cell>
          <table:table-cell office:value-type="string" calcext:value-type="string">
            <text:p>Ủy Ban Nhân Dân Xã Gio 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790" calcext:value-type="float">
            <text:p>1036790</text:p>
          </table:table-cell>
          <table:table-cell office:value-type="string" calcext:value-type="string">
            <text:p>Ủy Ban Nhân Dân Xã Gio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793" calcext:value-type="float">
            <text:p>1036793</text:p>
          </table:table-cell>
          <table:table-cell office:value-type="string" calcext:value-type="string">
            <text:p>Ủy Ban Nhân Dân Xã Trung Gi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794" calcext:value-type="float">
            <text:p>1036794</text:p>
          </table:table-cell>
          <table:table-cell office:value-type="string" calcext:value-type="string">
            <text:p>Ủy Ban Nhân Dân Xã Trung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796" calcext:value-type="float">
            <text:p>1036796</text:p>
          </table:table-cell>
          <table:table-cell office:value-type="string" calcext:value-type="string">
            <text:p>Ủy Ban Nhân Dân Xã Gio Mỹ</text:p>
          </table:table-cell>
          <table:table-cell office:value-type="float" office:value="42" calcext:value-type="float">
            <text:p>42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6797" calcext:value-type="float">
            <text:p>1036797</text:p>
          </table:table-cell>
          <table:table-cell office:value-type="string" calcext:value-type="string">
            <text:p>Ủy Ban Nhân Dân Xã Trung 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798" calcext:value-type="float">
            <text:p>1036798</text:p>
          </table:table-cell>
          <table:table-cell office:value-type="string" calcext:value-type="string">
            <text:p>Ủy Ban Nhân Dân Thị Trấn Gio L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846" calcext:value-type="float">
            <text:p>1036846</text:p>
          </table:table-cell>
          <table:table-cell office:value-type="string" calcext:value-type="string">
            <text:p>Ủy Ban Nhân Dân Thị Trấn Cửa Việ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866" calcext:value-type="float">
            <text:p>1036866</text:p>
          </table:table-cell>
          <table:table-cell office:value-type="string" calcext:value-type="string">
            <text:p>UBND PHƯỜNG MỸ HOÀ</text:p>
          </table:table-cell>
          <table:table-cell office:value-type="float" office:value="1202" calcext:value-type="float">
            <text:p>1202</text:p>
          </table:table-cell>
          <table:table-cell office:value-type="float" office:value="7591" calcext:value-type="float">
            <text:p>7591</text:p>
          </table:table-cell>
          <table:table-cell office:value-type="float" office:value="9" calcext:value-type="float">
            <text:p>9</text:p>
          </table:table-cell>
          <table:table-cell office:value-type="float" office:value="10955" calcext:value-type="float">
            <text:p>10955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6868" calcext:value-type="float">
            <text:p>1036868</text:p>
          </table:table-cell>
          <table:table-cell office:value-type="string" calcext:value-type="string">
            <text:p>UBND phường Mỹ Thới</text:p>
          </table:table-cell>
          <table:table-cell office:value-type="float" office:value="846" calcext:value-type="float">
            <text:p>846</text:p>
          </table:table-cell>
          <table:table-cell office:value-type="float" office:value="3924" calcext:value-type="float">
            <text:p>3924</text:p>
          </table:table-cell>
          <table:table-cell office:value-type="float" office:value="2" calcext:value-type="float">
            <text:p>2</text:p>
          </table:table-cell>
          <table:table-cell office:value-type="float" office:value="4933" calcext:value-type="float">
            <text:p>49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6967" calcext:value-type="float">
            <text:p>1036967</text:p>
          </table:table-cell>
          <table:table-cell office:value-type="string" calcext:value-type="string">
            <text:p>Ubnd Phường Mỹ Bì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022" calcext:value-type="float">
            <text:p>1037022</text:p>
          </table:table-cell>
          <table:table-cell office:value-type="string" calcext:value-type="string">
            <text:p>Ủy Ban Nhân Dân Xã Gio Châ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024" calcext:value-type="float">
            <text:p>1037024</text:p>
          </table:table-cell>
          <table:table-cell office:value-type="string" calcext:value-type="string">
            <text:p>UBND Xã Vĩnh Gi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027" calcext:value-type="float">
            <text:p>1037027</text:p>
          </table:table-cell>
          <table:table-cell office:value-type="string" calcext:value-type="string">
            <text:p>UBND Xã Vĩnh Ô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030" calcext:value-type="float">
            <text:p>1037030</text:p>
          </table:table-cell>
          <table:table-cell office:value-type="string" calcext:value-type="string">
            <text:p>UBND Thị trấn Cửa Tù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61" calcext:value-type="float">
            <text:p>166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031" calcext:value-type="float">
            <text:p>1037031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033" calcext:value-type="float">
            <text:p>1037033</text:p>
          </table:table-cell>
          <table:table-cell office:value-type="string" calcext:value-type="string">
            <text:p>UBND Xã Vĩnh H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139" calcext:value-type="float">
            <text:p>1037139</text:p>
          </table:table-cell>
          <table:table-cell office:value-type="string" calcext:value-type="string">
            <text:p>UBND xã Đàm Thuỷ</text:p>
          </table:table-cell>
          <table:table-cell office:value-type="float" office:value="45" calcext:value-type="float">
            <text:p>45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215" calcext:value-type="float">
            <text:p>1037215</text:p>
          </table:table-cell>
          <table:table-cell office:value-type="string" calcext:value-type="string">
            <text:p>UBND Xã Mai Long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251" calcext:value-type="float">
            <text:p>1037251</text:p>
          </table:table-cell>
          <table:table-cell office:value-type="string" calcext:value-type="string">
            <text:p>UBND Xã Phong C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252" calcext:value-type="float">
            <text:p>1037252</text:p>
          </table:table-cell>
          <table:table-cell office:value-type="string" calcext:value-type="string">
            <text:p>UBND Xã Điền Lộ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254" calcext:value-type="float">
            <text:p>1037254</text:p>
          </table:table-cell>
          <table:table-cell office:value-type="string" calcext:value-type="string">
            <text:p>UBND Xã Điền Hoà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255" calcext:value-type="float">
            <text:p>1037255</text:p>
          </table:table-cell>
          <table:table-cell office:value-type="string" calcext:value-type="string">
            <text:p>UBND xã Phong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02" calcext:value-type="float">
            <text:p>1037302</text:p>
          </table:table-cell>
          <table:table-cell office:value-type="string" calcext:value-type="string">
            <text:p>Ủy ban nhân dân Phường Vĩnh Hò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323" calcext:value-type="float">
            <text:p>1037323</text:p>
          </table:table-cell>
          <table:table-cell office:value-type="string" calcext:value-type="string">
            <text:p>UBND xã Tân Cả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324" calcext:value-type="float">
            <text:p>1037324</text:p>
          </table:table-cell>
          <table:table-cell office:value-type="string" calcext:value-type="string">
            <text:p>UBND xã Pô Kô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25" calcext:value-type="float">
            <text:p>1037325</text:p>
          </table:table-cell>
          <table:table-cell office:value-type="string" calcext:value-type="string">
            <text:p>UBND xã Văn Le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26" calcext:value-type="float">
            <text:p>1037326</text:p>
          </table:table-cell>
          <table:table-cell office:value-type="string" calcext:value-type="string">
            <text:p>UBND xã Diên Bình</text:p>
          </table:table-cell>
          <table:table-cell office:value-type="float" office:value="72" calcext:value-type="float">
            <text:p>72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327" calcext:value-type="float">
            <text:p>1037327</text:p>
          </table:table-cell>
          <table:table-cell office:value-type="string" calcext:value-type="string">
            <text:p>UBND xã Đắk Tờ 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330" calcext:value-type="float">
            <text:p>1037330</text:p>
          </table:table-cell>
          <table:table-cell office:value-type="string" calcext:value-type="string">
            <text:p>UBND xã Ngọk Tụ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33" calcext:value-type="float">
            <text:p>1037333</text:p>
          </table:table-cell>
          <table:table-cell office:value-type="string" calcext:value-type="string">
            <text:p>UBND thị trấn Đăk Tô</text:p>
          </table:table-cell>
          <table:table-cell office:value-type="float" office:value="179" calcext:value-type="float">
            <text:p>179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334" calcext:value-type="float">
            <text:p>1037334</text:p>
          </table:table-cell>
          <table:table-cell office:value-type="string" calcext:value-type="string">
            <text:p>UBND xã Đăk N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35" calcext:value-type="float">
            <text:p>1037335</text:p>
          </table:table-cell>
          <table:table-cell office:value-type="string" calcext:value-type="string">
            <text:p>UBND xã Bờ 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36" calcext:value-type="float">
            <text:p>1037336</text:p>
          </table:table-cell>
          <table:table-cell office:value-type="string" calcext:value-type="string">
            <text:p>UBND xã Ngọk Lâ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38" calcext:value-type="float">
            <text:p>1037338</text:p>
          </table:table-cell>
          <table:table-cell office:value-type="string" calcext:value-type="string">
            <text:p>UBND xã Đăk Dụ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39" calcext:value-type="float">
            <text:p>1037339</text:p>
          </table:table-cell>
          <table:table-cell office:value-type="string" calcext:value-type="string">
            <text:p>UBND xã Đăk N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53" calcext:value-type="float">
            <text:p>1037353</text:p>
          </table:table-cell>
          <table:table-cell office:value-type="string" calcext:value-type="string">
            <text:p>UBND Xã Phấn Mễ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356" calcext:value-type="float">
            <text:p>1037356</text:p>
          </table:table-cell>
          <table:table-cell office:value-type="string" calcext:value-type="string">
            <text:p>UBND xã Hợp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88" calcext:value-type="float">
            <text:p>1037388</text:p>
          </table:table-cell>
          <table:table-cell office:value-type="string" calcext:value-type="string">
            <text:p>UBND xã Đăk Rơ W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390" calcext:value-type="float">
            <text:p>1037390</text:p>
          </table:table-cell>
          <table:table-cell office:value-type="string" calcext:value-type="string">
            <text:p>UBND phường Lê Lợi</text:p>
          </table:table-cell>
          <table:table-cell office:value-type="float" office:value="9" calcext:value-type="float">
            <text:p>9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391" calcext:value-type="float">
            <text:p>1037391</text:p>
          </table:table-cell>
          <table:table-cell office:value-type="string" calcext:value-type="string">
            <text:p>UBND phường Duy T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392" calcext:value-type="float">
            <text:p>1037392</text:p>
          </table:table-cell>
          <table:table-cell office:value-type="string" calcext:value-type="string">
            <text:p>UBND Xã Chư Hreng</text:p>
          </table:table-cell>
          <table:table-cell office:value-type="float" office:value="70" calcext:value-type="float">
            <text:p>7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7393" calcext:value-type="float">
            <text:p>1037393</text:p>
          </table:table-cell>
          <table:table-cell office:value-type="string" calcext:value-type="string">
            <text:p>UBND Xã Vinh Qu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394" calcext:value-type="float">
            <text:p>1037394</text:p>
          </table:table-cell>
          <table:table-cell office:value-type="string" calcext:value-type="string">
            <text:p>UBND xã Đắk Blà</text:p>
          </table:table-cell>
          <table:table-cell office:value-type="float" office:value="430" calcext:value-type="float">
            <text:p>430</text:p>
          </table:table-cell>
          <table:table-cell office:value-type="float" office:value="4358" calcext:value-type="float">
            <text:p>4358</text:p>
          </table:table-cell>
          <table:table-cell office:value-type="float" office:value="1" calcext:value-type="float">
            <text:p>1</text:p>
          </table:table-cell>
          <table:table-cell office:value-type="float" office:value="2631" calcext:value-type="float">
            <text:p>263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395" calcext:value-type="float">
            <text:p>1037395</text:p>
          </table:table-cell>
          <table:table-cell office:value-type="string" calcext:value-type="string">
            <text:p>UBND xã Ia Chim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6585" calcext:value-type="float">
            <text:p>658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7397" calcext:value-type="float">
            <text:p>1037397</text:p>
          </table:table-cell>
          <table:table-cell office:value-type="string" calcext:value-type="string">
            <text:p>UBND xã Ngok Bay</text:p>
          </table:table-cell>
          <table:table-cell office:value-type="float" office:value="62" calcext:value-type="float">
            <text:p>62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426" calcext:value-type="float">
            <text:p>1037426</text:p>
          </table:table-cell>
          <table:table-cell office:value-type="string" calcext:value-type="string">
            <text:p>UBND phường Thắng L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428" calcext:value-type="float">
            <text:p>1037428</text:p>
          </table:table-cell>
          <table:table-cell office:value-type="string" calcext:value-type="string">
            <text:p>UBND phường Thống Nhất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429" calcext:value-type="float">
            <text:p>1037429</text:p>
          </table:table-cell>
          <table:table-cell office:value-type="string" calcext:value-type="string">
            <text:p>UBND xã Đăk Cấ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430" calcext:value-type="float">
            <text:p>1037430</text:p>
          </table:table-cell>
          <table:table-cell office:value-type="string" calcext:value-type="string">
            <text:p>UBND xã Kro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431" calcext:value-type="float">
            <text:p>1037431</text:p>
          </table:table-cell>
          <table:table-cell office:value-type="string" calcext:value-type="string">
            <text:p>UBND phường Quyết Thắng </text:p>
          </table:table-cell>
          <table:table-cell office:value-type="float" office:value="37" calcext:value-type="float">
            <text:p>37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7435" calcext:value-type="float">
            <text:p>1037435</text:p>
          </table:table-cell>
          <table:table-cell office:value-type="string" calcext:value-type="string">
            <text:p>UBND Xã Tức Tranh</text:p>
          </table:table-cell>
          <table:table-cell table:number-columns-repeated="2"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436" calcext:value-type="float">
            <text:p>1037436</text:p>
          </table:table-cell>
          <table:table-cell office:value-type="string" calcext:value-type="string">
            <text:p>UBND xã Ôn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438" calcext:value-type="float">
            <text:p>1037438</text:p>
          </table:table-cell>
          <table:table-cell office:value-type="string" calcext:value-type="string">
            <text:p>UBND XÃ ĐỘNG ĐẠ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440" calcext:value-type="float">
            <text:p>1037440</text:p>
          </table:table-cell>
          <table:table-cell office:value-type="string" calcext:value-type="string">
            <text:p>UBND Xã Phủ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478" calcext:value-type="float">
            <text:p>103747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537" calcext:value-type="float">
            <text:p>1037537</text:p>
          </table:table-cell>
          <table:table-cell office:value-type="string" calcext:value-type="string">
            <text:p>Ủy Ban Nhân Dân Xã Ninh Sơ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557" calcext:value-type="float">
            <text:p>1037557</text:p>
          </table:table-cell>
          <table:table-cell office:value-type="string" calcext:value-type="string">
            <text:p>Ủy ban nhân dân xã Hòa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558" calcext:value-type="float">
            <text:p>1037558</text:p>
          </table:table-cell>
          <table:table-cell office:value-type="string" calcext:value-type="string">
            <text:p>Ủy ban nhân dân xã Ea Hi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559" calcext:value-type="float">
            <text:p>1037559</text:p>
          </table:table-cell>
          <table:table-cell office:value-type="string" calcext:value-type="string">
            <text:p>Ủy ban nhân dân xã Hòa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560" calcext:value-type="float">
            <text:p>1037560</text:p>
          </table:table-cell>
          <table:table-cell office:value-type="string" calcext:value-type="string">
            <text:p>Ủy ban nhân dân xã Tân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561" calcext:value-type="float">
            <text:p>1037561</text:p>
          </table:table-cell>
          <table:table-cell office:value-type="string" calcext:value-type="string">
            <text:p>Ủy ban nhân dân xã Ea Ku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562" calcext:value-type="float">
            <text:p>1037562</text:p>
          </table:table-cell>
          <table:table-cell office:value-type="string" calcext:value-type="string">
            <text:p>Ủy ban nhân dân xã Vụ Bổ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563" calcext:value-type="float">
            <text:p>1037563</text:p>
          </table:table-cell>
          <table:table-cell office:value-type="string" calcext:value-type="string">
            <text:p>Ủy ban nhân dân xã Ea U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564" calcext:value-type="float">
            <text:p>1037564</text:p>
          </table:table-cell>
          <table:table-cell office:value-type="string" calcext:value-type="string">
            <text:p>Ủy ban nhân dân xã Ea Yiê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571" calcext:value-type="float">
            <text:p>1037571</text:p>
          </table:table-cell>
          <table:table-cell office:value-type="string" calcext:value-type="string">
            <text:p>Ủy ban nhân dân thị trấn Phước 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572" calcext:value-type="float">
            <text:p>1037572</text:p>
          </table:table-cell>
          <table:table-cell office:value-type="string" calcext:value-type="string">
            <text:p>Ủy ban nhân dân xã Krông Buk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573" calcext:value-type="float">
            <text:p>1037573</text:p>
          </table:table-cell>
          <table:table-cell office:value-type="string" calcext:value-type="string">
            <text:p>Ủy ban nhân dân xã Ea K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598" calcext:value-type="float">
            <text:p>1037598</text:p>
          </table:table-cell>
          <table:table-cell office:value-type="string" calcext:value-type="string">
            <text:p>Ủy ban nhân dân xã Vĩnh 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618" calcext:value-type="float">
            <text:p>1037618</text:p>
          </table:table-cell>
          <table:table-cell office:value-type="string" calcext:value-type="string">
            <text:p>Ủy ban nhân dân xã Ea Kê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619" calcext:value-type="float">
            <text:p>1037619</text:p>
          </table:table-cell>
          <table:table-cell office:value-type="string" calcext:value-type="string">
            <text:p>Ủy ban nhân dân xã Ea Phê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620" calcext:value-type="float">
            <text:p>1037620</text:p>
          </table:table-cell>
          <table:table-cell office:value-type="string" calcext:value-type="string">
            <text:p>Ủy ban nhân dân xã Ea Knuế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621" calcext:value-type="float">
            <text:p>1037621</text:p>
          </table:table-cell>
          <table:table-cell office:value-type="string" calcext:value-type="string">
            <text:p>Ủy ban nhân dân xã Ea Yông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622" calcext:value-type="float">
            <text:p>1037622</text:p>
          </table:table-cell>
          <table:table-cell office:value-type="string" calcext:value-type="string">
            <text:p>Ủy ban nhân dân xã Hòa A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654" calcext:value-type="float">
            <text:p>1037654</text:p>
          </table:table-cell>
          <table:table-cell office:value-type="string" calcext:value-type="string">
            <text:p>Ủy ban nhân dân xã Vĩnh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661" calcext:value-type="float">
            <text:p>1037661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683" calcext:value-type="float">
            <text:p>1037683</text:p>
          </table:table-cell>
          <table:table-cell office:value-type="string" calcext:value-type="string">
            <text:p>Ủy ban nhân dân xã Lai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728" calcext:value-type="float">
            <text:p>1037728</text:p>
          </table:table-cell>
          <table:table-cell office:value-type="string" calcext:value-type="string">
            <text:p>UBND xã Đăk Mô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729" calcext:value-type="float">
            <text:p>1037729</text:p>
          </table:table-cell>
          <table:table-cell office:value-type="string" calcext:value-type="string">
            <text:p>UBND xã Mường Ho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730" calcext:value-type="float">
            <text:p>1037730</text:p>
          </table:table-cell>
          <table:table-cell office:value-type="string" calcext:value-type="string">
            <text:p>UBND xã Ngọc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731" calcext:value-type="float">
            <text:p>1037731</text:p>
          </table:table-cell>
          <table:table-cell office:value-type="string" calcext:value-type="string">
            <text:p>UBND xã Đăk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732" calcext:value-type="float">
            <text:p>1037732</text:p>
          </table:table-cell>
          <table:table-cell office:value-type="string" calcext:value-type="string">
            <text:p>UBND xã Đắk Kroo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733" calcext:value-type="float">
            <text:p>1037733</text:p>
          </table:table-cell>
          <table:table-cell office:value-type="string" calcext:value-type="string">
            <text:p>UBND xã Đắk Cho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734" calcext:value-type="float">
            <text:p>1037734</text:p>
          </table:table-cell>
          <table:table-cell office:value-type="string" calcext:value-type="string">
            <text:p>UBND xã Đắk Plô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735" calcext:value-type="float">
            <text:p>1037735</text:p>
          </table:table-cell>
          <table:table-cell office:value-type="string" calcext:value-type="string">
            <text:p>UBND xã Đắk M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736" calcext:value-type="float">
            <text:p>1037736</text:p>
          </table:table-cell>
          <table:table-cell office:value-type="string" calcext:value-type="string">
            <text:p>UBND xã Đắk Nhoong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737" calcext:value-type="float">
            <text:p>1037737</text:p>
          </table:table-cell>
          <table:table-cell office:value-type="string" calcext:value-type="string">
            <text:p>UBND xã Đăk Pék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738" calcext:value-type="float">
            <text:p>1037738</text:p>
          </table:table-cell>
          <table:table-cell office:value-type="string" calcext:value-type="string">
            <text:p>UBND thị trấn Đắk Gle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893" calcext:value-type="float">
            <text:p>1037893</text:p>
          </table:table-cell>
          <table:table-cell office:value-type="string" calcext:value-type="string">
            <text:p>UBND xã Chí Viễn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894" calcext:value-type="float">
            <text:p>1037894</text:p>
          </table:table-cell>
          <table:table-cell office:value-type="string" calcext:value-type="string">
            <text:p>UBND xã Ngọc Khê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897" calcext:value-type="float">
            <text:p>1037897</text:p>
          </table:table-cell>
          <table:table-cell office:value-type="string" calcext:value-type="string">
            <text:p>UBND xã Đình Phong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959" calcext:value-type="float">
            <text:p>1037959</text:p>
          </table:table-cell>
          <table:table-cell office:value-type="string" calcext:value-type="string">
            <text:p>UBND xã Sa Bình</text:p>
          </table:table-cell>
          <table:table-cell office:value-type="float" office:value="189" calcext:value-type="float">
            <text:p>189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961" calcext:value-type="float">
            <text:p>1037961</text:p>
          </table:table-cell>
          <table:table-cell office:value-type="string" calcext:value-type="string">
            <text:p>UBND xã Ya 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7966" calcext:value-type="float">
            <text:p>1037966</text:p>
          </table:table-cell>
          <table:table-cell office:value-type="string" calcext:value-type="string">
            <text:p>UBND Xã Vũ Minh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968" calcext:value-type="float">
            <text:p>1037968</text:p>
          </table:table-cell>
          <table:table-cell office:value-type="string" calcext:value-type="string">
            <text:p>UBND xã Minh Tâm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000" calcext:value-type="float">
            <text:p>1038000</text:p>
          </table:table-cell>
          <table:table-cell office:value-type="string" calcext:value-type="string">
            <text:p>UBND Xã Điền 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059" calcext:value-type="float">
            <text:p>1038059</text:p>
          </table:table-cell>
          <table:table-cell office:value-type="string" calcext:value-type="string">
            <text:p>UBND xã Mô R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060" calcext:value-type="float">
            <text:p>1038060</text:p>
          </table:table-cell>
          <table:table-cell office:value-type="string" calcext:value-type="string">
            <text:p>UBND xã Sa Nh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061" calcext:value-type="float">
            <text:p>1038061</text:p>
          </table:table-cell>
          <table:table-cell office:value-type="string" calcext:value-type="string">
            <text:p>UBND thị trấn Sa Thầy</text:p>
          </table:table-cell>
          <table:table-cell office:value-type="float" office:value="72" calcext:value-type="float">
            <text:p>72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062" calcext:value-type="float">
            <text:p>1038062</text:p>
          </table:table-cell>
          <table:table-cell office:value-type="string" calcext:value-type="string">
            <text:p>UBND xã Sa Sơn</text:p>
          </table:table-cell>
          <table:table-cell office:value-type="float" office:value="66" calcext:value-type="float">
            <text:p>66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063" calcext:value-type="float">
            <text:p>1038063</text:p>
          </table:table-cell>
          <table:table-cell office:value-type="string" calcext:value-type="string">
            <text:p>UBND xã Ngọc Wang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064" calcext:value-type="float">
            <text:p>1038064</text:p>
          </table:table-cell>
          <table:table-cell office:value-type="string" calcext:value-type="string">
            <text:p>UBND xã Hà Mò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065" calcext:value-type="float">
            <text:p>1038065</text:p>
          </table:table-cell>
          <table:table-cell office:value-type="string" calcext:value-type="string">
            <text:p>UBND xã Ngọk Réo</text:p>
          </table:table-cell>
          <table:table-cell office:value-type="float" office:value="306" calcext:value-type="float">
            <text:p>306</text:p>
          </table:table-cell>
          <table:table-cell office:value-type="float" office:value="1125" calcext:value-type="float">
            <text:p>1125</text:p>
          </table:table-cell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066" calcext:value-type="float">
            <text:p>1038066</text:p>
          </table:table-cell>
          <table:table-cell office:value-type="string" calcext:value-type="string">
            <text:p>UBND xã Đăk La</text:p>
          </table:table-cell>
          <table:table-cell office:value-type="float" office:value="11" calcext:value-type="float">
            <text:p>11</text:p>
          </table:table-cell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float" office:value="1529" calcext:value-type="float">
            <text:p>152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084" calcext:value-type="float">
            <text:p>1038084</text:p>
          </table:table-cell>
          <table:table-cell office:value-type="string" calcext:value-type="string">
            <text:p>Ủy ban nhân dân Xã Mê P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086" calcext:value-type="float">
            <text:p>1038086</text:p>
          </table:table-cell>
          <table:table-cell office:value-type="string" calcext:value-type="string">
            <text:p>Ủy ban nhân dân Xã Vũ Hoà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121" calcext:value-type="float">
            <text:p>1038121</text:p>
          </table:table-cell>
          <table:table-cell office:value-type="string" calcext:value-type="string">
            <text:p>Ủy Ban Nhân Dân Xã Lộc Tiế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8185" calcext:value-type="float">
            <text:p>1038185</text:p>
          </table:table-cell>
          <table:table-cell office:value-type="string" calcext:value-type="string">
            <text:p>Ủy ban nhân dân Thị Trấn Đức Tà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207" calcext:value-type="float">
            <text:p>1038207</text:p>
          </table:table-cell>
          <table:table-cell office:value-type="string" calcext:value-type="string">
            <text:p>UBND xã Đăk 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8208" calcext:value-type="float">
            <text:p>1038208</text:p>
          </table:table-cell>
          <table:table-cell office:value-type="string" calcext:value-type="string">
            <text:p>UBND xã Đăk Ma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210" calcext:value-type="float">
            <text:p>1038210</text:p>
          </table:table-cell>
          <table:table-cell office:value-type="string" calcext:value-type="string">
            <text:p>UBND thị trấn Đăk Hà</text:p>
          </table:table-cell>
          <table:table-cell office:value-type="float" office:value="52" calcext:value-type="float">
            <text:p>52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1683" calcext:value-type="float">
            <text:p>168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211" calcext:value-type="float">
            <text:p>1038211</text:p>
          </table:table-cell>
          <table:table-cell office:value-type="string" calcext:value-type="string">
            <text:p>UBND Xã Đăk Pxi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213" calcext:value-type="float">
            <text:p>1038213</text:p>
          </table:table-cell>
          <table:table-cell office:value-type="string" calcext:value-type="string">
            <text:p>UBND xã Đăk Hring</text:p>
          </table:table-cell>
          <table:table-cell office:value-type="float" office:value="129" calcext:value-type="float">
            <text:p>129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8215" calcext:value-type="float">
            <text:p>1038215</text:p>
          </table:table-cell>
          <table:table-cell office:value-type="string" calcext:value-type="string">
            <text:p>UBND xã Pờ Ê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284" calcext:value-type="float">
            <text:p>1038284</text:p>
          </table:table-cell>
          <table:table-cell office:value-type="string" calcext:value-type="string">
            <text:p>UBND xã Quang Há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285" calcext:value-type="float">
            <text:p>1038285</text:p>
          </table:table-cell>
          <table:table-cell office:value-type="string" calcext:value-type="string">
            <text:p>UBND xã Quang Vinh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288" calcext:value-type="float">
            <text:p>1038288</text:p>
          </table:table-cell>
          <table:table-cell office:value-type="string" calcext:value-type="string">
            <text:p>UBND xã Tri Phươ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289" calcext:value-type="float">
            <text:p>1038289</text:p>
          </table:table-cell>
          <table:table-cell office:value-type="string" calcext:value-type="string">
            <text:p>Ủy ban nhân dân xã Thanh Long, Hà Quảng, Tỉnh Cao Bằ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291" calcext:value-type="float">
            <text:p>1038291</text:p>
          </table:table-cell>
          <table:table-cell office:value-type="string" calcext:value-type="string">
            <text:p>UBND Thị trấn Trà Lĩ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293" calcext:value-type="float">
            <text:p>1038293</text:p>
          </table:table-cell>
          <table:table-cell office:value-type="string" calcext:value-type="string">
            <text:p>Ủy ban nhân dân xã Lương C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295" calcext:value-type="float">
            <text:p>1038295</text:p>
          </table:table-cell>
          <table:table-cell office:value-type="string" calcext:value-type="string">
            <text:p>Ủy ban nhân dân xã Lương Th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296" calcext:value-type="float">
            <text:p>1038296</text:p>
          </table:table-cell>
          <table:table-cell office:value-type="string" calcext:value-type="string">
            <text:p>Ủy ban nhân dân xã Cần 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297" calcext:value-type="float">
            <text:p>1038297</text:p>
          </table:table-cell>
          <table:table-cell office:value-type="string" calcext:value-type="string">
            <text:p>Ủy ban nhân dân xã Ngọc Độ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298" calcext:value-type="float">
            <text:p>1038298</text:p>
          </table:table-cell>
          <table:table-cell office:value-type="string" calcext:value-type="string">
            <text:p>Ủy ban nhân dân xã Yên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299" calcext:value-type="float">
            <text:p>1038299</text:p>
          </table:table-cell>
          <table:table-cell office:value-type="string" calcext:value-type="string">
            <text:p>Ủy ban nhân dân Thị trấn Thông N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300" calcext:value-type="float">
            <text:p>1038300</text:p>
          </table:table-cell>
          <table:table-cell office:value-type="string" calcext:value-type="string">
            <text:p>Ủy ban nhân dân xã Đa Thô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8315" calcext:value-type="float">
            <text:p>1038315</text:p>
          </table:table-cell>
          <table:table-cell office:value-type="string" calcext:value-type="string">
            <text:p>UBND xã Kon Đà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368" calcext:value-type="float">
            <text:p>1038368</text:p>
          </table:table-cell>
          <table:table-cell office:value-type="string" calcext:value-type="string">
            <text:p>Ủy Ban Nhân Dân Xã Bình Phướ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369" calcext:value-type="float">
            <text:p>1038369</text:p>
          </table:table-cell>
          <table:table-cell office:value-type="string" calcext:value-type="string">
            <text:p>Ủy Ban Nhân Dân Xã Nhơn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389" calcext:value-type="float">
            <text:p>1038389</text:p>
          </table:table-cell>
          <table:table-cell office:value-type="string" calcext:value-type="string">
            <text:p>UBND Thị Trấn Trùng Khánh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394" calcext:value-type="float">
            <text:p>1038394</text:p>
          </table:table-cell>
          <table:table-cell office:value-type="string" calcext:value-type="string">
            <text:p>UBND xã Quốc Toản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397" calcext:value-type="float">
            <text:p>1038397</text:p>
          </table:table-cell>
          <table:table-cell office:value-type="string" calcext:value-type="string">
            <text:p>UBND xã Cao C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451" calcext:value-type="float">
            <text:p>1038451</text:p>
          </table:table-cell>
          <table:table-cell office:value-type="string" calcext:value-type="string">
            <text:p>Ủy Ban Nhân Dân Thị trấn Nước H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466" calcext:value-type="float">
            <text:p>1038466</text:p>
          </table:table-cell>
          <table:table-cell office:value-type="string" calcext:value-type="string">
            <text:p>UBND xã Thể Dục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527" calcext:value-type="float">
            <text:p>1038527</text:p>
          </table:table-cell>
          <table:table-cell office:value-type="string" calcext:value-type="string">
            <text:p>Ủy Ban nhân dân xã Mã Ba, Hà Quảng, Cao Bằ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531" calcext:value-type="float">
            <text:p>1038531</text:p>
          </table:table-cell>
          <table:table-cell office:value-type="string" calcext:value-type="string">
            <text:p>Ủy Ban nhân dân xã Hồng Sỹ, Hà Quảng, Cao Bằ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533" calcext:value-type="float">
            <text:p>1038533</text:p>
          </table:table-cell>
          <table:table-cell office:value-type="string" calcext:value-type="string">
            <text:p>Ủy ban nhân dân xã Ngọc Đà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534" calcext:value-type="float">
            <text:p>1038534</text:p>
          </table:table-cell>
          <table:table-cell office:value-type="string" calcext:value-type="string">
            <text:p>Ủy Ban nhân dân xã Quý Quân, Hà Quảng , Cao Bằ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536" calcext:value-type="float">
            <text:p>1038536</text:p>
          </table:table-cell>
          <table:table-cell office:value-type="string" calcext:value-type="string">
            <text:p>Ủy ban nhân dân xã Nội Thô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537" calcext:value-type="float">
            <text:p>1038537</text:p>
          </table:table-cell>
          <table:table-cell office:value-type="string" calcext:value-type="string">
            <text:p>Ủy Ban nhân dân xã Sóc Hà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538" calcext:value-type="float">
            <text:p>1038538</text:p>
          </table:table-cell>
          <table:table-cell office:value-type="string" calcext:value-type="string">
            <text:p>Ủy Ban nhân dân xã Thượng Thôn, Hà Quảng, Cao Bằ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539" calcext:value-type="float">
            <text:p>1038539</text:p>
          </table:table-cell>
          <table:table-cell office:value-type="string" calcext:value-type="string">
            <text:p>Ủy Ban nhân dân xã Tổng Cọt, Hà Quảng, Cao Bằ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612" calcext:value-type="float">
            <text:p>1038612</text:p>
          </table:table-cell>
          <table:table-cell office:value-type="string" calcext:value-type="string">
            <text:p>UBND Xã Yên Lạc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613" calcext:value-type="float">
            <text:p>1038613</text:p>
          </table:table-cell>
          <table:table-cell office:value-type="string" calcext:value-type="string">
            <text:p>UBND Thị trấn Tĩnh Túc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679" calcext:value-type="float">
            <text:p>1038679</text:p>
          </table:table-cell>
          <table:table-cell office:value-type="string" calcext:value-type="string">
            <text:p>UBND Xã Thịnh Vượng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683" calcext:value-type="float">
            <text:p>1038683</text:p>
          </table:table-cell>
          <table:table-cell office:value-type="string" calcext:value-type="string">
            <text:p>UBND xã Hưng Đạo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686" calcext:value-type="float">
            <text:p>1038686</text:p>
          </table:table-cell>
          <table:table-cell office:value-type="string" calcext:value-type="string">
            <text:p>UBND Xã Thành Công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687" calcext:value-type="float">
            <text:p>1038687</text:p>
          </table:table-cell>
          <table:table-cell office:value-type="string" calcext:value-type="string">
            <text:p>UBND Xã Hoa Thám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691" calcext:value-type="float">
            <text:p>1038691</text:p>
          </table:table-cell>
          <table:table-cell office:value-type="string" calcext:value-type="string">
            <text:p>UBND xã Tam Kim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703" calcext:value-type="float">
            <text:p>1038703</text:p>
          </table:table-cell>
          <table:table-cell office:value-type="string" calcext:value-type="string">
            <text:p>UBND Thị trấn Nguyên Bình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728" calcext:value-type="float">
            <text:p>1038728</text:p>
          </table:table-cell>
          <table:table-cell office:value-type="string" calcext:value-type="string">
            <text:p>UBND Xã Dương Hòa</text:p>
          </table:table-cell>
          <table:table-cell office:value-type="float" office:value="331" calcext:value-type="float">
            <text:p>331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float" office:value="2271" calcext:value-type="float">
            <text:p>227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8765" calcext:value-type="float">
            <text:p>1038765</text:p>
          </table:table-cell>
          <table:table-cell office:value-type="string" calcext:value-type="string">
            <text:p>Ủy Ban nhân dân xã Cải Viên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769" calcext:value-type="float">
            <text:p>1038769</text:p>
          </table:table-cell>
          <table:table-cell office:value-type="string" calcext:value-type="string">
            <text:p>Ủy ban nhân dân xã Trường H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771" calcext:value-type="float">
            <text:p>1038771</text:p>
          </table:table-cell>
          <table:table-cell office:value-type="string" calcext:value-type="string">
            <text:p>Ủy Ban nhân dân xã Lũng Nặm, Hà Quảng, Cao Bằ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772" calcext:value-type="float">
            <text:p>1038772</text:p>
          </table:table-cell>
          <table:table-cell office:value-type="string" calcext:value-type="string">
            <text:p>Ủy Ban nhân dân Thị trấn Xuân Hòa, Hà Quảng, Cao Bằ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812" calcext:value-type="float">
            <text:p>1038812</text:p>
          </table:table-cell>
          <table:table-cell office:value-type="string" calcext:value-type="string">
            <text:p>Ủy ban nhân dân xã Phú Tân</text:p>
          </table:table-cell>
          <table:table-cell office:value-type="float" office:value="112" calcext:value-type="float">
            <text:p>112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851" calcext:value-type="float">
            <text:p>1038851</text:p>
          </table:table-cell>
          <table:table-cell office:value-type="string" calcext:value-type="string">
            <text:p>UBND Xã Bình Hòa Phướ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855" calcext:value-type="float">
            <text:p>1038855</text:p>
          </table:table-cell>
          <table:table-cell office:value-type="string" calcext:value-type="string">
            <text:p>UBND xã Trung Phú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939" calcext:value-type="float">
            <text:p>1038939</text:p>
          </table:table-cell>
          <table:table-cell office:value-type="string" calcext:value-type="string">
            <text:p>UBND Xã Quang Thành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943" calcext:value-type="float">
            <text:p>1038943</text:p>
          </table:table-cell>
          <table:table-cell office:value-type="string" calcext:value-type="string">
            <text:p>UBND Xã Phan Thanh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957" calcext:value-type="float">
            <text:p>1038957</text:p>
          </table:table-cell>
          <table:table-cell office:value-type="string" calcext:value-type="string">
            <text:p>UBND xã Phong Châ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962" calcext:value-type="float">
            <text:p>1038962</text:p>
          </table:table-cell>
          <table:table-cell office:value-type="string" calcext:value-type="string">
            <text:p>UBND Phường Thủy Lương</text:p>
          </table:table-cell>
          <table:table-cell office:value-type="float" office:value="27" calcext:value-type="float">
            <text:p>2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963" calcext:value-type="float">
            <text:p>1038963</text:p>
          </table:table-cell>
          <table:table-cell office:value-type="string" calcext:value-type="string">
            <text:p>UBND Xã Thủy Tâ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964" calcext:value-type="float">
            <text:p>1038964</text:p>
          </table:table-cell>
          <table:table-cell office:value-type="string" calcext:value-type="string">
            <text:p>UBND Xã Thủy Phù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966" calcext:value-type="float">
            <text:p>1038966</text:p>
          </table:table-cell>
          <table:table-cell office:value-type="string" calcext:value-type="string">
            <text:p>Ủy ban Nhân dân xã Phú Mỹ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3090" calcext:value-type="float">
            <text:p>309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8967" calcext:value-type="float">
            <text:p>1038967</text:p>
          </table:table-cell>
          <table:table-cell office:value-type="string" calcext:value-type="string">
            <text:p>Ủy ban Nhân dân xã Phú An</text:p>
          </table:table-cell>
          <table:table-cell office:value-type="float" office:value="125" calcext:value-type="float">
            <text:p>12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968" calcext:value-type="float">
            <text:p>1038968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974" calcext:value-type="float">
            <text:p>1038974</text:p>
          </table:table-cell>
          <table:table-cell office:value-type="string" calcext:value-type="string">
            <text:p>Ủy ban nhân dân xã Phú Thuận</text:p>
          </table:table-cell>
          <table:table-cell office:value-type="float" office:value="40" calcext:value-type="float">
            <text:p>4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8975" calcext:value-type="float">
            <text:p>1038975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922" calcext:value-type="float">
            <text:p>922</text:p>
          </table:table-cell>
          <table:table-cell office:value-type="float" office:value="9926" calcext:value-type="float">
            <text:p>9926</text:p>
          </table:table-cell>
          <table:table-cell office:value-type="float" office:value="4" calcext:value-type="float">
            <text:p>4</text:p>
          </table:table-cell>
          <table:table-cell office:value-type="float" office:value="2031" calcext:value-type="float">
            <text:p>2031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114" calcext:value-type="float">
            <text:p>1039114</text:p>
          </table:table-cell>
          <table:table-cell office:value-type="string" calcext:value-type="string">
            <text:p>Ủy Ban Nhân Dân Xã Diên Th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115" calcext:value-type="float">
            <text:p>1039115</text:p>
          </table:table-cell>
          <table:table-cell office:value-type="string" calcext:value-type="string">
            <text:p>Ủy Ban Nhân Dân Xã Diên Toà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117" calcext:value-type="float">
            <text:p>1039117</text:p>
          </table:table-cell>
          <table:table-cell office:value-type="string" calcext:value-type="string">
            <text:p>Ủy Ban Nhân Dân Xã Diên Lạ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118" calcext:value-type="float">
            <text:p>1039118</text:p>
          </table:table-cell>
          <table:table-cell office:value-type="string" calcext:value-type="string">
            <text:p>Ủy Ban Nhân Dân Xã Diên Đồ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9119" calcext:value-type="float">
            <text:p>1039119</text:p>
          </table:table-cell>
          <table:table-cell office:value-type="string" calcext:value-type="string">
            <text:p>Ủy Ban Nhân Dân Xã Diên Phú</text:p>
          </table:table-cell>
          <table:table-cell office:value-type="float" office:value="663" calcext:value-type="float">
            <text:p>663</text:p>
          </table:table-cell>
          <table:table-cell office:value-type="float" office:value="3180" calcext:value-type="float">
            <text:p>3180</text:p>
          </table:table-cell>
          <table:table-cell office:value-type="float" office:value="20" calcext:value-type="float">
            <text:p>20</text:p>
          </table:table-cell>
          <table:table-cell office:value-type="float" office:value="3175" calcext:value-type="float">
            <text:p>3175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9120" calcext:value-type="float">
            <text:p>1039120</text:p>
          </table:table-cell>
          <table:table-cell office:value-type="string" calcext:value-type="string">
            <text:p>Ủy Ban Nhân Dân Xã Diên Thọ</text:p>
          </table:table-cell>
          <table:table-cell office:value-type="float" office:value="44" calcext:value-type="float">
            <text:p>44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121" calcext:value-type="float">
            <text:p>1039121</text:p>
          </table:table-cell>
          <table:table-cell office:value-type="string" calcext:value-type="string">
            <text:p>Ủy Ban Nhân Dân Xã Diên Phước</text:p>
          </table:table-cell>
          <table:table-cell office:value-type="float" office:value="27" calcext:value-type="float">
            <text:p>27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122" calcext:value-type="float">
            <text:p>1039122</text:p>
          </table:table-cell>
          <table:table-cell office:value-type="string" calcext:value-type="string">
            <text:p>Ủy Ban Nhân Dân Xã Diên Sơ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9184" calcext:value-type="float">
            <text:p>1039184</text:p>
          </table:table-cell>
          <table:table-cell office:value-type="string" calcext:value-type="string">
            <text:p>Trường Mầm Non Yên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189" calcext:value-type="float">
            <text:p>1039189</text:p>
          </table:table-cell>
          <table:table-cell office:value-type="string" calcext:value-type="string">
            <text:p>Trường Mầm Non Tân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197" calcext:value-type="float">
            <text:p>1039197</text:p>
          </table:table-cell>
          <table:table-cell office:value-type="string" calcext:value-type="string">
            <text:p>UBND Xã Yê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9244" calcext:value-type="float">
            <text:p>1039244</text:p>
          </table:table-cell>
          <table:table-cell office:value-type="string" calcext:value-type="string">
            <text:p>UBND xã Nâm N'J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245" calcext:value-type="float">
            <text:p>1039245</text:p>
          </table:table-cell>
          <table:table-cell office:value-type="string" calcext:value-type="string">
            <text:p>UBND xã Đắk Wer</text:p>
          </table:table-cell>
          <table:table-cell office:value-type="float" office:value="54" calcext:value-type="float">
            <text:p>5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280" calcext:value-type="float">
            <text:p>1039280</text:p>
          </table:table-cell>
          <table:table-cell office:value-type="string" calcext:value-type="string">
            <text:p>Ủy Ban Nhân Dân Thị trấn Gành Hà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321" calcext:value-type="float">
            <text:p>1039321</text:p>
          </table:table-cell>
          <table:table-cell office:value-type="string" calcext:value-type="string">
            <text:p>UBND xã Minh Đạo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322" calcext:value-type="float">
            <text:p>1039322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23" calcext:value-type="float">
            <text:p>1039323</text:p>
          </table:table-cell>
          <table:table-cell office:value-type="string" calcext:value-type="string">
            <text:p>UBND Xã Cảnh Hư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80" calcext:value-type="float">
            <text:p>29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9324" calcext:value-type="float">
            <text:p>1039324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25" calcext:value-type="float">
            <text:p>1039325</text:p>
          </table:table-cell>
          <table:table-cell office:value-type="string" calcext:value-type="string">
            <text:p>UBND Xã Tân Ch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27" calcext:value-type="float">
            <text:p>1039327</text:p>
          </table:table-cell>
          <table:table-cell office:value-type="string" calcext:value-type="string">
            <text:p>UBND Xã Việt Đoà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328" calcext:value-type="float">
            <text:p>1039328</text:p>
          </table:table-cell>
          <table:table-cell office:value-type="string" calcext:value-type="string">
            <text:p>UBND Xã Hoàn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29" calcext:value-type="float">
            <text:p>1039329</text:p>
          </table:table-cell>
          <table:table-cell office:value-type="string" calcext:value-type="string">
            <text:p>UBND Xã Phật Tíc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330" calcext:value-type="float">
            <text:p>1039330</text:p>
          </table:table-cell>
          <table:table-cell office:value-type="string" calcext:value-type="string">
            <text:p>UBND Xã Lạc V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332" calcext:value-type="float">
            <text:p>1039332</text:p>
          </table:table-cell>
          <table:table-cell office:value-type="string" calcext:value-type="string">
            <text:p>Trường Mầm Non Bình X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79" calcext:value-type="float">
            <text:p>1039379</text:p>
          </table:table-cell>
          <table:table-cell office:value-type="string" calcext:value-type="string">
            <text:p>UBND Xã Nội Duệ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9381" calcext:value-type="float">
            <text:p>1039381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82" calcext:value-type="float">
            <text:p>1039382</text:p>
          </table:table-cell>
          <table:table-cell office:value-type="string" calcext:value-type="string">
            <text:p>UBND Xã Liên Bã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83" calcext:value-type="float">
            <text:p>1039383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84" calcext:value-type="float">
            <text:p>1039384</text:p>
          </table:table-cell>
          <table:table-cell office:value-type="string" calcext:value-type="string">
            <text:p>UBND Xã Hán Quả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86" calcext:value-type="float">
            <text:p>1039386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87" calcext:value-type="float">
            <text:p>1039387</text:p>
          </table:table-cell>
          <table:table-cell office:value-type="string" calcext:value-type="string">
            <text:p>UBND Thị Trấn Li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88" calcext:value-type="float">
            <text:p>1039388</text:p>
          </table:table-cell>
          <table:table-cell office:value-type="string" calcext:value-type="string">
            <text:p>UBND Xã Yên Giả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89" calcext:value-type="float">
            <text:p>1039389</text:p>
          </table:table-cell>
          <table:table-cell office:value-type="string" calcext:value-type="string">
            <text:p>UBND Xã Đào V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90" calcext:value-type="float">
            <text:p>1039390</text:p>
          </table:table-cell>
          <table:table-cell office:value-type="string" calcext:value-type="string">
            <text:p>UBND Phường Bồng La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91" calcext:value-type="float">
            <text:p>1039391</text:p>
          </table:table-cell>
          <table:table-cell office:value-type="string" calcext:value-type="string">
            <text:p>UBND Xã Mộ Đạ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92" calcext:value-type="float">
            <text:p>1039392</text:p>
          </table:table-cell>
          <table:table-cell office:value-type="string" calcext:value-type="string">
            <text:p>UBND Phường Cách B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94" calcext:value-type="float">
            <text:p>1039394</text:p>
          </table:table-cell>
          <table:table-cell office:value-type="string" calcext:value-type="string">
            <text:p>UBND xã Phù Lã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398" calcext:value-type="float">
            <text:p>1039398</text:p>
          </table:table-cell>
          <table:table-cell office:value-type="string" calcext:value-type="string">
            <text:p>UBND xã Bằng Cố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400" calcext:value-type="float">
            <text:p>1039400</text:p>
          </table:table-cell>
          <table:table-cell office:value-type="string" calcext:value-type="string">
            <text:p>UBND xã Thành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405" calcext:value-type="float">
            <text:p>1039405</text:p>
          </table:table-cell>
          <table:table-cell office:value-type="string" calcext:value-type="string">
            <text:p>UBND xã Thái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430" calcext:value-type="float">
            <text:p>1039430</text:p>
          </table:table-cell>
          <table:table-cell office:value-type="string" calcext:value-type="string">
            <text:p>UBND Xã Nghĩa Hư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05" calcext:value-type="float">
            <text:p>1039505</text:p>
          </table:table-cell>
          <table:table-cell office:value-type="string" calcext:value-type="string">
            <text:p>UBND Xã Ngọc X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06" calcext:value-type="float">
            <text:p>1039506</text:p>
          </table:table-cell>
          <table:table-cell office:value-type="string" calcext:value-type="string">
            <text:p>UBND Xã Châu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07" calcext:value-type="float">
            <text:p>1039507</text:p>
          </table:table-cell>
          <table:table-cell office:value-type="string" calcext:value-type="string">
            <text:p>UBND Phường Việt Hù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10" calcext:value-type="float">
            <text:p>1039510</text:p>
          </table:table-cell>
          <table:table-cell office:value-type="string" calcext:value-type="string">
            <text:p>UBND Phường Phương Liễ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11" calcext:value-type="float">
            <text:p>1039511</text:p>
          </table:table-cell>
          <table:table-cell office:value-type="string" calcext:value-type="string">
            <text:p>UBND Phường Phượng Ma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22" calcext:value-type="float">
            <text:p>1039522</text:p>
          </table:table-cell>
          <table:table-cell office:value-type="string" calcext:value-type="string">
            <text:p>UBND xã Bình Sơ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554" calcext:value-type="float">
            <text:p>1039554</text:p>
          </table:table-cell>
          <table:table-cell office:value-type="string" calcext:value-type="string">
            <text:p>UBND xã Yên Lậ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59" calcext:value-type="float">
            <text:p>1039559</text:p>
          </table:table-cell>
          <table:table-cell office:value-type="string" calcext:value-type="string">
            <text:p>Ủy Ban Nhân Dân Xã Ngũ Phụ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60" calcext:value-type="float">
            <text:p>1039560</text:p>
          </table:table-cell>
          <table:table-cell office:value-type="string" calcext:value-type="string">
            <text:p>Ủy Ban Nhân Dân Xã Long Hải</text:p>
          </table:table-cell>
          <table:table-cell office:value-type="float" office:value="76" calcext:value-type="float">
            <text:p>76</text:p>
          </table:table-cell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9561" calcext:value-type="float">
            <text:p>1039561</text:p>
          </table:table-cell>
          <table:table-cell office:value-type="string" calcext:value-type="string">
            <text:p>Ủy Ban Nhân Dân Xã Tam Thanh</text:p>
          </table:table-cell>
          <table:table-cell office:value-type="float" office:value="14" calcext:value-type="float">
            <text:p>14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562" calcext:value-type="float">
            <text:p>1039562</text:p>
          </table:table-cell>
          <table:table-cell office:value-type="string" calcext:value-type="string">
            <text:p>Ủy ban nhân dân Xã Đức H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616" calcext:value-type="float">
            <text:p>1039616</text:p>
          </table:table-cell>
          <table:table-cell office:value-type="string" calcext:value-type="string">
            <text:p>Ủy Ban Nhân Dân Xã Phan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617" calcext:value-type="float">
            <text:p>1039617</text:p>
          </table:table-cell>
          <table:table-cell office:value-type="string" calcext:value-type="string">
            <text:p>Ủy Ban Nhân Dân Xã Bình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688" calcext:value-type="float">
            <text:p>1039688</text:p>
          </table:table-cell>
          <table:table-cell office:value-type="string" calcext:value-type="string">
            <text:p>Ủy Ban Nhân Dân Xã Hồng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689" calcext:value-type="float">
            <text:p>1039689</text:p>
          </table:table-cell>
          <table:table-cell office:value-type="string" calcext:value-type="string">
            <text:p>Ủy Ban Nhân Dân Xã Sông Lũ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849" calcext:value-type="float">
            <text:p>1039849</text:p>
          </table:table-cell>
          <table:table-cell office:value-type="string" calcext:value-type="string">
            <text:p>UBND Xã Đăng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852" calcext:value-type="float">
            <text:p>1039852</text:p>
          </table:table-cell>
          <table:table-cell office:value-type="string" calcext:value-type="string">
            <text:p>UBND Xã Nghĩa Trung</text:p>
          </table:table-cell>
          <table:table-cell office:value-type="float" office:value="59" calcext:value-type="float">
            <text:p>59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856" calcext:value-type="float">
            <text:p>1039856</text:p>
          </table:table-cell>
          <table:table-cell office:value-type="string" calcext:value-type="string">
            <text:p>UBND Xã Đồng Na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857" calcext:value-type="float">
            <text:p>1039857</text:p>
          </table:table-cell>
          <table:table-cell office:value-type="string" calcext:value-type="string">
            <text:p>UBND Xã Đức Liễu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859" calcext:value-type="float">
            <text:p>1039859</text:p>
          </table:table-cell>
          <table:table-cell office:value-type="string" calcext:value-type="string">
            <text:p>UBND Xã Thống Nhấ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897" calcext:value-type="float">
            <text:p>1039897</text:p>
          </table:table-cell>
          <table:table-cell office:value-type="string" calcext:value-type="string">
            <text:p>UBND xã Đăk N'Drót</text:p>
          </table:table-cell>
          <table:table-cell office:value-type="float" office:value="256" calcext:value-type="float">
            <text:p>256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087" calcext:value-type="float">
            <text:p>1040087</text:p>
          </table:table-cell>
          <table:table-cell office:value-type="string" calcext:value-type="string">
            <text:p>UBND Phường Cái Vồ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242" calcext:value-type="float">
            <text:p>1040242</text:p>
          </table:table-cell>
          <table:table-cell office:value-type="string" calcext:value-type="string">
            <text:p>UBND xã Quảng Phú</text:p>
          </table:table-cell>
          <table:table-cell office:value-type="float" office:value="163" calcext:value-type="float">
            <text:p>163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300" calcext:value-type="float">
            <text:p>1040300</text:p>
          </table:table-cell>
          <table:table-cell office:value-type="string" calcext:value-type="string">
            <text:p>Ủy ban nhân dân Thị Trấn Võ X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365" calcext:value-type="float">
            <text:p>1040365</text:p>
          </table:table-cell>
          <table:table-cell office:value-type="string" calcext:value-type="string">
            <text:p>UBND Xã Yên Thái</text:p>
          </table:table-cell>
          <table:table-cell office:value-type="float" office:value="4" calcext:value-type="float">
            <text:p>4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428" calcext:value-type="float">
            <text:p>1040428</text:p>
          </table:table-cell>
          <table:table-cell office:value-type="string" calcext:value-type="string">
            <text:p>UBND Thị trấn Chợ Rã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474" calcext:value-type="float">
            <text:p>1040474</text:p>
          </table:table-cell>
          <table:table-cell office:value-type="string" calcext:value-type="string">
            <text:p>Ủy Ban Nhân Dân Xã Vĩnh Phú Tâ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475" calcext:value-type="float">
            <text:p>1040475</text:p>
          </table:table-cell>
          <table:table-cell office:value-type="string" calcext:value-type="string">
            <text:p>Ủy Ban Nhân Dân Xã Phước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476" calcext:value-type="float">
            <text:p>1040476</text:p>
          </table:table-cell>
          <table:table-cell office:value-type="string" calcext:value-type="string">
            <text:p>Ủy Ban Nhân Dân Xã Hưng Phú</text:p>
          </table:table-cell>
          <table:table-cell office:value-type="float" office:value="114" calcext:value-type="float">
            <text:p>11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477" calcext:value-type="float">
            <text:p>1040477</text:p>
          </table:table-cell>
          <table:table-cell office:value-type="string" calcext:value-type="string">
            <text:p>Ủy Ban Nhân Dân Xã Vĩnh Phú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479" calcext:value-type="float">
            <text:p>1040479</text:p>
          </table:table-cell>
          <table:table-cell office:value-type="string" calcext:value-type="string">
            <text:p>Ủy Ban Nhân Dân Xã Vĩnh Trạ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480" calcext:value-type="float">
            <text:p>1040480</text:p>
          </table:table-cell>
          <table:table-cell office:value-type="string" calcext:value-type="string">
            <text:p>Ủy ban nhân dân xã Vĩnh Trạch Đông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481" calcext:value-type="float">
            <text:p>1040481</text:p>
          </table:table-cell>
          <table:table-cell office:value-type="string" calcext:value-type="string">
            <text:p>Ủy Ban Nhân Dân xã Hiệp Thành, thành phố Bạc Liê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482" calcext:value-type="float">
            <text:p>1040482</text:p>
          </table:table-cell>
          <table:table-cell office:value-type="string" calcext:value-type="string">
            <text:p>Ủy Ban Nhân Dân Thị Trấn Phước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487" calcext:value-type="float">
            <text:p>1040487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516" calcext:value-type="float">
            <text:p>1040516</text:p>
          </table:table-cell>
          <table:table-cell office:value-type="string" calcext:value-type="string">
            <text:p>Ủy Ban Nhân Dân Xã X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613" calcext:value-type="float">
            <text:p>1040613</text:p>
          </table:table-cell>
          <table:table-cell office:value-type="string" calcext:value-type="string">
            <text:p>Ủy Ban Nhân Dân Xã A D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615" calcext:value-type="float">
            <text:p>1040615</text:p>
          </table:table-cell>
          <table:table-cell office:value-type="string" calcext:value-type="string">
            <text:p>Ủy Ban Nhân Dân Xã Thanh</text:p>
          </table:table-cell>
          <table:table-cell office:value-type="float" office:value="13" calcext:value-type="float">
            <text:p>13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617" calcext:value-type="float">
            <text:p>1040617</text:p>
          </table:table-cell>
          <table:table-cell office:value-type="string" calcext:value-type="string">
            <text:p>Ủy Ban Nhân Dân Xã Ba Tầ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620" calcext:value-type="float">
            <text:p>1040620</text:p>
          </table:table-cell>
          <table:table-cell office:value-type="string" calcext:value-type="string">
            <text:p>UBND Xã Cẩm Già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621" calcext:value-type="float">
            <text:p>1040621</text:p>
          </table:table-cell>
          <table:table-cell office:value-type="string" calcext:value-type="string">
            <text:p>UBND xã Mỹ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0679" calcext:value-type="float">
            <text:p>1040679</text:p>
          </table:table-cell>
          <table:table-cell office:value-type="string" calcext:value-type="string">
            <text:p>Ủy ban nhân dân Xã Đông H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680.2" calcext:value-type="float">
            <text:p>1040680.2</text:p>
          </table:table-cell>
          <table:table-cell office:value-type="string" calcext:value-type="string">
            <text:p>UBND Xã Đức Tí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744" calcext:value-type="float">
            <text:p>1040744</text:p>
          </table:table-cell>
          <table:table-cell office:value-type="string" calcext:value-type="string">
            <text:p>Ủy Ban Nhân Dân Xã Hướng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746" calcext:value-type="float">
            <text:p>1040746</text:p>
          </table:table-cell>
          <table:table-cell office:value-type="string" calcext:value-type="string">
            <text:p>Ủy Ban Nhân Dân Xã Thuậ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861" calcext:value-type="float">
            <text:p>1040861</text:p>
          </table:table-cell>
          <table:table-cell office:value-type="string" calcext:value-type="string">
            <text:p>Ủy Ban Nhân Dân Xã Sông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224" calcext:value-type="float">
            <text:p>1041224</text:p>
          </table:table-cell>
          <table:table-cell office:value-type="string" calcext:value-type="string">
            <text:p>UBND Xã Thái Bả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225" calcext:value-type="float">
            <text:p>1041225</text:p>
          </table:table-cell>
          <table:table-cell office:value-type="string" calcext:value-type="string">
            <text:p>UBND Xã Đại La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226" calcext:value-type="float">
            <text:p>1041226</text:p>
          </table:table-cell>
          <table:table-cell office:value-type="string" calcext:value-type="string">
            <text:p>UBND Xã Vạn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227" calcext:value-type="float">
            <text:p>1041227</text:p>
          </table:table-cell>
          <table:table-cell office:value-type="string" calcext:value-type="string">
            <text:p>UBND Xã Giang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228" calcext:value-type="float">
            <text:p>1041228</text:p>
          </table:table-cell>
          <table:table-cell office:value-type="string" calcext:value-type="string">
            <text:p>UBND Xã Đông Cứ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232" calcext:value-type="float">
            <text:p>1041232</text:p>
          </table:table-cell>
          <table:table-cell office:value-type="string" calcext:value-type="string">
            <text:p>UBND xã Xuân La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316" calcext:value-type="float">
            <text:p>1041316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317" calcext:value-type="float">
            <text:p>1041317</text:p>
          </table:table-cell>
          <table:table-cell office:value-type="string" calcext:value-type="string">
            <text:p>UBND Xã Nhân Thắ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318" calcext:value-type="float">
            <text:p>1041318</text:p>
          </table:table-cell>
          <table:table-cell office:value-type="string" calcext:value-type="string">
            <text:p>UBND Xã Đại B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319" calcext:value-type="float">
            <text:p>1041319</text:p>
          </table:table-cell>
          <table:table-cell office:value-type="string" calcext:value-type="string">
            <text:p>UBND Xã Quỳnh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320" calcext:value-type="float">
            <text:p>1041320</text:p>
          </table:table-cell>
          <table:table-cell office:value-type="string" calcext:value-type="string">
            <text:p>UBND Xã Lãng Ng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323" calcext:value-type="float">
            <text:p>1041323</text:p>
          </table:table-cell>
          <table:table-cell office:value-type="string" calcext:value-type="string">
            <text:p>UBND Xã Cao Đứ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324" calcext:value-type="float">
            <text:p>1041324</text:p>
          </table:table-cell>
          <table:table-cell office:value-type="string" calcext:value-type="string">
            <text:p>UBND Xã Song Gi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424" calcext:value-type="float">
            <text:p>1041424</text:p>
          </table:table-cell>
          <table:table-cell office:value-type="string" calcext:value-type="string">
            <text:p>UBND xã Hạnh Phúc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479" calcext:value-type="float">
            <text:p>1041479</text:p>
          </table:table-cell>
          <table:table-cell office:value-type="string" calcext:value-type="string">
            <text:p>UBND xã Lý Quố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480" calcext:value-type="float">
            <text:p>1041480</text:p>
          </table:table-cell>
          <table:table-cell office:value-type="string" calcext:value-type="string">
            <text:p>UBND xã Đồng Lo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483" calcext:value-type="float">
            <text:p>1041483</text:p>
          </table:table-cell>
          <table:table-cell office:value-type="string" calcext:value-type="string">
            <text:p>UBND xã Thắng Lợi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486" calcext:value-type="float">
            <text:p>1041486</text:p>
          </table:table-cell>
          <table:table-cell office:value-type="string" calcext:value-type="string">
            <text:p>UBND THỊ TRẤN THANH NHẬT</text:p>
          </table:table-cell>
          <table:table-cell office:value-type="float" office:value="81" calcext:value-type="float">
            <text:p>8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487" calcext:value-type="float">
            <text:p>1041487</text:p>
          </table:table-cell>
          <table:table-cell office:value-type="string" calcext:value-type="string">
            <text:p>UBND xã Minh Long</text:p>
          </table:table-cell>
          <table:table-cell office:value-type="float" office:value="88" calcext:value-type="float">
            <text:p>88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634" calcext:value-type="float">
            <text:p>1041634</text:p>
          </table:table-cell>
          <table:table-cell office:value-type="string" calcext:value-type="string">
            <text:p>Ủy Ban Nhân Dân Xã Cam Thịnh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671" calcext:value-type="float">
            <text:p>1041671</text:p>
          </table:table-cell>
          <table:table-cell office:value-type="string" calcext:value-type="string">
            <text:p>UBND xã Hồng Quang, huyện Quảng Hòa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823" calcext:value-type="float">
            <text:p>1041823</text:p>
          </table:table-cell>
          <table:table-cell office:value-type="string" calcext:value-type="string">
            <text:p>Ủy Ban Nhân Dân Xã Ea Chà R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979" calcext:value-type="float">
            <text:p>1041979</text:p>
          </table:table-cell>
          <table:table-cell office:value-type="string" calcext:value-type="string">
            <text:p>UBND Xã Đông Thạ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1982" calcext:value-type="float">
            <text:p>1041982</text:p>
          </table:table-cell>
          <table:table-cell office:value-type="string" calcext:value-type="string">
            <text:p>UBND Xã Thuậ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3" calcext:value-type="float">
            <text:p>3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162" calcext:value-type="float">
            <text:p>1042162</text:p>
          </table:table-cell>
          <table:table-cell office:value-type="string" calcext:value-type="string">
            <text:p>UBND Xã Minh Hư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163" calcext:value-type="float">
            <text:p>1042163</text:p>
          </table:table-cell>
          <table:table-cell office:value-type="string" calcext:value-type="string">
            <text:p>UBND Xã Đoàn Kế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166" calcext:value-type="float">
            <text:p>1042166</text:p>
          </table:table-cell>
          <table:table-cell office:value-type="string" calcext:value-type="string">
            <text:p>UBND Xã Thọ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227" calcext:value-type="float">
            <text:p>1042227</text:p>
          </table:table-cell>
          <table:table-cell office:value-type="string" calcext:value-type="string">
            <text:p>UBND Xã Hoàng K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31" calcext:value-type="float">
            <text:p>313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2228" calcext:value-type="float">
            <text:p>1042228</text:p>
          </table:table-cell>
          <table:table-cell office:value-type="string" calcext:value-type="string">
            <text:p>UBND Xã Bình Thành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2230" calcext:value-type="float">
            <text:p>1042230</text:p>
          </table:table-cell>
          <table:table-cell office:value-type="string" calcext:value-type="string">
            <text:p>Ủy Ban Nhân Dân Xã Long Hòa</text:p>
          </table:table-cell>
          <table:table-cell office:value-type="float" office:value="23" calcext:value-type="float">
            <text:p>23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5344" calcext:value-type="float">
            <text:p>53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2233" calcext:value-type="float">
            <text:p>1042233</text:p>
          </table:table-cell>
          <table:table-cell office:value-type="string" calcext:value-type="string">
            <text:p>UBND Thị Trấn Óc E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2260" calcext:value-type="float">
            <text:p>1042260</text:p>
          </table:table-cell>
          <table:table-cell office:value-type="string" calcext:value-type="string">
            <text:p>UBND Thị trấn Đức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261" calcext:value-type="float">
            <text:p>1042261</text:p>
          </table:table-cell>
          <table:table-cell office:value-type="string" calcext:value-type="string">
            <text:p>UBND Xã Đak Nhau</text:p>
          </table:table-cell>
          <table:table-cell office:value-type="float" office:value="15" calcext:value-type="float">
            <text:p>15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262" calcext:value-type="float">
            <text:p>1042262</text:p>
          </table:table-cell>
          <table:table-cell office:value-type="string" calcext:value-type="string">
            <text:p>UBND Xã Bom Bo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320" calcext:value-type="float">
            <text:p>1042320</text:p>
          </table:table-cell>
          <table:table-cell office:value-type="string" calcext:value-type="string">
            <text:p>UBND xã Tiền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323" calcext:value-type="float">
            <text:p>1042323</text:p>
          </table:table-cell>
          <table:table-cell office:value-type="string" calcext:value-type="string">
            <text:p>UBND Xã Liên Mạc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476" calcext:value-type="float">
            <text:p>1042476</text:p>
          </table:table-cell>
          <table:table-cell office:value-type="string" calcext:value-type="string">
            <text:p>UBND Thị trấn Gia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493" calcext:value-type="float">
            <text:p>1042493</text:p>
          </table:table-cell>
          <table:table-cell office:value-type="string" calcext:value-type="string">
            <text:p>UBND Xã Thiệ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2494" calcext:value-type="float">
            <text:p>1042494</text:p>
          </table:table-cell>
          <table:table-cell office:value-type="string" calcext:value-type="string">
            <text:p>UBND Xã Thanh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2519" calcext:value-type="float">
            <text:p>1042519</text:p>
          </table:table-cell>
          <table:table-cell office:value-type="string" calcext:value-type="string">
            <text:p>Ủy Ban Nhân Dân Xã Hòa Quang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545" calcext:value-type="float">
            <text:p>1042545</text:p>
          </table:table-cell>
          <table:table-cell office:value-type="string" calcext:value-type="string">
            <text:p>UBND Xã Kim H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546" calcext:value-type="float">
            <text:p>1042546</text:p>
          </table:table-cell>
          <table:table-cell office:value-type="string" calcext:value-type="string">
            <text:p>UBND Xã Thạch Đà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2548" calcext:value-type="float">
            <text:p>1042548</text:p>
          </table:table-cell>
          <table:table-cell office:value-type="string" calcext:value-type="string">
            <text:p>UBND Xã Đại Tự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597" calcext:value-type="float">
            <text:p>1042597</text:p>
          </table:table-cell>
          <table:table-cell office:value-type="string" calcext:value-type="string">
            <text:p>UBND Xã Đông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705" calcext:value-type="float">
            <text:p>1042705</text:p>
          </table:table-cell>
          <table:table-cell office:value-type="string" calcext:value-type="string">
            <text:p>Trường Mầm Non Bạch X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709" calcext:value-type="float">
            <text:p>1042709</text:p>
          </table:table-cell>
          <table:table-cell office:value-type="string" calcext:value-type="string">
            <text:p>Trường Mầm Non Nhân Mụ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047" calcext:value-type="float">
            <text:p>1043047</text:p>
          </table:table-cell>
          <table:table-cell office:value-type="string" calcext:value-type="string">
            <text:p>UBND xã Đồng Thị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049" calcext:value-type="float">
            <text:p>1043049</text:p>
          </table:table-cell>
          <table:table-cell office:value-type="string" calcext:value-type="string">
            <text:p>UBND xã Tứ 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054" calcext:value-type="float">
            <text:p>1043054</text:p>
          </table:table-cell>
          <table:table-cell office:value-type="string" calcext:value-type="string">
            <text:p>UBND xã Đồng Quế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057" calcext:value-type="float">
            <text:p>1043057</text:p>
          </table:table-cell>
          <table:table-cell office:value-type="string" calcext:value-type="string">
            <text:p>UBND xã Vân Trụ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121" calcext:value-type="float">
            <text:p>1043121</text:p>
          </table:table-cell>
          <table:table-cell office:value-type="string" calcext:value-type="string">
            <text:p>UBND Phường Ngô Quyề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122" calcext:value-type="float">
            <text:p>1043122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182" calcext:value-type="float">
            <text:p>1043182</text:p>
          </table:table-cell>
          <table:table-cell office:value-type="string" calcext:value-type="string">
            <text:p>UBND xã Xuân Ho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185" calcext:value-type="float">
            <text:p>1043185</text:p>
          </table:table-cell>
          <table:table-cell office:value-type="string" calcext:value-type="string">
            <text:p>UBND xã Hải Lự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189" calcext:value-type="float">
            <text:p>1043189</text:p>
          </table:table-cell>
          <table:table-cell office:value-type="string" calcext:value-type="string">
            <text:p>UBND xã Bạch Lư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191" calcext:value-type="float">
            <text:p>1043191</text:p>
          </table:table-cell>
          <table:table-cell office:value-type="string" calcext:value-type="string">
            <text:p>UBND Thị trấn Lập Thạ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193" calcext:value-type="float">
            <text:p>1043193</text:p>
          </table:table-cell>
          <table:table-cell office:value-type="string" calcext:value-type="string">
            <text:p>UBND xã Thanh Trù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194" calcext:value-type="float">
            <text:p>1043194</text:p>
          </table:table-cell>
          <table:table-cell office:value-type="string" calcext:value-type="string">
            <text:p>UBND phường Khai Qu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207" calcext:value-type="float">
            <text:p>1043207</text:p>
          </table:table-cell>
          <table:table-cell office:value-type="string" calcext:value-type="string">
            <text:p>UBND xã Thái Tân</text:p>
          </table:table-cell>
          <table:table-cell office:value-type="float" office:value="132" calcext:value-type="float">
            <text:p>13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208" calcext:value-type="float">
            <text:p>1043208</text:p>
          </table:table-cell>
          <table:table-cell office:value-type="string" calcext:value-type="string">
            <text:p>UBND xã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209" calcext:value-type="float">
            <text:p>1043209</text:p>
          </table:table-cell>
          <table:table-cell office:value-type="string" calcext:value-type="string">
            <text:p>UBND xã Nam H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211" calcext:value-type="float">
            <text:p>1043211</text:p>
          </table:table-cell>
          <table:table-cell office:value-type="string" calcext:value-type="string">
            <text:p>UBND xã An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213" calcext:value-type="float">
            <text:p>1043213</text:p>
          </table:table-cell>
          <table:table-cell office:value-type="string" calcext:value-type="string">
            <text:p>UBND xã Tha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214" calcext:value-type="float">
            <text:p>1043214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215" calcext:value-type="float">
            <text:p>1043215</text:p>
          </table:table-cell>
          <table:table-cell office:value-type="string" calcext:value-type="string">
            <text:p>UBND xã Hợp Tiến</text:p>
          </table:table-cell>
          <table:table-cell office:value-type="float" office:value="163" calcext:value-type="float">
            <text:p>163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3216" calcext:value-type="float">
            <text:p>1043216</text:p>
          </table:table-cell>
          <table:table-cell office:value-type="string" calcext:value-type="string">
            <text:p>UBND xã Nam Tân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217" calcext:value-type="float">
            <text:p>1043217</text:p>
          </table:table-cell>
          <table:table-cell office:value-type="string" calcext:value-type="string">
            <text:p>UBND xã Hiệp cá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218" calcext:value-type="float">
            <text:p>1043218</text:p>
          </table:table-cell>
          <table:table-cell office:value-type="string" calcext:value-type="string">
            <text:p>UBND xã Nam Chí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219" calcext:value-type="float">
            <text:p>1043219</text:p>
          </table:table-cell>
          <table:table-cell office:value-type="string" calcext:value-type="string">
            <text:p>UBND phường Đống Đ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220" calcext:value-type="float">
            <text:p>1043220</text:p>
          </table:table-cell>
          <table:table-cell office:value-type="string" calcext:value-type="string">
            <text:p>UBND xã Nam Tr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221" calcext:value-type="float">
            <text:p>1043221</text:p>
          </table:table-cell>
          <table:table-cell office:value-type="string" calcext:value-type="string">
            <text:p>UBND xã An Sơn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567" calcext:value-type="float">
            <text:p>25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224" calcext:value-type="float">
            <text:p>1043224</text:p>
          </table:table-cell>
          <table:table-cell office:value-type="string" calcext:value-type="string">
            <text:p>UBND Thị Trấn Nam Sá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3265" calcext:value-type="float">
            <text:p>1043265</text:p>
          </table:table-cell>
          <table:table-cell office:value-type="string" calcext:value-type="string">
            <text:p>UBND xã Nam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395" calcext:value-type="float">
            <text:p>1043395</text:p>
          </table:table-cell>
          <table:table-cell office:value-type="string" calcext:value-type="string">
            <text:p>UBND Xã Thạnh Phú</text:p>
          </table:table-cell>
          <table:table-cell office:value-type="float" office:value="276" calcext:value-type="float">
            <text:p>276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office:value-type="float" office:value="2846" calcext:value-type="float">
            <text:p>2846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396" calcext:value-type="float">
            <text:p>1043396</text:p>
          </table:table-cell>
          <table:table-cell office:value-type="string" calcext:value-type="string">
            <text:p>UBND Xã Hòa Mỹ</text:p>
          </table:table-cell>
          <table:table-cell office:value-type="float" office:value="281" calcext:value-type="float">
            <text:p>281</text:p>
          </table:table-cell>
          <table:table-cell office:value-type="float" office:value="2999" calcext:value-type="float">
            <text:p>2999</text:p>
          </table:table-cell>
          <table:table-cell office:value-type="float" office:value="2" calcext:value-type="float">
            <text:p>2</text:p>
          </table:table-cell>
          <table:table-cell office:value-type="float" office:value="1732" calcext:value-type="float">
            <text:p>173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397" calcext:value-type="float">
            <text:p>1043397</text:p>
          </table:table-cell>
          <table:table-cell office:value-type="string" calcext:value-type="string">
            <text:p>UBND Xã Đông Hư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415" calcext:value-type="float">
            <text:p>1043415</text:p>
          </table:table-cell>
          <table:table-cell office:value-type="string" calcext:value-type="string">
            <text:p>UBND Xã Trần Thớ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422" calcext:value-type="float">
            <text:p>1043422</text:p>
          </table:table-cell>
          <table:table-cell office:value-type="string" calcext:value-type="string">
            <text:p>UBND Xã Tân Hưng</text:p>
          </table:table-cell>
          <table:table-cell office:value-type="float" office:value="527" calcext:value-type="float">
            <text:p>527</text:p>
          </table:table-cell>
          <table:table-cell office:value-type="float" office:value="3031" calcext:value-type="float">
            <text:p>3031</text:p>
          </table:table-cell>
          <table:table-cell office:value-type="float" office:value="1" calcext:value-type="float">
            <text:p>1</text:p>
          </table:table-cell>
          <table:table-cell office:value-type="float" office:value="11990" calcext:value-type="float">
            <text:p>11990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3423" calcext:value-type="float">
            <text:p>1043423</text:p>
          </table:table-cell>
          <table:table-cell office:value-type="string" calcext:value-type="string">
            <text:p>UBND Xã Tân Hưng Đô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472" calcext:value-type="float">
            <text:p>1043472</text:p>
          </table:table-cell>
          <table:table-cell office:value-type="string" calcext:value-type="string">
            <text:p>UBND phường Nghĩa Ch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638" calcext:value-type="float">
            <text:p>1043638</text:p>
          </table:table-cell>
          <table:table-cell office:value-type="string" calcext:value-type="string">
            <text:p>Ủy Ban Nhân Dân Xã Cam Lập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639" calcext:value-type="float">
            <text:p>1043639</text:p>
          </table:table-cell>
          <table:table-cell office:value-type="string" calcext:value-type="string">
            <text:p>Ủy Ban Nhân Dân Xã Ca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640" calcext:value-type="float">
            <text:p>1043640</text:p>
          </table:table-cell>
          <table:table-cell office:value-type="string" calcext:value-type="string">
            <text:p>Ủy Ban Nhân Dân Xã Cam Thịnh Tâ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878" calcext:value-type="float">
            <text:p>1043878</text:p>
          </table:table-cell>
          <table:table-cell office:value-type="string" calcext:value-type="string">
            <text:p>Ủy Ban Nhân Dân Xã Thạnh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882" calcext:value-type="float">
            <text:p>1043882</text:p>
          </table:table-cell>
          <table:table-cell office:value-type="string" calcext:value-type="string">
            <text:p>Ủy Ban Nhân Dân Xã Thạnh Trị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112" calcext:value-type="float">
            <text:p>1044112</text:p>
          </table:table-cell>
          <table:table-cell office:value-type="string" calcext:value-type="string">
            <text:p>UBND Thị trấn Phủ Th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4626" calcext:value-type="float">
            <text:p>1044626</text:p>
          </table:table-cell>
          <table:table-cell office:value-type="string" calcext:value-type="string">
            <text:p>UBND Xã Hướng Đạ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631" calcext:value-type="float">
            <text:p>1044631</text:p>
          </table:table-cell>
          <table:table-cell office:value-type="string" calcext:value-type="string">
            <text:p>UBND Thị trấn Kim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914" calcext:value-type="float">
            <text:p>1044914</text:p>
          </table:table-cell>
          <table:table-cell office:value-type="string" calcext:value-type="string">
            <text:p>UBND xã Minh D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916" calcext:value-type="float">
            <text:p>1044916</text:p>
          </table:table-cell>
          <table:table-cell office:value-type="string" calcext:value-type="string">
            <text:p>UBND xã Minh 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917" calcext:value-type="float">
            <text:p>1044917</text:p>
          </table:table-cell>
          <table:table-cell office:value-type="string" calcext:value-type="string">
            <text:p>UBND Xã Yên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344" calcext:value-type="float">
            <text:p>1045344</text:p>
          </table:table-cell>
          <table:table-cell office:value-type="string" calcext:value-type="string">
            <text:p>Văn phòng HĐND &amp; UBND huyện Nam Gi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357" calcext:value-type="float">
            <text:p>1045357</text:p>
          </table:table-cell>
          <table:table-cell office:value-type="string" calcext:value-type="string">
            <text:p>UBND phường Trại Chuố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5365" calcext:value-type="float">
            <text:p>1045365</text:p>
          </table:table-cell>
          <table:table-cell office:value-type="string" calcext:value-type="string">
            <text:p>Ủy ban nhân dân xã Xuân Đám</text:p>
          </table:table-cell>
          <table:table-cell office:value-type="float" office:value="185" calcext:value-type="float">
            <text:p>185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366" calcext:value-type="float">
            <text:p>1045366</text:p>
          </table:table-cell>
          <table:table-cell office:value-type="string" calcext:value-type="string">
            <text:p>Ủy ban nhân dân xã Gia Luận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367" calcext:value-type="float">
            <text:p>1045367</text:p>
          </table:table-cell>
          <table:table-cell office:value-type="string" calcext:value-type="string">
            <text:p>Ủy ban nhân dân xã Hiền Hà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421" calcext:value-type="float">
            <text:p>1045421</text:p>
          </table:table-cell>
          <table:table-cell office:value-type="string" calcext:value-type="string">
            <text:p>UBND Phường Vạn Mỹ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5423" calcext:value-type="float">
            <text:p>1045423</text:p>
          </table:table-cell>
          <table:table-cell office:value-type="string" calcext:value-type="string">
            <text:p>UBND Phường Máy Cha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424" calcext:value-type="float">
            <text:p>1045424</text:p>
          </table:table-cell>
          <table:table-cell office:value-type="string" calcext:value-type="string">
            <text:p>UBND phường Phan Bội Ch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5426" calcext:value-type="float">
            <text:p>1045426</text:p>
          </table:table-cell>
          <table:table-cell office:value-type="string" calcext:value-type="string">
            <text:p>UBND Phường Máy Tơ</text:p>
          </table:table-cell>
          <table:table-cell office:value-type="float" office:value="100" calcext:value-type="float">
            <text:p>100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5427" calcext:value-type="float">
            <text:p>1045427</text:p>
          </table:table-cell>
          <table:table-cell office:value-type="string" calcext:value-type="string">
            <text:p>UBND phường Hoàng Văn Thụ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86" calcext:value-type="float">
            <text:p>3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5428" calcext:value-type="float">
            <text:p>1045428</text:p>
          </table:table-cell>
          <table:table-cell office:value-type="string" calcext:value-type="string">
            <text:p>UBND phường Hạ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9" calcext:value-type="float">
            <text:p>3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429" calcext:value-type="float">
            <text:p>1045429</text:p>
          </table:table-cell>
          <table:table-cell office:value-type="string" calcext:value-type="string">
            <text:p>UBND phường Minh Kh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455" calcext:value-type="float">
            <text:p>1045455</text:p>
          </table:table-cell>
          <table:table-cell office:value-type="string" calcext:value-type="string">
            <text:p>Ủy ban nhân dân xã Trân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456" calcext:value-type="float">
            <text:p>1045456</text:p>
          </table:table-cell>
          <table:table-cell office:value-type="string" calcext:value-type="string">
            <text:p>Ủy ban nhân dân xã Việt Hải</text:p>
          </table:table-cell>
          <table:table-cell office:value-type="float" office:value="57" calcext:value-type="float">
            <text:p>57</text:p>
          </table:table-cell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457" calcext:value-type="float">
            <text:p>1045457</text:p>
          </table:table-cell>
          <table:table-cell office:value-type="string" calcext:value-type="string">
            <text:p>Ủy ban nhân dân xã Phù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5458" calcext:value-type="float">
            <text:p>1045458</text:p>
          </table:table-cell>
          <table:table-cell office:value-type="string" calcext:value-type="string">
            <text:p>UBND Phường Trại Ca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459" calcext:value-type="float">
            <text:p>1045459</text:p>
          </table:table-cell>
          <table:table-cell office:value-type="string" calcext:value-type="string">
            <text:p>UBND Phường Dư Hà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497" calcext:value-type="float">
            <text:p>1045497</text:p>
          </table:table-cell>
          <table:table-cell office:value-type="string" calcext:value-type="string">
            <text:p>UBND Phường Niệm Nghĩ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498" calcext:value-type="float">
            <text:p>1045498</text:p>
          </table:table-cell>
          <table:table-cell office:value-type="string" calcext:value-type="string">
            <text:p>UBND Phường Đồng Quốc Bình</text:p>
          </table:table-cell>
          <table:table-cell office:value-type="float" office:value="59" calcext:value-type="float">
            <text:p>59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499" calcext:value-type="float">
            <text:p>1045499</text:p>
          </table:table-cell>
          <table:table-cell office:value-type="string" calcext:value-type="string">
            <text:p>Ubnd Phường Hàng Kê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500" calcext:value-type="float">
            <text:p>1045500</text:p>
          </table:table-cell>
          <table:table-cell office:value-type="string" calcext:value-type="string">
            <text:p>UBND Phường Đông 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501" calcext:value-type="float">
            <text:p>1045501</text:p>
          </table:table-cell>
          <table:table-cell office:value-type="string" calcext:value-type="string">
            <text:p>UBND Phường Đông Khê</text:p>
          </table:table-cell>
          <table:table-cell office:value-type="float" office:value="182" calcext:value-type="float">
            <text:p>182</text:p>
          </table:table-cell>
          <table:table-cell office:value-type="float" office:value="1316" calcext:value-type="float">
            <text:p>1316</text:p>
          </table:table-cell>
          <table:table-cell office:value-type="float" office:value="2" calcext:value-type="float">
            <text:p>2</text:p>
          </table:table-cell>
          <table:table-cell office:value-type="float" office:value="1462" calcext:value-type="float">
            <text:p>146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02" calcext:value-type="float">
            <text:p>1045502</text:p>
          </table:table-cell>
          <table:table-cell office:value-type="string" calcext:value-type="string">
            <text:p>UBND Phường Lê Lợi</text:p>
          </table:table-cell>
          <table:table-cell office:value-type="float" office:value="81" calcext:value-type="float">
            <text:p>81</text:p>
          </table:table-cell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03" calcext:value-type="float">
            <text:p>1045503</text:p>
          </table:table-cell>
          <table:table-cell office:value-type="string" calcext:value-type="string">
            <text:p>UBND Phường Lạch Tray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04" calcext:value-type="float">
            <text:p>1045504</text:p>
          </table:table-cell>
          <table:table-cell office:value-type="string" calcext:value-type="string">
            <text:p>UBND Phường Đằng Gi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05" calcext:value-type="float">
            <text:p>1045505</text:p>
          </table:table-cell>
          <table:table-cell office:value-type="string" calcext:value-type="string">
            <text:p>UBND Phường Cầu Đất</text:p>
          </table:table-cell>
          <table:table-cell office:value-type="float" office:value="90" calcext:value-type="float">
            <text:p>90</text:p>
          </table:table-cell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5506" calcext:value-type="float">
            <text:p>1045506</text:p>
          </table:table-cell>
          <table:table-cell office:value-type="string" calcext:value-type="string">
            <text:p>UBND Phường Cầu Tr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508" calcext:value-type="float">
            <text:p>1045508</text:p>
          </table:table-cell>
          <table:table-cell office:value-type="string" calcext:value-type="string">
            <text:p>UBND Phường Gia Viên</text:p>
          </table:table-cell>
          <table:table-cell office:value-type="float" office:value="146" calcext:value-type="float">
            <text:p>146</text:p>
          </table:table-cell>
          <table:table-cell office:value-type="float" office:value="756" calcext:value-type="float">
            <text:p>756</text:p>
          </table:table-cell>
          <table:table-cell office:value-type="float" office:value="3" calcext:value-type="float">
            <text:p>3</text:p>
          </table:table-cell>
          <table:table-cell office:value-type="float" office:value="1103" calcext:value-type="float">
            <text:p>110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09" calcext:value-type="float">
            <text:p>1045509</text:p>
          </table:table-cell>
          <table:table-cell office:value-type="string" calcext:value-type="string">
            <text:p>UBND Phường Lạc Viên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15" calcext:value-type="float">
            <text:p>1045515</text:p>
          </table:table-cell>
          <table:table-cell office:value-type="string" calcext:value-type="string">
            <text:p>UBND Phường Bắc Sơn</text:p>
          </table:table-cell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16" calcext:value-type="float">
            <text:p>1045516</text:p>
          </table:table-cell>
          <table:table-cell office:value-type="string" calcext:value-type="string">
            <text:p>UBND Phường Nam Sơn</text:p>
          </table:table-cell>
          <table:table-cell office:value-type="float" office:value="125" calcext:value-type="float">
            <text:p>125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51" calcext:value-type="float">
            <text:p>1045551</text:p>
          </table:table-cell>
          <table:table-cell office:value-type="string" calcext:value-type="string">
            <text:p>Ủy ban nhân dân xã Hoàng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52" calcext:value-type="float">
            <text:p>1045552</text:p>
          </table:table-cell>
          <table:table-cell office:value-type="string" calcext:value-type="string">
            <text:p>Ủy ban nhân dân xã Văn Phong</text:p>
          </table:table-cell>
          <table:table-cell office:value-type="float" office:value="55" calcext:value-type="float">
            <text:p>55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5553" calcext:value-type="float">
            <text:p>1045553</text:p>
          </table:table-cell>
          <table:table-cell office:value-type="string" calcext:value-type="string">
            <text:p>UBND Phường Hồ Na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555" calcext:value-type="float">
            <text:p>1045555</text:p>
          </table:table-cell>
          <table:table-cell office:value-type="string" calcext:value-type="string">
            <text:p>UBND Phường Lam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556" calcext:value-type="float">
            <text:p>1045556</text:p>
          </table:table-cell>
          <table:table-cell office:value-type="string" calcext:value-type="string">
            <text:p>UBND Phường An D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557" calcext:value-type="float">
            <text:p>1045557</text:p>
          </table:table-cell>
          <table:table-cell office:value-type="string" calcext:value-type="string">
            <text:p>UBND Phường Trần Nguyên Hã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558" calcext:value-type="float">
            <text:p>1045558</text:p>
          </table:table-cell>
          <table:table-cell office:value-type="string" calcext:value-type="string">
            <text:p>UBND Phường An B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559" calcext:value-type="float">
            <text:p>1045559</text:p>
          </table:table-cell>
          <table:table-cell office:value-type="string" calcext:value-type="string">
            <text:p>UBND Phường Trần Thành Ngọ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5560" calcext:value-type="float">
            <text:p>1045560</text:p>
          </table:table-cell>
          <table:table-cell office:value-type="string" calcext:value-type="string">
            <text:p>UBND Phường Văn Đẩu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62" calcext:value-type="float">
            <text:p>1045562</text:p>
          </table:table-cell>
          <table:table-cell office:value-type="string" calcext:value-type="string">
            <text:p>UBND Phường Cát Dà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563" calcext:value-type="float">
            <text:p>1045563</text:p>
          </table:table-cell>
          <table:table-cell office:value-type="string" calcext:value-type="string">
            <text:p>UBND Phường Ngọc Sơn</text:p>
          </table:table-cell>
          <table:table-cell office:value-type="float" office:value="27" calcext:value-type="float">
            <text:p>27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64" calcext:value-type="float">
            <text:p>1045564</text:p>
          </table:table-cell>
          <table:table-cell office:value-type="string" calcext:value-type="string">
            <text:p>UBND Phường Quán Trữ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65" calcext:value-type="float">
            <text:p>1045565</text:p>
          </table:table-cell>
          <table:table-cell office:value-type="string" calcext:value-type="string">
            <text:p>UBND Phường Đồng Hòa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75" calcext:value-type="float">
            <text:p>1045575</text:p>
          </table:table-cell>
          <table:table-cell office:value-type="string" calcext:value-type="string">
            <text:p>Ủy Ban Nhân Dân Xã Mỹ Phước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580" calcext:value-type="float">
            <text:p>1045580</text:p>
          </table:table-cell>
          <table:table-cell office:value-type="string" calcext:value-type="string">
            <text:p>Ủy Ban Nhân Dân Xã Mỹ Thuậ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613" calcext:value-type="float">
            <text:p>1045613</text:p>
          </table:table-cell>
          <table:table-cell office:value-type="string" calcext:value-type="string">
            <text:p>Ủy Ban Nhân Dân Xã Mỹ Lộc</text:p>
          </table:table-cell>
          <table:table-cell office:value-type="float" office:value="28" calcext:value-type="float">
            <text:p>28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614" calcext:value-type="float">
            <text:p>1045614</text:p>
          </table:table-cell>
          <table:table-cell office:value-type="string" calcext:value-type="string">
            <text:p>Ủy Ban Nhân Dân Xã Phú Thịnh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836" calcext:value-type="float">
            <text:p>1045836</text:p>
          </table:table-cell>
          <table:table-cell office:value-type="string" calcext:value-type="string">
            <text:p>Ủy Ban Nhân Dân Xã Phú Lộc</text:p>
          </table:table-cell>
          <table:table-cell office:value-type="float" office:value="8" calcext:value-type="float">
            <text:p>8</text:p>
          </table:table-cell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5892" calcext:value-type="float">
            <text:p>1045892</text:p>
          </table:table-cell>
          <table:table-cell office:value-type="string" calcext:value-type="string">
            <text:p>Ủy ban nhân dân Thị Trấn Ba Chúc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897" calcext:value-type="float">
            <text:p>1045897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28" calcext:value-type="float">
            <text:p>28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6133" calcext:value-type="float">
            <text:p>1046133</text:p>
          </table:table-cell>
          <table:table-cell office:value-type="string" calcext:value-type="string">
            <text:p>UBND Xã Tân Hạnh</text:p>
          </table:table-cell>
          <table:table-cell office:value-type="float" office:value="247" calcext:value-type="float">
            <text:p>247</text:p>
          </table:table-cell>
          <table:table-cell office:value-type="float" office:value="2406" calcext:value-type="float">
            <text:p>2406</text:p>
          </table:table-cell>
          <table:table-cell office:value-type="float" office:value="4" calcext:value-type="float">
            <text:p>4</text:p>
          </table:table-cell>
          <table:table-cell office:value-type="float" office:value="569" calcext:value-type="float">
            <text:p>569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215" calcext:value-type="float">
            <text:p>1046215</text:p>
          </table:table-cell>
          <table:table-cell office:value-type="string" calcext:value-type="string">
            <text:p>UBND Xã Long Phước</text:p>
          </table:table-cell>
          <table:table-cell office:value-type="float" office:value="89" calcext:value-type="float">
            <text:p>89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3164" calcext:value-type="float">
            <text:p>316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6290" calcext:value-type="float">
            <text:p>1046290</text:p>
          </table:table-cell>
          <table:table-cell office:value-type="string" calcext:value-type="string">
            <text:p>UBND phường Hùng Vươ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6291" calcext:value-type="float">
            <text:p>1046291</text:p>
          </table:table-cell>
          <table:table-cell office:value-type="string" calcext:value-type="string">
            <text:p>UBND phường Sở Dầ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292" calcext:value-type="float">
            <text:p>1046292</text:p>
          </table:table-cell>
          <table:table-cell office:value-type="string" calcext:value-type="string">
            <text:p>UBND phường Thượng Lý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473" calcext:value-type="float">
            <text:p>64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6294" calcext:value-type="float">
            <text:p>1046294</text:p>
          </table:table-cell>
          <table:table-cell office:value-type="string" calcext:value-type="string">
            <text:p>UBND phường Quán To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350" calcext:value-type="float">
            <text:p>1046350</text:p>
          </table:table-cell>
          <table:table-cell office:value-type="string" calcext:value-type="string">
            <text:p>UBND Xã Thanh Đức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517" calcext:value-type="float">
            <text:p>65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6471" calcext:value-type="float">
            <text:p>1046471</text:p>
          </table:table-cell>
          <table:table-cell office:value-type="string" calcext:value-type="string">
            <text:p>Ủy ban nhân dân xã Cam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472" calcext:value-type="float">
            <text:p>1046472</text:p>
          </table:table-cell>
          <table:table-cell office:value-type="string" calcext:value-type="string">
            <text:p>Ủy Ban Nhân Dân Xã Cam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473" calcext:value-type="float">
            <text:p>1046473</text:p>
          </table:table-cell>
          <table:table-cell office:value-type="string" calcext:value-type="string">
            <text:p>Ủy ban nhân dân xã Cam Hải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474" calcext:value-type="float">
            <text:p>1046474</text:p>
          </table:table-cell>
          <table:table-cell office:value-type="string" calcext:value-type="string">
            <text:p>Ủy Ban Nhân Dân Phường Ba Ngò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475" calcext:value-type="float">
            <text:p>1046475</text:p>
          </table:table-cell>
          <table:table-cell office:value-type="string" calcext:value-type="string">
            <text:p>Ủy ban nhân dân xã Sơn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477" calcext:value-type="float">
            <text:p>1046477</text:p>
          </table:table-cell>
          <table:table-cell office:value-type="string" calcext:value-type="string">
            <text:p>Ủy Ban Nhân Dân Phường Cam Thuậ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6479" calcext:value-type="float">
            <text:p>1046479</text:p>
          </table:table-cell>
          <table:table-cell office:value-type="string" calcext:value-type="string">
            <text:p>Ủy Ban Nhân Dân Phường Cam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6480" calcext:value-type="float">
            <text:p>1046480</text:p>
          </table:table-cell>
          <table:table-cell office:value-type="string" calcext:value-type="string">
            <text:p>Ủy Ban Nhân Dân Phường Cam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506" calcext:value-type="float">
            <text:p>1046506</text:p>
          </table:table-cell>
          <table:table-cell office:value-type="string" calcext:value-type="string">
            <text:p>UBND Phường Minh Đứ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526" calcext:value-type="float">
            <text:p>1046526</text:p>
          </table:table-cell>
          <table:table-cell office:value-type="string" calcext:value-type="string">
            <text:p>UBND Xã Xuân Bắ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27" calcext:value-type="float">
            <text:p>1046527</text:p>
          </table:table-cell>
          <table:table-cell office:value-type="string" calcext:value-type="string">
            <text:p>UBND Xã Xuân P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28" calcext:value-type="float">
            <text:p>1046528</text:p>
          </table:table-cell>
          <table:table-cell office:value-type="string" calcext:value-type="string">
            <text:p>UBND Xã Xuân V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29" calcext:value-type="float">
            <text:p>1046529</text:p>
          </table:table-cell>
          <table:table-cell office:value-type="string" calcext:value-type="string">
            <text:p>UBND Xã Xuân Tr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30" calcext:value-type="float">
            <text:p>1046530</text:p>
          </table:table-cell>
          <table:table-cell office:value-type="string" calcext:value-type="string">
            <text:p>UBND Xã Xuân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31" calcext:value-type="float">
            <text:p>1046531</text:p>
          </table:table-cell>
          <table:table-cell office:value-type="string" calcext:value-type="string">
            <text:p>UBND Xã Xuân K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32" calcext:value-type="float">
            <text:p>1046532</text:p>
          </table:table-cell>
          <table:table-cell office:value-type="string" calcext:value-type="string">
            <text:p>UBND Xã Xuân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33" calcext:value-type="float">
            <text:p>1046533</text:p>
          </table:table-cell>
          <table:table-cell office:value-type="string" calcext:value-type="string">
            <text:p>UBND thị trấn Xuân Tr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34" calcext:value-type="float">
            <text:p>1046534</text:p>
          </table:table-cell>
          <table:table-cell office:value-type="string" calcext:value-type="string">
            <text:p>UBND Xã Xuân Ho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43" calcext:value-type="float">
            <text:p>1046543</text:p>
          </table:table-cell>
          <table:table-cell office:value-type="string" calcext:value-type="string">
            <text:p>UBND Phường Chiềng Lề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55" calcext:value-type="float">
            <text:p>1046555</text:p>
          </table:table-cell>
          <table:table-cell office:value-type="string" calcext:value-type="string">
            <text:p>UBND Xã Xuân Thành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52" calcext:value-type="float">
            <text:p>47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6635" calcext:value-type="float">
            <text:p>1046635</text:p>
          </table:table-cell>
          <table:table-cell office:value-type="string" calcext:value-type="string">
            <text:p>UBND Thị trấn Quang Minh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776" calcext:value-type="float">
            <text:p>17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6636" calcext:value-type="float">
            <text:p>1046636</text:p>
          </table:table-cell>
          <table:table-cell office:value-type="string" calcext:value-type="string">
            <text:p>UBND Xã Tự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6658" calcext:value-type="float">
            <text:p>1046658</text:p>
          </table:table-cell>
          <table:table-cell office:value-type="string" calcext:value-type="string">
            <text:p>UBND Xã Xuân Ngọ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709" calcext:value-type="float">
            <text:p>1046709</text:p>
          </table:table-cell>
          <table:table-cell office:value-type="string" calcext:value-type="string">
            <text:p>Trường Mầm Non Thành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711" calcext:value-type="float">
            <text:p>1046711</text:p>
          </table:table-cell>
          <table:table-cell office:value-type="string" calcext:value-type="string">
            <text:p>Trường Mầm Non Phù Lư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720" calcext:value-type="float">
            <text:p>1046720</text:p>
          </table:table-cell>
          <table:table-cell office:value-type="string" calcext:value-type="string">
            <text:p>UBND xã Yên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34" calcext:value-type="float">
            <text:p>1046834</text:p>
          </table:table-cell>
          <table:table-cell office:value-type="string" calcext:value-type="string">
            <text:p>Ủy ban nhân dân xã An Thạnh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65" calcext:value-type="float">
            <text:p>1046865</text:p>
          </table:table-cell>
          <table:table-cell office:value-type="string" calcext:value-type="string">
            <text:p>Trường Mầm non Hùng Đứ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71" calcext:value-type="float">
            <text:p>1046871</text:p>
          </table:table-cell>
          <table:table-cell office:value-type="string" calcext:value-type="string">
            <text:p>UBND Xã Văn Qu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75" calcext:value-type="float">
            <text:p>1046875</text:p>
          </table:table-cell>
          <table:table-cell office:value-type="string" calcext:value-type="string">
            <text:p>UBND xã Xuân Lôi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76" calcext:value-type="float">
            <text:p>1046876</text:p>
          </table:table-cell>
          <table:table-cell office:value-type="string" calcext:value-type="string">
            <text:p>UBND Xã Đồng Í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77" calcext:value-type="float">
            <text:p>1046877</text:p>
          </table:table-cell>
          <table:table-cell office:value-type="string" calcext:value-type="string">
            <text:p>UBND Xã Thường Lạ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78" calcext:value-type="float">
            <text:p>1046878</text:p>
          </table:table-cell>
          <table:table-cell office:value-type="string" calcext:value-type="string">
            <text:p>UBND xã Thường Thới Hậu 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80" calcext:value-type="float">
            <text:p>1046880</text:p>
          </table:table-cell>
          <table:table-cell office:value-type="string" calcext:value-type="string">
            <text:p>UBND thị trấn Thường Thới Tiề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83" calcext:value-type="float">
            <text:p>1046883</text:p>
          </table:table-cell>
          <table:table-cell office:value-type="string" calcext:value-type="string">
            <text:p>UBND xã Long Thuậ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884" calcext:value-type="float">
            <text:p>1046884</text:p>
          </table:table-cell>
          <table:table-cell office:value-type="string" calcext:value-type="string">
            <text:p>UBND xã Thường Phước 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85" calcext:value-type="float">
            <text:p>1046885</text:p>
          </table:table-cell>
          <table:table-cell office:value-type="string" calcext:value-type="string">
            <text:p>UBND xã Thường Phước 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886" calcext:value-type="float">
            <text:p>1046886</text:p>
          </table:table-cell>
          <table:table-cell office:value-type="string" calcext:value-type="string">
            <text:p>UBND Xã Phú Thuận 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947" calcext:value-type="float">
            <text:p>1046947</text:p>
          </table:table-cell>
          <table:table-cell office:value-type="string" calcext:value-type="string">
            <text:p>UBND Xã Kim X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949" calcext:value-type="float">
            <text:p>1046949</text:p>
          </table:table-cell>
          <table:table-cell office:value-type="string" calcext:value-type="string">
            <text:p>UBND thị trấn Vĩnh T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952" calcext:value-type="float">
            <text:p>1046952</text:p>
          </table:table-cell>
          <table:table-cell office:value-type="string" calcext:value-type="string">
            <text:p>UBND Xã Phú Xu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963" calcext:value-type="float">
            <text:p>1046963</text:p>
          </table:table-cell>
          <table:table-cell office:value-type="string" calcext:value-type="string">
            <text:p>Trường Mầm Non Thái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965" calcext:value-type="float">
            <text:p>1046965</text:p>
          </table:table-cell>
          <table:table-cell office:value-type="string" calcext:value-type="string">
            <text:p>UBND Xã Mỹ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007" calcext:value-type="float">
            <text:p>1047007</text:p>
          </table:table-cell>
          <table:table-cell office:value-type="string" calcext:value-type="string">
            <text:p>UBND Xã Mỹ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010" calcext:value-type="float">
            <text:p>1047010</text:p>
          </table:table-cell>
          <table:table-cell office:value-type="string" calcext:value-type="string">
            <text:p>UBND Xã Mỹ Thắng</text:p>
          </table:table-cell>
          <table:table-cell office:value-type="float" office:value="33" calcext:value-type="float">
            <text:p>33</text:p>
          </table:table-cell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</text:p>
          </table:table-cell>
          <table:table-cell office:value-type="float" office:value="513" calcext:value-type="float">
            <text:p>51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011" calcext:value-type="float">
            <text:p>1047011</text:p>
          </table:table-cell>
          <table:table-cell office:value-type="string" calcext:value-type="string">
            <text:p>UBND Xã Mỹ Thị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013" calcext:value-type="float">
            <text:p>1047013</text:p>
          </table:table-cell>
          <table:table-cell office:value-type="string" calcext:value-type="string">
            <text:p>UBND xã Mỹ Thuậ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014" calcext:value-type="float">
            <text:p>1047014</text:p>
          </table:table-cell>
          <table:table-cell office:value-type="string" calcext:value-type="string">
            <text:p>UBND Xã Mỹ Hưng</text:p>
          </table:table-cell>
          <table:table-cell office:value-type="float" office:value="78" calcext:value-type="float">
            <text:p>78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094" calcext:value-type="float">
            <text:p>1047094</text:p>
          </table:table-cell>
          <table:table-cell office:value-type="string" calcext:value-type="string">
            <text:p>UBND xã Thanh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096" calcext:value-type="float">
            <text:p>1047096</text:p>
          </table:table-cell>
          <table:table-cell office:value-type="string" calcext:value-type="string">
            <text:p>UBND Xã Đồng Tĩ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098" calcext:value-type="float">
            <text:p>1047098</text:p>
          </table:table-cell>
          <table:table-cell office:value-type="string" calcext:value-type="string">
            <text:p>UBND Thị trấn Hợp Ho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210" calcext:value-type="float">
            <text:p>1047210</text:p>
          </table:table-cell>
          <table:table-cell office:value-type="string" calcext:value-type="string">
            <text:p>UBND xã Xuân Nộ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7215" calcext:value-type="float">
            <text:p>1047215</text:p>
          </table:table-cell>
          <table:table-cell office:value-type="string" calcext:value-type="string">
            <text:p>UBND xã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7295" calcext:value-type="float">
            <text:p>1047295</text:p>
          </table:table-cell>
          <table:table-cell office:value-type="string" calcext:value-type="string">
            <text:p>UBND Phường Tân A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57" calcext:value-type="float">
            <text:p>315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7378" calcext:value-type="float">
            <text:p>1047378</text:p>
          </table:table-cell>
          <table:table-cell office:value-type="string" calcext:value-type="string">
            <text:p>Ủy ban nhân dân xã Hòa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379" calcext:value-type="float">
            <text:p>1047379</text:p>
          </table:table-cell>
          <table:table-cell office:value-type="string" calcext:value-type="string">
            <text:p>Ủy ban nhân dân phường Khánh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380" calcext:value-type="float">
            <text:p>1047380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382" calcext:value-type="float">
            <text:p>1047382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387" calcext:value-type="float">
            <text:p>1047387</text:p>
          </table:table-cell>
          <table:table-cell office:value-type="string" calcext:value-type="string">
            <text:p>Ủy ban nhân dân phường Vĩnh Phướ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390" calcext:value-type="float">
            <text:p>1047390</text:p>
          </table:table-cell>
          <table:table-cell office:value-type="string" calcext:value-type="string">
            <text:p>Ủy Ban Nhân Dân Xã Lâm Kiế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487" calcext:value-type="float">
            <text:p>1047487</text:p>
          </table:table-cell>
          <table:table-cell office:value-type="string" calcext:value-type="string">
            <text:p>Ủy Ban Nhân Dân Xã An Thạnh Tâ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532" calcext:value-type="float">
            <text:p>1047532</text:p>
          </table:table-cell>
          <table:table-cell office:value-type="string" calcext:value-type="string">
            <text:p>UBND xã Tùng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534" calcext:value-type="float">
            <text:p>1047534</text:p>
          </table:table-cell>
          <table:table-cell office:value-type="string" calcext:value-type="string">
            <text:p>UBND xã Thanh Lộc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536" calcext:value-type="float">
            <text:p>1047536</text:p>
          </table:table-cell>
          <table:table-cell office:value-type="string" calcext:value-type="string">
            <text:p>UBND xã Gia 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538" calcext:value-type="float">
            <text:p>1047538</text:p>
          </table:table-cell>
          <table:table-cell office:value-type="string" calcext:value-type="string">
            <text:p>UBND xã Vượng Lộ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543" calcext:value-type="float">
            <text:p>1047543</text:p>
          </table:table-cell>
          <table:table-cell office:value-type="string" calcext:value-type="string">
            <text:p>UBND xã Thiên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544" calcext:value-type="float">
            <text:p>1047544</text:p>
          </table:table-cell>
          <table:table-cell office:value-type="string" calcext:value-type="string">
            <text:p>UBND Thị trấn Nghè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555" calcext:value-type="float">
            <text:p>1047555</text:p>
          </table:table-cell>
          <table:table-cell office:value-type="string" calcext:value-type="string">
            <text:p>Uỷ Ban Nhân Dân Xã Lộc Hòa</text:p>
          </table:table-cell>
          <table:table-cell office:value-type="float" office:value="24" calcext:value-type="float">
            <text:p>24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7557" calcext:value-type="float">
            <text:p>1047557</text:p>
          </table:table-cell>
          <table:table-cell office:value-type="string" calcext:value-type="string">
            <text:p>UBND xã Long Khánh 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561" calcext:value-type="float">
            <text:p>1047561</text:p>
          </table:table-cell>
          <table:table-cell office:value-type="string" calcext:value-type="string">
            <text:p>UBND Xã Giang Hải</text:p>
          </table:table-cell>
          <table:table-cell office:value-type="float" office:value="1207" calcext:value-type="float">
            <text:p>1207</text:p>
          </table:table-cell>
          <table:table-cell office:value-type="float" office:value="3415" calcext:value-type="float">
            <text:p>3415</text:p>
          </table:table-cell>
          <table:table-cell office:value-type="float" office:value="0" calcext:value-type="float">
            <text:p>0</text:p>
          </table:table-cell>
          <table:table-cell office:value-type="float" office:value="3979" calcext:value-type="float">
            <text:p>3979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7563" calcext:value-type="float">
            <text:p>1047563</text:p>
          </table:table-cell>
          <table:table-cell office:value-type="string" calcext:value-type="string">
            <text:p>UBND Xã Vinh Mỹ</text:p>
          </table:table-cell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667" calcext:value-type="float">
            <text:p>1047667</text:p>
          </table:table-cell>
          <table:table-cell office:value-type="string" calcext:value-type="string">
            <text:p>Ủy Ban Nhân Dân Xã Tân Long Hộ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854" calcext:value-type="float">
            <text:p>1047854</text:p>
          </table:table-cell>
          <table:table-cell office:value-type="string" calcext:value-type="string">
            <text:p>Ủy ban nhân dân xã Lạc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863" calcext:value-type="float">
            <text:p>1047863</text:p>
          </table:table-cell>
          <table:table-cell office:value-type="string" calcext:value-type="string">
            <text:p>Ủy Ban Nhân Dân Xã Tân An Hộ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886" calcext:value-type="float">
            <text:p>1047886</text:p>
          </table:table-cell>
          <table:table-cell office:value-type="string" calcext:value-type="string">
            <text:p>Ủy ban nhân dân phường Vạ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887" calcext:value-type="float">
            <text:p>1047887</text:p>
          </table:table-cell>
          <table:table-cell office:value-type="string" calcext:value-type="string">
            <text:p>Ủy ban nhân dân phường Phương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889" calcext:value-type="float">
            <text:p>1047889</text:p>
          </table:table-cell>
          <table:table-cell office:value-type="string" calcext:value-type="string">
            <text:p>Ủy ban nhân dân phường Ngọc Hiệp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891" calcext:value-type="float">
            <text:p>1047891</text:p>
          </table:table-cell>
          <table:table-cell office:value-type="string" calcext:value-type="string">
            <text:p>Ủy ban nhân dân phường Vĩnh Hả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892" calcext:value-type="float">
            <text:p>1047892</text:p>
          </table:table-cell>
          <table:table-cell office:value-type="string" calcext:value-type="string">
            <text:p>Ủy ban nhân dân phường Vĩnh Phướ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893" calcext:value-type="float">
            <text:p>1047893</text:p>
          </table:table-cell>
          <table:table-cell office:value-type="string" calcext:value-type="string">
            <text:p>Ủy ban nhân dân phường Vĩnh Thọ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690" calcext:value-type="float">
            <text:p>469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083" calcext:value-type="float">
            <text:p>1048083</text:p>
          </table:table-cell>
          <table:table-cell office:value-type="string" calcext:value-type="string">
            <text:p>UBND Xã Bình Mỹ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6423" calcext:value-type="float">
            <text:p>64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8085" calcext:value-type="float">
            <text:p>1048085</text:p>
          </table:table-cell>
          <table:table-cell office:value-type="string" calcext:value-type="string">
            <text:p>UBND xã Khánh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088" calcext:value-type="float">
            <text:p>1048088</text:p>
          </table:table-cell>
          <table:table-cell office:value-type="string" calcext:value-type="string">
            <text:p>Ủy Ban Nhân Dân Xã Tân Hòa</text:p>
          </table:table-cell>
          <table:table-cell office:value-type="float" office:value="90" calcext:value-type="float">
            <text:p>90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8091" calcext:value-type="float">
            <text:p>1048091</text:p>
          </table:table-cell>
          <table:table-cell office:value-type="string" calcext:value-type="string">
            <text:p>Ủy Ban Nhân Dân Xã Bình Thạnh Đông</text:p>
          </table:table-cell>
          <table:table-cell office:value-type="float" office:value="38" calcext:value-type="float">
            <text:p>38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6765" calcext:value-type="float">
            <text:p>6765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8123" calcext:value-type="float">
            <text:p>1048123</text:p>
          </table:table-cell>
          <table:table-cell office:value-type="string" calcext:value-type="string">
            <text:p>UBND Xã Vũ D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124" calcext:value-type="float">
            <text:p>1048124</text:p>
          </table:table-cell>
          <table:table-cell office:value-type="string" calcext:value-type="string">
            <text:p>UBND xã Lý Nh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125" calcext:value-type="float">
            <text:p>1048125</text:p>
          </table:table-cell>
          <table:table-cell office:value-type="string" calcext:value-type="string">
            <text:p>UBND Xã Tuân Chí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126" calcext:value-type="float">
            <text:p>1048126</text:p>
          </table:table-cell>
          <table:table-cell office:value-type="string" calcext:value-type="string">
            <text:p>UBND Xã Vân Xu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131" calcext:value-type="float">
            <text:p>1048131</text:p>
          </table:table-cell>
          <table:table-cell office:value-type="string" calcext:value-type="string">
            <text:p>UBND Xã Bồ Sa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132" calcext:value-type="float">
            <text:p>1048132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133" calcext:value-type="float">
            <text:p>1048133</text:p>
          </table:table-cell>
          <table:table-cell office:value-type="string" calcext:value-type="string">
            <text:p>UBND Xã Việt Xu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157" calcext:value-type="float">
            <text:p>1048157</text:p>
          </table:table-cell>
          <table:table-cell office:value-type="string" calcext:value-type="string">
            <text:p>Ủy Ban Nhân Dân Xã An Thạnh 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159" calcext:value-type="float">
            <text:p>1048159</text:p>
          </table:table-cell>
          <table:table-cell office:value-type="string" calcext:value-type="string">
            <text:p>Ủy Ban Nhân Dân Thị Trấn Cù Lao D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168" calcext:value-type="float">
            <text:p>1048168</text:p>
          </table:table-cell>
          <table:table-cell office:value-type="string" calcext:value-type="string">
            <text:p>Ủy ban nhân dân thị trấn Năm Că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179" calcext:value-type="float">
            <text:p>1048179</text:p>
          </table:table-cell>
          <table:table-cell office:value-type="string" calcext:value-type="string">
            <text:p>Ban an toàn Giao thông tỉnh Kon T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221" calcext:value-type="float">
            <text:p>1048221</text:p>
          </table:table-cell>
          <table:table-cell office:value-type="string" calcext:value-type="string">
            <text:p>UBND Xã Sơn Lộ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223" calcext:value-type="float">
            <text:p>1048223</text:p>
          </table:table-cell>
          <table:table-cell office:value-type="string" calcext:value-type="string">
            <text:p>UBND xã Thượng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224" calcext:value-type="float">
            <text:p>1048224</text:p>
          </table:table-cell>
          <table:table-cell office:value-type="string" calcext:value-type="string">
            <text:p>UBND xã Xuân Lộ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225" calcext:value-type="float">
            <text:p>1048225</text:p>
          </table:table-cell>
          <table:table-cell office:value-type="string" calcext:value-type="string">
            <text:p>UBND Thị trấn Đồng Lộ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226" calcext:value-type="float">
            <text:p>1048226</text:p>
          </table:table-cell>
          <table:table-cell office:value-type="string" calcext:value-type="string">
            <text:p>UBND xã Quang Lộ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227" calcext:value-type="float">
            <text:p>1048227</text:p>
          </table:table-cell>
          <table:table-cell office:value-type="string" calcext:value-type="string">
            <text:p>UBND xã Mỹ Lộ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229" calcext:value-type="float">
            <text:p>1048229</text:p>
          </table:table-cell>
          <table:table-cell office:value-type="string" calcext:value-type="string">
            <text:p>UBND Xã Phú Lộ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230" calcext:value-type="float">
            <text:p>1048230</text:p>
          </table:table-cell>
          <table:table-cell office:value-type="string" calcext:value-type="string">
            <text:p>UBND Xã Thuần Thiệ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232" calcext:value-type="float">
            <text:p>1048232</text:p>
          </table:table-cell>
          <table:table-cell office:value-type="string" calcext:value-type="string">
            <text:p>UBND xã Trung Lộ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234" calcext:value-type="float">
            <text:p>1048234</text:p>
          </table:table-cell>
          <table:table-cell office:value-type="string" calcext:value-type="string">
            <text:p>UBND xã Thường Ng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237" calcext:value-type="float">
            <text:p>1048237</text:p>
          </table:table-cell>
          <table:table-cell office:value-type="string" calcext:value-type="string">
            <text:p>UBND Thị trấn Khoái Châu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8399" calcext:value-type="float">
            <text:p>1048399</text:p>
          </table:table-cell>
          <table:table-cell office:value-type="string" calcext:value-type="string">
            <text:p>UBND Xã Tiên Lữ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15" calcext:value-type="float">
            <text:p>1048515</text:p>
          </table:table-cell>
          <table:table-cell office:value-type="string" calcext:value-type="string">
            <text:p>UBND Xã Đồng C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17" calcext:value-type="float">
            <text:p>1048517</text:p>
          </table:table-cell>
          <table:table-cell office:value-type="string" calcext:value-type="string">
            <text:p>UBND Xã Tam Phú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19" calcext:value-type="float">
            <text:p>1048519</text:p>
          </table:table-cell>
          <table:table-cell office:value-type="string" calcext:value-type="string">
            <text:p>UBND Thị Trấn Tứ Trư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23" calcext:value-type="float">
            <text:p>1048523</text:p>
          </table:table-cell>
          <table:table-cell office:value-type="string" calcext:value-type="string">
            <text:p>Ủy Ban Nhân Dân xã Hồng Việ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8550" calcext:value-type="float">
            <text:p>1048550</text:p>
          </table:table-cell>
          <table:table-cell office:value-type="string" calcext:value-type="string">
            <text:p>UBND Xã Cao Đ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51" calcext:value-type="float">
            <text:p>1048551</text:p>
          </table:table-cell>
          <table:table-cell office:value-type="string" calcext:value-type="string">
            <text:p>UBND Thị trấn Thổ T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52" calcext:value-type="float">
            <text:p>1048552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1" calcext:value-type="float">
            <text:p>1048571</text:p>
          </table:table-cell>
          <table:table-cell office:value-type="string" calcext:value-type="string">
            <text:p>Ủy Ban Nhân Dân Xã Vĩnh Lộc 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4" calcext:value-type="float">
            <text:p>1048574</text:p>
          </table:table-cell>
          <table:table-cell office:value-type="string" calcext:value-type="string">
            <text:p>Ủy Ban Nhân Dân Phường Nhà Má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string" calcext:value-type="string">
            <text:p>Ủy Ban Nhân Dân Xã Phong Thạnh Tây B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81" calcext:value-type="float">
            <text:p>1048581</text:p>
          </table:table-cell>
          <table:table-cell office:value-type="string" calcext:value-type="string">
            <text:p>Ủy Ban Nhân Dân Xã Hòa Tú 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611" calcext:value-type="float">
            <text:p>1048611</text:p>
          </table:table-cell>
          <table:table-cell office:value-type="string" calcext:value-type="string">
            <text:p>UBND Xã Thượng Trư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771" calcext:value-type="float">
            <text:p>1048771</text:p>
          </table:table-cell>
          <table:table-cell office:value-type="string" calcext:value-type="string">
            <text:p>UBND xã Lũ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778" calcext:value-type="float">
            <text:p>1048778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779" calcext:value-type="float">
            <text:p>1048779</text:p>
          </table:table-cell>
          <table:table-cell office:value-type="string" calcext:value-type="string">
            <text:p>UBND Xã Chấn Hư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786" calcext:value-type="float">
            <text:p>1048786</text:p>
          </table:table-cell>
          <table:table-cell office:value-type="string" calcext:value-type="string">
            <text:p>UBND Thị trấn Đạo Đứ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888" calcext:value-type="float">
            <text:p>1048888</text:p>
          </table:table-cell>
          <table:table-cell office:value-type="string" calcext:value-type="string">
            <text:p>UBND Xã 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891" calcext:value-type="float">
            <text:p>1048891</text:p>
          </table:table-cell>
          <table:table-cell office:value-type="string" calcext:value-type="string">
            <text:p>UBND Xã Sơn Lô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039" calcext:value-type="float">
            <text:p>1049039</text:p>
          </table:table-cell>
          <table:table-cell office:value-type="string" calcext:value-type="string">
            <text:p>UBND Xã Hải Sơ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040" calcext:value-type="float">
            <text:p>1049040</text:p>
          </table:table-cell>
          <table:table-cell office:value-type="string" calcext:value-type="string">
            <text:p>UBND Xã Hải Lo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041" calcext:value-type="float">
            <text:p>1049041</text:p>
          </table:table-cell>
          <table:table-cell office:value-type="string" calcext:value-type="string">
            <text:p>UBND Xã Hải Đường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9042" calcext:value-type="float">
            <text:p>1049042</text:p>
          </table:table-cell>
          <table:table-cell office:value-type="string" calcext:value-type="string">
            <text:p>UBND Xã Hải P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043" calcext:value-type="float">
            <text:p>1049043</text:p>
          </table:table-cell>
          <table:table-cell office:value-type="string" calcext:value-type="string">
            <text:p>UBND Xã Hải Minh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044" calcext:value-type="float">
            <text:p>1049044</text:p>
          </table:table-cell>
          <table:table-cell office:value-type="string" calcext:value-type="string">
            <text:p>UBND Xã Hải 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045" calcext:value-type="float">
            <text:p>1049045</text:p>
          </table:table-cell>
          <table:table-cell office:value-type="string" calcext:value-type="string">
            <text:p>UBND Xã Hải Trun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9046" calcext:value-type="float">
            <text:p>1049046</text:p>
          </table:table-cell>
          <table:table-cell office:value-type="string" calcext:value-type="string">
            <text:p>UBND Xã Hải Bắc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047" calcext:value-type="float">
            <text:p>1049047</text:p>
          </table:table-cell>
          <table:table-cell office:value-type="string" calcext:value-type="string">
            <text:p>UBND Xã Hải Lý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048" calcext:value-type="float">
            <text:p>1049048</text:p>
          </table:table-cell>
          <table:table-cell office:value-type="string" calcext:value-type="string">
            <text:p>UBND Xã Hải Hư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889" calcext:value-type="float">
            <text:p>88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9049" calcext:value-type="float">
            <text:p>1049049</text:p>
          </table:table-cell>
          <table:table-cell office:value-type="string" calcext:value-type="string">
            <text:p>UBND Xã Hải Quang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072" calcext:value-type="float">
            <text:p>1049072</text:p>
          </table:table-cell>
          <table:table-cell office:value-type="string" calcext:value-type="string">
            <text:p>UBND Xã Hải Vâ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074" calcext:value-type="float">
            <text:p>1049074</text:p>
          </table:table-cell>
          <table:table-cell office:value-type="string" calcext:value-type="string">
            <text:p>UBND Thị trấn Yên Đị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075" calcext:value-type="float">
            <text:p>1049075</text:p>
          </table:table-cell>
          <table:table-cell office:value-type="string" calcext:value-type="string">
            <text:p>UBND Thị trấn Cồ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077" calcext:value-type="float">
            <text:p>1049077</text:p>
          </table:table-cell>
          <table:table-cell office:value-type="string" calcext:value-type="string">
            <text:p>UBND Thị trấn Thịnh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102" calcext:value-type="float">
            <text:p>1049102</text:p>
          </table:table-cell>
          <table:table-cell office:value-type="string" calcext:value-type="string">
            <text:p>UBND Xã Hải Đông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103" calcext:value-type="float">
            <text:p>1049103</text:p>
          </table:table-cell>
          <table:table-cell office:value-type="string" calcext:value-type="string">
            <text:p>UBND Xã Hải Tây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881" calcext:value-type="float">
            <text:p>28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9104" calcext:value-type="float">
            <text:p>1049104</text:p>
          </table:table-cell>
          <table:table-cell office:value-type="string" calcext:value-type="string">
            <text:p>UBND Xã Hải Tha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9105" calcext:value-type="float">
            <text:p>1049105</text:p>
          </table:table-cell>
          <table:table-cell office:value-type="string" calcext:value-type="string">
            <text:p>UBND Xã Hải Nam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106" calcext:value-type="float">
            <text:p>1049106</text:p>
          </table:table-cell>
          <table:table-cell office:value-type="string" calcext:value-type="string">
            <text:p>UBND Xã Hải Hà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107" calcext:value-type="float">
            <text:p>1049107</text:p>
          </table:table-cell>
          <table:table-cell office:value-type="string" calcext:value-type="string">
            <text:p>UBND Xã Hải Phú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108" calcext:value-type="float">
            <text:p>1049108</text:p>
          </table:table-cell>
          <table:table-cell office:value-type="string" calcext:value-type="string">
            <text:p>UBND Xã Hải Lộ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133" calcext:value-type="float">
            <text:p>1049133</text:p>
          </table:table-cell>
          <table:table-cell office:value-type="string" calcext:value-type="string">
            <text:p>Ủy Ban Nhân Dân Xã Gia Hòa 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135" calcext:value-type="float">
            <text:p>1049135</text:p>
          </table:table-cell>
          <table:table-cell office:value-type="string" calcext:value-type="string">
            <text:p>Ủy Ban Nhân Dân Xã Tham Đô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138" calcext:value-type="float">
            <text:p>1049138</text:p>
          </table:table-cell>
          <table:table-cell office:value-type="string" calcext:value-type="string">
            <text:p>Ủy Ban Nhân Dân Xã Vi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141" calcext:value-type="float">
            <text:p>1049141</text:p>
          </table:table-cell>
          <table:table-cell office:value-type="string" calcext:value-type="string">
            <text:p>Ủy Ban Nhân Dân Xã Gia Hòa 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163" calcext:value-type="float">
            <text:p>1049163</text:p>
          </table:table-cell>
          <table:table-cell office:value-type="string" calcext:value-type="string">
            <text:p>UBND Xã Tam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247" calcext:value-type="float">
            <text:p>1049247</text:p>
          </table:table-cell>
          <table:table-cell office:value-type="string" calcext:value-type="string">
            <text:p>Ủy Ban Nhân Dân Thị trấn Cái Nh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268" calcext:value-type="float">
            <text:p>1049268</text:p>
          </table:table-cell>
          <table:table-cell office:value-type="string" calcext:value-type="string">
            <text:p>Ủy Ban Nhân Dân Xã Ninh Phú</text:p>
          </table:table-cell>
          <table:table-cell office:value-type="float" office:value="38" calcext:value-type="float">
            <text:p>3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269" calcext:value-type="float">
            <text:p>1049269</text:p>
          </table:table-cell>
          <table:table-cell office:value-type="string" calcext:value-type="string">
            <text:p>Ủy Ban Nhân Dân Xã Ni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270" calcext:value-type="float">
            <text:p>1049270</text:p>
          </table:table-cell>
          <table:table-cell office:value-type="string" calcext:value-type="string">
            <text:p>Ủy Ban Nhân Dân Phường Ninh Hà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272" calcext:value-type="float">
            <text:p>1049272</text:p>
          </table:table-cell>
          <table:table-cell office:value-type="string" calcext:value-type="string">
            <text:p>Ủy Ban Nhân Dân Phường Ninh Gian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273" calcext:value-type="float">
            <text:p>1049273</text:p>
          </table:table-cell>
          <table:table-cell office:value-type="string" calcext:value-type="string">
            <text:p>Ủy Ban Nhân Dân Phường Ninh Thủ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274" calcext:value-type="float">
            <text:p>1049274</text:p>
          </table:table-cell>
          <table:table-cell office:value-type="string" calcext:value-type="string">
            <text:p>Ủy Ban Nhân Dân Xã Ninh Phụng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275" calcext:value-type="float">
            <text:p>1049275</text:p>
          </table:table-cell>
          <table:table-cell office:value-type="string" calcext:value-type="string">
            <text:p>Ủy Ban Nhân Dân Phường Ninh Đ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276" calcext:value-type="float">
            <text:p>1049276</text:p>
          </table:table-cell>
          <table:table-cell office:value-type="string" calcext:value-type="string">
            <text:p>Ủy Ban Nhân Dân Xã Ninh Bì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277" calcext:value-type="float">
            <text:p>1049277</text:p>
          </table:table-cell>
          <table:table-cell office:value-type="string" calcext:value-type="string">
            <text:p>Ủy Ban Nhân Dân Phường Ninh Diêm</text:p>
          </table:table-cell>
          <table:table-cell office:value-type="float" office:value="381" calcext:value-type="float">
            <text:p>381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297" calcext:value-type="float">
            <text:p>1049297</text:p>
          </table:table-cell>
          <table:table-cell office:value-type="string" calcext:value-type="string">
            <text:p>UBND Xã Thanh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503" calcext:value-type="float">
            <text:p>1049503</text:p>
          </table:table-cell>
          <table:table-cell office:value-type="string" calcext:value-type="string">
            <text:p>Ủy Ban Nhân Dân Xã Ninh Thâ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9504" calcext:value-type="float">
            <text:p>1049504</text:p>
          </table:table-cell>
          <table:table-cell office:value-type="string" calcext:value-type="string">
            <text:p>Ủy Ban Nhân Dân Xã Ninh Đông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9517" calcext:value-type="float">
            <text:p>1049517</text:p>
          </table:table-cell>
          <table:table-cell office:value-type="string" calcext:value-type="string">
            <text:p>UBND Xã Nông H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697" calcext:value-type="float">
            <text:p>1049697</text:p>
          </table:table-cell>
          <table:table-cell office:value-type="string" calcext:value-type="string">
            <text:p>Ủy Ban Nhân Dân Xã Hòa Thạnh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698" calcext:value-type="float">
            <text:p>1049698</text:p>
          </table:table-cell>
          <table:table-cell office:value-type="string" calcext:value-type="string">
            <text:p>Ủy Ban Nhân Dân Thị trấn Tam Bình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769" calcext:value-type="float">
            <text:p>27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700" calcext:value-type="float">
            <text:p>1049700</text:p>
          </table:table-cell>
          <table:table-cell office:value-type="string" calcext:value-type="string">
            <text:p>UBND Xã Mỹ Hò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9702" calcext:value-type="float">
            <text:p>1049702</text:p>
          </table:table-cell>
          <table:table-cell office:value-type="string" calcext:value-type="string">
            <text:p>UBND Xã Hợp Lý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707" calcext:value-type="float">
            <text:p>1049707</text:p>
          </table:table-cell>
          <table:table-cell office:value-type="string" calcext:value-type="string">
            <text:p>UBND xã Quang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896" calcext:value-type="float">
            <text:p>1049896</text:p>
          </table:table-cell>
          <table:table-cell office:value-type="string" calcext:value-type="string">
            <text:p>Xã Lạc Quới</text:p>
          </table:table-cell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2670" calcext:value-type="float">
            <text:p>267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9897" calcext:value-type="float">
            <text:p>1049897</text:p>
          </table:table-cell>
          <table:table-cell office:value-type="string" calcext:value-type="string">
            <text:p>Xã Lê Trì</text:p>
          </table:table-cell>
          <table:table-cell office:value-type="float" office:value="139" calcext:value-type="float">
            <text:p>139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4736" calcext:value-type="float">
            <text:p>4736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9898" calcext:value-type="float">
            <text:p>1049898</text:p>
          </table:table-cell>
          <table:table-cell office:value-type="string" calcext:value-type="string">
            <text:p>Xã Vĩnh G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45" calcext:value-type="float">
            <text:p>1050045</text:p>
          </table:table-cell>
          <table:table-cell office:value-type="string" calcext:value-type="string">
            <text:p>Ủy Ban Nhân Dân xã Ngũ Lã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051" calcext:value-type="float">
            <text:p>1050051</text:p>
          </table:table-cell>
          <table:table-cell office:value-type="string" calcext:value-type="string">
            <text:p>Ủy Ban Nhân Dân xã Trương Lươ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0055" calcext:value-type="float">
            <text:p>1050055</text:p>
          </table:table-cell>
          <table:table-cell office:value-type="string" calcext:value-type="string">
            <text:p>Ủy Ban Nhân Dân xã Đức Lo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0128" calcext:value-type="float">
            <text:p>1050128</text:p>
          </table:table-cell>
          <table:table-cell office:value-type="string" calcext:value-type="string">
            <text:p>Thị Trấn Tri Tô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129" calcext:value-type="float">
            <text:p>1050129</text:p>
          </table:table-cell>
          <table:table-cell office:value-type="string" calcext:value-type="string">
            <text:p>Xã Tân Lợ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7" calcext:value-type="float">
            <text:p>28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0130" calcext:value-type="float">
            <text:p>1050130</text:p>
          </table:table-cell>
          <table:table-cell office:value-type="string" calcext:value-type="string">
            <text:p>UBND xã Tân Lập</text:p>
          </table:table-cell>
          <table:table-cell office:value-type="float" office:value="449" calcext:value-type="float">
            <text:p>449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250" calcext:value-type="float">
            <text:p>1050250</text:p>
          </table:table-cell>
          <table:table-cell office:value-type="string" calcext:value-type="string">
            <text:p>UBND Xã Đồng Vă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251" calcext:value-type="float">
            <text:p>1050251</text:p>
          </table:table-cell>
          <table:table-cell office:value-type="string" calcext:value-type="string">
            <text:p>UBND Xã Yên P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252" calcext:value-type="float">
            <text:p>1050252</text:p>
          </table:table-cell>
          <table:table-cell office:value-type="string" calcext:value-type="string">
            <text:p>UBND Xã Hồng P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294" calcext:value-type="float">
            <text:p>1050294</text:p>
          </table:table-cell>
          <table:table-cell office:value-type="string" calcext:value-type="string">
            <text:p>Ủy Ban Nhân Dân xã Dân Chủ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0295" calcext:value-type="float">
            <text:p>1050295</text:p>
          </table:table-cell>
          <table:table-cell office:value-type="string" calcext:value-type="string">
            <text:p>Ủy Ban Nhân Dân xã Nam Tuấn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296" calcext:value-type="float">
            <text:p>1050296</text:p>
          </table:table-cell>
          <table:table-cell office:value-type="string" calcext:value-type="string">
            <text:p>Ủy Ban Nhân Dân xã Đại Tiế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329" calcext:value-type="float">
            <text:p>1050329</text:p>
          </table:table-cell>
          <table:table-cell office:value-type="string" calcext:value-type="string">
            <text:p>Ủy Ban Nhân Dân Xã Trung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31" calcext:value-type="float">
            <text:p>1050331</text:p>
          </table:table-cell>
          <table:table-cell office:value-type="string" calcext:value-type="string">
            <text:p>Ủy Ban Nhân Dân Xã Tân Mỹ Chán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332" calcext:value-type="float">
            <text:p>1050332</text:p>
          </table:table-cell>
          <table:table-cell office:value-type="string" calcext:value-type="string">
            <text:p>Ủy Ban Nhân Dân Xã Đạo Th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333" calcext:value-type="float">
            <text:p>1050333</text:p>
          </table:table-cell>
          <table:table-cell office:value-type="string" calcext:value-type="string">
            <text:p>Ủy Ban Nhân Dân Phường Tân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81" calcext:value-type="float">
            <text:p>1050381</text:p>
          </table:table-cell>
          <table:table-cell office:value-type="string" calcext:value-type="string">
            <text:p>UBND Xã Ngọc Động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83" calcext:value-type="float">
            <text:p>1050383</text:p>
          </table:table-cell>
          <table:table-cell office:value-type="string" calcext:value-type="string">
            <text:p>UBND xã Phúc Sen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84" calcext:value-type="float">
            <text:p>1050384</text:p>
          </table:table-cell>
          <table:table-cell office:value-type="string" calcext:value-type="string">
            <text:p>UBND xã Chí Thảo, huyện Quảng Hòa</text:p>
          </table:table-cell>
          <table:table-cell office:value-type="float" office:value="22" calcext:value-type="float">
            <text:p>22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0386" calcext:value-type="float">
            <text:p>1050386</text:p>
          </table:table-cell>
          <table:table-cell office:value-type="string" calcext:value-type="string">
            <text:p>UBND xã Cai Bộ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87" calcext:value-type="float">
            <text:p>1050387</text:p>
          </table:table-cell>
          <table:table-cell office:value-type="string" calcext:value-type="string">
            <text:p>UBND xã Tự Do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94" calcext:value-type="float">
            <text:p>1050394</text:p>
          </table:table-cell>
          <table:table-cell office:value-type="string" calcext:value-type="string">
            <text:p>UBND xã Dào S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95" calcext:value-type="float">
            <text:p>1050395</text:p>
          </table:table-cell>
          <table:table-cell office:value-type="string" calcext:value-type="string">
            <text:p>UBND Xã Mù S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97" calcext:value-type="float">
            <text:p>1050397</text:p>
          </table:table-cell>
          <table:table-cell office:value-type="string" calcext:value-type="string">
            <text:p>UBND Xã Vàng Ma C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98" calcext:value-type="float">
            <text:p>1050398</text:p>
          </table:table-cell>
          <table:table-cell office:value-type="string" calcext:value-type="string">
            <text:p>UBND xã Sì Lở Lầ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399" calcext:value-type="float">
            <text:p>1050399</text:p>
          </table:table-cell>
          <table:table-cell office:value-type="string" calcext:value-type="string">
            <text:p>UBND Xã Mồ Sì S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401" calcext:value-type="float">
            <text:p>1050401</text:p>
          </table:table-cell>
          <table:table-cell office:value-type="string" calcext:value-type="string">
            <text:p>UBND Xã Pa Vây Sử</text:p>
          </table:table-cell>
          <table:table-cell office:value-type="float" office:value="86" calcext:value-type="float">
            <text:p>86</text:p>
          </table:table-cell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1646" calcext:value-type="float">
            <text:p>164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0467" calcext:value-type="float">
            <text:p>1050467</text:p>
          </table:table-cell>
          <table:table-cell office:value-type="string" calcext:value-type="string">
            <text:p>UBND xã Đăk Ruồ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468" calcext:value-type="float">
            <text:p>1050468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469" calcext:value-type="float">
            <text:p>1050469</text:p>
          </table:table-cell>
          <table:table-cell office:value-type="string" calcext:value-type="string">
            <text:p>UBND xã Đăk Pn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471" calcext:value-type="float">
            <text:p>1050471</text:p>
          </table:table-cell>
          <table:table-cell office:value-type="string" calcext:value-type="string">
            <text:p>UBND thị trấn Đắk Rve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0488" calcext:value-type="float">
            <text:p>1050488</text:p>
          </table:table-cell>
          <table:table-cell office:value-type="string" calcext:value-type="string">
            <text:p>Ủy Ban Nhân Dân Xã An Thạnh 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539" calcext:value-type="float">
            <text:p>1050539</text:p>
          </table:table-cell>
          <table:table-cell office:value-type="string" calcext:value-type="string">
            <text:p>UBND Xã Bảo Khê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241" calcext:value-type="float">
            <text:p>424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0540" calcext:value-type="float">
            <text:p>1050540</text:p>
          </table:table-cell>
          <table:table-cell office:value-type="string" calcext:value-type="string">
            <text:p>UBND Thị trấn Lương Bằng</text:p>
          </table:table-cell>
          <table:table-cell office:value-type="float" office:value="27" calcext:value-type="float">
            <text:p>27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0541" calcext:value-type="float">
            <text:p>1050541</text:p>
          </table:table-cell>
          <table:table-cell office:value-type="string" calcext:value-type="string">
            <text:p>UBND Xã Vũ Xá</text:p>
          </table:table-cell>
          <table:table-cell office:value-type="float" office:value="570" calcext:value-type="float">
            <text:p>570</text:p>
          </table:table-cell>
          <table:table-cell office:value-type="float" office:value="6152" calcext:value-type="float">
            <text:p>6152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542" calcext:value-type="float">
            <text:p>1050542</text:p>
          </table:table-cell>
          <table:table-cell office:value-type="string" calcext:value-type="string">
            <text:p>UBND Xã Hiệp Cường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0543" calcext:value-type="float">
            <text:p>1050543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544" calcext:value-type="float">
            <text:p>1050544</text:p>
          </table:table-cell>
          <table:table-cell office:value-type="string" calcext:value-type="string">
            <text:p>UBND Xã Hùng C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589" calcext:value-type="float">
            <text:p>1050589</text:p>
          </table:table-cell>
          <table:table-cell office:value-type="string" calcext:value-type="string">
            <text:p>UBND xã X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591" calcext:value-type="float">
            <text:p>1050591</text:p>
          </table:table-cell>
          <table:table-cell office:value-type="string" calcext:value-type="string">
            <text:p>UBND xã Văn Xuô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613" calcext:value-type="float">
            <text:p>1050613</text:p>
          </table:table-cell>
          <table:table-cell office:value-type="string" calcext:value-type="string">
            <text:p>Ủy Ban Nhân Dân Xã An Thạnh 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692" calcext:value-type="float">
            <text:p>1050692</text:p>
          </table:table-cell>
          <table:table-cell office:value-type="string" calcext:value-type="string">
            <text:p>UBND Xã Mỹ Khánh</text:p>
          </table:table-cell>
          <table:table-cell office:value-type="float" office:value="196" calcext:value-type="float">
            <text:p>196</text:p>
          </table:table-cell>
          <table:table-cell office:value-type="float" office:value="1466" calcext:value-type="float">
            <text:p>1466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695" calcext:value-type="float">
            <text:p>1050695</text:p>
          </table:table-cell>
          <table:table-cell office:value-type="string" calcext:value-type="string">
            <text:p>UBND Xã Giai Xuân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761" calcext:value-type="float">
            <text:p>1050761</text:p>
          </table:table-cell>
          <table:table-cell office:value-type="string" calcext:value-type="string">
            <text:p>UBND Thị Trấn Phong Thổ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808" calcext:value-type="float">
            <text:p>1050808</text:p>
          </table:table-cell>
          <table:table-cell office:value-type="string" calcext:value-type="string">
            <text:p>UBND xã Lản Nhì Thà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833" calcext:value-type="float">
            <text:p>1050833</text:p>
          </table:table-cell>
          <table:table-cell office:value-type="string" calcext:value-type="string">
            <text:p>UBND Phường Đằng Lâm</text:p>
          </table:table-cell>
          <table:table-cell office:value-type="float" office:value="82" calcext:value-type="float">
            <text:p>82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0889" calcext:value-type="float">
            <text:p>1050889</text:p>
          </table:table-cell>
          <table:table-cell office:value-type="string" calcext:value-type="string">
            <text:p>Văn Phòng HĐND Và UBND Huyện Cẩm Mỹ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959" calcext:value-type="float">
            <text:p>1050959</text:p>
          </table:table-cell>
          <table:table-cell office:value-type="string" calcext:value-type="string">
            <text:p>Ủy Ban Nhân Dân Xã Hòa Nhơn</text:p>
          </table:table-cell>
          <table:table-cell office:value-type="float" office:value="82" calcext:value-type="float">
            <text:p>82</text:p>
          </table:table-cell>
          <table:table-cell office:value-type="float" office:value="856" calcext:value-type="float">
            <text:p>856</text:p>
          </table:table-cell>
          <table:table-cell office:value-type="float" office:value="6" calcext:value-type="float">
            <text:p>6</text:p>
          </table:table-cell>
          <table:table-cell office:value-type="float" office:value="505" calcext:value-type="float">
            <text:p>5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961" calcext:value-type="float">
            <text:p>1050961</text:p>
          </table:table-cell>
          <table:table-cell office:value-type="string" calcext:value-type="string">
            <text:p>Ủy Ban Nhân Dân Xã Hòa Khương</text:p>
          </table:table-cell>
          <table:table-cell office:value-type="float" office:value="73" calcext:value-type="float">
            <text:p>73</text:p>
          </table:table-cell>
          <table:table-cell office:value-type="float" office:value="868" calcext:value-type="float">
            <text:p>868</text:p>
          </table:table-cell>
          <table:table-cell office:value-type="float" office:value="15" calcext:value-type="float">
            <text:p>15</text:p>
          </table:table-cell>
          <table:table-cell office:value-type="float" office:value="755" calcext:value-type="float">
            <text:p>75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962" calcext:value-type="float">
            <text:p>1050962</text:p>
          </table:table-cell>
          <table:table-cell office:value-type="string" calcext:value-type="string">
            <text:p>Ủy Ban Nhân Dân Xã Hòa Phú</text:p>
          </table:table-cell>
          <table:table-cell office:value-type="float" office:value="289" calcext:value-type="float">
            <text:p>289</text:p>
          </table:table-cell>
          <table:table-cell office:value-type="float" office:value="3599" calcext:value-type="float">
            <text:p>3599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993" calcext:value-type="float">
            <text:p>1050993</text:p>
          </table:table-cell>
          <table:table-cell office:value-type="string" calcext:value-type="string">
            <text:p>UBND Xã Sông R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994" calcext:value-type="float">
            <text:p>1050994</text:p>
          </table:table-cell>
          <table:table-cell office:value-type="string" calcext:value-type="string">
            <text:p>UBND xã Xuân Tâ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995" calcext:value-type="float">
            <text:p>1050995</text:p>
          </table:table-cell>
          <table:table-cell office:value-type="string" calcext:value-type="string">
            <text:p>UBND Xã Bảo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996" calcext:value-type="float">
            <text:p>1050996</text:p>
          </table:table-cell>
          <table:table-cell office:value-type="string" calcext:value-type="string">
            <text:p>UBND Xã Xuân Bả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997" calcext:value-type="float">
            <text:p>1050997</text:p>
          </table:table-cell>
          <table:table-cell office:value-type="string" calcext:value-type="string">
            <text:p>UBND Xã Lâm S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998" calcext:value-type="float">
            <text:p>1050998</text:p>
          </table:table-cell>
          <table:table-cell office:value-type="string" calcext:value-type="string">
            <text:p>UBND xã Xuân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999" calcext:value-type="float">
            <text:p>1050999</text:p>
          </table:table-cell>
          <table:table-cell office:value-type="string" calcext:value-type="string">
            <text:p>UBND Xã Nhân Nghĩ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000" calcext:value-type="float">
            <text:p>1051000</text:p>
          </table:table-cell>
          <table:table-cell office:value-type="string" calcext:value-type="string">
            <text:p>UBND XÃ XUÂN MỸ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001" calcext:value-type="float">
            <text:p>1051001</text:p>
          </table:table-cell>
          <table:table-cell office:value-type="string" calcext:value-type="string">
            <text:p>UBND xã Thừa Đứ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002" calcext:value-type="float">
            <text:p>1051002</text:p>
          </table:table-cell>
          <table:table-cell office:value-type="string" calcext:value-type="string">
            <text:p>UBND Xã Xuân Đ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003" calcext:value-type="float">
            <text:p>1051003</text:p>
          </table:table-cell>
          <table:table-cell office:value-type="string" calcext:value-type="string">
            <text:p>UBND Xã Xuân Quế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007" calcext:value-type="float">
            <text:p>1051007</text:p>
          </table:table-cell>
          <table:table-cell office:value-type="string" calcext:value-type="string">
            <text:p>UBND Xã Sông Nh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008" calcext:value-type="float">
            <text:p>1051008</text:p>
          </table:table-cell>
          <table:table-cell office:value-type="string" calcext:value-type="string">
            <text:p>UBND Thị trấn Long Gia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045" calcext:value-type="float">
            <text:p>1051045</text:p>
          </table:table-cell>
          <table:table-cell office:value-type="string" calcext:value-type="string">
            <text:p>UBND Xã Đồng Quý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117" calcext:value-type="float">
            <text:p>1051117</text:p>
          </table:table-cell>
          <table:table-cell office:value-type="string" calcext:value-type="string">
            <text:p>UBND xã Quang Long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118" calcext:value-type="float">
            <text:p>1051118</text:p>
          </table:table-cell>
          <table:table-cell office:value-type="string" calcext:value-type="string">
            <text:p>UBND xã Vinh Quý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1120" calcext:value-type="float">
            <text:p>1051120</text:p>
          </table:table-cell>
          <table:table-cell office:value-type="string" calcext:value-type="string">
            <text:p>UBND xã An Lạc</text:p>
          </table:table-cell>
          <table:table-cell office:value-type="float" office:value="78" calcext:value-type="float">
            <text:p>78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122" calcext:value-type="float">
            <text:p>1051122</text:p>
          </table:table-cell>
          <table:table-cell office:value-type="string" calcext:value-type="string">
            <text:p>UBND xã Đức Quan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125" calcext:value-type="float">
            <text:p>1051125</text:p>
          </table:table-cell>
          <table:table-cell office:value-type="string" calcext:value-type="string">
            <text:p>UBND XÃ KIM LOAN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133" calcext:value-type="float">
            <text:p>1051133</text:p>
          </table:table-cell>
          <table:table-cell office:value-type="string" calcext:value-type="string">
            <text:p>Ubnd Xã Nấm Lư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134" calcext:value-type="float">
            <text:p>1051134</text:p>
          </table:table-cell>
          <table:table-cell office:value-type="string" calcext:value-type="string">
            <text:p>UBND Xã Lùng Khấu Nhi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218" calcext:value-type="float">
            <text:p>1051218</text:p>
          </table:table-cell>
          <table:table-cell office:value-type="string" calcext:value-type="string">
            <text:p>UBND Xã Nậm Chảy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219" calcext:value-type="float">
            <text:p>1051219</text:p>
          </table:table-cell>
          <table:table-cell office:value-type="string" calcext:value-type="string">
            <text:p>UBND xã Tả Ngài Ch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220" calcext:value-type="float">
            <text:p>1051220</text:p>
          </table:table-cell>
          <table:table-cell office:value-type="string" calcext:value-type="string">
            <text:p>UBND xã Tung Chung Phố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221" calcext:value-type="float">
            <text:p>1051221</text:p>
          </table:table-cell>
          <table:table-cell office:value-type="string" calcext:value-type="string">
            <text:p>Ubnd Xã Dìn Chin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222" calcext:value-type="float">
            <text:p>1051222</text:p>
          </table:table-cell>
          <table:table-cell office:value-type="string" calcext:value-type="string">
            <text:p>Ubnd Xã Tả Gia Khâu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223" calcext:value-type="float">
            <text:p>1051223</text:p>
          </table:table-cell>
          <table:table-cell office:value-type="string" calcext:value-type="string">
            <text:p>Ubnd Xã Pha Long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224" calcext:value-type="float">
            <text:p>1051224</text:p>
          </table:table-cell>
          <table:table-cell office:value-type="string" calcext:value-type="string">
            <text:p>UBND xã Nàn Sí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292" calcext:value-type="float">
            <text:p>1051292</text:p>
          </table:table-cell>
          <table:table-cell office:value-type="string" calcext:value-type="string">
            <text:p>Ủy Ban Nhân Dân Xã Đại Ân 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359" calcext:value-type="float">
            <text:p>1051359</text:p>
          </table:table-cell>
          <table:table-cell office:value-type="string" calcext:value-type="string">
            <text:p>UBND Thị trấn Mường Khương</text:p>
          </table:table-cell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360" calcext:value-type="float">
            <text:p>1051360</text:p>
          </table:table-cell>
          <table:table-cell office:value-type="string" calcext:value-type="string">
            <text:p>UBND xã Cán Cấ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361" calcext:value-type="float">
            <text:p>1051361</text:p>
          </table:table-cell>
          <table:table-cell office:value-type="string" calcext:value-type="string">
            <text:p>UBND xã Quan Hồ Thẩ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362" calcext:value-type="float">
            <text:p>1051362</text:p>
          </table:table-cell>
          <table:table-cell office:value-type="string" calcext:value-type="string">
            <text:p>UBND xã Sín Ché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363" calcext:value-type="float">
            <text:p>1051363</text:p>
          </table:table-cell>
          <table:table-cell office:value-type="string" calcext:value-type="string">
            <text:p>UBND xã Lùng Thẩ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366" calcext:value-type="float">
            <text:p>1051366</text:p>
          </table:table-cell>
          <table:table-cell office:value-type="string" calcext:value-type="string">
            <text:p>UBND xã Thào Chư Phì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367" calcext:value-type="float">
            <text:p>1051367</text:p>
          </table:table-cell>
          <table:table-cell office:value-type="string" calcext:value-type="string">
            <text:p>UBND Xã Bản Mế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368" calcext:value-type="float">
            <text:p>1051368</text:p>
          </table:table-cell>
          <table:table-cell office:value-type="string" calcext:value-type="string">
            <text:p>UBND xã Sán C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459" calcext:value-type="float">
            <text:p>1051459</text:p>
          </table:table-cell>
          <table:table-cell office:value-type="string" calcext:value-type="string">
            <text:p>UBND xã Nàn S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463" calcext:value-type="float">
            <text:p>1051463</text:p>
          </table:table-cell>
          <table:table-cell office:value-type="string" calcext:value-type="string">
            <text:p>UBND thị trấn Si Ma Ca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500" calcext:value-type="float">
            <text:p>1051500</text:p>
          </table:table-cell>
          <table:table-cell office:value-type="string" calcext:value-type="string">
            <text:p>UBND Xã Hải Cường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502" calcext:value-type="float">
            <text:p>1051502</text:p>
          </table:table-cell>
          <table:table-cell office:value-type="string" calcext:value-type="string">
            <text:p>UBND Xã Hải Hòa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503" calcext:value-type="float">
            <text:p>1051503</text:p>
          </table:table-cell>
          <table:table-cell office:value-type="string" calcext:value-type="string">
            <text:p>UBND Xã Hải Xuâ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504" calcext:value-type="float">
            <text:p>1051504</text:p>
          </table:table-cell>
          <table:table-cell office:value-type="string" calcext:value-type="string">
            <text:p>UBND Xã Hải Châu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505" calcext:value-type="float">
            <text:p>1051505</text:p>
          </table:table-cell>
          <table:table-cell office:value-type="string" calcext:value-type="string">
            <text:p>UBND <text:s/>Xã Hải Phú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1506" calcext:value-type="float">
            <text:p>1051506</text:p>
          </table:table-cell>
          <table:table-cell office:value-type="string" calcext:value-type="string">
            <text:p>UBND Xã Hải Tân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772" calcext:value-type="float">
            <text:p>1051772</text:p>
          </table:table-cell>
          <table:table-cell office:value-type="string" calcext:value-type="string">
            <text:p>UBND Phường Dư Hàng Kê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773" calcext:value-type="float">
            <text:p>1051773</text:p>
          </table:table-cell>
          <table:table-cell office:value-type="string" calcext:value-type="string">
            <text:p>UBND Phường Vĩnh Niệ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802" calcext:value-type="float">
            <text:p>1051802</text:p>
          </table:table-cell>
          <table:table-cell office:value-type="string" calcext:value-type="string">
            <text:p>Ủy Ban Nhân Dân xã Bạch Đằ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1803" calcext:value-type="float">
            <text:p>1051803</text:p>
          </table:table-cell>
          <table:table-cell office:value-type="string" calcext:value-type="string">
            <text:p>Ủy Ban Nhân Dân xã Bình Dương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2013" calcext:value-type="float">
            <text:p>1052013</text:p>
          </table:table-cell>
          <table:table-cell office:value-type="string" calcext:value-type="string">
            <text:p>UBND xã Đăk Tờ R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144" calcext:value-type="float">
            <text:p>414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2074" calcext:value-type="float">
            <text:p>1052074</text:p>
          </table:table-cell>
          <table:table-cell office:value-type="string" calcext:value-type="string">
            <text:p>UBND Xã Sin Suối Hồ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075" calcext:value-type="float">
            <text:p>1052075</text:p>
          </table:table-cell>
          <table:table-cell office:value-type="string" calcext:value-type="string">
            <text:p>UBND Xã Bản L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076" calcext:value-type="float">
            <text:p>1052076</text:p>
          </table:table-cell>
          <table:table-cell office:value-type="string" calcext:value-type="string">
            <text:p>UBND Xã Khổng Là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077" calcext:value-type="float">
            <text:p>1052077</text:p>
          </table:table-cell>
          <table:table-cell office:value-type="string" calcext:value-type="string">
            <text:p>UBND Xã Mường S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079" calcext:value-type="float">
            <text:p>1052079</text:p>
          </table:table-cell>
          <table:table-cell office:value-type="string" calcext:value-type="string">
            <text:p>UBND Xã Hoang Thè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222" calcext:value-type="float">
            <text:p>1052222</text:p>
          </table:table-cell>
          <table:table-cell office:value-type="string" calcext:value-type="string">
            <text:p>UBND xã Tung Qua Lì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835" calcext:value-type="float">
            <text:p>1052835</text:p>
          </table:table-cell>
          <table:table-cell office:value-type="string" calcext:value-type="string">
            <text:p>UBND Xã Yên Từ</text:p>
          </table:table-cell>
          <table:table-cell office:value-type="float" office:value="92" calcext:value-type="float">
            <text:p>92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2836" calcext:value-type="float">
            <text:p>1052836</text:p>
          </table:table-cell>
          <table:table-cell office:value-type="string" calcext:value-type="string">
            <text:p>UBND Xã Yên Mỹ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938" calcext:value-type="float">
            <text:p>1052938</text:p>
          </table:table-cell>
          <table:table-cell office:value-type="string" calcext:value-type="string">
            <text:p>Ủy ban nhân dân Xã Tân H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940" calcext:value-type="float">
            <text:p>1052940</text:p>
          </table:table-cell>
          <table:table-cell office:value-type="string" calcext:value-type="string">
            <text:p>Ủy ban nhân dân Xã Trà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941" calcext:value-type="float">
            <text:p>1052941</text:p>
          </table:table-cell>
          <table:table-cell office:value-type="string" calcext:value-type="string">
            <text:p>Ủy ban nhân dân Xã Sùng Nh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968" calcext:value-type="float">
            <text:p>1052968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969" calcext:value-type="float">
            <text:p>1052969</text:p>
          </table:table-cell>
          <table:table-cell office:value-type="string" calcext:value-type="string">
            <text:p>UBND xã Vĩnh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272" calcext:value-type="float">
            <text:p>1053272</text:p>
          </table:table-cell>
          <table:table-cell office:value-type="string" calcext:value-type="string">
            <text:p>UBND xã Phù Lư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447" calcext:value-type="float">
            <text:p>1053447</text:p>
          </table:table-cell>
          <table:table-cell office:value-type="string" calcext:value-type="string">
            <text:p>Ủy ban nhân dân phường Trung Kiên</text:p>
          </table:table-cell>
          <table:table-cell office:value-type="float" office:value="228" calcext:value-type="float">
            <text:p>228</text:p>
          </table:table-cell>
          <table:table-cell office:value-type="float" office:value="1214" calcext:value-type="float">
            <text:p>1214</text:p>
          </table:table-cell>
          <table:table-cell office:value-type="float" office:value="4" calcext:value-type="float">
            <text:p>4</text:p>
          </table:table-cell>
          <table:table-cell office:value-type="float" office:value="5492" calcext:value-type="float">
            <text:p>549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3458" calcext:value-type="float">
            <text:p>1053458</text:p>
          </table:table-cell>
          <table:table-cell office:value-type="string" calcext:value-type="string">
            <text:p>UBND xã Thái C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459" calcext:value-type="float">
            <text:p>1053459</text:p>
          </table:table-cell>
          <table:table-cell office:value-type="string" calcext:value-type="string">
            <text:p>UBND xã Vân Tr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461" calcext:value-type="float">
            <text:p>1053461</text:p>
          </table:table-cell>
          <table:table-cell office:value-type="string" calcext:value-type="string">
            <text:p>UBND xã Thụy Hù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462" calcext:value-type="float">
            <text:p>1053462</text:p>
          </table:table-cell>
          <table:table-cell office:value-type="string" calcext:value-type="string">
            <text:p>UBND xã Bạch X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466" calcext:value-type="float">
            <text:p>1053466</text:p>
          </table:table-cell>
          <table:table-cell office:value-type="string" calcext:value-type="string">
            <text:p>UBND xã Quang Trọ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529" calcext:value-type="float">
            <text:p>1053529</text:p>
          </table:table-cell>
          <table:table-cell office:value-type="string" calcext:value-type="string">
            <text:p>Ủy ban nhân dân phường Thuậ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3652" calcext:value-type="float">
            <text:p>1053652</text:p>
          </table:table-cell>
          <table:table-cell office:value-type="string" calcext:value-type="string">
            <text:p>UBND XÃ THẠNH LỘC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3659" calcext:value-type="float">
            <text:p>1053659</text:p>
          </table:table-cell>
          <table:table-cell office:value-type="string" calcext:value-type="string">
            <text:p>Ủy Ban Nhân Dân Xã Lâm Tâ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6952" calcext:value-type="float">
            <text:p>1056952</text:p>
          </table:table-cell>
          <table:table-cell office:value-type="string" calcext:value-type="string">
            <text:p>UBND xã Trung L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357" calcext:value-type="float">
            <text:p>1057357</text:p>
          </table:table-cell>
          <table:table-cell office:value-type="string" calcext:value-type="string">
            <text:p>UBND xã Phú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020" calcext:value-type="float">
            <text:p>1058020</text:p>
          </table:table-cell>
          <table:table-cell office:value-type="string" calcext:value-type="string">
            <text:p>Ủy ban nhân dân thị trấn Núi S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8" calcext:value-type="float">
            <text:p>3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021" calcext:value-type="float">
            <text:p>1058021</text:p>
          </table:table-cell>
          <table:table-cell office:value-type="string" calcext:value-type="string">
            <text:p>UBND Xã Tây Phú</text:p>
          </table:table-cell>
          <table:table-cell office:value-type="float" office:value="14" calcext:value-type="float">
            <text:p>14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2355" calcext:value-type="float">
            <text:p>235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8022" calcext:value-type="float">
            <text:p>1058022</text:p>
          </table:table-cell>
          <table:table-cell office:value-type="string" calcext:value-type="string">
            <text:p>Ủy ban nhân dân Xã Vĩnh Phú</text:p>
          </table:table-cell>
          <table:table-cell office:value-type="float" office:value="214" calcext:value-type="float">
            <text:p>214</text:p>
          </table:table-cell>
          <table:table-cell office:value-type="float" office:value="3149" calcext:value-type="float">
            <text:p>3149</text:p>
          </table:table-cell>
          <table:table-cell office:value-type="float" office:value="13" calcext:value-type="float">
            <text:p>13</text:p>
          </table:table-cell>
          <table:table-cell office:value-type="float" office:value="2557" calcext:value-type="float">
            <text:p>2557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025" calcext:value-type="float">
            <text:p>1058025</text:p>
          </table:table-cell>
          <table:table-cell office:value-type="string" calcext:value-type="string">
            <text:p>Ủy ban nhân dân xã Hòa Bình Thạnh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8026" calcext:value-type="float">
            <text:p>1058026</text:p>
          </table:table-cell>
          <table:table-cell office:value-type="string" calcext:value-type="string">
            <text:p>Ủy Ban Nhân Dân Xã Vĩnh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8027" calcext:value-type="float">
            <text:p>1058027</text:p>
          </table:table-cell>
          <table:table-cell office:value-type="string" calcext:value-type="string">
            <text:p>Ủy Ban Nhân Dân Xã Vĩnh Nhuận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918" calcext:value-type="float">
            <text:p>291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8028" calcext:value-type="float">
            <text:p>1058028</text:p>
          </table:table-cell>
          <table:table-cell office:value-type="string" calcext:value-type="string">
            <text:p>UBND Xã Tân Phú</text:p>
          </table:table-cell>
          <table:table-cell office:value-type="float" office:value="16" calcext:value-type="float">
            <text:p>16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8029" calcext:value-type="float">
            <text:p>1058029</text:p>
          </table:table-cell>
          <table:table-cell office:value-type="string" calcext:value-type="string">
            <text:p>Ủy Ban Nhân Dân Xã Vĩnh Thành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8031" calcext:value-type="float">
            <text:p>1058031</text:p>
          </table:table-cell>
          <table:table-cell office:value-type="string" calcext:value-type="string">
            <text:p>Ủy ban nhân dân thị trấn Vĩnh Bình</text:p>
          </table:table-cell>
          <table:table-cell office:value-type="float" office:value="366" calcext:value-type="float">
            <text:p>366</text:p>
          </table:table-cell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080" calcext:value-type="float">
            <text:p>1058080</text:p>
          </table:table-cell>
          <table:table-cell office:value-type="string" calcext:value-type="string">
            <text:p>Ủy Ban Nhân Dân Xã Bình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6" calcext:value-type="float">
            <text:p>32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8081" calcext:value-type="float">
            <text:p>1058081</text:p>
          </table:table-cell>
          <table:table-cell office:value-type="string" calcext:value-type="string">
            <text:p>Ủy Ban Nhân Dân Xã Vĩnh An</text:p>
          </table:table-cell>
          <table:table-cell office:value-type="float" office:value="551" calcext:value-type="float">
            <text:p>551</text:p>
          </table:table-cell>
          <table:table-cell office:value-type="float" office:value="9514" calcext:value-type="float">
            <text:p>9514</text:p>
          </table:table-cell>
          <table:table-cell office:value-type="float" office:value="0" calcext:value-type="float">
            <text:p>0</text:p>
          </table:table-cell>
          <table:table-cell office:value-type="float" office:value="3804" calcext:value-type="float">
            <text:p>3804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092" calcext:value-type="float">
            <text:p>1058092</text:p>
          </table:table-cell>
          <table:table-cell office:value-type="string" calcext:value-type="string">
            <text:p>UBND XÃ BÌNH PHƯỚC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8094" calcext:value-type="float">
            <text:p>1058094</text:p>
          </table:table-cell>
          <table:table-cell office:value-type="string" calcext:value-type="string">
            <text:p>UBND xã Bình A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8136" calcext:value-type="float">
            <text:p>1058136</text:p>
          </table:table-cell>
          <table:table-cell office:value-type="string" calcext:value-type="string">
            <text:p>UBND XÃ BÌNH HẢI</text:p>
          </table:table-cell>
          <table:table-cell office:value-type="float" office:value="483" calcext:value-type="float">
            <text:p>483</text:p>
          </table:table-cell>
          <table:table-cell office:value-type="float" office:value="3479" calcext:value-type="float">
            <text:p>3479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8151" calcext:value-type="float">
            <text:p>1058151</text:p>
          </table:table-cell>
          <table:table-cell office:value-type="string" calcext:value-type="string">
            <text:p>UBND phường Tích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156" calcext:value-type="float">
            <text:p>1058156</text:p>
          </table:table-cell>
          <table:table-cell office:value-type="string" calcext:value-type="string">
            <text:p>UBND Thị Trấn Phong Điền</text:p>
          </table:table-cell>
          <table:table-cell office:value-type="float" office:value="82" calcext:value-type="float">
            <text:p>82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197" calcext:value-type="float">
            <text:p>1058197</text:p>
          </table:table-cell>
          <table:table-cell office:value-type="string" calcext:value-type="string">
            <text:p>UBND phường Liên Bả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203" calcext:value-type="float">
            <text:p>1058203</text:p>
          </table:table-cell>
          <table:table-cell office:value-type="string" calcext:value-type="string">
            <text:p>UBND Xã Tân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204" calcext:value-type="float">
            <text:p>1058204</text:p>
          </table:table-cell>
          <table:table-cell office:value-type="string" calcext:value-type="string">
            <text:p>UBND Xã Phước Th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212" calcext:value-type="float">
            <text:p>1058212</text:p>
          </table:table-cell>
          <table:table-cell office:value-type="string" calcext:value-type="string">
            <text:p>UBND Xã Phước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343" calcext:value-type="float">
            <text:p>1058343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344" calcext:value-type="float">
            <text:p>1058344</text:p>
          </table:table-cell>
          <table:table-cell office:value-type="string" calcext:value-type="string">
            <text:p>UBND xã Phú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345" calcext:value-type="float">
            <text:p>1058345</text:p>
          </table:table-cell>
          <table:table-cell office:value-type="string" calcext:value-type="string">
            <text:p>UBND xã Phú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347" calcext:value-type="float">
            <text:p>1058347</text:p>
          </table:table-cell>
          <table:table-cell office:value-type="string" calcext:value-type="string">
            <text:p>UBND XÃ PHÚ THỊ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348" calcext:value-type="float">
            <text:p>1058348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349" calcext:value-type="float">
            <text:p>1058349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350" calcext:value-type="float">
            <text:p>1058350</text:p>
          </table:table-cell>
          <table:table-cell office:value-type="string" calcext:value-type="string">
            <text:p>UBND XÃ PHÚ TR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351" calcext:value-type="float">
            <text:p>1058351</text:p>
          </table:table-cell>
          <table:table-cell office:value-type="string" calcext:value-type="string">
            <text:p>UBND Xã Phú Bình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399" calcext:value-type="float">
            <text:p>1058399</text:p>
          </table:table-cell>
          <table:table-cell office:value-type="string" calcext:value-type="string">
            <text:p>UBND xã Phú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400" calcext:value-type="float">
            <text:p>1058400</text:p>
          </table:table-cell>
          <table:table-cell office:value-type="string" calcext:value-type="string">
            <text:p>UBND Xã Núi Tượ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401" calcext:value-type="float">
            <text:p>1058401</text:p>
          </table:table-cell>
          <table:table-cell office:value-type="string" calcext:value-type="string">
            <text:p>UBND XÃ TÀ LÀ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402" calcext:value-type="float">
            <text:p>1058402</text:p>
          </table:table-cell>
          <table:table-cell office:value-type="string" calcext:value-type="string">
            <text:p>UBND XÃ PHÚ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409" calcext:value-type="float">
            <text:p>1058409</text:p>
          </table:table-cell>
          <table:table-cell office:value-type="string" calcext:value-type="string">
            <text:p>UBND XÃ PHÚ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410" calcext:value-type="float">
            <text:p>1058410</text:p>
          </table:table-cell>
          <table:table-cell office:value-type="string" calcext:value-type="string">
            <text:p>UBND XÃ TRÀ CỔ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411" calcext:value-type="float">
            <text:p>1058411</text:p>
          </table:table-cell>
          <table:table-cell office:value-type="string" calcext:value-type="string">
            <text:p>UBND xã Phú Điề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440" calcext:value-type="float">
            <text:p>1058440</text:p>
          </table:table-cell>
          <table:table-cell office:value-type="string" calcext:value-type="string">
            <text:p>UBND Thị Trấn Long Thành</text:p>
          </table:table-cell>
          <table:table-cell office:value-type="float" office:value="50" calcext:value-type="float">
            <text:p>5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3794" calcext:value-type="float">
            <text:p>37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8486" calcext:value-type="float">
            <text:p>1058486</text:p>
          </table:table-cell>
          <table:table-cell office:value-type="string" calcext:value-type="string">
            <text:p>UBND Xã Hải Ninh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519" calcext:value-type="float">
            <text:p>1058519</text:p>
          </table:table-cell>
          <table:table-cell office:value-type="string" calcext:value-type="string">
            <text:p>UBND Xã Hải Gi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520" calcext:value-type="float">
            <text:p>1058520</text:p>
          </table:table-cell>
          <table:table-cell office:value-type="string" calcext:value-type="string">
            <text:p>UBND Xã Hải Triề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521" calcext:value-type="float">
            <text:p>1058521</text:p>
          </table:table-cell>
          <table:table-cell office:value-type="string" calcext:value-type="string">
            <text:p>UBND Xã Hải Chính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523" calcext:value-type="float">
            <text:p>1058523</text:p>
          </table:table-cell>
          <table:table-cell office:value-type="string" calcext:value-type="string">
            <text:p>UBND Xã Hải A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525" calcext:value-type="float">
            <text:p>1058525</text:p>
          </table:table-cell>
          <table:table-cell office:value-type="string" calcext:value-type="string">
            <text:p>UBND Xã Hải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649" calcext:value-type="float">
            <text:p>1058649</text:p>
          </table:table-cell>
          <table:table-cell office:value-type="string" calcext:value-type="string">
            <text:p>UBND xã Liêm Thuậ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492" calcext:value-type="float">
            <text:p>1059492</text:p>
          </table:table-cell>
          <table:table-cell office:value-type="string" calcext:value-type="string">
            <text:p>UBND Thị Trấn Tam Đả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493" calcext:value-type="float">
            <text:p>1059493</text:p>
          </table:table-cell>
          <table:table-cell office:value-type="string" calcext:value-type="string">
            <text:p>UBND xã Đồng Lạ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495" calcext:value-type="float">
            <text:p>1059495</text:p>
          </table:table-cell>
          <table:table-cell office:value-type="string" calcext:value-type="string">
            <text:p>UBND xã Phú Điề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588" calcext:value-type="float">
            <text:p>1059588</text:p>
          </table:table-cell>
          <table:table-cell office:value-type="string" calcext:value-type="string">
            <text:p>Ủy Ban Nhân Dân Xã Phú Mỹ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598" calcext:value-type="float">
            <text:p>1059598</text:p>
          </table:table-cell>
          <table:table-cell office:value-type="string" calcext:value-type="string">
            <text:p>Ủy Ban Nhân Dân Xã Hướng Sơn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65" calcext:value-type="float">
            <text:p>9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9602" calcext:value-type="float">
            <text:p>1059602</text:p>
          </table:table-cell>
          <table:table-cell office:value-type="string" calcext:value-type="string">
            <text:p>Ủy Ban Nhân Dân Xã Hướng Lập</text:p>
          </table:table-cell>
          <table:table-cell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603" calcext:value-type="float">
            <text:p>1059603</text:p>
          </table:table-cell>
          <table:table-cell office:value-type="string" calcext:value-type="string">
            <text:p>Ủy ban nhân dân Xã Hướng Phùng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637" calcext:value-type="float">
            <text:p>1059637</text:p>
          </table:table-cell>
          <table:table-cell office:value-type="string" calcext:value-type="string">
            <text:p>UBND xã Trịnh X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638" calcext:value-type="float">
            <text:p>1059638</text:p>
          </table:table-cell>
          <table:table-cell office:value-type="string" calcext:value-type="string">
            <text:p>UBND xã Đồn X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641" calcext:value-type="float">
            <text:p>1059641</text:p>
          </table:table-cell>
          <table:table-cell office:value-type="string" calcext:value-type="string">
            <text:p>UBND Thị trấn Bình Mỹ</text:p>
          </table:table-cell>
          <table:table-cell office:value-type="float" office:value="120" calcext:value-type="float">
            <text:p>12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9642" calcext:value-type="float">
            <text:p>1059642</text:p>
          </table:table-cell>
          <table:table-cell office:value-type="string" calcext:value-type="string">
            <text:p>UBND xã Bình Nghĩa</text:p>
          </table:table-cell>
          <table:table-cell office:value-type="float" office:value="18" calcext:value-type="float">
            <text:p>18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643" calcext:value-type="float">
            <text:p>1059643</text:p>
          </table:table-cell>
          <table:table-cell office:value-type="string" calcext:value-type="string">
            <text:p>UBND xã Đinh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644" calcext:value-type="float">
            <text:p>1059644</text:p>
          </table:table-cell>
          <table:table-cell office:value-type="string" calcext:value-type="string">
            <text:p>UBND xã Tràng 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645" calcext:value-type="float">
            <text:p>1059645</text:p>
          </table:table-cell>
          <table:table-cell office:value-type="string" calcext:value-type="string">
            <text:p>UBND xã Đồng D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646" calcext:value-type="float">
            <text:p>1059646</text:p>
          </table:table-cell>
          <table:table-cell office:value-type="string" calcext:value-type="string">
            <text:p>UBND xã Hưng C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647" calcext:value-type="float">
            <text:p>1059647</text:p>
          </table:table-cell>
          <table:table-cell office:value-type="string" calcext:value-type="string">
            <text:p>UBND xã Ngọc Lũ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649" calcext:value-type="float">
            <text:p>1059649</text:p>
          </table:table-cell>
          <table:table-cell office:value-type="string" calcext:value-type="string">
            <text:p>UBND xã Liêm Tú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650" calcext:value-type="float">
            <text:p>1059650</text:p>
          </table:table-cell>
          <table:table-cell office:value-type="string" calcext:value-type="string">
            <text:p>UBND xã Liêm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651" calcext:value-type="float">
            <text:p>1059651</text:p>
          </table:table-cell>
          <table:table-cell office:value-type="string" calcext:value-type="string">
            <text:p>UBND xã Tiêu Động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643" calcext:value-type="float">
            <text:p>264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9653" calcext:value-type="float">
            <text:p>1059653</text:p>
          </table:table-cell>
          <table:table-cell office:value-type="string" calcext:value-type="string">
            <text:p>UBND xã Bối Cầ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654" calcext:value-type="float">
            <text:p>1059654</text:p>
          </table:table-cell>
          <table:table-cell office:value-type="string" calcext:value-type="string">
            <text:p>UBND xã An Nộ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741" calcext:value-type="float">
            <text:p>1059741</text:p>
          </table:table-cell>
          <table:table-cell office:value-type="string" calcext:value-type="string">
            <text:p>Ủy Ban Nhân Dân Thị trấn Lao Bảo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793" calcext:value-type="float">
            <text:p>179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9788" calcext:value-type="float">
            <text:p>1059788</text:p>
          </table:table-cell>
          <table:table-cell office:value-type="string" calcext:value-type="string">
            <text:p>UBND xã Bồ Đề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789" calcext:value-type="float">
            <text:p>1059789</text:p>
          </table:table-cell>
          <table:table-cell office:value-type="string" calcext:value-type="string">
            <text:p>UBND xã An N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794" calcext:value-type="float">
            <text:p>1059794</text:p>
          </table:table-cell>
          <table:table-cell office:value-type="string" calcext:value-type="string">
            <text:p>UBND xã La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795" calcext:value-type="float">
            <text:p>1059795</text:p>
          </table:table-cell>
          <table:table-cell office:value-type="string" calcext:value-type="string">
            <text:p>UBND xã An Đổ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811" calcext:value-type="float">
            <text:p>1059811</text:p>
          </table:table-cell>
          <table:table-cell office:value-type="string" calcext:value-type="string">
            <text:p>UBND xã An Vũ</text:p>
          </table:table-cell>
          <table:table-cell office:value-type="float" office:value="11" calcext:value-type="float">
            <text:p>1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9812" calcext:value-type="float">
            <text:p>1059812</text:p>
          </table:table-cell>
          <table:table-cell office:value-type="string" calcext:value-type="string">
            <text:p>UBND xã An Dụ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813" calcext:value-type="float">
            <text:p>1059813</text:p>
          </table:table-cell>
          <table:table-cell office:value-type="string" calcext:value-type="string">
            <text:p>UBND xã An Tràng</text:p>
          </table:table-cell>
          <table:table-cell office:value-type="float" office:value="127" calcext:value-type="float">
            <text:p>127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814" calcext:value-type="float">
            <text:p>1059814</text:p>
          </table:table-cell>
          <table:table-cell office:value-type="string" calcext:value-type="string">
            <text:p>UBND xã Đ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605" calcext:value-type="float">
            <text:p>360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9819" calcext:value-type="float">
            <text:p>1059819</text:p>
          </table:table-cell>
          <table:table-cell office:value-type="string" calcext:value-type="string">
            <text:p>UBND xã An Mỹ</text:p>
          </table:table-cell>
          <table:table-cell office:value-type="float" office:value="31" calcext:value-type="float">
            <text:p>31</text:p>
          </table:table-cell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float" office:value="1730" calcext:value-type="float">
            <text:p>173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9820" calcext:value-type="float">
            <text:p>1059820</text:p>
          </table:table-cell>
          <table:table-cell office:value-type="string" calcext:value-type="string">
            <text:p>UBND xã An Lễ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172" calcext:value-type="float">
            <text:p>1060172</text:p>
          </table:table-cell>
          <table:table-cell office:value-type="string" calcext:value-type="string">
            <text:p>UBND Xã Quảng Khê</text:p>
          </table:table-cell>
          <table:table-cell office:value-type="float" office:value="57" calcext:value-type="float">
            <text:p>5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173" calcext:value-type="float">
            <text:p>1060173</text:p>
          </table:table-cell>
          <table:table-cell office:value-type="string" calcext:value-type="string">
            <text:p>UBND Xã Chu Hươ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200" calcext:value-type="float">
            <text:p>1060200</text:p>
          </table:table-cell>
          <table:table-cell office:value-type="string" calcext:value-type="string">
            <text:p>UBND Phường 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201" calcext:value-type="float">
            <text:p>1060201</text:p>
          </table:table-cell>
          <table:table-cell office:value-type="string" calcext:value-type="string">
            <text:p>UBND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21" calcext:value-type="float">
            <text:p>43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0202" calcext:value-type="float">
            <text:p>1060202</text:p>
          </table:table-cell>
          <table:table-cell office:value-type="string" calcext:value-type="string">
            <text:p>UBND Phường 4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0297" calcext:value-type="float">
            <text:p>1060297</text:p>
          </table:table-cell>
          <table:table-cell office:value-type="string" calcext:value-type="string">
            <text:p>Ủy Ban Nhân Dân Xã An Hò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0298" calcext:value-type="float">
            <text:p>1060298</text:p>
          </table:table-cell>
          <table:table-cell office:value-type="string" calcext:value-type="string">
            <text:p>Ủy Ban Nhân Dân Xã Cần Đăng</text:p>
          </table:table-cell>
          <table:table-cell office:value-type="float" office:value="285" calcext:value-type="float">
            <text:p>285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2316" calcext:value-type="float">
            <text:p>2316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299" calcext:value-type="float">
            <text:p>1060299</text:p>
          </table:table-cell>
          <table:table-cell office:value-type="string" calcext:value-type="string">
            <text:p>Ủy Ban Nhân Dân Xã Vĩnh Hanh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0300" calcext:value-type="float">
            <text:p>1060300</text:p>
          </table:table-cell>
          <table:table-cell office:value-type="string" calcext:value-type="string">
            <text:p>Ủy Ban Nhân Dân Xã Bình Th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305" calcext:value-type="float">
            <text:p>1060305</text:p>
          </table:table-cell>
          <table:table-cell office:value-type="string" calcext:value-type="string">
            <text:p>Ủy Ban Nhân Dân Thị trấn An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365" calcext:value-type="float">
            <text:p>1060365</text:p>
          </table:table-cell>
          <table:table-cell office:value-type="string" calcext:value-type="string">
            <text:p>UBND Xã Khánh Thị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366" calcext:value-type="float">
            <text:p>1060366</text:p>
          </table:table-cell>
          <table:table-cell office:value-type="string" calcext:value-type="string">
            <text:p>UBND Xã Khánh Dương</text:p>
          </table:table-cell>
          <table:table-cell office:value-type="float" office:value="114" calcext:value-type="float">
            <text:p>114</text:p>
          </table:table-cell>
          <table:table-cell office:value-type="float" office:value="1860" calcext:value-type="float">
            <text:p>1860</text:p>
          </table:table-cell>
          <table:table-cell office:value-type="float" office:value="6" calcext:value-type="float">
            <text:p>6</text:p>
          </table:table-cell>
          <table:table-cell office:value-type="float" office:value="259" calcext:value-type="float">
            <text:p>25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392" calcext:value-type="float">
            <text:p>1060392</text:p>
          </table:table-cell>
          <table:table-cell office:value-type="string" calcext:value-type="string">
            <text:p>Ủy Ban Nhân Dân Xã Trung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398" calcext:value-type="float">
            <text:p>1060398</text:p>
          </table:table-cell>
          <table:table-cell office:value-type="string" calcext:value-type="string">
            <text:p>Ủy Ban Nhân Dân Xã Liêu T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399" calcext:value-type="float">
            <text:p>1060399</text:p>
          </table:table-cell>
          <table:table-cell office:value-type="string" calcext:value-type="string">
            <text:p>Ủy Ban Nhân Dân Xã Lịch Hội Thượ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415" calcext:value-type="float">
            <text:p>1060415</text:p>
          </table:table-cell>
          <table:table-cell office:value-type="string" calcext:value-type="string">
            <text:p>UBND Phường Định Tr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416" calcext:value-type="float">
            <text:p>1060416</text:p>
          </table:table-cell>
          <table:table-cell office:value-type="string" calcext:value-type="string">
            <text:p>UBND xã An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417" calcext:value-type="float">
            <text:p>1060417</text:p>
          </table:table-cell>
          <table:table-cell office:value-type="string" calcext:value-type="string">
            <text:p>UBND xã Cộng Hò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463" calcext:value-type="float">
            <text:p>1060463</text:p>
          </table:table-cell>
          <table:table-cell office:value-type="string" calcext:value-type="string">
            <text:p>UBND XÃ EA BÔNG</text:p>
          </table:table-cell>
          <table:table-cell office:value-type="float" office:value="250" calcext:value-type="float">
            <text:p>250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468" calcext:value-type="float">
            <text:p>1060468</text:p>
          </table:table-cell>
          <table:table-cell office:value-type="string" calcext:value-type="string">
            <text:p>UBND xã Hòa Xuân</text:p>
          </table:table-cell>
          <table:table-cell office:value-type="float" office:value="45" calcext:value-type="float">
            <text:p>4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0470" calcext:value-type="float">
            <text:p>1060470</text:p>
          </table:table-cell>
          <table:table-cell office:value-type="string" calcext:value-type="string">
            <text:p>UBND Xã Hòa Khánh</text:p>
          </table:table-cell>
          <table:table-cell office:value-type="float" office:value="60" calcext:value-type="float">
            <text:p>60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474" calcext:value-type="float">
            <text:p>1060474</text:p>
          </table:table-cell>
          <table:table-cell office:value-type="string" calcext:value-type="string">
            <text:p>UBND Thị trấn Buôn Trấp</text:p>
          </table:table-cell>
          <table:table-cell office:value-type="float" office:value="48" calcext:value-type="float">
            <text:p>48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0539" calcext:value-type="float">
            <text:p>1060539</text:p>
          </table:table-cell>
          <table:table-cell office:value-type="string" calcext:value-type="string">
            <text:p>UBND Xã Long An</text:p>
          </table:table-cell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540" calcext:value-type="float">
            <text:p>1060540</text:p>
          </table:table-cell>
          <table:table-cell office:value-type="string" calcext:value-type="string">
            <text:p>Ubnd Xã Suối Trầ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541" calcext:value-type="float">
            <text:p>1060541</text:p>
          </table:table-cell>
          <table:table-cell office:value-type="string" calcext:value-type="string">
            <text:p>UBND Xã Bàu C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542" calcext:value-type="float">
            <text:p>1060542</text:p>
          </table:table-cell>
          <table:table-cell office:value-type="string" calcext:value-type="string">
            <text:p>UBND Xã Long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592" calcext:value-type="float">
            <text:p>1060592</text:p>
          </table:table-cell>
          <table:table-cell office:value-type="string" calcext:value-type="string">
            <text:p>UBND Xã Hợp Thị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593" calcext:value-type="float">
            <text:p>1060593</text:p>
          </table:table-cell>
          <table:table-cell office:value-type="string" calcext:value-type="string">
            <text:p>UBND Thị trấn Hương C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596" calcext:value-type="float">
            <text:p>1060596</text:p>
          </table:table-cell>
          <table:table-cell office:value-type="string" calcext:value-type="string">
            <text:p>UBND Xã Vân Hộ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600" calcext:value-type="float">
            <text:p>1060600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629" calcext:value-type="float">
            <text:p>1060629</text:p>
          </table:table-cell>
          <table:table-cell office:value-type="string" calcext:value-type="string">
            <text:p>UBND Xã Tam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630" calcext:value-type="float">
            <text:p>1060630</text:p>
          </table:table-cell>
          <table:table-cell office:value-type="string" calcext:value-type="string">
            <text:p>UBND xã Lộc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631" calcext:value-type="float">
            <text:p>1060631</text:p>
          </table:table-cell>
          <table:table-cell office:value-type="string" calcext:value-type="string">
            <text:p>UBND Xã Long Đứ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632" calcext:value-type="float">
            <text:p>1060632</text:p>
          </table:table-cell>
          <table:table-cell office:value-type="string" calcext:value-type="string">
            <text:p>UBND Xã Bì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633" calcext:value-type="float">
            <text:p>1060633</text:p>
          </table:table-cell>
          <table:table-cell office:value-type="string" calcext:value-type="string">
            <text:p>UBND Xã Cẩm Đ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636" calcext:value-type="float">
            <text:p>1060636</text:p>
          </table:table-cell>
          <table:table-cell office:value-type="string" calcext:value-type="string">
            <text:p>UBND Xã Bình 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642" calcext:value-type="float">
            <text:p>1060642</text:p>
          </table:table-cell>
          <table:table-cell office:value-type="string" calcext:value-type="string">
            <text:p>UBND phường Nguyễn Trãi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0643" calcext:value-type="float">
            <text:p>1060643</text:p>
          </table:table-cell>
          <table:table-cell office:value-type="string" calcext:value-type="string">
            <text:p>UBND phường Trần Hưng Đạo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0644" calcext:value-type="float">
            <text:p>1060644</text:p>
          </table:table-cell>
          <table:table-cell office:value-type="string" calcext:value-type="string">
            <text:p>UBND xã Đăk K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645" calcext:value-type="float">
            <text:p>1060645</text:p>
          </table:table-cell>
          <table:table-cell office:value-type="string" calcext:value-type="string">
            <text:p>UBND xã Đăk Tơ L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649" calcext:value-type="float">
            <text:p>1060649</text:p>
          </table:table-cell>
          <table:table-cell office:value-type="string" calcext:value-type="string">
            <text:p>UBND phường Trường Ch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0773" calcext:value-type="float">
            <text:p>1060773</text:p>
          </table:table-cell>
          <table:table-cell office:value-type="string" calcext:value-type="string">
            <text:p>UBND Xã An Phướ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831" calcext:value-type="float">
            <text:p>1060831</text:p>
          </table:table-cell>
          <table:table-cell office:value-type="string" calcext:value-type="string">
            <text:p>UBND thị trấn Gia Kh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832" calcext:value-type="float">
            <text:p>1060832</text:p>
          </table:table-cell>
          <table:table-cell office:value-type="string" calcext:value-type="string">
            <text:p>UBND Xã Hoàng Lâ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836" calcext:value-type="float">
            <text:p>1060836</text:p>
          </table:table-cell>
          <table:table-cell office:value-type="string" calcext:value-type="string">
            <text:p>UBND Xã Trung Mỹ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838" calcext:value-type="float">
            <text:p>1060838</text:p>
          </table:table-cell>
          <table:table-cell office:value-type="string" calcext:value-type="string">
            <text:p>UBND Xã Nhạo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839" calcext:value-type="float">
            <text:p>1060839</text:p>
          </table:table-cell>
          <table:table-cell office:value-type="string" calcext:value-type="string">
            <text:p>UBND thị trấn Tam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840" calcext:value-type="float">
            <text:p>1060840</text:p>
          </table:table-cell>
          <table:table-cell office:value-type="string" calcext:value-type="string">
            <text:p>UBND xã Như Thụ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842" calcext:value-type="float">
            <text:p>1060842</text:p>
          </table:table-cell>
          <table:table-cell office:value-type="string" calcext:value-type="string">
            <text:p>UBND xã Tử D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885" calcext:value-type="float">
            <text:p>1060885</text:p>
          </table:table-cell>
          <table:table-cell office:value-type="string" calcext:value-type="string">
            <text:p>UBND xã Tê X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910" calcext:value-type="float">
            <text:p>1060910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912" calcext:value-type="float">
            <text:p>1060912</text:p>
          </table:table-cell>
          <table:table-cell office:value-type="string" calcext:value-type="string">
            <text:p>Ủy Ban Nhân Dân Phường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913" calcext:value-type="float">
            <text:p>1060913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062" calcext:value-type="float">
            <text:p>1061062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063" calcext:value-type="float">
            <text:p>1061063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080" calcext:value-type="float">
            <text:p>1061080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102" calcext:value-type="float">
            <text:p>1061102</text:p>
          </table:table-cell>
          <table:table-cell office:value-type="string" calcext:value-type="string">
            <text:p>Ủy Ban Nhân Dân xã Hoàng Tu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1328" calcext:value-type="float">
            <text:p>1061328</text:p>
          </table:table-cell>
          <table:table-cell office:value-type="string" calcext:value-type="string">
            <text:p>Ủy Ban Nhân Dân Thị trấn Khe Sanh</text:p>
          </table:table-cell>
          <table:table-cell office:value-type="float" office:value="40" calcext:value-type="float">
            <text:p>40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530" calcext:value-type="float">
            <text:p>1061530</text:p>
          </table:table-cell>
          <table:table-cell office:value-type="string" calcext:value-type="string">
            <text:p>UBND xã An Lão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729" calcext:value-type="float">
            <text:p>1061729</text:p>
          </table:table-cell>
          <table:table-cell office:value-type="string" calcext:value-type="string">
            <text:p>UBND Xã Thái Ho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731" calcext:value-type="float">
            <text:p>1061731</text:p>
          </table:table-cell>
          <table:table-cell office:value-type="string" calcext:value-type="string">
            <text:p>UBND xã Nhân Đạ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742" calcext:value-type="float">
            <text:p>1061742</text:p>
          </table:table-cell>
          <table:table-cell office:value-type="string" calcext:value-type="string">
            <text:p>Xã Vĩnh Trung</text:p>
          </table:table-cell>
          <table:table-cell office:value-type="float" office:value="98" calcext:value-type="float">
            <text:p>98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3258" calcext:value-type="float">
            <text:p>3258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744" calcext:value-type="float">
            <text:p>1061744</text:p>
          </table:table-cell>
          <table:table-cell office:value-type="string" calcext:value-type="string">
            <text:p>UBND Phường Thới Sơn</text:p>
          </table:table-cell>
          <table:table-cell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1746" calcext:value-type="float">
            <text:p>1061746</text:p>
          </table:table-cell>
          <table:table-cell office:value-type="string" calcext:value-type="string">
            <text:p>Xã Văn Giáo</text:p>
          </table:table-cell>
          <table:table-cell office:value-type="float" office:value="36" calcext:value-type="float">
            <text:p>36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float" office:value="4521" calcext:value-type="float">
            <text:p>452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1970" calcext:value-type="float">
            <text:p>1061970</text:p>
          </table:table-cell>
          <table:table-cell office:value-type="string" calcext:value-type="string">
            <text:p>UBND Phường Minh Tân</text:p>
          </table:table-cell>
          <table:table-cell office:value-type="float" office:value="89" calcext:value-type="float">
            <text:p>8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973" calcext:value-type="float">
            <text:p>1061973</text:p>
          </table:table-cell>
          <table:table-cell office:value-type="string" calcext:value-type="string">
            <text:p>UBND Phường Tân D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2058" calcext:value-type="float">
            <text:p>1062058</text:p>
          </table:table-cell>
          <table:table-cell office:value-type="string" calcext:value-type="string">
            <text:p>UBND xã Bắc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068" calcext:value-type="float">
            <text:p>1062068</text:p>
          </table:table-cell>
          <table:table-cell office:value-type="string" calcext:value-type="string">
            <text:p>UBND xã Liên Ho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072" calcext:value-type="float">
            <text:p>1062072</text:p>
          </table:table-cell>
          <table:table-cell office:value-type="string" calcext:value-type="string">
            <text:p>UBND xã Đôn Nh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074" calcext:value-type="float">
            <text:p>1062074</text:p>
          </table:table-cell>
          <table:table-cell office:value-type="string" calcext:value-type="string">
            <text:p>UBND xã Phương Kho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077" calcext:value-type="float">
            <text:p>1062077</text:p>
          </table:table-cell>
          <table:table-cell office:value-type="string" calcext:value-type="string">
            <text:p>UBND Xã Văn Nhuệ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2081" calcext:value-type="float">
            <text:p>1062081</text:p>
          </table:table-cell>
          <table:table-cell office:value-type="string" calcext:value-type="string">
            <text:p>UBND Xã Vân D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082" calcext:value-type="float">
            <text:p>1062082</text:p>
          </table:table-cell>
          <table:table-cell office:value-type="string" calcext:value-type="string">
            <text:p>UBND Xã Quang Vinh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083" calcext:value-type="float">
            <text:p>1062083</text:p>
          </table:table-cell>
          <table:table-cell office:value-type="string" calcext:value-type="string">
            <text:p>UBND Xã Xuân Trú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084" calcext:value-type="float">
            <text:p>1062084</text:p>
          </table:table-cell>
          <table:table-cell office:value-type="string" calcext:value-type="string">
            <text:p>UBND Xã Hoàng Hoa Thá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085" calcext:value-type="float">
            <text:p>1062085</text:p>
          </table:table-cell>
          <table:table-cell office:value-type="string" calcext:value-type="string">
            <text:p>UBND Xã Quảng Lã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2088" calcext:value-type="float">
            <text:p>1062088</text:p>
          </table:table-cell>
          <table:table-cell office:value-type="string" calcext:value-type="string">
            <text:p>UBND Xã Bãi Sậ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089" calcext:value-type="float">
            <text:p>1062089</text:p>
          </table:table-cell>
          <table:table-cell office:value-type="string" calcext:value-type="string">
            <text:p>UBND Xã Đào D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090" calcext:value-type="float">
            <text:p>1062090</text:p>
          </table:table-cell>
          <table:table-cell office:value-type="string" calcext:value-type="string">
            <text:p>UBND Xã Tân Phúc</text:p>
          </table:table-cell>
          <table:table-cell office:value-type="float" office:value="108" calcext:value-type="float">
            <text:p>108</text:p>
          </table:table-cell>
          <table:table-cell office:value-type="float" office:value="786" calcext:value-type="float">
            <text:p>786</text:p>
          </table:table-cell>
          <table:table-cell office:value-type="float" office:value="55" calcext:value-type="float">
            <text:p>55</text:p>
          </table:table-cell>
          <table:table-cell office:value-type="float" office:value="206" calcext:value-type="float">
            <text:p>20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144" calcext:value-type="float">
            <text:p>1062144</text:p>
          </table:table-cell>
          <table:table-cell office:value-type="string" calcext:value-type="string">
            <text:p>UBND xã Đại Thị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146" calcext:value-type="float">
            <text:p>1062146</text:p>
          </table:table-cell>
          <table:table-cell office:value-type="string" calcext:value-type="string">
            <text:p>UBND Xã Chu Ph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151" calcext:value-type="float">
            <text:p>1062151</text:p>
          </table:table-cell>
          <table:table-cell office:value-type="string" calcext:value-type="string">
            <text:p>UBND Xã Vạn 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186" calcext:value-type="float">
            <text:p>1062186</text:p>
          </table:table-cell>
          <table:table-cell office:value-type="string" calcext:value-type="string">
            <text:p>UBND Xã Yến Dươ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187" calcext:value-type="float">
            <text:p>1062187</text:p>
          </table:table-cell>
          <table:table-cell office:value-type="string" calcext:value-type="string">
            <text:p>UBND Xã Địa Linh</text:p>
          </table:table-cell>
          <table:table-cell office:value-type="float" office:value="19" calcext:value-type="float">
            <text:p>19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189" calcext:value-type="float">
            <text:p>1062189</text:p>
          </table:table-cell>
          <table:table-cell office:value-type="string" calcext:value-type="string">
            <text:p>UBND xã Cao Trĩ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190" calcext:value-type="float">
            <text:p>1062190</text:p>
          </table:table-cell>
          <table:table-cell office:value-type="string" calcext:value-type="string">
            <text:p>UBND Xã Hà Hiệ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191" calcext:value-type="float">
            <text:p>1062191</text:p>
          </table:table-cell>
          <table:table-cell office:value-type="string" calcext:value-type="string">
            <text:p>UBND Xã Đồng Phúc</text:p>
          </table:table-cell>
          <table:table-cell office:value-type="float" office:value="69" calcext:value-type="float">
            <text:p>69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192" calcext:value-type="float">
            <text:p>1062192</text:p>
          </table:table-cell>
          <table:table-cell office:value-type="string" calcext:value-type="string">
            <text:p>UBND Xã Hoàng Trĩ</text:p>
          </table:table-cell>
          <table:table-cell office:value-type="float" office:value="16" calcext:value-type="float">
            <text:p>16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193" calcext:value-type="float">
            <text:p>1062193</text:p>
          </table:table-cell>
          <table:table-cell office:value-type="string" calcext:value-type="string">
            <text:p>UBND Xã Mỹ Phương</text:p>
          </table:table-cell>
          <table:table-cell office:value-type="float" office:value="91" calcext:value-type="float">
            <text:p>91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233" calcext:value-type="float">
            <text:p>1062233</text:p>
          </table:table-cell>
          <table:table-cell office:value-type="string" calcext:value-type="string">
            <text:p>UBND Xã Xuân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339" calcext:value-type="float">
            <text:p>1062339</text:p>
          </table:table-cell>
          <table:table-cell office:value-type="string" calcext:value-type="string">
            <text:p>UBND Xã Cao Thượng</text:p>
          </table:table-cell>
          <table:table-cell office:value-type="float" office:value="41" calcext:value-type="float">
            <text:p>41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2564" calcext:value-type="float">
            <text:p>1062564</text:p>
          </table:table-cell>
          <table:table-cell office:value-type="string" calcext:value-type="string">
            <text:p>Ủy Ban Nhân Dân Thị trấn Hội An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565" calcext:value-type="float">
            <text:p>1062565</text:p>
          </table:table-cell>
          <table:table-cell office:value-type="string" calcext:value-type="string">
            <text:p>UBND Phường Phú Thứ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566" calcext:value-type="float">
            <text:p>1062566</text:p>
          </table:table-cell>
          <table:table-cell office:value-type="string" calcext:value-type="string">
            <text:p>Ủy Ban Nhân Dân Xã Nhơn Mỹ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703" calcext:value-type="float">
            <text:p>1062703</text:p>
          </table:table-cell>
          <table:table-cell office:value-type="string" calcext:value-type="string">
            <text:p>UBND phường Hiệp Sơn</text:p>
          </table:table-cell>
          <table:table-cell office:value-type="float" office:value="138" calcext:value-type="float">
            <text:p>138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704" calcext:value-type="float">
            <text:p>1062704</text:p>
          </table:table-cell>
          <table:table-cell office:value-type="string" calcext:value-type="string">
            <text:p>UBND xã <text:s/>Hoành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705" calcext:value-type="float">
            <text:p>1062705</text:p>
          </table:table-cell>
          <table:table-cell office:value-type="string" calcext:value-type="string">
            <text:p>UBND phường Duy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706" calcext:value-type="float">
            <text:p>1062706</text:p>
          </table:table-cell>
          <table:table-cell office:value-type="string" calcext:value-type="string">
            <text:p>UBND Xã Lê Nin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2707" calcext:value-type="float">
            <text:p>1062707</text:p>
          </table:table-cell>
          <table:table-cell office:value-type="string" calcext:value-type="string">
            <text:p>Ubnd Xã Bạch Đằ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2708" calcext:value-type="float">
            <text:p>1062708</text:p>
          </table:table-cell>
          <table:table-cell office:value-type="string" calcext:value-type="string">
            <text:p>UBND Phường Thất Hùng</text:p>
          </table:table-cell>
          <table:table-cell office:value-type="float" office:value="411" calcext:value-type="float">
            <text:p>411</text:p>
          </table:table-cell>
          <table:table-cell office:value-type="float" office:value="1299" calcext:value-type="float">
            <text:p>1299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2709" calcext:value-type="float">
            <text:p>1062709</text:p>
          </table:table-cell>
          <table:table-cell office:value-type="string" calcext:value-type="string">
            <text:p>UBND phường Phạm Thá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710" calcext:value-type="float">
            <text:p>1062710</text:p>
          </table:table-cell>
          <table:table-cell office:value-type="string" calcext:value-type="string">
            <text:p>UBND phường An S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818" calcext:value-type="float">
            <text:p>1062818</text:p>
          </table:table-cell>
          <table:table-cell office:value-type="string" calcext:value-type="string">
            <text:p>UBND Thị trấn Đại Đ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850" calcext:value-type="float">
            <text:p>1062850</text:p>
          </table:table-cell>
          <table:table-cell office:value-type="string" calcext:value-type="string">
            <text:p>UBND Xã Liễn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899" calcext:value-type="float">
            <text:p>1062899</text:p>
          </table:table-cell>
          <table:table-cell office:value-type="string" calcext:value-type="string">
            <text:p>UBND Xã Xuân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900" calcext:value-type="float">
            <text:p>1062900</text:p>
          </table:table-cell>
          <table:table-cell office:value-type="string" calcext:value-type="string">
            <text:p>UBND Xã Thọ Ng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904" calcext:value-type="float">
            <text:p>1062904</text:p>
          </table:table-cell>
          <table:table-cell office:value-type="string" calcext:value-type="string">
            <text:p>UBND Xã Xuân Đà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905" calcext:value-type="float">
            <text:p>1062905</text:p>
          </table:table-cell>
          <table:table-cell office:value-type="string" calcext:value-type="string">
            <text:p>UBND Xã Xuân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953" calcext:value-type="float">
            <text:p>1062953</text:p>
          </table:table-cell>
          <table:table-cell office:value-type="string" calcext:value-type="string">
            <text:p>UBND Xã Thăng Long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954" calcext:value-type="float">
            <text:p>1062954</text:p>
          </table:table-cell>
          <table:table-cell office:value-type="string" calcext:value-type="string">
            <text:p>UBND Xã Lạc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022" calcext:value-type="float">
            <text:p>1063022</text:p>
          </table:table-cell>
          <table:table-cell office:value-type="string" calcext:value-type="string">
            <text:p>UBND xã Bàu Hà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023" calcext:value-type="float">
            <text:p>1063023</text:p>
          </table:table-cell>
          <table:table-cell office:value-type="string" calcext:value-type="string">
            <text:p>UBND xã Sông Thao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027" calcext:value-type="float">
            <text:p>1063027</text:p>
          </table:table-cell>
          <table:table-cell office:value-type="string" calcext:value-type="string">
            <text:p>UBND Xã Cây Gáo</text:p>
          </table:table-cell>
          <table:table-cell office:value-type="float" office:value="17" calcext:value-type="float">
            <text:p>1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3058" calcext:value-type="float">
            <text:p>1063058</text:p>
          </table:table-cell>
          <table:table-cell office:value-type="string" calcext:value-type="string">
            <text:p>UBND xã Sơn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059" calcext:value-type="float">
            <text:p>1063059</text:p>
          </table:table-cell>
          <table:table-cell office:value-type="string" calcext:value-type="string">
            <text:p>UBND xã Tân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060" calcext:value-type="float">
            <text:p>1063060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063" calcext:value-type="float">
            <text:p>1063063</text:p>
          </table:table-cell>
          <table:table-cell office:value-type="string" calcext:value-type="string">
            <text:p>UBND Xã Triệu Đề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065" calcext:value-type="float">
            <text:p>1063065</text:p>
          </table:table-cell>
          <table:table-cell office:value-type="string" calcext:value-type="string">
            <text:p>UBND Xã An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079" calcext:value-type="float">
            <text:p>1063079</text:p>
          </table:table-cell>
          <table:table-cell office:value-type="string" calcext:value-type="string">
            <text:p>UBND xã Long Khánh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7" calcext:value-type="float">
            <text:p>28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160" calcext:value-type="float">
            <text:p>1063160</text:p>
          </table:table-cell>
          <table:table-cell office:value-type="string" calcext:value-type="string">
            <text:p>UBND xã Thanh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161" calcext:value-type="float">
            <text:p>1063161</text:p>
          </table:table-cell>
          <table:table-cell office:value-type="string" calcext:value-type="string">
            <text:p>UBND Xã Sông Trầu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162" calcext:value-type="float">
            <text:p>1063162</text:p>
          </table:table-cell>
          <table:table-cell office:value-type="string" calcext:value-type="string">
            <text:p>UBND xã Đồi 6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163" calcext:value-type="float">
            <text:p>1063163</text:p>
          </table:table-cell>
          <table:table-cell office:value-type="string" calcext:value-type="string">
            <text:p>UBND xã An Viễ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185" calcext:value-type="float">
            <text:p>1063185</text:p>
          </table:table-cell>
          <table:table-cell office:value-type="string" calcext:value-type="string">
            <text:p>UBND xã Quang Thàn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187" calcext:value-type="float">
            <text:p>1063187</text:p>
          </table:table-cell>
          <table:table-cell office:value-type="string" calcext:value-type="string">
            <text:p>UBND phường Long X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188" calcext:value-type="float">
            <text:p>1063188</text:p>
          </table:table-cell>
          <table:table-cell office:value-type="string" calcext:value-type="string">
            <text:p>UBND phường Hiệp 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189" calcext:value-type="float">
            <text:p>1063189</text:p>
          </table:table-cell>
          <table:table-cell office:value-type="string" calcext:value-type="string">
            <text:p>UBND Phường An Ph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3190" calcext:value-type="float">
            <text:p>1063190</text:p>
          </table:table-cell>
          <table:table-cell office:value-type="string" calcext:value-type="string">
            <text:p>UBND Xã Thượng Q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191" calcext:value-type="float">
            <text:p>1063191</text:p>
          </table:table-cell>
          <table:table-cell office:value-type="string" calcext:value-type="string">
            <text:p>UBND xã Hiệp Hòa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194" calcext:value-type="float">
            <text:p>1063194</text:p>
          </table:table-cell>
          <table:table-cell office:value-type="string" calcext:value-type="string">
            <text:p>UBND phường Hiến Thàn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195" calcext:value-type="float">
            <text:p>1063195</text:p>
          </table:table-cell>
          <table:table-cell office:value-type="string" calcext:value-type="string">
            <text:p>UBND phường Thái Thị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293" calcext:value-type="float">
            <text:p>1063293</text:p>
          </table:table-cell>
          <table:table-cell office:value-type="string" calcext:value-type="string">
            <text:p>UBND Xã Hoàng Ho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294" calcext:value-type="float">
            <text:p>1063294</text:p>
          </table:table-cell>
          <table:table-cell office:value-type="string" calcext:value-type="string">
            <text:p>UBND xã Đạo T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300" calcext:value-type="float">
            <text:p>1063300</text:p>
          </table:table-cell>
          <table:table-cell office:value-type="string" calcext:value-type="string">
            <text:p>UBND Thị trấn Hợp Châ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340" calcext:value-type="float">
            <text:p>1063340</text:p>
          </table:table-cell>
          <table:table-cell office:value-type="string" calcext:value-type="string">
            <text:p>UBND xã Vũ Bản</text:p>
          </table:table-cell>
          <table:table-cell office:value-type="float" office:value="121" calcext:value-type="float">
            <text:p>121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368" calcext:value-type="float">
            <text:p>1063368</text:p>
          </table:table-cell>
          <table:table-cell office:value-type="string" calcext:value-type="string">
            <text:p>UBND Xã Đại Hợp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627" calcext:value-type="float">
            <text:p>1063627</text:p>
          </table:table-cell>
          <table:table-cell office:value-type="string" calcext:value-type="string">
            <text:p>UBND Xã Tân Bằng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3954" calcext:value-type="float">
            <text:p>1063954</text:p>
          </table:table-cell>
          <table:table-cell office:value-type="string" calcext:value-type="string">
            <text:p>UBND xã Bế Văn Đàn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959" calcext:value-type="float">
            <text:p>1063959</text:p>
          </table:table-cell>
          <table:table-cell office:value-type="string" calcext:value-type="string">
            <text:p>UBND Thị trấn Tà Lùng, huyện Quảng Hò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197" calcext:value-type="float">
            <text:p>1064197</text:p>
          </table:table-cell>
          <table:table-cell office:value-type="string" calcext:value-type="string">
            <text:p>UBND Xã Trí Lực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873" calcext:value-type="float">
            <text:p>1064873</text:p>
          </table:table-cell>
          <table:table-cell office:value-type="string" calcext:value-type="string">
            <text:p>UBND Phường Vạn 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875" calcext:value-type="float">
            <text:p>1064875</text:p>
          </table:table-cell>
          <table:table-cell office:value-type="string" calcext:value-type="string">
            <text:p>UBND Phường Bàng 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876" calcext:value-type="float">
            <text:p>1064876</text:p>
          </table:table-cell>
          <table:table-cell office:value-type="string" calcext:value-type="string">
            <text:p>UBND Phường Phù Liễn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879" calcext:value-type="float">
            <text:p>1064879</text:p>
          </table:table-cell>
          <table:table-cell office:value-type="string" calcext:value-type="string">
            <text:p>UBND Phường Tràng Minh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880" calcext:value-type="float">
            <text:p>1064880</text:p>
          </table:table-cell>
          <table:table-cell office:value-type="string" calcext:value-type="string">
            <text:p>UBND Phường Ngọc Xuyê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884" calcext:value-type="float">
            <text:p>1064884</text:p>
          </table:table-cell>
          <table:table-cell office:value-type="string" calcext:value-type="string">
            <text:p>Ủy Ban Nhân Dân Thị Trấn Huỳnh Hữu Nghĩ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116" calcext:value-type="float">
            <text:p>1065116</text:p>
          </table:table-cell>
          <table:table-cell office:value-type="string" calcext:value-type="string">
            <text:p>UBND xã Đăk Tră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119" calcext:value-type="float">
            <text:p>1065119</text:p>
          </table:table-cell>
          <table:table-cell office:value-type="string" calcext:value-type="string">
            <text:p>UBND xã Măng R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351" calcext:value-type="float">
            <text:p>1065351</text:p>
          </table:table-cell>
          <table:table-cell office:value-type="string" calcext:value-type="string">
            <text:p>UBND Xã Phú An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353" calcext:value-type="float">
            <text:p>1065353</text:p>
          </table:table-cell>
          <table:table-cell office:value-type="string" calcext:value-type="string">
            <text:p>UBND Xã An Thàn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5403" calcext:value-type="float">
            <text:p>1065403</text:p>
          </table:table-cell>
          <table:table-cell office:value-type="string" calcext:value-type="string">
            <text:p>Ủy Ban Nhân Dân Xã Ninh Phước</text:p>
          </table:table-cell>
          <table:table-cell office:value-type="float" office:value="79" calcext:value-type="float">
            <text:p>79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404" calcext:value-type="float">
            <text:p>1065404</text:p>
          </table:table-cell>
          <table:table-cell office:value-type="string" calcext:value-type="string">
            <text:p>Ủy Ban Nhân Dân Xã Ninh Tân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5405" calcext:value-type="float">
            <text:p>1065405</text:p>
          </table:table-cell>
          <table:table-cell office:value-type="string" calcext:value-type="string">
            <text:p>Ủy Ban Nhân Dân Xã Ninh Hưng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407" calcext:value-type="float">
            <text:p>1065407</text:p>
          </table:table-cell>
          <table:table-cell office:value-type="string" calcext:value-type="string">
            <text:p>Ủy Ban Nhân Dân Xã Diên Điền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708" calcext:value-type="float">
            <text:p>47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5408" calcext:value-type="float">
            <text:p>1065408</text:p>
          </table:table-cell>
          <table:table-cell office:value-type="string" calcext:value-type="string">
            <text:p>Ủy Ban Nhân Dân Xã Diên Xu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5409" calcext:value-type="float">
            <text:p>1065409</text:p>
          </table:table-cell>
          <table:table-cell office:value-type="string" calcext:value-type="string">
            <text:p>Ủy ban nhân dân phường Xương H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1" calcext:value-type="float">
            <text:p>34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412" calcext:value-type="float">
            <text:p>1065412</text:p>
          </table:table-cell>
          <table:table-cell office:value-type="string" calcext:value-type="string">
            <text:p>Ủy Ban Nhân Dân Xã Ninh Vâ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413" calcext:value-type="float">
            <text:p>1065413</text:p>
          </table:table-cell>
          <table:table-cell office:value-type="string" calcext:value-type="string">
            <text:p>Ủy Ban Nhân Dân Xã Ninh Ích</text:p>
          </table:table-cell>
          <table:table-cell office:value-type="float" office:value="609" calcext:value-type="float">
            <text:p>609</text:p>
          </table:table-cell>
          <table:table-cell office:value-type="float" office:value="3712" calcext:value-type="float">
            <text:p>3712</text:p>
          </table:table-cell>
          <table:table-cell office:value-type="float" office:value="5" calcext:value-type="float">
            <text:p>5</text:p>
          </table:table-cell>
          <table:table-cell office:value-type="float" office:value="3486" calcext:value-type="float">
            <text:p>3486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5415" calcext:value-type="float">
            <text:p>1065415</text:p>
          </table:table-cell>
          <table:table-cell office:value-type="string" calcext:value-type="string">
            <text:p>Ủy Ban Nhân Dân Thị trấn Diên K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9" calcext:value-type="float">
            <text:p>61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5416" calcext:value-type="float">
            <text:p>1065416</text:p>
          </table:table-cell>
          <table:table-cell office:value-type="string" calcext:value-type="string">
            <text:p>Ủy Ban Nhân Dân Xã Diên Lâm</text:p>
          </table:table-cell>
          <table:table-cell office:value-type="float" office:value="60" calcext:value-type="float">
            <text:p>6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5417" calcext:value-type="float">
            <text:p>1065417</text:p>
          </table:table-cell>
          <table:table-cell office:value-type="string" calcext:value-type="string">
            <text:p>Ủy ban nhân dân phường Lộc Thọ</text:p>
          </table:table-cell>
          <table:table-cell office:value-type="float" office:value="92" calcext:value-type="float">
            <text:p>92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2110" calcext:value-type="float">
            <text:p>211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418" calcext:value-type="float">
            <text:p>1065418</text:p>
          </table:table-cell>
          <table:table-cell office:value-type="string" calcext:value-type="string">
            <text:p>Ủy ban nhân dân phường Phước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420" calcext:value-type="float">
            <text:p>1065420</text:p>
          </table:table-cell>
          <table:table-cell office:value-type="string" calcext:value-type="string">
            <text:p>UBND Xã Hòa Phú</text:p>
          </table:table-cell>
          <table:table-cell office:value-type="float" office:value="106" calcext:value-type="float">
            <text:p>106</text:p>
          </table:table-cell>
          <table:table-cell office:value-type="float" office:value="2199" calcext:value-type="float">
            <text:p>2199</text:p>
          </table:table-cell>
          <table:table-cell office:value-type="float" office:value="1" calcext:value-type="float">
            <text:p>1</text:p>
          </table:table-cell>
          <table:table-cell office:value-type="float" office:value="1887" calcext:value-type="float">
            <text:p>1887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5512" calcext:value-type="float">
            <text:p>1065512</text:p>
          </table:table-cell>
          <table:table-cell office:value-type="string" calcext:value-type="string">
            <text:p>UBND Xã Ia Kê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513" calcext:value-type="float">
            <text:p>1065513</text:p>
          </table:table-cell>
          <table:table-cell office:value-type="string" calcext:value-type="string">
            <text:p>UBND Xã Đăk Tơ Ver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911" calcext:value-type="float">
            <text:p>39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514" calcext:value-type="float">
            <text:p>1065514</text:p>
          </table:table-cell>
          <table:table-cell office:value-type="string" calcext:value-type="string">
            <text:p>UBND Xã Hòa Phú</text:p>
          </table:table-cell>
          <table:table-cell office:value-type="float" office:value="39" calcext:value-type="float">
            <text:p>39</text:p>
          </table:table-cell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517" calcext:value-type="float">
            <text:p>1065517</text:p>
          </table:table-cell>
          <table:table-cell office:value-type="string" calcext:value-type="string">
            <text:p>UBND xã Ya Hộ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10" calcext:value-type="float">
            <text:p>45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5518" calcext:value-type="float">
            <text:p>1065518</text:p>
          </table:table-cell>
          <table:table-cell office:value-type="string" calcext:value-type="string">
            <text:p>UBND xã Ðê Ar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526" calcext:value-type="float">
            <text:p>1065526</text:p>
          </table:table-cell>
          <table:table-cell office:value-type="string" calcext:value-type="string">
            <text:p>UBND Phường Phú Bà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5536" calcext:value-type="float">
            <text:p>1065536</text:p>
          </table:table-cell>
          <table:table-cell office:value-type="string" calcext:value-type="string">
            <text:p>UBND Xã Hương Bình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5574" calcext:value-type="float">
            <text:p>1065574</text:p>
          </table:table-cell>
          <table:table-cell office:value-type="string" calcext:value-type="string">
            <text:p>UBND Xã Phú Quớ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5593" calcext:value-type="float">
            <text:p>1065593</text:p>
          </table:table-cell>
          <table:table-cell office:value-type="string" calcext:value-type="string">
            <text:p>Uỷ ban nhân dân xã Vinh Thanh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596" calcext:value-type="float">
            <text:p>1065596</text:p>
          </table:table-cell>
          <table:table-cell office:value-type="string" calcext:value-type="string">
            <text:p>UBND Phường Hương Chữ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603" calcext:value-type="float">
            <text:p>1065603</text:p>
          </table:table-cell>
          <table:table-cell office:value-type="string" calcext:value-type="string">
            <text:p>UBND Phường Thủy Dươ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604" calcext:value-type="float">
            <text:p>1065604</text:p>
          </table:table-cell>
          <table:table-cell office:value-type="string" calcext:value-type="string">
            <text:p>UBND Phường Hương Xuâ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5606" calcext:value-type="float">
            <text:p>1065606</text:p>
          </table:table-cell>
          <table:table-cell office:value-type="string" calcext:value-type="string">
            <text:p>Ủy ban Nhân dân xã Vinh An</text:p>
          </table:table-cell>
          <table:table-cell office:value-type="float" office:value="97" calcext:value-type="float">
            <text:p>97</text:p>
          </table:table-cell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  <table:table-cell office:value-type="float" office:value="2650" calcext:value-type="float">
            <text:p>265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5608" calcext:value-type="float">
            <text:p>1065608</text:p>
          </table:table-cell>
          <table:table-cell office:value-type="string" calcext:value-type="string">
            <text:p>Ủy ban Nhân dân xã Vinh Hà</text:p>
          </table:table-cell>
          <table:table-cell office:value-type="float" office:value="1435" calcext:value-type="float">
            <text:p>1435</text:p>
          </table:table-cell>
          <table:table-cell office:value-type="float" office:value="8229" calcext:value-type="float">
            <text:p>8229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776" calcext:value-type="float">
            <text:p>1065776</text:p>
          </table:table-cell>
          <table:table-cell office:value-type="string" calcext:value-type="string">
            <text:p>UBND Xã Ba Bích</text:p>
          </table:table-cell>
          <table:table-cell office:value-type="float" office:value="14" calcext:value-type="float">
            <text:p>14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5777" calcext:value-type="float">
            <text:p>1065777</text:p>
          </table:table-cell>
          <table:table-cell office:value-type="string" calcext:value-type="string">
            <text:p>UBND Xã Ba Vì</text:p>
          </table:table-cell>
          <table:table-cell office:value-type="float" office:value="428" calcext:value-type="float">
            <text:p>428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019" calcext:value-type="float">
            <text:p>1066019</text:p>
          </table:table-cell>
          <table:table-cell office:value-type="string" calcext:value-type="string">
            <text:p>UBND Phường Trưng Trắ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020" calcext:value-type="float">
            <text:p>1066020</text:p>
          </table:table-cell>
          <table:table-cell office:value-type="string" calcext:value-type="string">
            <text:p>UBND Phường Hùng V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021" calcext:value-type="float">
            <text:p>1066021</text:p>
          </table:table-cell>
          <table:table-cell office:value-type="string" calcext:value-type="string">
            <text:p>UBND Phường Trưng Nhị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024" calcext:value-type="float">
            <text:p>1066024</text:p>
          </table:table-cell>
          <table:table-cell office:value-type="string" calcext:value-type="string">
            <text:p>UBND xã Ngọc Kh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025" calcext:value-type="float">
            <text:p>1066025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026" calcext:value-type="float">
            <text:p>1066026</text:p>
          </table:table-cell>
          <table:table-cell office:value-type="string" calcext:value-type="string">
            <text:p>UBND Phường Tiền Châ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078" calcext:value-type="float">
            <text:p>1066078</text:p>
          </table:table-cell>
          <table:table-cell office:value-type="string" calcext:value-type="string">
            <text:p>UBND Phường Xuân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080" calcext:value-type="float">
            <text:p>1066080</text:p>
          </table:table-cell>
          <table:table-cell office:value-type="string" calcext:value-type="string">
            <text:p>UBND Xã Bồ Lý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081" calcext:value-type="float">
            <text:p>1066081</text:p>
          </table:table-cell>
          <table:table-cell office:value-type="string" calcext:value-type="string">
            <text:p>UBND Xã Hồ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082" calcext:value-type="float">
            <text:p>1066082</text:p>
          </table:table-cell>
          <table:table-cell office:value-type="string" calcext:value-type="string">
            <text:p>UBND xã Kim Đ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085" calcext:value-type="float">
            <text:p>1066085</text:p>
          </table:table-cell>
          <table:table-cell office:value-type="string" calcext:value-type="string">
            <text:p>UBND xã Minh Kha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137" calcext:value-type="float">
            <text:p>1066137</text:p>
          </table:table-cell>
          <table:table-cell office:value-type="string" calcext:value-type="string">
            <text:p>UBND xã Ðăk Yă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139" calcext:value-type="float">
            <text:p>1066139</text:p>
          </table:table-cell>
          <table:table-cell office:value-type="string" calcext:value-type="string">
            <text:p>Ubnd Xã Lơ P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141" calcext:value-type="float">
            <text:p>1066141</text:p>
          </table:table-cell>
          <table:table-cell office:value-type="string" calcext:value-type="string">
            <text:p>UBND xã KD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229" calcext:value-type="float">
            <text:p>1066229</text:p>
          </table:table-cell>
          <table:table-cell office:value-type="string" calcext:value-type="string">
            <text:p>UBND xã Đất Bằ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230" calcext:value-type="float">
            <text:p>1066230</text:p>
          </table:table-cell>
          <table:table-cell office:value-type="string" calcext:value-type="string">
            <text:p>UBND xã Ia Mlá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238" calcext:value-type="float">
            <text:p>1066238</text:p>
          </table:table-cell>
          <table:table-cell office:value-type="string" calcext:value-type="string">
            <text:p>UBND xã Uar</text:p>
          </table:table-cell>
          <table:table-cell office:value-type="float" office:value="44" calcext:value-type="float">
            <text:p>44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6239" calcext:value-type="float">
            <text:p>1066239</text:p>
          </table:table-cell>
          <table:table-cell office:value-type="string" calcext:value-type="string">
            <text:p>UBND xã Chư RCăm</text:p>
          </table:table-cell>
          <table:table-cell office:value-type="float" office:value="24" calcext:value-type="float">
            <text:p>24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3172" calcext:value-type="float">
            <text:p>317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6267" calcext:value-type="float">
            <text:p>1066267</text:p>
          </table:table-cell>
          <table:table-cell office:value-type="string" calcext:value-type="string">
            <text:p>UBND xã Hneng</text:p>
          </table:table-cell>
          <table:table-cell office:value-type="float" office:value="33" calcext:value-type="float">
            <text:p>33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268" calcext:value-type="float">
            <text:p>1066268</text:p>
          </table:table-cell>
          <table:table-cell office:value-type="string" calcext:value-type="string">
            <text:p>Ubnd Xã Tâ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269" calcext:value-type="float">
            <text:p>1066269</text:p>
          </table:table-cell>
          <table:table-cell office:value-type="string" calcext:value-type="string">
            <text:p>UBND xã Nghĩa Hò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273" calcext:value-type="float">
            <text:p>1066273</text:p>
          </table:table-cell>
          <table:table-cell office:value-type="string" calcext:value-type="string">
            <text:p>UBND thị trấn Phú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274" calcext:value-type="float">
            <text:p>1066274</text:p>
          </table:table-cell>
          <table:table-cell office:value-type="string" calcext:value-type="string">
            <text:p>UBND xã Hà Tâ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6276" calcext:value-type="float">
            <text:p>1066276</text:p>
          </table:table-cell>
          <table:table-cell office:value-type="string" calcext:value-type="string">
            <text:p>UBND Xã Nam Yang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277" calcext:value-type="float">
            <text:p>1066277</text:p>
          </table:table-cell>
          <table:table-cell office:value-type="string" calcext:value-type="string">
            <text:p>UBND xã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294" calcext:value-type="float">
            <text:p>1066294</text:p>
          </table:table-cell>
          <table:table-cell office:value-type="string" calcext:value-type="string">
            <text:p>Ủy ban nhân dân phường Tân Lậ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295" calcext:value-type="float">
            <text:p>1066295</text:p>
          </table:table-cell>
          <table:table-cell office:value-type="string" calcext:value-type="string">
            <text:p>Ủy ban nhân dân phường Vĩnh Nguyên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296" calcext:value-type="float">
            <text:p>1066296</text:p>
          </table:table-cell>
          <table:table-cell office:value-type="string" calcext:value-type="string">
            <text:p>Ủy Ban Nhân Dân Xã Ninh Lộc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297" calcext:value-type="float">
            <text:p>1066297</text:p>
          </table:table-cell>
          <table:table-cell office:value-type="string" calcext:value-type="string">
            <text:p>Ủy ban nhân dân phường Phương Sà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298" calcext:value-type="float">
            <text:p>1066298</text:p>
          </table:table-cell>
          <table:table-cell office:value-type="string" calcext:value-type="string">
            <text:p>Ủy ban nhân dân phường Phước T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299" calcext:value-type="float">
            <text:p>1066299</text:p>
          </table:table-cell>
          <table:table-cell office:value-type="string" calcext:value-type="string">
            <text:p>Ủy ban nhân dân phường Phước Tiến</text:p>
          </table:table-cell>
          <table:table-cell office:value-type="float" office:value="85" calcext:value-type="float">
            <text:p>85</text:p>
          </table:table-cell>
          <table:table-cell office:value-type="float" office:value="660" calcext:value-type="float">
            <text:p>660</text:p>
          </table:table-cell>
          <table:table-cell office:value-type="float" office:value="7" calcext:value-type="float">
            <text:p>7</text:p>
          </table:table-cell>
          <table:table-cell office:value-type="float" office:value="5802" calcext:value-type="float">
            <text:p>580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6300" calcext:value-type="float">
            <text:p>1066300</text:p>
          </table:table-cell>
          <table:table-cell office:value-type="string" calcext:value-type="string">
            <text:p>Ủy ban nhân dân phường Phước Hả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304" calcext:value-type="float">
            <text:p>1066304</text:p>
          </table:table-cell>
          <table:table-cell office:value-type="string" calcext:value-type="string">
            <text:p>Ủy ban nhân dân phường Vạn Th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377" calcext:value-type="float">
            <text:p>1066377</text:p>
          </table:table-cell>
          <table:table-cell office:value-type="string" calcext:value-type="string">
            <text:p>UBND xã Nghĩa 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378" calcext:value-type="float">
            <text:p>1066378</text:p>
          </table:table-cell>
          <table:table-cell office:value-type="string" calcext:value-type="string">
            <text:p>UBND Xã Tơ T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379" calcext:value-type="float">
            <text:p>1066379</text:p>
          </table:table-cell>
          <table:table-cell office:value-type="string" calcext:value-type="string">
            <text:p>UBND Xã Kông Lơng Kh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381" calcext:value-type="float">
            <text:p>1066381</text:p>
          </table:table-cell>
          <table:table-cell office:value-type="string" calcext:value-type="string">
            <text:p>UBND Xã Glar</text:p>
          </table:table-cell>
          <table:table-cell office:value-type="float" office:value="58" calcext:value-type="float">
            <text:p>58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float" office:value="2969" calcext:value-type="float">
            <text:p>296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6382" calcext:value-type="float">
            <text:p>1066382</text:p>
          </table:table-cell>
          <table:table-cell office:value-type="string" calcext:value-type="string">
            <text:p>UBND xã ADơ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606" calcext:value-type="float">
            <text:p>260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6383" calcext:value-type="float">
            <text:p>1066383</text:p>
          </table:table-cell>
          <table:table-cell office:value-type="string" calcext:value-type="string">
            <text:p>UBND xã Trang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864" calcext:value-type="float">
            <text:p>486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6384" calcext:value-type="float">
            <text:p>1066384</text:p>
          </table:table-cell>
          <table:table-cell office:value-type="string" calcext:value-type="string">
            <text:p>UBND xã Ia Pế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435" calcext:value-type="float">
            <text:p>1066435</text:p>
          </table:table-cell>
          <table:table-cell office:value-type="string" calcext:value-type="string">
            <text:p>Ủy ban nhân dân Xã Vĩnh Ki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436" calcext:value-type="float">
            <text:p>1066436</text:p>
          </table:table-cell>
          <table:table-cell office:value-type="string" calcext:value-type="string">
            <text:p>Ủy ban nhân dân Xã Vĩnh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481" calcext:value-type="float">
            <text:p>1066481</text:p>
          </table:table-cell>
          <table:table-cell office:value-type="string" calcext:value-type="string">
            <text:p>UBND xã Ia RSươm</text:p>
          </table:table-cell>
          <table:table-cell office:value-type="float" office:value="127" calcext:value-type="float">
            <text:p>127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6482" calcext:value-type="float">
            <text:p>1066482</text:p>
          </table:table-cell>
          <table:table-cell office:value-type="string" calcext:value-type="string">
            <text:p>UBND xã Chư Dr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483" calcext:value-type="float">
            <text:p>1066483</text:p>
          </table:table-cell>
          <table:table-cell office:value-type="string" calcext:value-type="string">
            <text:p>UBND xã Phú Cần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4650" calcext:value-type="float">
            <text:p>465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6484" calcext:value-type="float">
            <text:p>1066484</text:p>
          </table:table-cell>
          <table:table-cell office:value-type="string" calcext:value-type="string">
            <text:p>UBND xã Ia Dré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485" calcext:value-type="float">
            <text:p>1066485</text:p>
          </table:table-cell>
          <table:table-cell office:value-type="string" calcext:value-type="string">
            <text:p>UBND xã Ia Rmok</text:p>
          </table:table-cell>
          <table:table-cell office:value-type="float" office:value="191" calcext:value-type="float">
            <text:p>191</text:p>
          </table:table-cell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6490" calcext:value-type="float">
            <text:p>1066490</text:p>
          </table:table-cell>
          <table:table-cell office:value-type="string" calcext:value-type="string">
            <text:p>UBND thị trấn Phú Túc</text:p>
          </table:table-cell>
          <table:table-cell office:value-type="float" office:value="192" calcext:value-type="float">
            <text:p>192</text:p>
          </table:table-cell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  <table:table-cell office:value-type="float" office:value="2840" calcext:value-type="float">
            <text:p>284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6493" calcext:value-type="float">
            <text:p>1066493</text:p>
          </table:table-cell>
          <table:table-cell office:value-type="string" calcext:value-type="string">
            <text:p>UBND xã Kim Tân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496" calcext:value-type="float">
            <text:p>1066496</text:p>
          </table:table-cell>
          <table:table-cell office:value-type="string" calcext:value-type="string">
            <text:p>UBND xã Ia Trok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497" calcext:value-type="float">
            <text:p>1066497</text:p>
          </table:table-cell>
          <table:table-cell office:value-type="string" calcext:value-type="string">
            <text:p>UBND xã Ia Hiao</text:p>
          </table:table-cell>
          <table:table-cell office:value-type="float" office:value="44" calcext:value-type="float">
            <text:p>4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498" calcext:value-type="float">
            <text:p>1066498</text:p>
          </table:table-cell>
          <table:table-cell office:value-type="string" calcext:value-type="string">
            <text:p>UBND xã Ia K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6499" calcext:value-type="float">
            <text:p>1066499</text:p>
          </table:table-cell>
          <table:table-cell office:value-type="string" calcext:value-type="string">
            <text:p>UBND xã Chư G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530" calcext:value-type="float">
            <text:p>1066530</text:p>
          </table:table-cell>
          <table:table-cell office:value-type="string" calcext:value-type="string">
            <text:p>UBND Xã Hồ Thị Kỷ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531" calcext:value-type="float">
            <text:p>1066531</text:p>
          </table:table-cell>
          <table:table-cell office:value-type="string" calcext:value-type="string">
            <text:p>UBND Xã Tân Lộc Đô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95" calcext:value-type="float">
            <text:p>369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6533" calcext:value-type="float">
            <text:p>1066533</text:p>
          </table:table-cell>
          <table:table-cell office:value-type="string" calcext:value-type="string">
            <text:p>UBND xã Ia Băng</text:p>
          </table:table-cell>
          <table:table-cell office:value-type="float" office:value="83" calcext:value-type="float">
            <text:p>83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534" calcext:value-type="float">
            <text:p>1066534</text:p>
          </table:table-cell>
          <table:table-cell office:value-type="string" calcext:value-type="string">
            <text:p>UBND thị trấn Kon D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535" calcext:value-type="float">
            <text:p>1066535</text:p>
          </table:table-cell>
          <table:table-cell office:value-type="string" calcext:value-type="string">
            <text:p>Ubnd Xã Hà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536" calcext:value-type="float">
            <text:p>1066536</text:p>
          </table:table-cell>
          <table:table-cell office:value-type="string" calcext:value-type="string">
            <text:p>UBND xã Đak Sơ Mei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537" calcext:value-type="float">
            <text:p>1066537</text:p>
          </table:table-cell>
          <table:table-cell office:value-type="string" calcext:value-type="string">
            <text:p>Ubnd Xã Hải Y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538" calcext:value-type="float">
            <text:p>1066538</text:p>
          </table:table-cell>
          <table:table-cell office:value-type="string" calcext:value-type="string">
            <text:p>UBND Xã Hà Bầu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3289" calcext:value-type="float">
            <text:p>32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6539" calcext:value-type="float">
            <text:p>1066539</text:p>
          </table:table-cell>
          <table:table-cell office:value-type="string" calcext:value-type="string">
            <text:p>UBND Xã Chư á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578" calcext:value-type="float">
            <text:p>35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6540" calcext:value-type="float">
            <text:p>1066540</text:p>
          </table:table-cell>
          <table:table-cell office:value-type="string" calcext:value-type="string">
            <text:p>UBND xã An Phú</text:p>
          </table:table-cell>
          <table:table-cell office:value-type="float" office:value="61" calcext:value-type="float">
            <text:p>61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245" calcext:value-type="float">
            <text:p>224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541" calcext:value-type="float">
            <text:p>1066541</text:p>
          </table:table-cell>
          <table:table-cell office:value-type="string" calcext:value-type="string">
            <text:p>UBND xã Lơ K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542" calcext:value-type="float">
            <text:p>1066542</text:p>
          </table:table-cell>
          <table:table-cell office:value-type="string" calcext:value-type="string">
            <text:p>UBND phường Hội Phú</text:p>
          </table:table-cell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947" calcext:value-type="float">
            <text:p>79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6543" calcext:value-type="float">
            <text:p>1066543</text:p>
          </table:table-cell>
          <table:table-cell office:value-type="string" calcext:value-type="string">
            <text:p>UBND Xã Kông Bơ L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544" calcext:value-type="float">
            <text:p>1066544</text:p>
          </table:table-cell>
          <table:table-cell office:value-type="string" calcext:value-type="string">
            <text:p>UBND Xã Đăk HL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545" calcext:value-type="float">
            <text:p>1066545</text:p>
          </table:table-cell>
          <table:table-cell office:value-type="string" calcext:value-type="string">
            <text:p>UBND thị trấn Đak Đ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6" calcext:value-type="float">
            <text:p>350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6547" calcext:value-type="float">
            <text:p>1066547</text:p>
          </table:table-cell>
          <table:table-cell office:value-type="string" calcext:value-type="string">
            <text:p>UBND Thị trấn KBan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553" calcext:value-type="float">
            <text:p>1066553</text:p>
          </table:table-cell>
          <table:table-cell office:value-type="string" calcext:value-type="string">
            <text:p>Ủy ban nhân dân Xã Vĩ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6635" calcext:value-type="float">
            <text:p>1066635</text:p>
          </table:table-cell>
          <table:table-cell office:value-type="string" calcext:value-type="string">
            <text:p>UBND xã Trung H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637" calcext:value-type="float">
            <text:p>1066637</text:p>
          </table:table-cell>
          <table:table-cell office:value-type="string" calcext:value-type="string">
            <text:p>UBND Phường Nam Viê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642" calcext:value-type="float">
            <text:p>1066642</text:p>
          </table:table-cell>
          <table:table-cell office:value-type="string" calcext:value-type="string">
            <text:p>UBND xã Sơn Lan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643" calcext:value-type="float">
            <text:p>1066643</text:p>
          </table:table-cell>
          <table:table-cell office:value-type="string" calcext:value-type="string">
            <text:p>UBND Xã Kon P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21" calcext:value-type="float">
            <text:p>4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644" calcext:value-type="float">
            <text:p>1066644</text:p>
          </table:table-cell>
          <table:table-cell office:value-type="string" calcext:value-type="string">
            <text:p>UBND Xã K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645" calcext:value-type="float">
            <text:p>1066645</text:p>
          </table:table-cell>
          <table:table-cell office:value-type="string" calcext:value-type="string">
            <text:p>UBND xã Sơ Pa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672" calcext:value-type="float">
            <text:p>1066672</text:p>
          </table:table-cell>
          <table:table-cell office:value-type="string" calcext:value-type="string">
            <text:p>UBND xã Đak 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743" calcext:value-type="float">
            <text:p>1066743</text:p>
          </table:table-cell>
          <table:table-cell office:value-type="string" calcext:value-type="string">
            <text:p>UBND Thị trấn Phú Thiện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745" calcext:value-type="float">
            <text:p>274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6745" calcext:value-type="float">
            <text:p>1066745</text:p>
          </table:table-cell>
          <table:table-cell office:value-type="string" calcext:value-type="string">
            <text:p>UBND xã Chư A Th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747" calcext:value-type="float">
            <text:p>1066747</text:p>
          </table:table-cell>
          <table:table-cell office:value-type="string" calcext:value-type="string">
            <text:p>UBND xã Ia Hlố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748" calcext:value-type="float">
            <text:p>1066748</text:p>
          </table:table-cell>
          <table:table-cell office:value-type="string" calcext:value-type="string">
            <text:p>UBND Xã Ia Blang</text:p>
          </table:table-cell>
          <table:table-cell office:value-type="float" office:value="52" calcext:value-type="float">
            <text:p>52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749" calcext:value-type="float">
            <text:p>1066749</text:p>
          </table:table-cell>
          <table:table-cell office:value-type="string" calcext:value-type="string">
            <text:p>UBND Xã Du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751" calcext:value-type="float">
            <text:p>1066751</text:p>
          </table:table-cell>
          <table:table-cell office:value-type="string" calcext:value-type="string">
            <text:p>UBND xã Ia Hrú</text:p>
          </table:table-cell>
          <table:table-cell office:value-type="float" office:value="142" calcext:value-type="float">
            <text:p>142</text:p>
          </table:table-cell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752" calcext:value-type="float">
            <text:p>1066752</text:p>
          </table:table-cell>
          <table:table-cell office:value-type="string" calcext:value-type="string">
            <text:p>UBND xã Ia Dreng</text:p>
          </table:table-cell>
          <table:table-cell office:value-type="float" office:value="119" calcext:value-type="float">
            <text:p>119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4484" calcext:value-type="float">
            <text:p>4484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6758" calcext:value-type="float">
            <text:p>1066758</text:p>
          </table:table-cell>
          <table:table-cell office:value-type="string" calcext:value-type="string">
            <text:p>UBND xã Ia Mrơn</text:p>
          </table:table-cell>
          <table:table-cell office:value-type="float" office:value="118" calcext:value-type="float">
            <text:p>118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6760" calcext:value-type="float">
            <text:p>1066760</text:p>
          </table:table-cell>
          <table:table-cell office:value-type="string" calcext:value-type="string">
            <text:p>UBND Xã Ia Phang</text:p>
          </table:table-cell>
          <table:table-cell office:value-type="float" office:value="55" calcext:value-type="float">
            <text:p>55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2266" calcext:value-type="float">
            <text:p>226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761" calcext:value-type="float">
            <text:p>1066761</text:p>
          </table:table-cell>
          <table:table-cell office:value-type="string" calcext:value-type="string">
            <text:p>UBND xã Ia Le</text:p>
          </table:table-cell>
          <table:table-cell office:value-type="float" office:value="188" calcext:value-type="float">
            <text:p>188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769" calcext:value-type="float">
            <text:p>1066769</text:p>
          </table:table-cell>
          <table:table-cell office:value-type="string" calcext:value-type="string">
            <text:p>Ủy Ban Nhân Dân Xã D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770" calcext:value-type="float">
            <text:p>1066770</text:p>
          </table:table-cell>
          <table:table-cell office:value-type="string" calcext:value-type="string">
            <text:p>Ủy Ban Nhân Dân Xã Diên Tân</text:p>
          </table:table-cell>
          <table:table-cell office:value-type="float" office:value="189" calcext:value-type="float">
            <text:p>189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771" calcext:value-type="float">
            <text:p>1066771</text:p>
          </table:table-cell>
          <table:table-cell office:value-type="string" calcext:value-type="string">
            <text:p>Ủy Ban Nhân Dân Xã Diên Hòa</text:p>
          </table:table-cell>
          <table:table-cell office:value-type="float" office:value="38" calcext:value-type="float">
            <text:p>38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772" calcext:value-type="float">
            <text:p>1066772</text:p>
          </table:table-cell>
          <table:table-cell office:value-type="string" calcext:value-type="string">
            <text:p>Ủy Ban Nhân Dân Thị Trấn Khánh Vĩ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773" calcext:value-type="float">
            <text:p>1066773</text:p>
          </table:table-cell>
          <table:table-cell office:value-type="string" calcext:value-type="string">
            <text:p>Ủy Ban Nhân Dân Xã Khánh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778" calcext:value-type="float">
            <text:p>1066778</text:p>
          </table:table-cell>
          <table:table-cell office:value-type="string" calcext:value-type="string">
            <text:p>Ủy Ban Nhân Dân Xã Suối Hiệp</text:p>
          </table:table-cell>
          <table:table-cell office:value-type="float" office:value="38" calcext:value-type="float">
            <text:p>38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797" calcext:value-type="float">
            <text:p>1066797</text:p>
          </table:table-cell>
          <table:table-cell office:value-type="string" calcext:value-type="string">
            <text:p>Ủy ban nhân dân xã Biển Hồ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798" calcext:value-type="float">
            <text:p>1066798</text:p>
          </table:table-cell>
          <table:table-cell office:value-type="string" calcext:value-type="string">
            <text:p>UBND Xã Tân Sơn</text:p>
          </table:table-cell>
          <table:table-cell office:value-type="float" office:value="52" calcext:value-type="float">
            <text:p>52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854" calcext:value-type="float">
            <text:p>485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6799" calcext:value-type="float">
            <text:p>1066799</text:p>
          </table:table-cell>
          <table:table-cell office:value-type="string" calcext:value-type="string">
            <text:p>UBND Xã Trà Đ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800" calcext:value-type="float">
            <text:p>1066800</text:p>
          </table:table-cell>
          <table:table-cell office:value-type="string" calcext:value-type="string">
            <text:p>UBND Xã Diên Phú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801" calcext:value-type="float">
            <text:p>1066801</text:p>
          </table:table-cell>
          <table:table-cell office:value-type="string" calcext:value-type="string">
            <text:p>UBND Xã Gà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802" calcext:value-type="float">
            <text:p>1066802</text:p>
          </table:table-cell>
          <table:table-cell office:value-type="string" calcext:value-type="string">
            <text:p>UBND phường Tây Sơn</text:p>
          </table:table-cell>
          <table:table-cell office:value-type="float" office:value="40" calcext:value-type="float">
            <text:p>40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float" office:value="5149" calcext:value-type="float">
            <text:p>514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6803" calcext:value-type="float">
            <text:p>1066803</text:p>
          </table:table-cell>
          <table:table-cell office:value-type="string" calcext:value-type="string">
            <text:p>UBND phường Thống Nhấ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804" calcext:value-type="float">
            <text:p>1066804</text:p>
          </table:table-cell>
          <table:table-cell office:value-type="string" calcext:value-type="string">
            <text:p>UBND Phường Trà Bá</text:p>
          </table:table-cell>
          <table:table-cell office:value-type="float" office:value="54" calcext:value-type="float">
            <text:p>54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office:value-type="float" office:value="2489" calcext:value-type="float">
            <text:p>248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805" calcext:value-type="float">
            <text:p>1066805</text:p>
          </table:table-cell>
          <table:table-cell office:value-type="string" calcext:value-type="string">
            <text:p>UBND Phường Yên Thế</text:p>
          </table:table-cell>
          <table:table-cell office:value-type="float" office:value="30" calcext:value-type="float">
            <text:p>30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6832" calcext:value-type="float">
            <text:p>683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6808" calcext:value-type="float">
            <text:p>1066808</text:p>
          </table:table-cell>
          <table:table-cell office:value-type="string" calcext:value-type="string">
            <text:p>UBND phường Diên Hồ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23" calcext:value-type="float">
            <text:p>79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6809" calcext:value-type="float">
            <text:p>1066809</text:p>
          </table:table-cell>
          <table:table-cell office:value-type="string" calcext:value-type="string">
            <text:p>UBND phường Ia Kring</text:p>
          </table:table-cell>
          <table:table-cell office:value-type="float" office:value="255" calcext:value-type="float">
            <text:p>255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office:value-type="float" office:value="4995" calcext:value-type="float">
            <text:p>499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6811" calcext:value-type="float">
            <text:p>1066811</text:p>
          </table:table-cell>
          <table:table-cell office:value-type="string" calcext:value-type="string">
            <text:p>UBND phường Hoa Lư</text:p>
          </table:table-cell>
          <table:table-cell office:value-type="float" office:value="153" calcext:value-type="float">
            <text:p>153</text:p>
          </table:table-cell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float" office:value="10692" calcext:value-type="float">
            <text:p>1069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6853" calcext:value-type="float">
            <text:p>1066853</text:p>
          </table:table-cell>
          <table:table-cell office:value-type="string" calcext:value-type="string">
            <text:p>UBND Xã Bành Trạch</text:p>
          </table:table-cell>
          <table:table-cell office:value-type="float" office:value="161" calcext:value-type="float">
            <text:p>161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855" calcext:value-type="float">
            <text:p>1066855</text:p>
          </table:table-cell>
          <table:table-cell office:value-type="string" calcext:value-type="string">
            <text:p>UBND Xã Phúc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896" calcext:value-type="float">
            <text:p>1066896</text:p>
          </table:table-cell>
          <table:table-cell office:value-type="string" calcext:value-type="string">
            <text:p>Ủy Ban Nhân Dân Xã Vạn Thọ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6897" calcext:value-type="float">
            <text:p>1066897</text:p>
          </table:table-cell>
          <table:table-cell office:value-type="string" calcext:value-type="string">
            <text:p>Ủy Ban Nhân Dân Xã Vạn Bình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898" calcext:value-type="float">
            <text:p>1066898</text:p>
          </table:table-cell>
          <table:table-cell office:value-type="string" calcext:value-type="string">
            <text:p>Ủy Ban Nhân Dân Xã Vạn Khánh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899" calcext:value-type="float">
            <text:p>1066899</text:p>
          </table:table-cell>
          <table:table-cell office:value-type="string" calcext:value-type="string">
            <text:p>Ủy Ban Nhân Dân Xã Vạn Phú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902" calcext:value-type="float">
            <text:p>1066902</text:p>
          </table:table-cell>
          <table:table-cell office:value-type="string" calcext:value-type="string">
            <text:p>Ủy Ban Nhân Dân Thị Trấn Vạn Giã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903" calcext:value-type="float">
            <text:p>1066903</text:p>
          </table:table-cell>
          <table:table-cell office:value-type="string" calcext:value-type="string">
            <text:p>Ủy Ban Nhân Dân Xã Đại Lã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904" calcext:value-type="float">
            <text:p>1066904</text:p>
          </table:table-cell>
          <table:table-cell office:value-type="string" calcext:value-type="string">
            <text:p>Ủy Ban Nhân Dân Xã Vạn Long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905" calcext:value-type="float">
            <text:p>1066905</text:p>
          </table:table-cell>
          <table:table-cell office:value-type="string" calcext:value-type="string">
            <text:p>Ủy Ban Nhân Dân Xã Vạn Phướ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13" calcext:value-type="float">
            <text:p>35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7005" calcext:value-type="float">
            <text:p>1067005</text:p>
          </table:table-cell>
          <table:table-cell office:value-type="string" calcext:value-type="string">
            <text:p>UBND Xã Albá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7010" calcext:value-type="float">
            <text:p>1067010</text:p>
          </table:table-cell>
          <table:table-cell office:value-type="string" calcext:value-type="string">
            <text:p>UBND thị trấn Chư T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37" calcext:value-type="float">
            <text:p>26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7011" calcext:value-type="float">
            <text:p>1067011</text:p>
          </table:table-cell>
          <table:table-cell office:value-type="string" calcext:value-type="string">
            <text:p>UBND Thị trấn Chư Sê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591" calcext:value-type="float">
            <text:p>359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7012" calcext:value-type="float">
            <text:p>1067012</text:p>
          </table:table-cell>
          <table:table-cell office:value-type="string" calcext:value-type="string">
            <text:p>UBND Xã Ia Tiê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013" calcext:value-type="float">
            <text:p>1067013</text:p>
          </table:table-cell>
          <table:table-cell office:value-type="string" calcext:value-type="string">
            <text:p>UBND xã Bờ Ngoong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021" calcext:value-type="float">
            <text:p>1067021</text:p>
          </table:table-cell>
          <table:table-cell office:value-type="string" calcext:value-type="string">
            <text:p>Ủy Ban Nhân Dân Xã Suối Tiên</text:p>
          </table:table-cell>
          <table:table-cell office:value-type="float" office:value="66" calcext:value-type="float">
            <text:p>66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022" calcext:value-type="float">
            <text:p>1067022</text:p>
          </table:table-cell>
          <table:table-cell office:value-type="string" calcext:value-type="string">
            <text:p>Ủy ban nhân dân xã Suối Cá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023" calcext:value-type="float">
            <text:p>1067023</text:p>
          </table:table-cell>
          <table:table-cell office:value-type="string" calcext:value-type="string">
            <text:p>Ủy ban nhân dân xã Suối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152" calcext:value-type="float">
            <text:p>1067152</text:p>
          </table:table-cell>
          <table:table-cell office:value-type="string" calcext:value-type="string">
            <text:p>Ủy Ban Nhân Dân Xã Vạn Thắng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153" calcext:value-type="float">
            <text:p>1067153</text:p>
          </table:table-cell>
          <table:table-cell office:value-type="string" calcext:value-type="string">
            <text:p>Ủy Ban Nhân Dân Xã Vạn Thạnh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154" calcext:value-type="float">
            <text:p>1067154</text:p>
          </table:table-cell>
          <table:table-cell office:value-type="string" calcext:value-type="string">
            <text:p>Ủy Ban Nhân Dân Xã Vạn Lươ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161" calcext:value-type="float">
            <text:p>1067161</text:p>
          </table:table-cell>
          <table:table-cell office:value-type="string" calcext:value-type="string">
            <text:p>Ủy Ban Nhân Dân Xã Vĩnh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162" calcext:value-type="float">
            <text:p>1067162</text:p>
          </table:table-cell>
          <table:table-cell office:value-type="string" calcext:value-type="string">
            <text:p>Ủy Ban Nhân Dân Xã Ninh Thạnh Lợi</text:p>
          </table:table-cell>
          <table:table-cell office:value-type="float" office:value="99" calcext:value-type="float">
            <text:p>99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164" calcext:value-type="float">
            <text:p>1067164</text:p>
          </table:table-cell>
          <table:table-cell office:value-type="string" calcext:value-type="string">
            <text:p>UBND xã Ia Nan</text:p>
          </table:table-cell>
          <table:table-cell office:value-type="float" office:value="105" calcext:value-type="float">
            <text:p>105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7236" calcext:value-type="float">
            <text:p>1067236</text:p>
          </table:table-cell>
          <table:table-cell office:value-type="string" calcext:value-type="string">
            <text:p>Ủy Ban Nhân Dân Thị trấn Chợ Lầ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237" calcext:value-type="float">
            <text:p>1067237</text:p>
          </table:table-cell>
          <table:table-cell office:value-type="string" calcext:value-type="string">
            <text:p>Ủy Ban Nhân Dân Xã Phan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239" calcext:value-type="float">
            <text:p>1067239</text:p>
          </table:table-cell>
          <table:table-cell office:value-type="string" calcext:value-type="string">
            <text:p>Ủy Ban Nhân Dân Xã Phan Điề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273" calcext:value-type="float">
            <text:p>1067273</text:p>
          </table:table-cell>
          <table:table-cell office:value-type="string" calcext:value-type="string">
            <text:p>UBND xã Ia Krê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7274" calcext:value-type="float">
            <text:p>1067274</text:p>
          </table:table-cell>
          <table:table-cell office:value-type="string" calcext:value-type="string">
            <text:p>Ubnd Xã Ia Din</text:p>
          </table:table-cell>
          <table:table-cell office:value-type="float" office:value="7" calcext:value-type="float">
            <text:p>7</text:p>
          </table:table-cell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7276" calcext:value-type="float">
            <text:p>1067276</text:p>
          </table:table-cell>
          <table:table-cell office:value-type="string" calcext:value-type="string">
            <text:p>UBND xã Ia Dom</text:p>
          </table:table-cell>
          <table:table-cell office:value-type="float" office:value="17" calcext:value-type="float">
            <text:p>1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277" calcext:value-type="float">
            <text:p>1067277</text:p>
          </table:table-cell>
          <table:table-cell office:value-type="string" calcext:value-type="string">
            <text:p>UBND xã Ia Lang</text:p>
          </table:table-cell>
          <table:table-cell office:value-type="float" office:value="86" calcext:value-type="float">
            <text:p>86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7278" calcext:value-type="float">
            <text:p>1067278</text:p>
          </table:table-cell>
          <table:table-cell office:value-type="string" calcext:value-type="string">
            <text:p>UBND Xã Ia Kriêng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284" calcext:value-type="float">
            <text:p>1067284</text:p>
          </table:table-cell>
          <table:table-cell office:value-type="string" calcext:value-type="string">
            <text:p>UBND xã Ia Dơk</text:p>
          </table:table-cell>
          <table:table-cell office:value-type="float" office:value="61" calcext:value-type="float">
            <text:p>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7410" calcext:value-type="float">
            <text:p>1067410</text:p>
          </table:table-cell>
          <table:table-cell office:value-type="string" calcext:value-type="string">
            <text:p>Ủy Ban Nhân Dân Phường Hộ Phòng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7415" calcext:value-type="float">
            <text:p>1067415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45" calcext:value-type="float">
            <text:p>45</text:p>
          </table:table-cell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7418" calcext:value-type="float">
            <text:p>1067418</text:p>
          </table:table-cell>
          <table:table-cell office:value-type="string" calcext:value-type="string">
            <text:p>Ủy Ban Nhân Dân Xã Phong Thạnh Đông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7419" calcext:value-type="float">
            <text:p>1067419</text:p>
          </table:table-cell>
          <table:table-cell office:value-type="string" calcext:value-type="string">
            <text:p>Ủy Ban Nhân Dân Phường Láng Tròn</text:p>
          </table:table-cell>
          <table:table-cell office:value-type="float" office:value="39" calcext:value-type="float">
            <text:p>39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429" calcext:value-type="float">
            <text:p>1067429</text:p>
          </table:table-cell>
          <table:table-cell office:value-type="string" calcext:value-type="string">
            <text:p>UBND Xã Cư An</text:p>
          </table:table-cell>
          <table:table-cell office:value-type="float" office:value="61" calcext:value-type="float">
            <text:p>61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4036" calcext:value-type="float">
            <text:p>403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7446" calcext:value-type="float">
            <text:p>1067446</text:p>
          </table:table-cell>
          <table:table-cell office:value-type="string" calcext:value-type="string">
            <text:p>UBND xã Đức Bá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450" calcext:value-type="float">
            <text:p>1067450</text:p>
          </table:table-cell>
          <table:table-cell office:value-type="string" calcext:value-type="string">
            <text:p>UBND xã Bàn Giả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455" calcext:value-type="float">
            <text:p>1067455</text:p>
          </table:table-cell>
          <table:table-cell office:value-type="string" calcext:value-type="string">
            <text:p>UBND xã Yên Thạ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507" calcext:value-type="float">
            <text:p>1067507</text:p>
          </table:table-cell>
          <table:table-cell office:value-type="string" calcext:value-type="string">
            <text:p>UBND xã Thái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512" calcext:value-type="float">
            <text:p>1067512</text:p>
          </table:table-cell>
          <table:table-cell office:value-type="string" calcext:value-type="string">
            <text:p>UBND xã Bình X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514" calcext:value-type="float">
            <text:p>1067514</text:p>
          </table:table-cell>
          <table:table-cell office:value-type="string" calcext:value-type="string">
            <text:p>UBND Xã Nhân Mụ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573" calcext:value-type="float">
            <text:p>1067573</text:p>
          </table:table-cell>
          <table:table-cell office:value-type="string" calcext:value-type="string">
            <text:p>UBND Xã Văn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666" calcext:value-type="float">
            <text:p>1067666</text:p>
          </table:table-cell>
          <table:table-cell office:value-type="string" calcext:value-type="string">
            <text:p>Ủy Ban Nhân Dân Phường 8 thành phố Sóc Tr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857" calcext:value-type="float">
            <text:p>1067857</text:p>
          </table:table-cell>
          <table:table-cell office:value-type="string" calcext:value-type="string">
            <text:p>UBND Xã Quế Xuân 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903" calcext:value-type="float">
            <text:p>1067903</text:p>
          </table:table-cell>
          <table:table-cell office:value-type="string" calcext:value-type="string">
            <text:p>UBND Xã Quất Lư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957" calcext:value-type="float">
            <text:p>1067957</text:p>
          </table:table-cell>
          <table:table-cell office:value-type="string" calcext:value-type="string">
            <text:p>UBND Xã Tam Hợ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012" calcext:value-type="float">
            <text:p>1068012</text:p>
          </table:table-cell>
          <table:table-cell office:value-type="string" calcext:value-type="string">
            <text:p>UBND xã Thắng Thuỷ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013" calcext:value-type="float">
            <text:p>1068013</text:p>
          </table:table-cell>
          <table:table-cell office:value-type="string" calcext:value-type="string">
            <text:p>UBND xã Trung Lậ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028" calcext:value-type="float">
            <text:p>1068028</text:p>
          </table:table-cell>
          <table:table-cell office:value-type="string" calcext:value-type="string">
            <text:p>UBND Xã Trường Xuân</text:p>
          </table:table-cell>
          <table:table-cell office:value-type="float" office:value="20" calcext:value-type="float">
            <text:p>20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2360" calcext:value-type="float">
            <text:p>236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8029" calcext:value-type="float">
            <text:p>1068029</text:p>
          </table:table-cell>
          <table:table-cell office:value-type="string" calcext:value-type="string">
            <text:p>UBND Xã Đông Bì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032" calcext:value-type="float">
            <text:p>1068032</text:p>
          </table:table-cell>
          <table:table-cell office:value-type="string" calcext:value-type="string">
            <text:p>UBND Xã Thới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035" calcext:value-type="float">
            <text:p>1068035</text:p>
          </table:table-cell>
          <table:table-cell office:value-type="string" calcext:value-type="string">
            <text:p>UBND Xã Định Môn</text:p>
          </table:table-cell>
          <table:table-cell office:value-type="float" office:value="200" calcext:value-type="float">
            <text:p>200</text:p>
          </table:table-cell>
          <table:table-cell office:value-type="float" office:value="2274" calcext:value-type="float">
            <text:p>2274</text:p>
          </table:table-cell>
          <table:table-cell office:value-type="float" office:value="2" calcext:value-type="float">
            <text:p>2</text:p>
          </table:table-cell>
          <table:table-cell office:value-type="float" office:value="1886" calcext:value-type="float">
            <text:p>188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8036" calcext:value-type="float">
            <text:p>1068036</text:p>
          </table:table-cell>
          <table:table-cell office:value-type="string" calcext:value-type="string">
            <text:p>UBND Xã Tân Thớ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059" calcext:value-type="float">
            <text:p>1068059</text:p>
          </table:table-cell>
          <table:table-cell office:value-type="string" calcext:value-type="string">
            <text:p>UBND xã Việt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060" calcext:value-type="float">
            <text:p>1068060</text:p>
          </table:table-cell>
          <table:table-cell office:value-type="string" calcext:value-type="string">
            <text:p>UBND xã Vĩnh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078" calcext:value-type="float">
            <text:p>1068078</text:p>
          </table:table-cell>
          <table:table-cell office:value-type="string" calcext:value-type="string">
            <text:p>UBND Xã Trường Thành</text:p>
          </table:table-cell>
          <table:table-cell office:value-type="float" office:value="35" calcext:value-type="float">
            <text:p>35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6726" calcext:value-type="float">
            <text:p>672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8099" calcext:value-type="float">
            <text:p>1068099</text:p>
          </table:table-cell>
          <table:table-cell office:value-type="string" calcext:value-type="string">
            <text:p>UBND Phường Hương Văn</text:p>
          </table:table-cell>
          <table:table-cell office:value-type="float" office:value="62" calcext:value-type="float">
            <text:p>62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8100" calcext:value-type="float">
            <text:p>1068100</text:p>
          </table:table-cell>
          <table:table-cell office:value-type="string" calcext:value-type="string">
            <text:p>UBND Xã Hương Toàn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127" calcext:value-type="float">
            <text:p>1068127</text:p>
          </table:table-cell>
          <table:table-cell office:value-type="string" calcext:value-type="string">
            <text:p>UBND xã Độc Lập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132" calcext:value-type="float">
            <text:p>1068132</text:p>
          </table:table-cell>
          <table:table-cell office:value-type="string" calcext:value-type="string">
            <text:p>UBND xã Quảng Hưng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158" calcext:value-type="float">
            <text:p>1068158</text:p>
          </table:table-cell>
          <table:table-cell office:value-type="string" calcext:value-type="string">
            <text:p>UBND Phường Tứ H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189" calcext:value-type="float">
            <text:p>1068189</text:p>
          </table:table-cell>
          <table:table-cell office:value-type="string" calcext:value-type="string">
            <text:p>Ủy Ban Nhân Dân Xã Ngọc Tố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216" calcext:value-type="float">
            <text:p>1068216</text:p>
          </table:table-cell>
          <table:table-cell office:value-type="string" calcext:value-type="string">
            <text:p>Ủy Ban Nhân Dân Xã Ngãi Tứ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217" calcext:value-type="float">
            <text:p>1068217</text:p>
          </table:table-cell>
          <table:table-cell office:value-type="string" calcext:value-type="string">
            <text:p>Ủy Ban Nhân Dân Xã Bình Ninh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223" calcext:value-type="float">
            <text:p>1068223</text:p>
          </table:table-cell>
          <table:table-cell office:value-type="string" calcext:value-type="string">
            <text:p>Ủy Ban Nhân Dân Xã Tân Phú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224" calcext:value-type="float">
            <text:p>1068224</text:p>
          </table:table-cell>
          <table:table-cell office:value-type="string" calcext:value-type="string">
            <text:p>Ủy Ban Nhân Dân Xã Long Phú</text:p>
          </table:table-cell>
          <table:table-cell office:value-type="float" office:value="21" calcext:value-type="float">
            <text:p>21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225" calcext:value-type="float">
            <text:p>1068225</text:p>
          </table:table-cell>
          <table:table-cell office:value-type="string" calcext:value-type="string">
            <text:p>Ủy Ban Nhân Dân Xã Loan Mỹ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8226" calcext:value-type="float">
            <text:p>1068226</text:p>
          </table:table-cell>
          <table:table-cell office:value-type="string" calcext:value-type="string">
            <text:p>UBND Xã Nguyệt Đứ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249" calcext:value-type="float">
            <text:p>1068249</text:p>
          </table:table-cell>
          <table:table-cell office:value-type="string" calcext:value-type="string">
            <text:p>Ủy Ban Nhân Dân Phường 1 thành phố Sóc Tr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418" calcext:value-type="float">
            <text:p>1068418</text:p>
          </table:table-cell>
          <table:table-cell office:value-type="string" calcext:value-type="string">
            <text:p>Ủy Ban Nhân Dân Xã Ngọc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419" calcext:value-type="float">
            <text:p>1068419</text:p>
          </table:table-cell>
          <table:table-cell office:value-type="string" calcext:value-type="string">
            <text:p>Ủy ban nhân dân xã Sơn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420" calcext:value-type="float">
            <text:p>1068420</text:p>
          </table:table-cell>
          <table:table-cell office:value-type="string" calcext:value-type="string">
            <text:p>Ủy ban nhân dân xã Sơn Tr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421" calcext:value-type="float">
            <text:p>1068421</text:p>
          </table:table-cell>
          <table:table-cell office:value-type="string" calcext:value-type="string">
            <text:p>Ủy ban nhân dân xã Ba Cụm Bắ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422" calcext:value-type="float">
            <text:p>1068422</text:p>
          </table:table-cell>
          <table:table-cell office:value-type="string" calcext:value-type="string">
            <text:p>Ủy ban nhân dân xã Ba Cụm Na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424" calcext:value-type="float">
            <text:p>1068424</text:p>
          </table:table-cell>
          <table:table-cell office:value-type="string" calcext:value-type="string">
            <text:p>Ủy Ban Nhân Dân Xã Sông Cầ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425" calcext:value-type="float">
            <text:p>1068425</text:p>
          </table:table-cell>
          <table:table-cell office:value-type="string" calcext:value-type="string">
            <text:p>Ủy ban nhân dân thị trấn Tô Hạ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426" calcext:value-type="float">
            <text:p>1068426</text:p>
          </table:table-cell>
          <table:table-cell office:value-type="string" calcext:value-type="string">
            <text:p>Ủy ban nhân dân xã Thành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427" calcext:value-type="float">
            <text:p>1068427</text:p>
          </table:table-cell>
          <table:table-cell office:value-type="string" calcext:value-type="string">
            <text:p>Ủy ban nhân dân xã Sơn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428" calcext:value-type="float">
            <text:p>1068428</text:p>
          </table:table-cell>
          <table:table-cell office:value-type="string" calcext:value-type="string">
            <text:p>Ủy ban nhân dân xã Sơ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453" calcext:value-type="float">
            <text:p>1068453</text:p>
          </table:table-cell>
          <table:table-cell office:value-type="string" calcext:value-type="string">
            <text:p>Ủy Ban Nhân Dân Xã Song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454" calcext:value-type="float">
            <text:p>1068454</text:p>
          </table:table-cell>
          <table:table-cell office:value-type="string" calcext:value-type="string">
            <text:p>Ủy Ban Nhân Dân Xã Mỹ Thạnh Trung</text:p>
          </table:table-cell>
          <table:table-cell office:value-type="float" office:value="8" calcext:value-type="float">
            <text:p>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455" calcext:value-type="float">
            <text:p>1068455</text:p>
          </table:table-cell>
          <table:table-cell office:value-type="string" calcext:value-type="string">
            <text:p>Ủy Ban Nhân Dân Xã Tường Lộc</text:p>
          </table:table-cell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489" calcext:value-type="float">
            <text:p>1068489</text:p>
          </table:table-cell>
          <table:table-cell office:value-type="string" calcext:value-type="string">
            <text:p>UBND Thị trấn Hòa Thuận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490" calcext:value-type="float">
            <text:p>1068490</text:p>
          </table:table-cell>
          <table:table-cell office:value-type="string" calcext:value-type="string">
            <text:p>UBND xã Mỹ Hưng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635" calcext:value-type="float">
            <text:p>1068635</text:p>
          </table:table-cell>
          <table:table-cell office:value-type="string" calcext:value-type="string">
            <text:p>UBND thị trấn Hát Lót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181" calcext:value-type="float">
            <text:p>1069181</text:p>
          </table:table-cell>
          <table:table-cell office:value-type="string" calcext:value-type="string">
            <text:p>UBND Xã Tiế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183" calcext:value-type="float">
            <text:p>1069183</text:p>
          </table:table-cell>
          <table:table-cell office:value-type="string" calcext:value-type="string">
            <text:p>UBND xã Đình Ch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185" calcext:value-type="float">
            <text:p>1069185</text:p>
          </table:table-cell>
          <table:table-cell office:value-type="string" calcext:value-type="string">
            <text:p>UBND xã Cao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421" calcext:value-type="float">
            <text:p>1069421</text:p>
          </table:table-cell>
          <table:table-cell office:value-type="string" calcext:value-type="string">
            <text:p>UBND xã Ea MDróh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422" calcext:value-type="float">
            <text:p>1069422</text:p>
          </table:table-cell>
          <table:table-cell office:value-type="string" calcext:value-type="string">
            <text:p>UBND Xã Cư M'gar</text:p>
          </table:table-cell>
          <table:table-cell office:value-type="float" office:value="41" calcext:value-type="float">
            <text:p>41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423" calcext:value-type="float">
            <text:p>1069423</text:p>
          </table:table-cell>
          <table:table-cell office:value-type="string" calcext:value-type="string">
            <text:p>UBND xã Ea Đrơng</text:p>
          </table:table-cell>
          <table:table-cell office:value-type="float" office:value="65" calcext:value-type="float">
            <text:p>65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9428" calcext:value-type="float">
            <text:p>1069428</text:p>
          </table:table-cell>
          <table:table-cell office:value-type="string" calcext:value-type="string">
            <text:p>UBND Thị trấn Quảng Phú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969" calcext:value-type="float">
            <text:p>19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9429" calcext:value-type="float">
            <text:p>1069429</text:p>
          </table:table-cell>
          <table:table-cell office:value-type="string" calcext:value-type="string">
            <text:p>UBND xã Quảng Tiến</text:p>
          </table:table-cell>
          <table:table-cell office:value-type="float" office:value="45" calcext:value-type="float">
            <text:p>45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4599" calcext:value-type="float">
            <text:p>459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9431" calcext:value-type="float">
            <text:p>1069431</text:p>
          </table:table-cell>
          <table:table-cell office:value-type="string" calcext:value-type="string">
            <text:p>UBND xã Ea T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432" calcext:value-type="float">
            <text:p>1069432</text:p>
          </table:table-cell>
          <table:table-cell office:value-type="string" calcext:value-type="string">
            <text:p>UBND xã Cư DliêM'Nô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434" calcext:value-type="float">
            <text:p>1069434</text:p>
          </table:table-cell>
          <table:table-cell office:value-type="string" calcext:value-type="string">
            <text:p>UBND Xã Ea M'nang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481" calcext:value-type="float">
            <text:p>1069481</text:p>
          </table:table-cell>
          <table:table-cell office:value-type="string" calcext:value-type="string">
            <text:p>Ủy Ban Nhân Dân xã Hồng N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519" calcext:value-type="float">
            <text:p>1069519</text:p>
          </table:table-cell>
          <table:table-cell office:value-type="string" calcext:value-type="string">
            <text:p>UBND Xã Ba</text:p>
          </table:table-cell>
          <table:table-cell office:value-type="float" office:value="1377" calcext:value-type="float">
            <text:p>1377</text:p>
          </table:table-cell>
          <table:table-cell office:value-type="float" office:value="6688" calcext:value-type="float">
            <text:p>6688</text:p>
          </table:table-cell>
          <table:table-cell office:value-type="float" office:value="0" calcext:value-type="float">
            <text:p>0</text:p>
          </table:table-cell>
          <table:table-cell office:value-type="float" office:value="2705" calcext:value-type="float">
            <text:p>270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9520" calcext:value-type="float">
            <text:p>1069520</text:p>
          </table:table-cell>
          <table:table-cell office:value-type="string" calcext:value-type="string">
            <text:p>UBND Thị trấn Pra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521" calcext:value-type="float">
            <text:p>1069521</text:p>
          </table:table-cell>
          <table:table-cell office:value-type="string" calcext:value-type="string">
            <text:p>UBND Phường Tân Thạnh</text:p>
          </table:table-cell>
          <table:table-cell office:value-type="float" office:value="64" calcext:value-type="float">
            <text:p>64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4025" calcext:value-type="float">
            <text:p>402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9522" calcext:value-type="float">
            <text:p>1069522</text:p>
          </table:table-cell>
          <table:table-cell office:value-type="string" calcext:value-type="string">
            <text:p>UBND Phường An Mỹ</text:p>
          </table:table-cell>
          <table:table-cell office:value-type="float" office:value="42" calcext:value-type="float">
            <text:p>42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4214" calcext:value-type="float">
            <text:p>421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9536" calcext:value-type="float">
            <text:p>1069536</text:p>
          </table:table-cell>
          <table:table-cell office:value-type="string" calcext:value-type="string">
            <text:p>UBND xã Trường Xuân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9560" calcext:value-type="float">
            <text:p>1069560</text:p>
          </table:table-cell>
          <table:table-cell office:value-type="string" calcext:value-type="string">
            <text:p>UBND xã A Mú S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561" calcext:value-type="float">
            <text:p>1069561</text:p>
          </table:table-cell>
          <table:table-cell office:value-type="string" calcext:value-type="string">
            <text:p>UBND Xã Nậm Chạ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562" calcext:value-type="float">
            <text:p>1069562</text:p>
          </table:table-cell>
          <table:table-cell office:value-type="string" calcext:value-type="string">
            <text:p>UBND xã A Lù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598" calcext:value-type="float">
            <text:p>1069598</text:p>
          </table:table-cell>
          <table:table-cell office:value-type="string" calcext:value-type="string">
            <text:p>UBND xã Ea Đar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856" calcext:value-type="float">
            <text:p>28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9599" calcext:value-type="float">
            <text:p>1069599</text:p>
          </table:table-cell>
          <table:table-cell office:value-type="string" calcext:value-type="string">
            <text:p>UBND xã Ea Kmút</text:p>
          </table:table-cell>
          <table:table-cell office:value-type="float" office:value="94" calcext:value-type="float">
            <text:p>94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600" calcext:value-type="float">
            <text:p>1069600</text:p>
          </table:table-cell>
          <table:table-cell office:value-type="string" calcext:value-type="string">
            <text:p>UBND xã Cư Ni</text:p>
          </table:table-cell>
          <table:table-cell office:value-type="float" office:value="259" calcext:value-type="float">
            <text:p>259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606" calcext:value-type="float">
            <text:p>1069606</text:p>
          </table:table-cell>
          <table:table-cell office:value-type="string" calcext:value-type="string">
            <text:p>UBND Xã Cuôr Đă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607" calcext:value-type="float">
            <text:p>1069607</text:p>
          </table:table-cell>
          <table:table-cell office:value-type="string" calcext:value-type="string">
            <text:p>UBND thị trấn Ea Kar</text:p>
          </table:table-cell>
          <table:table-cell office:value-type="float" office:value="88" calcext:value-type="float">
            <text:p>88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608" calcext:value-type="float">
            <text:p>1069608</text:p>
          </table:table-cell>
          <table:table-cell office:value-type="string" calcext:value-type="string">
            <text:p>UBND thị trấn Ea Knốp</text:p>
          </table:table-cell>
          <table:table-cell office:value-type="float" office:value="491" calcext:value-type="float">
            <text:p>491</text:p>
          </table:table-cell>
          <table:table-cell office:value-type="float" office:value="3354" calcext:value-type="float">
            <text:p>3354</text:p>
          </table:table-cell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610" calcext:value-type="float">
            <text:p>1069610</text:p>
          </table:table-cell>
          <table:table-cell office:value-type="string" calcext:value-type="string">
            <text:p>UBND Xã Xuân Phú</text:p>
          </table:table-cell>
          <table:table-cell office:value-type="float" office:value="43" calcext:value-type="float">
            <text:p>43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9611" calcext:value-type="float">
            <text:p>1069611</text:p>
          </table:table-cell>
          <table:table-cell office:value-type="string" calcext:value-type="string">
            <text:p>UBND xã Cư Huê</text:p>
          </table:table-cell>
          <table:table-cell office:value-type="float" office:value="46" calcext:value-type="float">
            <text:p>46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613" calcext:value-type="float">
            <text:p>1069613</text:p>
          </table:table-cell>
          <table:table-cell office:value-type="string" calcext:value-type="string">
            <text:p>UBND xã Ea Pă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614" calcext:value-type="float">
            <text:p>1069614</text:p>
          </table:table-cell>
          <table:table-cell office:value-type="string" calcext:value-type="string">
            <text:p>UBND xã Ea Ô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641" calcext:value-type="float">
            <text:p>1069641</text:p>
          </table:table-cell>
          <table:table-cell office:value-type="string" calcext:value-type="string">
            <text:p>UBND xã Phi Hải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642" calcext:value-type="float">
            <text:p>1069642</text:p>
          </table:table-cell>
          <table:table-cell office:value-type="string" calcext:value-type="string">
            <text:p>Ủy Ban Nhân Dân xã Lê Chung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646" calcext:value-type="float">
            <text:p>1069646</text:p>
          </table:table-cell>
          <table:table-cell office:value-type="string" calcext:value-type="string">
            <text:p>UBND Thị trấn Quảng Uyên, huyện Quảng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649" calcext:value-type="float">
            <text:p>1069649</text:p>
          </table:table-cell>
          <table:table-cell office:value-type="string" calcext:value-type="string">
            <text:p>Ủy Ban Nhân Dân xã Quang Tr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683" calcext:value-type="float">
            <text:p>1069683</text:p>
          </table:table-cell>
          <table:table-cell office:value-type="string" calcext:value-type="string">
            <text:p>UBND xã Lăng Hiếu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687" calcext:value-type="float">
            <text:p>1069687</text:p>
          </table:table-cell>
          <table:table-cell office:value-type="string" calcext:value-type="string">
            <text:p>UBND Xã Ca Thành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689" calcext:value-type="float">
            <text:p>1069689</text:p>
          </table:table-cell>
          <table:table-cell office:value-type="string" calcext:value-type="string">
            <text:p>UBND Xã Vũ Nông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695" calcext:value-type="float">
            <text:p>1069695</text:p>
          </table:table-cell>
          <table:table-cell office:value-type="string" calcext:value-type="string">
            <text:p>UBND Xã Triệu Nguyên, huyện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710" calcext:value-type="float">
            <text:p>1069710</text:p>
          </table:table-cell>
          <table:table-cell office:value-type="string" calcext:value-type="string">
            <text:p>Ủy Ban Nhân Dân xã Nguyễn Huệ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838" calcext:value-type="float">
            <text:p>1069838</text:p>
          </table:table-cell>
          <table:table-cell office:value-type="string" calcext:value-type="string">
            <text:p>UBND Xã Đặng Lễ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890" calcext:value-type="float">
            <text:p>1069890</text:p>
          </table:table-cell>
          <table:table-cell office:value-type="string" calcext:value-type="string">
            <text:p>UBND Xã Vĩnh Xá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0130" calcext:value-type="float">
            <text:p>1070130</text:p>
          </table:table-cell>
          <table:table-cell office:value-type="string" calcext:value-type="string">
            <text:p>Ủy ban nhân dân Xã Nhuận Phú Tân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141" calcext:value-type="float">
            <text:p>1070141</text:p>
          </table:table-cell>
          <table:table-cell office:value-type="string" calcext:value-type="string">
            <text:p>Ủy Ban Nhân Dân Xã Tài Vă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152" calcext:value-type="float">
            <text:p>1070152</text:p>
          </table:table-cell>
          <table:table-cell office:value-type="string" calcext:value-type="string">
            <text:p>Ubnd Xã Bản Lầu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153" calcext:value-type="float">
            <text:p>1070153</text:p>
          </table:table-cell>
          <table:table-cell office:value-type="string" calcext:value-type="string">
            <text:p>UBND Xã La Pan Tẩ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154" calcext:value-type="float">
            <text:p>1070154</text:p>
          </table:table-cell>
          <table:table-cell office:value-type="string" calcext:value-type="string">
            <text:p>Ubnd Xã Tả Thàng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155" calcext:value-type="float">
            <text:p>1070155</text:p>
          </table:table-cell>
          <table:table-cell office:value-type="string" calcext:value-type="string">
            <text:p>UBND Xã Bản Xen</text:p>
          </table:table-cell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156" calcext:value-type="float">
            <text:p>1070156</text:p>
          </table:table-cell>
          <table:table-cell office:value-type="string" calcext:value-type="string">
            <text:p>UBND thị trấn Bát Xá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182" calcext:value-type="float">
            <text:p>1070182</text:p>
          </table:table-cell>
          <table:table-cell office:value-type="string" calcext:value-type="string">
            <text:p>UBND xã Đắk Mol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183" calcext:value-type="float">
            <text:p>1070183</text:p>
          </table:table-cell>
          <table:table-cell office:value-type="string" calcext:value-type="string">
            <text:p>UBND xã Nam Bình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184" calcext:value-type="float">
            <text:p>1070184</text:p>
          </table:table-cell>
          <table:table-cell office:value-type="string" calcext:value-type="string">
            <text:p>UBND xã Thuận Hạnh</text:p>
          </table:table-cell>
          <table:table-cell office:value-type="float" office:value="165" calcext:value-type="float">
            <text:p>165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3416" calcext:value-type="float">
            <text:p>34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0185" calcext:value-type="float">
            <text:p>1070185</text:p>
          </table:table-cell>
          <table:table-cell office:value-type="string" calcext:value-type="string">
            <text:p>UBND xã Đắk N'Dru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222" calcext:value-type="float">
            <text:p>1070222</text:p>
          </table:table-cell>
          <table:table-cell office:value-type="string" calcext:value-type="string">
            <text:p>UBND xã Đức Th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227" calcext:value-type="float">
            <text:p>1070227</text:p>
          </table:table-cell>
          <table:table-cell office:value-type="string" calcext:value-type="string">
            <text:p>UBND xã Thống Nhất</text:p>
          </table:table-cell>
          <table:table-cell office:value-type="float" office:value="104" calcext:value-type="float">
            <text:p>104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311" calcext:value-type="float">
            <text:p>1070311</text:p>
          </table:table-cell>
          <table:table-cell office:value-type="string" calcext:value-type="string">
            <text:p>Ubnd Xã Lùng Vai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331" calcext:value-type="float">
            <text:p>1070331</text:p>
          </table:table-cell>
          <table:table-cell office:value-type="string" calcext:value-type="string">
            <text:p>Ủy Ban Nhân Dân Phường 6 thành phố Sóc Tr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377" calcext:value-type="float">
            <text:p>1070377</text:p>
          </table:table-cell>
          <table:table-cell office:value-type="string" calcext:value-type="string">
            <text:p>UBND Xã Tú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385" calcext:value-type="float">
            <text:p>1070385</text:p>
          </table:table-cell>
          <table:table-cell office:value-type="string" calcext:value-type="string">
            <text:p>Ủy Ban Nhân Dân Thị Trấn Mỹ Xu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465" calcext:value-type="float">
            <text:p>1070465</text:p>
          </table:table-cell>
          <table:table-cell office:value-type="string" calcext:value-type="string">
            <text:p>UBND xã Quảng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469" calcext:value-type="float">
            <text:p>1070469</text:p>
          </table:table-cell>
          <table:table-cell office:value-type="string" calcext:value-type="string">
            <text:p>UBND xã Đắk Ru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789" calcext:value-type="float">
            <text:p>37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0470" calcext:value-type="float">
            <text:p>1070470</text:p>
          </table:table-cell>
          <table:table-cell office:value-type="string" calcext:value-type="string">
            <text:p>UBND xã Nâm N'Đir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0527" calcext:value-type="float">
            <text:p>1070527</text:p>
          </table:table-cell>
          <table:table-cell office:value-type="string" calcext:value-type="string">
            <text:p>Ubnd Xã Tân Trà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528" calcext:value-type="float">
            <text:p>1070528</text:p>
          </table:table-cell>
          <table:table-cell office:value-type="string" calcext:value-type="string">
            <text:p>UBND Xã Đoàn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533" calcext:value-type="float">
            <text:p>1070533</text:p>
          </table:table-cell>
          <table:table-cell office:value-type="string" calcext:value-type="string">
            <text:p>UBND Phường Tân Thàn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571" calcext:value-type="float">
            <text:p>1070571</text:p>
          </table:table-cell>
          <table:table-cell office:value-type="string" calcext:value-type="string">
            <text:p>UBND xã Cư Ya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0576" calcext:value-type="float">
            <text:p>1070576</text:p>
          </table:table-cell>
          <table:table-cell office:value-type="string" calcext:value-type="string">
            <text:p>Ủy Ban Nhân Dân Phường 5 thành phố Sóc Tr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713" calcext:value-type="float">
            <text:p>1070713</text:p>
          </table:table-cell>
          <table:table-cell office:value-type="string" calcext:value-type="string">
            <text:p>UBND xã Dray Sáp</text:p>
          </table:table-cell>
          <table:table-cell office:value-type="float" office:value="156" calcext:value-type="float">
            <text:p>156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715" calcext:value-type="float">
            <text:p>1070715</text:p>
          </table:table-cell>
          <table:table-cell office:value-type="string" calcext:value-type="string">
            <text:p>UBND xã Cư Bông</text:p>
          </table:table-cell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716" calcext:value-type="float">
            <text:p>1070716</text:p>
          </table:table-cell>
          <table:table-cell office:value-type="string" calcext:value-type="string">
            <text:p>UBND xã Băng Adrê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718" calcext:value-type="float">
            <text:p>1070718</text:p>
          </table:table-cell>
          <table:table-cell office:value-type="string" calcext:value-type="string">
            <text:p>UBND xã Nhân Đạo</text:p>
          </table:table-cell>
          <table:table-cell office:value-type="float" office:value="526" calcext:value-type="float">
            <text:p>526</text:p>
          </table:table-cell>
          <table:table-cell office:value-type="float" office:value="8058" calcext:value-type="float">
            <text:p>8058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0724" calcext:value-type="float">
            <text:p>1070724</text:p>
          </table:table-cell>
          <table:table-cell office:value-type="string" calcext:value-type="string">
            <text:p>UBND Xã Chư Kbô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752" calcext:value-type="float">
            <text:p>1070752</text:p>
          </table:table-cell>
          <table:table-cell office:value-type="string" calcext:value-type="string">
            <text:p>UBND xã An Hò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771" calcext:value-type="float">
            <text:p>1070771</text:p>
          </table:table-cell>
          <table:table-cell office:value-type="string" calcext:value-type="string">
            <text:p>UBND Xã Đại Hợ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811" calcext:value-type="float">
            <text:p>1070811</text:p>
          </table:table-cell>
          <table:table-cell office:value-type="string" calcext:value-type="string">
            <text:p>UBND Xã Ea Ngai</text:p>
          </table:table-cell>
          <table:table-cell office:value-type="float" office:value="8" calcext:value-type="float">
            <text:p>8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4375" calcext:value-type="float">
            <text:p>437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0814" calcext:value-type="float">
            <text:p>1070814</text:p>
          </table:table-cell>
          <table:table-cell office:value-type="string" calcext:value-type="string">
            <text:p>UBND xã Đliê Ya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843" calcext:value-type="float">
            <text:p>18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0831" calcext:value-type="float">
            <text:p>1070831</text:p>
          </table:table-cell>
          <table:table-cell office:value-type="string" calcext:value-type="string">
            <text:p>UBND Phường Đằng Hải</text:p>
          </table:table-cell>
          <table:table-cell office:value-type="float" office:value="199" calcext:value-type="float">
            <text:p>199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0832" calcext:value-type="float">
            <text:p>1070832</text:p>
          </table:table-cell>
          <table:table-cell office:value-type="string" calcext:value-type="string">
            <text:p>UBND Phường Nam Hải</text:p>
          </table:table-cell>
          <table:table-cell office:value-type="float" office:value="265" calcext:value-type="float">
            <text:p>265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0833" calcext:value-type="float">
            <text:p>1070833</text:p>
          </table:table-cell>
          <table:table-cell office:value-type="string" calcext:value-type="string">
            <text:p>UBND Phường Tràng Cát</text:p>
          </table:table-cell>
          <table:table-cell office:value-type="float" office:value="150" calcext:value-type="float">
            <text:p>15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3739" calcext:value-type="float">
            <text:p>3739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0956" calcext:value-type="float">
            <text:p>1070956</text:p>
          </table:table-cell>
          <table:table-cell office:value-type="string" calcext:value-type="string">
            <text:p>UBND xã Quảng Trực</text:p>
          </table:table-cell>
          <table:table-cell office:value-type="float" office:value="84" calcext:value-type="float">
            <text:p>84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973" calcext:value-type="float">
            <text:p>1070973</text:p>
          </table:table-cell>
          <table:table-cell office:value-type="string" calcext:value-type="string">
            <text:p>Ủy Ban Nhân Dân Xã Hòa Châu</text:p>
          </table:table-cell>
          <table:table-cell office:value-type="float" office:value="164" calcext:value-type="float">
            <text:p>164</text:p>
          </table:table-cell>
          <table:table-cell office:value-type="float" office:value="2174" calcext:value-type="float">
            <text:p>2174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974" calcext:value-type="float">
            <text:p>1070974</text:p>
          </table:table-cell>
          <table:table-cell office:value-type="string" calcext:value-type="string">
            <text:p>Ủy Ban Nhân Dân Xã Hòa Phước</text:p>
          </table:table-cell>
          <table:table-cell office:value-type="float" office:value="58" calcext:value-type="float">
            <text:p>58</text:p>
          </table:table-cell>
          <table:table-cell office:value-type="float" office:value="789" calcext:value-type="float">
            <text:p>789</text:p>
          </table:table-cell>
          <table:table-cell office:value-type="float" office:value="13" calcext:value-type="float">
            <text:p>13</text:p>
          </table:table-cell>
          <table:table-cell office:value-type="float" office:value="535" calcext:value-type="float">
            <text:p>53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975" calcext:value-type="float">
            <text:p>1070975</text:p>
          </table:table-cell>
          <table:table-cell office:value-type="string" calcext:value-type="string">
            <text:p>Ủy Ban Nhân Dân Xã Hòa Liên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978" calcext:value-type="float">
            <text:p>1070978</text:p>
          </table:table-cell>
          <table:table-cell office:value-type="string" calcext:value-type="string">
            <text:p>Ủy Ban Nhân Dân Xã Hòa Bắ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979" calcext:value-type="float">
            <text:p>1070979</text:p>
          </table:table-cell>
          <table:table-cell office:value-type="string" calcext:value-type="string">
            <text:p>Ủy Ban Nhân Dân Xã Hòa Ninh</text:p>
          </table:table-cell>
          <table:table-cell office:value-type="float" office:value="535" calcext:value-type="float">
            <text:p>535</text:p>
          </table:table-cell>
          <table:table-cell office:value-type="float" office:value="6178" calcext:value-type="float">
            <text:p>6178</text:p>
          </table:table-cell>
          <table:table-cell office:value-type="float" office:value="0" calcext:value-type="float">
            <text:p>0</text:p>
          </table:table-cell>
          <table:table-cell office:value-type="float" office:value="2783" calcext:value-type="float">
            <text:p>2783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005" calcext:value-type="float">
            <text:p>1071005</text:p>
          </table:table-cell>
          <table:table-cell office:value-type="string" calcext:value-type="string">
            <text:p>UBND xã Cao Thăng</text:p>
          </table:table-cell>
          <table:table-cell office:value-type="float" office:value="32" calcext:value-type="float">
            <text:p>32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011" calcext:value-type="float">
            <text:p>1071011</text:p>
          </table:table-cell>
          <table:table-cell office:value-type="string" calcext:value-type="string">
            <text:p>UBND xã Đức Hồ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029" calcext:value-type="float">
            <text:p>1071029</text:p>
          </table:table-cell>
          <table:table-cell office:value-type="string" calcext:value-type="string">
            <text:p>Uỷ ban nhân dân xã Đắk So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030" calcext:value-type="float">
            <text:p>1071030</text:p>
          </table:table-cell>
          <table:table-cell office:value-type="string" calcext:value-type="string">
            <text:p>Uỷ ban nhân dân xã Đắk PLao</text:p>
          </table:table-cell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1036" calcext:value-type="float">
            <text:p>1071036</text:p>
          </table:table-cell>
          <table:table-cell office:value-type="string" calcext:value-type="string">
            <text:p>UBND xã Đắk Buk So</text:p>
          </table:table-cell>
          <table:table-cell office:value-type="float" office:value="27" calcext:value-type="float">
            <text:p>27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037" calcext:value-type="float">
            <text:p>1071037</text:p>
          </table:table-cell>
          <table:table-cell office:value-type="string" calcext:value-type="string">
            <text:p>UBND xã Quảng Tân</text:p>
          </table:table-cell>
          <table:table-cell office:value-type="float" office:value="312" calcext:value-type="float">
            <text:p>312</text:p>
          </table:table-cell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038" calcext:value-type="float">
            <text:p>1071038</text:p>
          </table:table-cell>
          <table:table-cell office:value-type="string" calcext:value-type="string">
            <text:p>UBND xã Nhân Cơ</text:p>
          </table:table-cell>
          <table:table-cell office:value-type="float" office:value="80" calcext:value-type="float">
            <text:p>80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731" calcext:value-type="float">
            <text:p>7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039" calcext:value-type="float">
            <text:p>1071039</text:p>
          </table:table-cell>
          <table:table-cell office:value-type="string" calcext:value-type="string">
            <text:p>UBND xã Kiến Thành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916" calcext:value-type="float">
            <text:p>9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040" calcext:value-type="float">
            <text:p>1071040</text:p>
          </table:table-cell>
          <table:table-cell office:value-type="string" calcext:value-type="string">
            <text:p>UBND xã Quảng Tín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069" calcext:value-type="float">
            <text:p>1071069</text:p>
          </table:table-cell>
          <table:table-cell office:value-type="string" calcext:value-type="string">
            <text:p>UBND Phường Cát Bi</text:p>
          </table:table-cell>
          <table:table-cell office:value-type="float" office:value="41" calcext:value-type="float">
            <text:p>41</text:p>
          </table:table-cell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float" office:value="5330" calcext:value-type="float">
            <text:p>533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1141" calcext:value-type="float">
            <text:p>1071141</text:p>
          </table:table-cell>
          <table:table-cell office:value-type="string" calcext:value-type="string">
            <text:p>UBND Xã Ea Tul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255" calcext:value-type="float">
            <text:p>1071255</text:p>
          </table:table-cell>
          <table:table-cell office:value-type="string" calcext:value-type="string">
            <text:p>UBND xã Đoài D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263" calcext:value-type="float">
            <text:p>1071263</text:p>
          </table:table-cell>
          <table:table-cell office:value-type="string" calcext:value-type="string">
            <text:p>UBND xã Phong Nặ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265" calcext:value-type="float">
            <text:p>1071265</text:p>
          </table:table-cell>
          <table:table-cell office:value-type="string" calcext:value-type="string">
            <text:p>UBND xã Thanh Bình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266" calcext:value-type="float">
            <text:p>1071266</text:p>
          </table:table-cell>
          <table:table-cell office:value-type="string" calcext:value-type="string">
            <text:p>Ubnd Xã Cao Sơ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272" calcext:value-type="float">
            <text:p>1071272</text:p>
          </table:table-cell>
          <table:table-cell office:value-type="string" calcext:value-type="string">
            <text:p>UBND xã Đạo Nghĩa</text:p>
          </table:table-cell>
          <table:table-cell office:value-type="float" office:value="92" calcext:value-type="float">
            <text:p>92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273" calcext:value-type="float">
            <text:p>1071273</text:p>
          </table:table-cell>
          <table:table-cell office:value-type="string" calcext:value-type="string">
            <text:p>UBND xã Đắk S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281" calcext:value-type="float">
            <text:p>1071281</text:p>
          </table:table-cell>
          <table:table-cell office:value-type="string" calcext:value-type="string">
            <text:p>UBND xã Đăk R'Tih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1285" calcext:value-type="float">
            <text:p>1071285</text:p>
          </table:table-cell>
          <table:table-cell office:value-type="string" calcext:value-type="string">
            <text:p>Uỷ ban nhân dân xã Quảng Sơn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286" calcext:value-type="float">
            <text:p>1071286</text:p>
          </table:table-cell>
          <table:table-cell office:value-type="string" calcext:value-type="string">
            <text:p>Uỷ ban nhân dân xã Đắk H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287" calcext:value-type="float">
            <text:p>1071287</text:p>
          </table:table-cell>
          <table:table-cell office:value-type="string" calcext:value-type="string">
            <text:p>Uỷ ban nhân dân xã Đăk R'M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290" calcext:value-type="float">
            <text:p>1071290</text:p>
          </table:table-cell>
          <table:table-cell office:value-type="string" calcext:value-type="string">
            <text:p>Uỷ ban nhân dân xã Quảng Khê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316" calcext:value-type="float">
            <text:p>1071316</text:p>
          </table:table-cell>
          <table:table-cell office:value-type="string" calcext:value-type="string">
            <text:p>UBND xã Ea Tíh</text:p>
          </table:table-cell>
          <table:table-cell office:value-type="float" office:value="470" calcext:value-type="float">
            <text:p>470</text:p>
          </table:table-cell>
          <table:table-cell office:value-type="float" office:value="2634" calcext:value-type="float">
            <text:p>2634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394" calcext:value-type="float">
            <text:p>1071394</text:p>
          </table:table-cell>
          <table:table-cell office:value-type="string" calcext:value-type="string">
            <text:p>UBND Xã Tân Hội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395" calcext:value-type="float">
            <text:p>1071395</text:p>
          </table:table-cell>
          <table:table-cell office:value-type="string" calcext:value-type="string">
            <text:p>UBND Xã Tân Thành</text:p>
          </table:table-cell>
          <table:table-cell office:value-type="float" office:value="44" calcext:value-type="float">
            <text:p>44</text:p>
          </table:table-cell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2289" calcext:value-type="float">
            <text:p>228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1396" calcext:value-type="float">
            <text:p>1071396</text:p>
          </table:table-cell>
          <table:table-cell office:value-type="string" calcext:value-type="string">
            <text:p>UBND Xã Phú Hội</text:p>
          </table:table-cell>
          <table:table-cell office:value-type="float" office:value="36" calcext:value-type="float">
            <text:p>36</text:p>
          </table:table-cell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397" calcext:value-type="float">
            <text:p>1071397</text:p>
          </table:table-cell>
          <table:table-cell office:value-type="string" calcext:value-type="string">
            <text:p>UBND Xã Đan Phượ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398" calcext:value-type="float">
            <text:p>1071398</text:p>
          </table:table-cell>
          <table:table-cell office:value-type="string" calcext:value-type="string">
            <text:p>UBND Thị Trấn Liên Nghĩ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399" calcext:value-type="float">
            <text:p>1071399</text:p>
          </table:table-cell>
          <table:table-cell office:value-type="string" calcext:value-type="string">
            <text:p>UBND Xã Hiệp Thạ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400" calcext:value-type="float">
            <text:p>1071400</text:p>
          </table:table-cell>
          <table:table-cell office:value-type="string" calcext:value-type="string">
            <text:p>UBND Xã Hiệp An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401" calcext:value-type="float">
            <text:p>1071401</text:p>
          </table:table-cell>
          <table:table-cell office:value-type="string" calcext:value-type="string">
            <text:p>UBND Xã Liên Hiệ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402" calcext:value-type="float">
            <text:p>1071402</text:p>
          </table:table-cell>
          <table:table-cell office:value-type="string" calcext:value-type="string">
            <text:p>UBND Xã Tân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403" calcext:value-type="float">
            <text:p>1071403</text:p>
          </table:table-cell>
          <table:table-cell office:value-type="string" calcext:value-type="string">
            <text:p>UBND Xã Liên Hà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669" calcext:value-type="float">
            <text:p>46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1404" calcext:value-type="float">
            <text:p>1071404</text:p>
          </table:table-cell>
          <table:table-cell office:value-type="string" calcext:value-type="string">
            <text:p>UBND Xã Phúc Thọ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405" calcext:value-type="float">
            <text:p>1071405</text:p>
          </table:table-cell>
          <table:table-cell office:value-type="string" calcext:value-type="string">
            <text:p>UBND Xã Hoài Đức</text:p>
          </table:table-cell>
          <table:table-cell office:value-type="float" office:value="148" calcext:value-type="float">
            <text:p>148</text:p>
          </table:table-cell>
          <table:table-cell office:value-type="float" office:value="2766" calcext:value-type="float">
            <text:p>2766</text:p>
          </table:table-cell>
          <table:table-cell office:value-type="float" office:value="0" calcext:value-type="float">
            <text:p>0</text:p>
          </table:table-cell>
          <table:table-cell office:value-type="float" office:value="6811" calcext:value-type="float">
            <text:p>6811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1406" calcext:value-type="float">
            <text:p>1071406</text:p>
          </table:table-cell>
          <table:table-cell office:value-type="string" calcext:value-type="string">
            <text:p>UBND xã Tân Th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497" calcext:value-type="float">
            <text:p>1071497</text:p>
          </table:table-cell>
          <table:table-cell office:value-type="string" calcext:value-type="string">
            <text:p>UBND Xã Xuân Thọ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498" calcext:value-type="float">
            <text:p>1071498</text:p>
          </table:table-cell>
          <table:table-cell office:value-type="string" calcext:value-type="string">
            <text:p>UBND Xã Xuân Tr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501" calcext:value-type="float">
            <text:p>1071501</text:p>
          </table:table-cell>
          <table:table-cell office:value-type="string" calcext:value-type="string">
            <text:p>UBND Phường 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502" calcext:value-type="float">
            <text:p>1071502</text:p>
          </table:table-cell>
          <table:table-cell office:value-type="string" calcext:value-type="string">
            <text:p>UBND Phường 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599" calcext:value-type="float">
            <text:p>1071599</text:p>
          </table:table-cell>
          <table:table-cell office:value-type="string" calcext:value-type="string">
            <text:p>Ủy Ban Nhân Dân Xã Mỹ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606" calcext:value-type="float">
            <text:p>1071606</text:p>
          </table:table-cell>
          <table:table-cell office:value-type="string" calcext:value-type="string">
            <text:p>Ủy Ban Nhân Dân Xã Tấn Mỹ</text:p>
          </table:table-cell>
          <table:table-cell office:value-type="float" office:value="150" calcext:value-type="float">
            <text:p>15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610" calcext:value-type="float">
            <text:p>1071610</text:p>
          </table:table-cell>
          <table:table-cell office:value-type="string" calcext:value-type="string">
            <text:p>Xã Tân Tuyế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611" calcext:value-type="float">
            <text:p>1071611</text:p>
          </table:table-cell>
          <table:table-cell office:value-type="string" calcext:value-type="string">
            <text:p>Xã Ô Lâm</text:p>
          </table:table-cell>
          <table:table-cell office:value-type="float" office:value="153" calcext:value-type="float">
            <text:p>153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office:value-type="float" office:value="9090" calcext:value-type="float">
            <text:p>9090</text:p>
          </table:table-cell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612" calcext:value-type="float">
            <text:p>1071612</text:p>
          </table:table-cell>
          <table:table-cell office:value-type="string" calcext:value-type="string">
            <text:p>Ủy Ban Nhân Dân Thị Trấn Chợ Mớ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660" calcext:value-type="float">
            <text:p>1071660</text:p>
          </table:table-cell>
          <table:table-cell office:value-type="string" calcext:value-type="string">
            <text:p>UBND Xã Thoại Giang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661" calcext:value-type="float">
            <text:p>1071661</text:p>
          </table:table-cell>
          <table:table-cell office:value-type="string" calcext:value-type="string">
            <text:p>UBND Xã Vọng Thê</text:p>
          </table:table-cell>
          <table:table-cell office:value-type="float" office:value="6" calcext:value-type="float">
            <text:p>6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9307" calcext:value-type="float">
            <text:p>9307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1664" calcext:value-type="float">
            <text:p>1071664</text:p>
          </table:table-cell>
          <table:table-cell office:value-type="string" calcext:value-type="string">
            <text:p>UBND Xã Vọng Đông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2163" calcext:value-type="float">
            <text:p>216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666" calcext:value-type="float">
            <text:p>1071666</text:p>
          </table:table-cell>
          <table:table-cell office:value-type="string" calcext:value-type="string">
            <text:p>UBND Xã Vĩnh Khánh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182" calcext:value-type="float">
            <text:p>41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1686" calcext:value-type="float">
            <text:p>1071686</text:p>
          </table:table-cell>
          <table:table-cell office:value-type="string" calcext:value-type="string">
            <text:p>Trường Mầm Non Minh D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800" calcext:value-type="float">
            <text:p>1071800</text:p>
          </table:table-cell>
          <table:table-cell office:value-type="string" calcext:value-type="string">
            <text:p>UBND Xã Ia Lốp</text:p>
          </table:table-cell>
          <table:table-cell office:value-type="float" office:value="7" calcext:value-type="float">
            <text:p>7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890" calcext:value-type="float">
            <text:p>1071890</text:p>
          </table:table-cell>
          <table:table-cell office:value-type="string" calcext:value-type="string">
            <text:p>Ủy Ban Nhân Dân Xã Hậu Lộc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693" calcext:value-type="float">
            <text:p>69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892" calcext:value-type="float">
            <text:p>1071892</text:p>
          </table:table-cell>
          <table:table-cell office:value-type="string" calcext:value-type="string">
            <text:p>Ủy Ban Nhân Dân Xã Hòa Lộc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899" calcext:value-type="float">
            <text:p>1071899</text:p>
          </table:table-cell>
          <table:table-cell office:value-type="string" calcext:value-type="string">
            <text:p>Ủy Ban Nhân Dân Xã Hòa Hiệp</text:p>
          </table:table-cell>
          <table:table-cell office:value-type="float" office:value="90" calcext:value-type="float">
            <text:p>90</text:p>
          </table:table-cell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2489" calcext:value-type="float">
            <text:p>248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962" calcext:value-type="float">
            <text:p>1071962</text:p>
          </table:table-cell>
          <table:table-cell office:value-type="string" calcext:value-type="string">
            <text:p>UBND xã Cư Prô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1963" calcext:value-type="float">
            <text:p>1071963</text:p>
          </table:table-cell>
          <table:table-cell office:value-type="string" calcext:value-type="string">
            <text:p>UBND Xã Cư Elang</text:p>
          </table:table-cell>
          <table:table-cell office:value-type="float" office:value="157" calcext:value-type="float">
            <text:p>157</text:p>
          </table:table-cell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984" calcext:value-type="float">
            <text:p>1071984</text:p>
          </table:table-cell>
          <table:table-cell office:value-type="string" calcext:value-type="string">
            <text:p>UBND TT Nam Gia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049" calcext:value-type="float">
            <text:p>1072049</text:p>
          </table:table-cell>
          <table:table-cell office:value-type="string" calcext:value-type="string">
            <text:p>UBND Phường 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050" calcext:value-type="float">
            <text:p>1072050</text:p>
          </table:table-cell>
          <table:table-cell office:value-type="string" calcext:value-type="string">
            <text:p>UBND Phường 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051" calcext:value-type="float">
            <text:p>1072051</text:p>
          </table:table-cell>
          <table:table-cell office:value-type="string" calcext:value-type="string">
            <text:p>Ủy ban nhân dân xã Lộc Ng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075" calcext:value-type="float">
            <text:p>1072075</text:p>
          </table:table-cell>
          <table:table-cell office:value-type="string" calcext:value-type="string">
            <text:p>UBND Phường 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078" calcext:value-type="float">
            <text:p>1072078</text:p>
          </table:table-cell>
          <table:table-cell office:value-type="string" calcext:value-type="string">
            <text:p>UBND Xã Tân Văn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177" calcext:value-type="float">
            <text:p>1072177</text:p>
          </table:table-cell>
          <table:table-cell office:value-type="string" calcext:value-type="string">
            <text:p>UBND Phường 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178" calcext:value-type="float">
            <text:p>1072178</text:p>
          </table:table-cell>
          <table:table-cell office:value-type="string" calcext:value-type="string">
            <text:p>UBND Phường 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179" calcext:value-type="float">
            <text:p>1072179</text:p>
          </table:table-cell>
          <table:table-cell office:value-type="string" calcext:value-type="string">
            <text:p>UBND Phường 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180" calcext:value-type="float">
            <text:p>1072180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181" calcext:value-type="float">
            <text:p>1072181</text:p>
          </table:table-cell>
          <table:table-cell office:value-type="string" calcext:value-type="string">
            <text:p>Ủy ban nhân dân phường Lộc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182" calcext:value-type="float">
            <text:p>1072182</text:p>
          </table:table-cell>
          <table:table-cell office:value-type="string" calcext:value-type="string">
            <text:p>Ủy ban nhân dân phường B'La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183" calcext:value-type="float">
            <text:p>1072183</text:p>
          </table:table-cell>
          <table:table-cell office:value-type="string" calcext:value-type="string">
            <text:p>Ủy ban nhân dân phường Lộc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184" calcext:value-type="float">
            <text:p>1072184</text:p>
          </table:table-cell>
          <table:table-cell office:value-type="string" calcext:value-type="string">
            <text:p>Ủy ban nhân dân xã Đamb'r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185" calcext:value-type="float">
            <text:p>1072185</text:p>
          </table:table-cell>
          <table:table-cell office:value-type="string" calcext:value-type="string">
            <text:p>Ủy ban nhân dân xã Lộc Th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186" calcext:value-type="float">
            <text:p>1072186</text:p>
          </table:table-cell>
          <table:table-cell office:value-type="string" calcext:value-type="string">
            <text:p>Ủy Ban Nhân Dân Thị Trấn Đại Ng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187" calcext:value-type="float">
            <text:p>1072187</text:p>
          </table:table-cell>
          <table:table-cell office:value-type="string" calcext:value-type="string">
            <text:p>Ủy Ban Nhân Dân Xã Tân Lộc</text:p>
          </table:table-cell>
          <table:table-cell office:value-type="float" office:value="63" calcext:value-type="float">
            <text:p>63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266" calcext:value-type="float">
            <text:p>1072266</text:p>
          </table:table-cell>
          <table:table-cell office:value-type="string" calcext:value-type="string">
            <text:p>UBND Xã Đại Hư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278" calcext:value-type="float">
            <text:p>1072278</text:p>
          </table:table-cell>
          <table:table-cell office:value-type="string" calcext:value-type="string">
            <text:p>UBND Xã Tà N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279" calcext:value-type="float">
            <text:p>1072279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280" calcext:value-type="float">
            <text:p>1072280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2281" calcext:value-type="float">
            <text:p>1072281</text:p>
          </table:table-cell>
          <table:table-cell office:value-type="string" calcext:value-type="string">
            <text:p>Ủy ban nhân dân phường Lộc Phá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335" calcext:value-type="float">
            <text:p>1072335</text:p>
          </table:table-cell>
          <table:table-cell office:value-type="string" calcext:value-type="string">
            <text:p>UBND Xã Đại Lào, TP. Bảo Lộc, T. Lâm Đồ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336" calcext:value-type="float">
            <text:p>1072336</text:p>
          </table:table-cell>
          <table:table-cell office:value-type="string" calcext:value-type="string">
            <text:p>UBND Xã Lộc 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348" calcext:value-type="float">
            <text:p>1072348</text:p>
          </table:table-cell>
          <table:table-cell office:value-type="string" calcext:value-type="string">
            <text:p>UBND Xã Đinh Trang Hòa</text:p>
          </table:table-cell>
          <table:table-cell office:value-type="float" office:value="206" calcext:value-type="float">
            <text:p>206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350" calcext:value-type="float">
            <text:p>1072350</text:p>
          </table:table-cell>
          <table:table-cell office:value-type="string" calcext:value-type="string">
            <text:p>UBND Xã Gia Bắ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351" calcext:value-type="float">
            <text:p>1072351</text:p>
          </table:table-cell>
          <table:table-cell office:value-type="string" calcext:value-type="string">
            <text:p>UBND Xã Hòa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360" calcext:value-type="float">
            <text:p>1072360</text:p>
          </table:table-cell>
          <table:table-cell office:value-type="string" calcext:value-type="string">
            <text:p>Ủy Ban Nhân Dân Xã Tân Tiến</text:p>
          </table:table-cell>
          <table:table-cell office:value-type="float" office:value="93" calcext:value-type="float">
            <text:p>93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4277" calcext:value-type="float">
            <text:p>4277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367" calcext:value-type="float">
            <text:p>1072367</text:p>
          </table:table-cell>
          <table:table-cell office:value-type="string" calcext:value-type="string">
            <text:p>Ủy ban nhân dân Xã Hà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444" calcext:value-type="float">
            <text:p>1072444</text:p>
          </table:table-cell>
          <table:table-cell office:value-type="string" calcext:value-type="string">
            <text:p>UBND Xã Tam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457" calcext:value-type="float">
            <text:p>1072457</text:p>
          </table:table-cell>
          <table:table-cell office:value-type="string" calcext:value-type="string">
            <text:p>Ủy Ban Nhân Dân Xã Tạ An Khương</text:p>
          </table:table-cell>
          <table:table-cell office:value-type="float" office:value="130" calcext:value-type="float">
            <text:p>130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4016" calcext:value-type="float">
            <text:p>401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2473" calcext:value-type="float">
            <text:p>1072473</text:p>
          </table:table-cell>
          <table:table-cell office:value-type="string" calcext:value-type="string">
            <text:p>UBND Xã Đưng K'Nớ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476" calcext:value-type="float">
            <text:p>1072476</text:p>
          </table:table-cell>
          <table:table-cell office:value-type="string" calcext:value-type="string">
            <text:p>Ủy ban nhân dân xã Lộc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477" calcext:value-type="float">
            <text:p>1072477</text:p>
          </table:table-cell>
          <table:table-cell office:value-type="string" calcext:value-type="string">
            <text:p>UBND Xã Lát</text:p>
          </table:table-cell>
          <table:table-cell office:value-type="float" office:value="230" calcext:value-type="float">
            <text:p>230</text:p>
          </table:table-cell>
          <table:table-cell office:value-type="float" office:value="2304" calcext:value-type="float">
            <text:p>2304</text:p>
          </table:table-cell>
          <table:table-cell office:value-type="float" office:value="2" calcext:value-type="float">
            <text:p>2</text:p>
          </table:table-cell>
          <table:table-cell office:value-type="float" office:value="5154" calcext:value-type="float">
            <text:p>5154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2480" calcext:value-type="float">
            <text:p>1072480</text:p>
          </table:table-cell>
          <table:table-cell office:value-type="string" calcext:value-type="string">
            <text:p>UBND Xã Lộc Thà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539" calcext:value-type="float">
            <text:p>1072539</text:p>
          </table:table-cell>
          <table:table-cell office:value-type="string" calcext:value-type="string">
            <text:p>UBND Xã Tam B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555" calcext:value-type="float">
            <text:p>1072555</text:p>
          </table:table-cell>
          <table:table-cell office:value-type="string" calcext:value-type="string">
            <text:p>UBND Xã Tân Lạc</text:p>
          </table:table-cell>
          <table:table-cell office:value-type="float" office:value="20" calcext:value-type="float">
            <text:p>2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556" calcext:value-type="float">
            <text:p>1072556</text:p>
          </table:table-cell>
          <table:table-cell office:value-type="string" calcext:value-type="string">
            <text:p>UBND Xã Lộc Na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557" calcext:value-type="float">
            <text:p>1072557</text:p>
          </table:table-cell>
          <table:table-cell office:value-type="string" calcext:value-type="string">
            <text:p>UBND Thị trấn Di Linh</text:p>
          </table:table-cell>
          <table:table-cell office:value-type="float" office:value="77" calcext:value-type="float">
            <text:p>77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558" calcext:value-type="float">
            <text:p>1072558</text:p>
          </table:table-cell>
          <table:table-cell office:value-type="string" calcext:value-type="string">
            <text:p>UBND Xã B'Lá</text:p>
          </table:table-cell>
          <table:table-cell office:value-type="float" office:value="115" calcext:value-type="float">
            <text:p>115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560" calcext:value-type="float">
            <text:p>1072560</text:p>
          </table:table-cell>
          <table:table-cell office:value-type="string" calcext:value-type="string">
            <text:p>UBND Xã Lộc Ngãi</text:p>
          </table:table-cell>
          <table:table-cell office:value-type="float" office:value="230" calcext:value-type="float">
            <text:p>230</text:p>
          </table:table-cell>
          <table:table-cell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  <table:table-cell office:value-type="float" office:value="408" calcext:value-type="float">
            <text:p>40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561" calcext:value-type="float">
            <text:p>1072561</text:p>
          </table:table-cell>
          <table:table-cell office:value-type="string" calcext:value-type="string">
            <text:p>UBND Xã Lộc Đức</text:p>
          </table:table-cell>
          <table:table-cell office:value-type="float" office:value="117" calcext:value-type="float">
            <text:p>117</text:p>
          </table:table-cell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575" calcext:value-type="float">
            <text:p>1072575</text:p>
          </table:table-cell>
          <table:table-cell office:value-type="string" calcext:value-type="string">
            <text:p>Ủy Ban Nhân Dân Xã Tích Thiệ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578" calcext:value-type="float">
            <text:p>1072578</text:p>
          </table:table-cell>
          <table:table-cell office:value-type="string" calcext:value-type="string">
            <text:p>Ủy Ban Nhân Dân Xã Tân Thuậ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579" calcext:value-type="float">
            <text:p>1072579</text:p>
          </table:table-cell>
          <table:table-cell office:value-type="string" calcext:value-type="string">
            <text:p>UBND XÃ TÂN ĐỨC</text:p>
          </table:table-cell>
          <table:table-cell office:value-type="float" office:value="166" calcext:value-type="float">
            <text:p>166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4386" calcext:value-type="float">
            <text:p>4386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2580" calcext:value-type="float">
            <text:p>1072580</text:p>
          </table:table-cell>
          <table:table-cell office:value-type="string" calcext:value-type="string">
            <text:p>Ủy Ban Nhân Dân Xã Trần Phán</text:p>
          </table:table-cell>
          <table:table-cell office:value-type="float" office:value="201" calcext:value-type="float">
            <text:p>201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2764" calcext:value-type="float">
            <text:p>276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581" calcext:value-type="float">
            <text:p>1072581</text:p>
          </table:table-cell>
          <table:table-cell office:value-type="string" calcext:value-type="string">
            <text:p>Ủy Ban Nhân Dân Xã Tạ An Khương Nam</text:p>
          </table:table-cell>
          <table:table-cell office:value-type="float" office:value="321" calcext:value-type="float">
            <text:p>321</text:p>
          </table:table-cell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654" calcext:value-type="float">
            <text:p>1072654</text:p>
          </table:table-cell>
          <table:table-cell office:value-type="string" calcext:value-type="string">
            <text:p>UBND Xã Liên Đầm</text:p>
          </table:table-cell>
          <table:table-cell office:value-type="float" office:value="8" calcext:value-type="float">
            <text:p>8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655" calcext:value-type="float">
            <text:p>1072655</text:p>
          </table:table-cell>
          <table:table-cell office:value-type="string" calcext:value-type="string">
            <text:p>UBND Xã Gung R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659" calcext:value-type="float">
            <text:p>1072659</text:p>
          </table:table-cell>
          <table:table-cell office:value-type="string" calcext:value-type="string">
            <text:p>Ủy Ban Nhân Dân Thị Trấn Đầm Dơi</text:p>
          </table:table-cell>
          <table:table-cell office:value-type="float" office:value="138" calcext:value-type="float">
            <text:p>138</text:p>
          </table:table-cell>
          <table:table-cell office:value-type="float" office:value="1892" calcext:value-type="float">
            <text:p>1892</text:p>
          </table:table-cell>
          <table:table-cell office:value-type="float" office:value="2" calcext:value-type="float">
            <text:p>2</text:p>
          </table:table-cell>
          <table:table-cell office:value-type="float" office:value="3153" calcext:value-type="float">
            <text:p>315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661" calcext:value-type="float">
            <text:p>1072661</text:p>
          </table:table-cell>
          <table:table-cell office:value-type="string" calcext:value-type="string">
            <text:p>Ủy Ban Nhân Dân Xã Tân Duyệt</text:p>
          </table:table-cell>
          <table:table-cell office:value-type="float" office:value="78" calcext:value-type="float">
            <text:p>78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6961" calcext:value-type="float">
            <text:p>696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662" calcext:value-type="float">
            <text:p>1072662</text:p>
          </table:table-cell>
          <table:table-cell office:value-type="string" calcext:value-type="string">
            <text:p>Ủy Ban Nhân Dân Xã Thạnh Thới Thuậ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677" calcext:value-type="float">
            <text:p>1072677</text:p>
          </table:table-cell>
          <table:table-cell office:value-type="string" calcext:value-type="string">
            <text:p>UBND Xã Lộc T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678" calcext:value-type="float">
            <text:p>1072678</text:p>
          </table:table-cell>
          <table:table-cell office:value-type="string" calcext:value-type="string">
            <text:p>UBND Xã Sơn Điề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679" calcext:value-type="float">
            <text:p>1072679</text:p>
          </table:table-cell>
          <table:table-cell office:value-type="string" calcext:value-type="string">
            <text:p>Ủy ban nhân dân Thị trấn Mađaguô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680" calcext:value-type="float">
            <text:p>1072680</text:p>
          </table:table-cell>
          <table:table-cell office:value-type="string" calcext:value-type="string">
            <text:p>Ủy ban nhân dân Thị trấn Đạ M'r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681" calcext:value-type="float">
            <text:p>1072681</text:p>
          </table:table-cell>
          <table:table-cell office:value-type="string" calcext:value-type="string">
            <text:p>UBND Xã Bảo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682" calcext:value-type="float">
            <text:p>1072682</text:p>
          </table:table-cell>
          <table:table-cell office:value-type="string" calcext:value-type="string">
            <text:p>UBND Xã Hòa Trung</text:p>
          </table:table-cell>
          <table:table-cell office:value-type="float" office:value="96" calcext:value-type="float">
            <text:p>96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734" calcext:value-type="float">
            <text:p>1072734</text:p>
          </table:table-cell>
          <table:table-cell office:value-type="string" calcext:value-type="string">
            <text:p>UBND Xã Tân Thượ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735" calcext:value-type="float">
            <text:p>1072735</text:p>
          </table:table-cell>
          <table:table-cell office:value-type="string" calcext:value-type="string">
            <text:p>UBND Xã Tân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736" calcext:value-type="float">
            <text:p>1072736</text:p>
          </table:table-cell>
          <table:table-cell office:value-type="string" calcext:value-type="string">
            <text:p>UBND Xã Đinh Lạ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737" calcext:value-type="float">
            <text:p>1072737</text:p>
          </table:table-cell>
          <table:table-cell office:value-type="string" calcext:value-type="string">
            <text:p>UBND Xã Tân Nghĩ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738" calcext:value-type="float">
            <text:p>1072738</text:p>
          </table:table-cell>
          <table:table-cell office:value-type="string" calcext:value-type="string">
            <text:p>UBND Xã Gia Hiệp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742" calcext:value-type="float">
            <text:p>1072742</text:p>
          </table:table-cell>
          <table:table-cell office:value-type="string" calcext:value-type="string">
            <text:p>UBND Xã Đinh Trang Thượng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743" calcext:value-type="float">
            <text:p>1072743</text:p>
          </table:table-cell>
          <table:table-cell office:value-type="string" calcext:value-type="string">
            <text:p>UBND xã Ka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744" calcext:value-type="float">
            <text:p>1072744</text:p>
          </table:table-cell>
          <table:table-cell office:value-type="string" calcext:value-type="string">
            <text:p>UBND Xã Quảng Lậ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745" calcext:value-type="float">
            <text:p>1072745</text:p>
          </table:table-cell>
          <table:table-cell office:value-type="string" calcext:value-type="string">
            <text:p>UBND Xã Pró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746" calcext:value-type="float">
            <text:p>1072746</text:p>
          </table:table-cell>
          <table:table-cell office:value-type="string" calcext:value-type="string">
            <text:p>UBND Xã Ka Đơ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760" calcext:value-type="float">
            <text:p>1072760</text:p>
          </table:table-cell>
          <table:table-cell office:value-type="string" calcext:value-type="string">
            <text:p>UBND Xã Hòa Na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761" calcext:value-type="float">
            <text:p>1072761</text:p>
          </table:table-cell>
          <table:table-cell office:value-type="string" calcext:value-type="string">
            <text:p>UBND Xã Hòa Bắc</text:p>
          </table:table-cell>
          <table:table-cell office:value-type="float" office:value="11" calcext:value-type="float">
            <text:p>11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763" calcext:value-type="float">
            <text:p>1072763</text:p>
          </table:table-cell>
          <table:table-cell office:value-type="string" calcext:value-type="string">
            <text:p>Ủy ban nhân dân xã Mađaguô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764" calcext:value-type="float">
            <text:p>1072764</text:p>
          </table:table-cell>
          <table:table-cell office:value-type="string" calcext:value-type="string">
            <text:p>Ủy ban nhân dân Xã Đạ Plo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765" calcext:value-type="float">
            <text:p>1072765</text:p>
          </table:table-cell>
          <table:table-cell office:value-type="string" calcext:value-type="string">
            <text:p>Ủy ban nhân dân Xã Đoàn Kế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767" calcext:value-type="float">
            <text:p>1072767</text:p>
          </table:table-cell>
          <table:table-cell office:value-type="string" calcext:value-type="string">
            <text:p>UBND Xã Đạ Đờn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029" calcext:value-type="float">
            <text:p>30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2768" calcext:value-type="float">
            <text:p>1072768</text:p>
          </table:table-cell>
          <table:table-cell office:value-type="string" calcext:value-type="string">
            <text:p>UBND Xã Phi T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781" calcext:value-type="float">
            <text:p>1072781</text:p>
          </table:table-cell>
          <table:table-cell office:value-type="string" calcext:value-type="string">
            <text:p>Ủy Ban Nhân Dân Xã Nguyễn Huân</text:p>
          </table:table-cell>
          <table:table-cell office:value-type="float" office:value="42" calcext:value-type="float">
            <text:p>4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782" calcext:value-type="float">
            <text:p>1072782</text:p>
          </table:table-cell>
          <table:table-cell office:value-type="string" calcext:value-type="string">
            <text:p>UBND XÃ THANH TÙNG</text:p>
          </table:table-cell>
          <table:table-cell office:value-type="float" office:value="322" calcext:value-type="float">
            <text:p>322</text:p>
          </table:table-cell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784" calcext:value-type="float">
            <text:p>1072784</text:p>
          </table:table-cell>
          <table:table-cell office:value-type="string" calcext:value-type="string">
            <text:p>Ủy Ban Nhân Dân Xã Quách Phẩm Bắc</text:p>
          </table:table-cell>
          <table:table-cell office:value-type="float" office:value="18" calcext:value-type="float">
            <text:p>18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3356" calcext:value-type="float">
            <text:p>335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785" calcext:value-type="float">
            <text:p>1072785</text:p>
          </table:table-cell>
          <table:table-cell office:value-type="string" calcext:value-type="string">
            <text:p>Ủy Ban Nhân Dân Xã Tạ An Khương Đông</text:p>
          </table:table-cell>
          <table:table-cell office:value-type="float" office:value="271" calcext:value-type="float">
            <text:p>271</text:p>
          </table:table-cell>
          <table:table-cell office:value-type="float" office:value="2359" calcext:value-type="float">
            <text:p>2359</text:p>
          </table:table-cell>
          <table:table-cell office:value-type="float" office:value="1" calcext:value-type="float">
            <text:p>1</text:p>
          </table:table-cell>
          <table:table-cell office:value-type="float" office:value="2046" calcext:value-type="float">
            <text:p>2046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786" calcext:value-type="float">
            <text:p>1072786</text:p>
          </table:table-cell>
          <table:table-cell office:value-type="string" calcext:value-type="string">
            <text:p>Ủy Ban Nhân Dân Xã Quách Phẩm</text:p>
          </table:table-cell>
          <table:table-cell office:value-type="float" office:value="113" calcext:value-type="float">
            <text:p>113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2418" calcext:value-type="float">
            <text:p>2418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882" calcext:value-type="float">
            <text:p>1072882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884" calcext:value-type="float">
            <text:p>1072884</text:p>
          </table:table-cell>
          <table:table-cell office:value-type="string" calcext:value-type="string">
            <text:p>Ủy ban nhân dân Xã Đạ Tồ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885" calcext:value-type="float">
            <text:p>1072885</text:p>
          </table:table-cell>
          <table:table-cell office:value-type="string" calcext:value-type="string">
            <text:p>UBND Xã Ninh Loan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2886" calcext:value-type="float">
            <text:p>1072886</text:p>
          </table:table-cell>
          <table:table-cell office:value-type="string" calcext:value-type="string">
            <text:p>UBND Xã Đà Loa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887" calcext:value-type="float">
            <text:p>1072887</text:p>
          </table:table-cell>
          <table:table-cell office:value-type="string" calcext:value-type="string">
            <text:p>UBND Xã Tà N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939" calcext:value-type="float">
            <text:p>1072939</text:p>
          </table:table-cell>
          <table:table-cell office:value-type="string" calcext:value-type="string">
            <text:p>UBND Xã Đạ Ròn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940" calcext:value-type="float">
            <text:p>1072940</text:p>
          </table:table-cell>
          <table:table-cell office:value-type="string" calcext:value-type="string">
            <text:p>UBND Thị trấn D'ran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941" calcext:value-type="float">
            <text:p>1072941</text:p>
          </table:table-cell>
          <table:table-cell office:value-type="string" calcext:value-type="string">
            <text:p>UBND Xã Lạc Xuâ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942" calcext:value-type="float">
            <text:p>1072942</text:p>
          </table:table-cell>
          <table:table-cell office:value-type="string" calcext:value-type="string">
            <text:p>UBND Xã Lạc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946" calcext:value-type="float">
            <text:p>1072946</text:p>
          </table:table-cell>
          <table:table-cell office:value-type="string" calcext:value-type="string">
            <text:p>UBND Thị trấn Thạnh Mỹ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947" calcext:value-type="float">
            <text:p>1072947</text:p>
          </table:table-cell>
          <table:table-cell office:value-type="string" calcext:value-type="string">
            <text:p>UBND Xã Ninh Gia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951" calcext:value-type="float">
            <text:p>1072951</text:p>
          </table:table-cell>
          <table:table-cell office:value-type="string" calcext:value-type="string">
            <text:p>UBND Xã Bình Th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952" calcext:value-type="float">
            <text:p>1072952</text:p>
          </table:table-cell>
          <table:table-cell office:value-type="string" calcext:value-type="string">
            <text:p>UBND Xã N'Thôn Hạ</text:p>
          </table:table-cell>
          <table:table-cell office:value-type="float" office:value="12" calcext:value-type="float">
            <text:p>12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2965" calcext:value-type="float">
            <text:p>1072965</text:p>
          </table:table-cell>
          <table:table-cell office:value-type="string" calcext:value-type="string">
            <text:p>UBND Xã Tu T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968" calcext:value-type="float">
            <text:p>1072968</text:p>
          </table:table-cell>
          <table:table-cell office:value-type="string" calcext:value-type="string">
            <text:p>UBND Thị Trấn Đinh Vă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969" calcext:value-type="float">
            <text:p>1072969</text:p>
          </table:table-cell>
          <table:table-cell office:value-type="string" calcext:value-type="string">
            <text:p>UBND Thị trấn Nam B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971" calcext:value-type="float">
            <text:p>1072971</text:p>
          </table:table-cell>
          <table:table-cell office:value-type="string" calcext:value-type="string">
            <text:p>UBND Xã Lộc Bắc</text:p>
          </table:table-cell>
          <table:table-cell office:value-type="float" office:value="66" calcext:value-type="float">
            <text:p>66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2972" calcext:value-type="float">
            <text:p>1072972</text:p>
          </table:table-cell>
          <table:table-cell office:value-type="string" calcext:value-type="string">
            <text:p>UBND xã Lộc Lâm</text:p>
          </table:table-cell>
          <table:table-cell office:value-type="float" office:value="37" calcext:value-type="float">
            <text:p>37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973" calcext:value-type="float">
            <text:p>1072973</text:p>
          </table:table-cell>
          <table:table-cell office:value-type="string" calcext:value-type="string">
            <text:p>UBND Xã Lộc Phú</text:p>
          </table:table-cell>
          <table:table-cell office:value-type="float" office:value="21" calcext:value-type="float">
            <text:p>21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974" calcext:value-type="float">
            <text:p>1072974</text:p>
          </table:table-cell>
          <table:table-cell office:value-type="string" calcext:value-type="string">
            <text:p>UBND Xã Lộc Quảng</text:p>
          </table:table-cell>
          <table:table-cell office:value-type="float" office:value="41" calcext:value-type="float">
            <text:p>41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975" calcext:value-type="float">
            <text:p>1072975</text:p>
          </table:table-cell>
          <table:table-cell office:value-type="string" calcext:value-type="string">
            <text:p>UBND Xã Tà H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976" calcext:value-type="float">
            <text:p>1072976</text:p>
          </table:table-cell>
          <table:table-cell office:value-type="string" calcext:value-type="string">
            <text:p>UBND Xã Gia Lâ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977" calcext:value-type="float">
            <text:p>1072977</text:p>
          </table:table-cell>
          <table:table-cell office:value-type="string" calcext:value-type="string">
            <text:p>UBND Xã Đông Tha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978" calcext:value-type="float">
            <text:p>1072978</text:p>
          </table:table-cell>
          <table:table-cell office:value-type="string" calcext:value-type="string">
            <text:p>UBND Xã Mê Linh</text:p>
          </table:table-cell>
          <table:table-cell office:value-type="float" office:value="54" calcext:value-type="float">
            <text:p>54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3046" calcext:value-type="float">
            <text:p>107304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047" calcext:value-type="float">
            <text:p>1073047</text:p>
          </table:table-cell>
          <table:table-cell office:value-type="string" calcext:value-type="string">
            <text:p>UBND Phường 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048" calcext:value-type="float">
            <text:p>1073048</text:p>
          </table:table-cell>
          <table:table-cell office:value-type="string" calcext:value-type="string">
            <text:p>UBND Phường 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070" calcext:value-type="float">
            <text:p>1073070</text:p>
          </table:table-cell>
          <table:table-cell office:value-type="string" calcext:value-type="string">
            <text:p>UBND Xã Tam Dân</text:p>
          </table:table-cell>
          <table:table-cell office:value-type="float" office:value="6090" calcext:value-type="float">
            <text:p>6090</text:p>
          </table:table-cell>
          <table:table-cell office:value-type="float" office:value="27755" calcext:value-type="float">
            <text:p>27755</text:p>
          </table:table-cell>
          <table:table-cell office:value-type="float" office:value="5" calcext:value-type="float">
            <text:p>5</text:p>
          </table:table-cell>
          <table:table-cell office:value-type="float" office:value="2998" calcext:value-type="float">
            <text:p>2998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071" calcext:value-type="float">
            <text:p>1073071</text:p>
          </table:table-cell>
          <table:table-cell office:value-type="string" calcext:value-type="string">
            <text:p>UBND Xã Tam Đàn</text:p>
          </table:table-cell>
          <table:table-cell office:value-type="float" office:value="1852" calcext:value-type="float">
            <text:p>1852</text:p>
          </table:table-cell>
          <table:table-cell office:value-type="float" office:value="8327" calcext:value-type="float">
            <text:p>8327</text:p>
          </table:table-cell>
          <table:table-cell office:value-type="float" office:value="0" calcext:value-type="float">
            <text:p>0</text:p>
          </table:table-cell>
          <table:table-cell office:value-type="float" office:value="4845" calcext:value-type="float">
            <text:p>4845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3072" calcext:value-type="float">
            <text:p>1073072</text:p>
          </table:table-cell>
          <table:table-cell office:value-type="string" calcext:value-type="string">
            <text:p>UBND Xã Tam An</text:p>
          </table:table-cell>
          <table:table-cell office:value-type="float" office:value="4528" calcext:value-type="float">
            <text:p>4528</text:p>
          </table:table-cell>
          <table:table-cell office:value-type="float" office:value="12541" calcext:value-type="float">
            <text:p>12541</text:p>
          </table:table-cell>
          <table:table-cell office:value-type="float" office:value="6" calcext:value-type="float">
            <text:p>6</text:p>
          </table:table-cell>
          <table:table-cell office:value-type="float" office:value="5876" calcext:value-type="float">
            <text:p>5876</text:p>
          </table:table-cell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3073" calcext:value-type="float">
            <text:p>1073073</text:p>
          </table:table-cell>
          <table:table-cell office:value-type="string" calcext:value-type="string">
            <text:p>UBND Xã Tam Lộc</text:p>
          </table:table-cell>
          <table:table-cell office:value-type="float" office:value="2725" calcext:value-type="float">
            <text:p>2725</text:p>
          </table:table-cell>
          <table:table-cell office:value-type="float" office:value="12508" calcext:value-type="float">
            <text:p>12508</text:p>
          </table:table-cell>
          <table:table-cell office:value-type="float" office:value="0" calcext:value-type="float">
            <text:p>0</text:p>
          </table:table-cell>
          <table:table-cell office:value-type="float" office:value="7073" calcext:value-type="float">
            <text:p>7073</text:p>
          </table:table-cell>
          <table:table-cell office:value-type="float" office:value="418" calcext:value-type="float">
            <text:p>4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3076" calcext:value-type="float">
            <text:p>1073076</text:p>
          </table:table-cell>
          <table:table-cell office:value-type="string" calcext:value-type="string">
            <text:p>UBND Phường An Phú</text:p>
          </table:table-cell>
          <table:table-cell office:value-type="float" office:value="518" calcext:value-type="float">
            <text:p>518</text:p>
          </table:table-cell>
          <table:table-cell office:value-type="float" office:value="5094" calcext:value-type="float">
            <text:p>5094</text:p>
          </table:table-cell>
          <table:table-cell office:value-type="float" office:value="0" calcext:value-type="float">
            <text:p>0</text:p>
          </table:table-cell>
          <table:table-cell office:value-type="float" office:value="2820" calcext:value-type="float">
            <text:p>282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079" calcext:value-type="float">
            <text:p>1073079</text:p>
          </table:table-cell>
          <table:table-cell office:value-type="string" calcext:value-type="string">
            <text:p>UBND Xã Tam Th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101" calcext:value-type="float">
            <text:p>1073101</text:p>
          </table:table-cell>
          <table:table-cell office:value-type="string" calcext:value-type="string">
            <text:p>UBND Thị Trấn Lộc Thắng</text:p>
          </table:table-cell>
          <table:table-cell office:value-type="float" office:value="3" calcext:value-type="float">
            <text:p>3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102" calcext:value-type="float">
            <text:p>1073102</text:p>
          </table:table-cell>
          <table:table-cell office:value-type="string" calcext:value-type="string">
            <text:p>UBND Xã Lộc Bảo</text:p>
          </table:table-cell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110" calcext:value-type="float">
            <text:p>1073110</text:p>
          </table:table-cell>
          <table:table-cell office:value-type="string" calcext:value-type="string">
            <text:p>Văn Phòng HĐND và UBND Huyện Trảng Bo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164" calcext:value-type="float">
            <text:p>1073164</text:p>
          </table:table-cell>
          <table:table-cell office:value-type="string" calcext:value-type="string">
            <text:p>UBND Xã Biển Bạch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435" calcext:value-type="float">
            <text:p>34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3166" calcext:value-type="float">
            <text:p>1073166</text:p>
          </table:table-cell>
          <table:table-cell office:value-type="string" calcext:value-type="string">
            <text:p>UBND Xã Trí Phải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167" calcext:value-type="float">
            <text:p>1073167</text:p>
          </table:table-cell>
          <table:table-cell office:value-type="string" calcext:value-type="string">
            <text:p>UBND Xã Tân Phú</text:p>
          </table:table-cell>
          <table:table-cell office:value-type="float" office:value="18" calcext:value-type="float">
            <text:p>1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3168" calcext:value-type="float">
            <text:p>1073168</text:p>
          </table:table-cell>
          <table:table-cell office:value-type="string" calcext:value-type="string">
            <text:p>Ủy Ban Nhân Dân Xã Phan Th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172" calcext:value-type="float">
            <text:p>1073172</text:p>
          </table:table-cell>
          <table:table-cell office:value-type="string" calcext:value-type="string">
            <text:p>UBND Xã Tân Lộc Bắc</text:p>
          </table:table-cell>
          <table:table-cell office:value-type="float" office:value="74" calcext:value-type="float">
            <text:p>74</text:p>
          </table:table-cell>
          <table:table-cell office:value-type="float" office:value="1123" calcext:value-type="float">
            <text:p>1123</text:p>
          </table:table-cell>
          <table:table-cell office:value-type="float" office:value="3" calcext:value-type="float">
            <text:p>3</text:p>
          </table:table-cell>
          <table:table-cell office:value-type="float" office:value="5812" calcext:value-type="float">
            <text:p>5812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3174" calcext:value-type="float">
            <text:p>1073174</text:p>
          </table:table-cell>
          <table:table-cell office:value-type="string" calcext:value-type="string">
            <text:p>UBND Xã Tân Lộc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194" calcext:value-type="float">
            <text:p>41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3175" calcext:value-type="float">
            <text:p>1073175</text:p>
          </table:table-cell>
          <table:table-cell office:value-type="string" calcext:value-type="string">
            <text:p>Ủy Ban Nhân Dân Xã Phan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410" calcext:value-type="float">
            <text:p>1073410</text:p>
          </table:table-cell>
          <table:table-cell office:value-type="string" calcext:value-type="string">
            <text:p>UBND phường An Tả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412" calcext:value-type="float">
            <text:p>1073412</text:p>
          </table:table-cell>
          <table:table-cell office:value-type="string" calcext:value-type="string">
            <text:p>UBND XÃ ĐỊNH BÌNH</text:p>
          </table:table-cell>
          <table:table-cell office:value-type="float" office:value="56" calcext:value-type="float">
            <text:p>56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414" calcext:value-type="float">
            <text:p>1073414</text:p>
          </table:table-cell>
          <table:table-cell office:value-type="string" calcext:value-type="string">
            <text:p>UBND Xã Biển Bạch Đông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121" calcext:value-type="float">
            <text:p>41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3419" calcext:value-type="float">
            <text:p>1073419</text:p>
          </table:table-cell>
          <table:table-cell office:value-type="string" calcext:value-type="string">
            <text:p>Ủy Ban Nhân Dân Xã V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504" calcext:value-type="float">
            <text:p>1073504</text:p>
          </table:table-cell>
          <table:table-cell office:value-type="string" calcext:value-type="string">
            <text:p>UBND Xã Tân Hưng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505" calcext:value-type="float">
            <text:p>1073505</text:p>
          </table:table-cell>
          <table:table-cell office:value-type="string" calcext:value-type="string">
            <text:p>Ubnd Xã Hoàng H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509" calcext:value-type="float">
            <text:p>1073509</text:p>
          </table:table-cell>
          <table:table-cell office:value-type="string" calcext:value-type="string">
            <text:p>Ủy Ban Nhân Dân Xã Khánh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510" calcext:value-type="float">
            <text:p>1073510</text:p>
          </table:table-cell>
          <table:table-cell office:value-type="string" calcext:value-type="string">
            <text:p>Ủy Ban Nhân Dân Xã Khánh Tr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511" calcext:value-type="float">
            <text:p>1073511</text:p>
          </table:table-cell>
          <table:table-cell office:value-type="string" calcext:value-type="string">
            <text:p>Ủy Ban Nhân Dân Xã Khánh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512" calcext:value-type="float">
            <text:p>1073512</text:p>
          </table:table-cell>
          <table:table-cell office:value-type="string" calcext:value-type="string">
            <text:p>Ủy Ban Nhân Dân Xã Khánh Thượ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513" calcext:value-type="float">
            <text:p>1073513</text:p>
          </table:table-cell>
          <table:table-cell office:value-type="string" calcext:value-type="string">
            <text:p>Ubnd Xã Hồng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3561" calcext:value-type="float">
            <text:p>1073561</text:p>
          </table:table-cell>
          <table:table-cell office:value-type="string" calcext:value-type="string">
            <text:p>UBND Xã Lý Văn Lâm</text:p>
          </table:table-cell>
          <table:table-cell office:value-type="float" office:value="99" calcext:value-type="float">
            <text:p>99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office:value-type="float" office:value="6556" calcext:value-type="float">
            <text:p>655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3563" calcext:value-type="float">
            <text:p>1073563</text:p>
          </table:table-cell>
          <table:table-cell office:value-type="string" calcext:value-type="string">
            <text:p>Ủy ban nhân dân thị trấn Thới Bìn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567" calcext:value-type="float">
            <text:p>1073567</text:p>
          </table:table-cell>
          <table:table-cell office:value-type="string" calcext:value-type="string">
            <text:p>UBND Xã Hoà Thành</text:p>
          </table:table-cell>
          <table:table-cell office:value-type="float" office:value="144" calcext:value-type="float">
            <text:p>144</text:p>
          </table:table-cell>
          <table:table-cell office:value-type="float" office:value="644" calcext:value-type="float">
            <text:p>644</text:p>
          </table:table-cell>
          <table:table-cell office:value-type="float" office:value="6" calcext:value-type="float">
            <text:p>6</text:p>
          </table:table-cell>
          <table:table-cell office:value-type="float" office:value="4634" calcext:value-type="float">
            <text:p>4634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3568" calcext:value-type="float">
            <text:p>1073568</text:p>
          </table:table-cell>
          <table:table-cell office:value-type="string" calcext:value-type="string">
            <text:p>UBND Xã Tân Thành</text:p>
          </table:table-cell>
          <table:table-cell office:value-type="float" office:value="142" calcext:value-type="float">
            <text:p>142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3569" calcext:value-type="float">
            <text:p>1073569</text:p>
          </table:table-cell>
          <table:table-cell office:value-type="string" calcext:value-type="string">
            <text:p>UBND XÃ TẮC VÂ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740" calcext:value-type="float">
            <text:p>77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3570" calcext:value-type="float">
            <text:p>1073570</text:p>
          </table:table-cell>
          <table:table-cell office:value-type="string" calcext:value-type="string">
            <text:p>UBND xã Quảng Châu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3625" calcext:value-type="float">
            <text:p>1073625</text:p>
          </table:table-cell>
          <table:table-cell office:value-type="string" calcext:value-type="string">
            <text:p>UBND xã Phương Chiểu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839" calcext:value-type="float">
            <text:p>1073839</text:p>
          </table:table-cell>
          <table:table-cell office:value-type="string" calcext:value-type="string">
            <text:p>UBND Xã Nam Thá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892" calcext:value-type="float">
            <text:p>1073892</text:p>
          </table:table-cell>
          <table:table-cell office:value-type="string" calcext:value-type="string">
            <text:p>UBND Xã Phước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907" calcext:value-type="float">
            <text:p>1073907</text:p>
          </table:table-cell>
          <table:table-cell office:value-type="string" calcext:value-type="string">
            <text:p>Ủy Ban Nhân Dân Xã Phong Tân</text:p>
          </table:table-cell>
          <table:table-cell office:value-type="float" office:value="342" calcext:value-type="float">
            <text:p>342</text:p>
          </table:table-cell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3908" calcext:value-type="float">
            <text:p>1073908</text:p>
          </table:table-cell>
          <table:table-cell office:value-type="string" calcext:value-type="string">
            <text:p>Ủy Ban Nhân Dân xã Tân Phong</text:p>
          </table:table-cell>
          <table:table-cell office:value-type="float" office:value="58" calcext:value-type="float">
            <text:p>58</text:p>
          </table:table-cell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909" calcext:value-type="float">
            <text:p>1073909</text:p>
          </table:table-cell>
          <table:table-cell office:value-type="string" calcext:value-type="string">
            <text:p>Ủy Ban Nhân Dân Xã Phong Thạnh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4016" calcext:value-type="float">
            <text:p>1074016</text:p>
          </table:table-cell>
          <table:table-cell office:value-type="string" calcext:value-type="string">
            <text:p>Ủy Ban Nhân Dân Thị trấn Lương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020" calcext:value-type="float">
            <text:p>1074020</text:p>
          </table:table-cell>
          <table:table-cell office:value-type="string" calcext:value-type="string">
            <text:p>UBND Xã Thới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4028" calcext:value-type="float">
            <text:p>1074028</text:p>
          </table:table-cell>
          <table:table-cell office:value-type="string" calcext:value-type="string">
            <text:p>UBND Xã An Bình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4084" calcext:value-type="float">
            <text:p>1074084</text:p>
          </table:table-cell>
          <table:table-cell office:value-type="string" calcext:value-type="string">
            <text:p>UBND Xã Đức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4089" calcext:value-type="float">
            <text:p>1074089</text:p>
          </table:table-cell>
          <table:table-cell office:value-type="string" calcext:value-type="string">
            <text:p>Văn phòng HĐND - UBND huyện Long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102" calcext:value-type="float">
            <text:p>1074102</text:p>
          </table:table-cell>
          <table:table-cell office:value-type="string" calcext:value-type="string">
            <text:p>Ủy Ban Nhân Dân Xã Thạnh Quớ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104" calcext:value-type="float">
            <text:p>1074104</text:p>
          </table:table-cell>
          <table:table-cell office:value-type="string" calcext:value-type="string">
            <text:p>Ủy Ban Nhân Dân Xã Hòa Tú 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135" calcext:value-type="float">
            <text:p>1074135</text:p>
          </table:table-cell>
          <table:table-cell office:value-type="string" calcext:value-type="string">
            <text:p>UBND xã Quảng Ch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4147" calcext:value-type="float">
            <text:p>1074147</text:p>
          </table:table-cell>
          <table:table-cell office:value-type="string" calcext:value-type="string">
            <text:p>Ủy Ban Nhân Dân Xã Phong Thạnh Tây</text:p>
          </table:table-cell>
          <table:table-cell office:value-type="float" office:value="18" calcext:value-type="float">
            <text:p>18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4335" calcext:value-type="float">
            <text:p>1074335</text:p>
          </table:table-cell>
          <table:table-cell office:value-type="string" calcext:value-type="string">
            <text:p>Ủy Ban Nhân Dân Phường 2 thành phố Sóc Tr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344" calcext:value-type="float">
            <text:p>1074344</text:p>
          </table:table-cell>
          <table:table-cell office:value-type="string" calcext:value-type="string">
            <text:p>Ủy Ban Nhân Dân Thị Trấn Long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346" calcext:value-type="float">
            <text:p>1074346</text:p>
          </table:table-cell>
          <table:table-cell office:value-type="string" calcext:value-type="string">
            <text:p>Ủy Ban Nhân Dân Xã Mỹ T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383" calcext:value-type="float">
            <text:p>1074383</text:p>
          </table:table-cell>
          <table:table-cell office:value-type="string" calcext:value-type="string">
            <text:p>UBND Phường Quế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385" calcext:value-type="float">
            <text:p>1074385</text:p>
          </table:table-cell>
          <table:table-cell office:value-type="string" calcext:value-type="string">
            <text:p>UBND Phường Phù L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388" calcext:value-type="float">
            <text:p>1074388</text:p>
          </table:table-cell>
          <table:table-cell office:value-type="string" calcext:value-type="string">
            <text:p>UBND Phường Phố Mớ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389" calcext:value-type="float">
            <text:p>1074389</text:p>
          </table:table-cell>
          <table:table-cell office:value-type="string" calcext:value-type="string">
            <text:p>UBND Xã Việt Thố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390" calcext:value-type="float">
            <text:p>1074390</text:p>
          </table:table-cell>
          <table:table-cell office:value-type="string" calcext:value-type="string">
            <text:p>UBND Phường Đại Xu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391" calcext:value-type="float">
            <text:p>1074391</text:p>
          </table:table-cell>
          <table:table-cell office:value-type="string" calcext:value-type="string">
            <text:p>UBND Phường Nhân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392" calcext:value-type="float">
            <text:p>1074392</text:p>
          </table:table-cell>
          <table:table-cell office:value-type="string" calcext:value-type="string">
            <text:p>UBND Phường Bằng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558" calcext:value-type="float">
            <text:p>1074558</text:p>
          </table:table-cell>
          <table:table-cell office:value-type="string" calcext:value-type="string">
            <text:p>UBND xã Cò Nòi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4582" calcext:value-type="float">
            <text:p>1074582</text:p>
          </table:table-cell>
          <table:table-cell office:value-type="string" calcext:value-type="string">
            <text:p>Ủy Ban Nhân Dân Phường 10 thành phố Sóc Tr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676" calcext:value-type="float">
            <text:p>1074676</text:p>
          </table:table-cell>
          <table:table-cell office:value-type="string" calcext:value-type="string">
            <text:p>Ủy Ban Nhân Dân Phường 9 thành phố Sóc Tr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126" calcext:value-type="float">
            <text:p>1075126</text:p>
          </table:table-cell>
          <table:table-cell office:value-type="string" calcext:value-type="string">
            <text:p>Ủy ban Nhân dân xã Phong Th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127" calcext:value-type="float">
            <text:p>1075127</text:p>
          </table:table-cell>
          <table:table-cell office:value-type="string" calcext:value-type="string">
            <text:p>Ủy ban Nhân dân xã Tam Ng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128" calcext:value-type="float">
            <text:p>1075128</text:p>
          </table:table-cell>
          <table:table-cell office:value-type="string" calcext:value-type="string">
            <text:p>UBND Xã An Nh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131" calcext:value-type="float">
            <text:p>1075131</text:p>
          </table:table-cell>
          <table:table-cell office:value-type="string" calcext:value-type="string">
            <text:p>Ủy Ban Nhân Dân Xã T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35" calcext:value-type="float">
            <text:p>13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5132" calcext:value-type="float">
            <text:p>1075132</text:p>
          </table:table-cell>
          <table:table-cell office:value-type="string" calcext:value-type="string">
            <text:p>Ủy Ban Nhân Dân Xã Tân Hù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133" calcext:value-type="float">
            <text:p>1075133</text:p>
          </table:table-cell>
          <table:table-cell office:value-type="string" calcext:value-type="string">
            <text:p>Ủy ban Nhân dân xã An Phú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134" calcext:value-type="float">
            <text:p>1075134</text:p>
          </table:table-cell>
          <table:table-cell office:value-type="string" calcext:value-type="string">
            <text:p>Ủy ban Nhân dân xã Ninh Thớ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135" calcext:value-type="float">
            <text:p>1075135</text:p>
          </table:table-cell>
          <table:table-cell office:value-type="string" calcext:value-type="string">
            <text:p>Ủy ban Nhân dân xã Phong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223" calcext:value-type="float">
            <text:p>1075223</text:p>
          </table:table-cell>
          <table:table-cell office:value-type="string" calcext:value-type="string">
            <text:p>UBND Xã Nghĩa Thắng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379" calcext:value-type="float">
            <text:p>337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5282" calcext:value-type="float">
            <text:p>1075282</text:p>
          </table:table-cell>
          <table:table-cell office:value-type="string" calcext:value-type="string">
            <text:p>Ủy Ban Nhân Dân Xã Tập Ngãi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5283" calcext:value-type="float">
            <text:p>1075283</text:p>
          </table:table-cell>
          <table:table-cell office:value-type="string" calcext:value-type="string">
            <text:p>Ủy ban Nhân dân Xã Ngãi Hùng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284" calcext:value-type="float">
            <text:p>1075284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285" calcext:value-type="float">
            <text:p>1075285</text:p>
          </table:table-cell>
          <table:table-cell office:value-type="string" calcext:value-type="string">
            <text:p>Ủy ban nhân dân Phường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5286" calcext:value-type="float">
            <text:p>1075286</text:p>
          </table:table-cell>
          <table:table-cell office:value-type="string" calcext:value-type="string">
            <text:p>Ủy Ban Nhân Dân Phường 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287" calcext:value-type="float">
            <text:p>1075287</text:p>
          </table:table-cell>
          <table:table-cell office:value-type="string" calcext:value-type="string">
            <text:p>Ủy Ban Nhân Dân Phường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288" calcext:value-type="float">
            <text:p>1075288</text:p>
          </table:table-cell>
          <table:table-cell office:value-type="string" calcext:value-type="string">
            <text:p>Ủy Ban Nhân Dân Phường 6</text:p>
          </table:table-cell>
          <table:table-cell office:value-type="float" office:value="31" calcext:value-type="float">
            <text:p>31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3326" calcext:value-type="float">
            <text:p>332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5292" calcext:value-type="float">
            <text:p>1075292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34" calcext:value-type="float">
            <text:p>34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3133" calcext:value-type="float">
            <text:p>313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5434" calcext:value-type="float">
            <text:p>1075434</text:p>
          </table:table-cell>
          <table:table-cell office:value-type="string" calcext:value-type="string">
            <text:p>UBND Thị trấn Đông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435" calcext:value-type="float">
            <text:p>1075435</text:p>
          </table:table-cell>
          <table:table-cell office:value-type="string" calcext:value-type="string">
            <text:p>UBND Xã Mỹ Thạnh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492" calcext:value-type="float">
            <text:p>1075492</text:p>
          </table:table-cell>
          <table:table-cell office:value-type="string" calcext:value-type="string">
            <text:p>UBND phường Hoàng Diệu</text:p>
          </table:table-cell>
          <table:table-cell office:value-type="float" office:value="238" calcext:value-type="float">
            <text:p>238</text:p>
          </table:table-cell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493" calcext:value-type="float">
            <text:p>1075493</text:p>
          </table:table-cell>
          <table:table-cell office:value-type="string" calcext:value-type="string">
            <text:p>UBND phường Tiền Phong</text:p>
          </table:table-cell>
          <table:table-cell office:value-type="float" office:value="7" calcext:value-type="float">
            <text:p>7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4116" calcext:value-type="float">
            <text:p>411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5494" calcext:value-type="float">
            <text:p>1075494</text:p>
          </table:table-cell>
          <table:table-cell office:value-type="string" calcext:value-type="string">
            <text:p>UBND xã Phú Xuân</text:p>
          </table:table-cell>
          <table:table-cell office:value-type="float" office:value="29" calcext:value-type="float">
            <text:p>29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4441" calcext:value-type="float">
            <text:p>444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5495" calcext:value-type="float">
            <text:p>1075495</text:p>
          </table:table-cell>
          <table:table-cell office:value-type="string" calcext:value-type="string">
            <text:p>UBND phường Trần Lã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502" calcext:value-type="float">
            <text:p>1075502</text:p>
          </table:table-cell>
          <table:table-cell office:value-type="string" calcext:value-type="string">
            <text:p>UBND xã Đức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504" calcext:value-type="float">
            <text:p>1075504</text:p>
          </table:table-cell>
          <table:table-cell office:value-type="string" calcext:value-type="string">
            <text:p>UBND xã Hùng Đứ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512" calcext:value-type="float">
            <text:p>1075512</text:p>
          </table:table-cell>
          <table:table-cell office:value-type="string" calcext:value-type="string">
            <text:p>UBND Xã Mỹ Quý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546" calcext:value-type="float">
            <text:p>1075546</text:p>
          </table:table-cell>
          <table:table-cell office:value-type="string" calcext:value-type="string">
            <text:p>UBND XÃ ĐÔNG HOÀ</text:p>
          </table:table-cell>
          <table:table-cell office:value-type="float" office:value="43" calcext:value-type="float">
            <text:p>43</text:p>
          </table:table-cell>
          <table:table-cell office:value-type="float" office:value="604" calcext:value-type="float">
            <text:p>604</text:p>
          </table:table-cell>
          <table:table-cell office:value-type="float" office:value="17" calcext:value-type="float">
            <text:p>17</text:p>
          </table:table-cell>
          <table:table-cell office:value-type="float" office:value="1261" calcext:value-type="float">
            <text:p>126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5639" calcext:value-type="float">
            <text:p>1075639</text:p>
          </table:table-cell>
          <table:table-cell office:value-type="string" calcext:value-type="string">
            <text:p>UBND Xã Tân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681" calcext:value-type="float">
            <text:p>1075681</text:p>
          </table:table-cell>
          <table:table-cell office:value-type="string" calcext:value-type="string">
            <text:p>UBND Phường Đa Mai</text:p>
          </table:table-cell>
          <table:table-cell office:value-type="float" office:value="71" calcext:value-type="float">
            <text:p>71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5068" calcext:value-type="float">
            <text:p>506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5828" calcext:value-type="float">
            <text:p>1075828</text:p>
          </table:table-cell>
          <table:table-cell office:value-type="string" calcext:value-type="string">
            <text:p>UBND Xã Phú Thịnh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5262" calcext:value-type="float">
            <text:p>526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5857" calcext:value-type="float">
            <text:p>1075857</text:p>
          </table:table-cell>
          <table:table-cell office:value-type="string" calcext:value-type="string">
            <text:p>UBND Thị trấn Ân T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858" calcext:value-type="float">
            <text:p>1075858</text:p>
          </table:table-cell>
          <table:table-cell office:value-type="string" calcext:value-type="string">
            <text:p>UBND Xã Phù Ủ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859" calcext:value-type="float">
            <text:p>1075859</text:p>
          </table:table-cell>
          <table:table-cell office:value-type="string" calcext:value-type="string">
            <text:p>UBND Xã Bắc Sơn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5948" calcext:value-type="float">
            <text:p>1075948</text:p>
          </table:table-cell>
          <table:table-cell office:value-type="string" calcext:value-type="string">
            <text:p>UBND PHƯỜNG TÂN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949" calcext:value-type="float">
            <text:p>1075949</text:p>
          </table:table-cell>
          <table:table-cell office:value-type="string" calcext:value-type="string">
            <text:p>Ủy Ban Nhân Dân Phường Tân Đồ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950" calcext:value-type="float">
            <text:p>1075950</text:p>
          </table:table-cell>
          <table:table-cell office:value-type="string" calcext:value-type="string">
            <text:p>UBND PHƯỜNG TÂN BÌNH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6051" calcext:value-type="float">
            <text:p>1076051</text:p>
          </table:table-cell>
          <table:table-cell office:value-type="string" calcext:value-type="string">
            <text:p>UBND Xã Đồng T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052" calcext:value-type="float">
            <text:p>1076052</text:p>
          </table:table-cell>
          <table:table-cell office:value-type="string" calcext:value-type="string">
            <text:p>UBND Xã Mai Động</text:p>
          </table:table-cell>
          <table:table-cell office:value-type="float" office:value="125" calcext:value-type="float">
            <text:p>125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6053" calcext:value-type="float">
            <text:p>1076053</text:p>
          </table:table-cell>
          <table:table-cell office:value-type="string" calcext:value-type="string">
            <text:p>UBND Xã Đức Hợp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054" calcext:value-type="float">
            <text:p>1076054</text:p>
          </table:table-cell>
          <table:table-cell office:value-type="string" calcext:value-type="string">
            <text:p>UBND Xã Hùng An</text:p>
          </table:table-cell>
          <table:table-cell office:value-type="float" office:value="6" calcext:value-type="float">
            <text:p>6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055" calcext:value-type="float">
            <text:p>1076055</text:p>
          </table:table-cell>
          <table:table-cell office:value-type="string" calcext:value-type="string">
            <text:p>UBND Xã Ngọc Thanh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056" calcext:value-type="float">
            <text:p>1076056</text:p>
          </table:table-cell>
          <table:table-cell office:value-type="string" calcext:value-type="string">
            <text:p>UBND Xã Thọ Vinh</text:p>
          </table:table-cell>
          <table:table-cell office:value-type="float" office:value="146" calcext:value-type="float">
            <text:p>146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6057" calcext:value-type="float">
            <text:p>1076057</text:p>
          </table:table-cell>
          <table:table-cell office:value-type="string" calcext:value-type="string">
            <text:p>UBND Xã Đồng Thanh</text:p>
          </table:table-cell>
          <table:table-cell office:value-type="float" office:value="41" calcext:value-type="float">
            <text:p>41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058" calcext:value-type="float">
            <text:p>1076058</text:p>
          </table:table-cell>
          <table:table-cell office:value-type="string" calcext:value-type="string">
            <text:p>UBND Xã Song Ma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059" calcext:value-type="float">
            <text:p>1076059</text:p>
          </table:table-cell>
          <table:table-cell office:value-type="string" calcext:value-type="string">
            <text:p>UBND Xã Chính Nghĩa</text:p>
          </table:table-cell>
          <table:table-cell office:value-type="float" office:value="222" calcext:value-type="float">
            <text:p>222</text:p>
          </table:table-cell>
          <table:table-cell office:value-type="float" office:value="588" calcext:value-type="float">
            <text:p>588</text:p>
          </table:table-cell>
          <table:table-cell office:value-type="float" office:value="23" calcext:value-type="float">
            <text:p>23</text:p>
          </table:table-cell>
          <table:table-cell office:value-type="float" office:value="1116" calcext:value-type="float">
            <text:p>111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6060" calcext:value-type="float">
            <text:p>1076060</text:p>
          </table:table-cell>
          <table:table-cell office:value-type="string" calcext:value-type="string">
            <text:p>UBND Xã Nhân 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6064" calcext:value-type="float">
            <text:p>1076064</text:p>
          </table:table-cell>
          <table:table-cell office:value-type="string" calcext:value-type="string">
            <text:p>UBND Xã Phạm Ngũ Lão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102" calcext:value-type="float">
            <text:p>1076102</text:p>
          </table:table-cell>
          <table:table-cell office:value-type="string" calcext:value-type="string">
            <text:p>UBND Xã Long 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6196" calcext:value-type="float">
            <text:p>1076196</text:p>
          </table:table-cell>
          <table:table-cell office:value-type="string" calcext:value-type="string">
            <text:p>Ủy Ban Nhân Dân Phường Tân Xu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297" calcext:value-type="float">
            <text:p>1076297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6437" calcext:value-type="float">
            <text:p>1076437</text:p>
          </table:table-cell>
          <table:table-cell office:value-type="string" calcext:value-type="string">
            <text:p>UBND Xã Tiến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564" calcext:value-type="float">
            <text:p>1076564</text:p>
          </table:table-cell>
          <table:table-cell office:value-type="string" calcext:value-type="string">
            <text:p>UBND Xã An T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565" calcext:value-type="float">
            <text:p>1076565</text:p>
          </table:table-cell>
          <table:table-cell office:value-type="string" calcext:value-type="string">
            <text:p>UBND Xã Huổi Lu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592" calcext:value-type="float">
            <text:p>1076592</text:p>
          </table:table-cell>
          <table:table-cell office:value-type="string" calcext:value-type="string">
            <text:p>UBND Phường Hoàng Tâ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595" calcext:value-type="float">
            <text:p>1076595</text:p>
          </table:table-cell>
          <table:table-cell office:value-type="string" calcext:value-type="string">
            <text:p>UBND xã Hoàng Hoa Thá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650" calcext:value-type="float">
            <text:p>1076650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680" calcext:value-type="float">
            <text:p>1076680</text:p>
          </table:table-cell>
          <table:table-cell office:value-type="string" calcext:value-type="string">
            <text:p>UBND Phường Cổ Thành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681" calcext:value-type="float">
            <text:p>1076681</text:p>
          </table:table-cell>
          <table:table-cell office:value-type="string" calcext:value-type="string">
            <text:p>UBND Phường Cộng Hò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683" calcext:value-type="float">
            <text:p>1076683</text:p>
          </table:table-cell>
          <table:table-cell office:value-type="string" calcext:value-type="string">
            <text:p>UBND xã Hưng Đạo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782" calcext:value-type="float">
            <text:p>1076782</text:p>
          </table:table-cell>
          <table:table-cell office:value-type="string" calcext:value-type="string">
            <text:p>UBND Xã Ngũ K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838" calcext:value-type="float">
            <text:p>1076838</text:p>
          </table:table-cell>
          <table:table-cell office:value-type="string" calcext:value-type="string">
            <text:p>UBND Phường Dữu L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855" calcext:value-type="float">
            <text:p>1076855</text:p>
          </table:table-cell>
          <table:table-cell office:value-type="string" calcext:value-type="string">
            <text:p>UBND xã Chí Tân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2722" calcext:value-type="float">
            <text:p>27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6856" calcext:value-type="float">
            <text:p>1076856</text:p>
          </table:table-cell>
          <table:table-cell office:value-type="string" calcext:value-type="string">
            <text:p>UBND Xã Đại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6857" calcext:value-type="float">
            <text:p>1076857</text:p>
          </table:table-cell>
          <table:table-cell office:value-type="string" calcext:value-type="string">
            <text:p>UBND Xã Thuần Hưng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121" calcext:value-type="float">
            <text:p>21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6858" calcext:value-type="float">
            <text:p>1076858</text:p>
          </table:table-cell>
          <table:table-cell office:value-type="string" calcext:value-type="string">
            <text:p>UBND xã Thành C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859" calcext:value-type="float">
            <text:p>1076859</text:p>
          </table:table-cell>
          <table:table-cell office:value-type="string" calcext:value-type="string">
            <text:p>UBND Xã Nhuế D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899" calcext:value-type="float">
            <text:p>1076899</text:p>
          </table:table-cell>
          <table:table-cell office:value-type="string" calcext:value-type="string">
            <text:p>UBND xã Trung K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901" calcext:value-type="float">
            <text:p>1076901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00" calcext:value-type="float">
            <text:p>1077000</text:p>
          </table:table-cell>
          <table:table-cell office:value-type="string" calcext:value-type="string">
            <text:p>UBND Xã Tràng Ph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01" calcext:value-type="float">
            <text:p>1077001</text:p>
          </table:table-cell>
          <table:table-cell office:value-type="string" calcext:value-type="string">
            <text:p>Ủy ban nhân dân xã An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02" calcext:value-type="float">
            <text:p>1077002</text:p>
          </table:table-cell>
          <table:table-cell office:value-type="string" calcext:value-type="string">
            <text:p>UBND Xã Tú Xu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14" calcext:value-type="float">
            <text:p>1077014</text:p>
          </table:table-cell>
          <table:table-cell office:value-type="string" calcext:value-type="string">
            <text:p>Ủy ban nhân dân Thị trấn Văn Qu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20" calcext:value-type="float">
            <text:p>1077020</text:p>
          </table:table-cell>
          <table:table-cell office:value-type="string" calcext:value-type="string">
            <text:p>UBND xã Liêm Cầ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23" calcext:value-type="float">
            <text:p>1077023</text:p>
          </table:table-cell>
          <table:table-cell office:value-type="string" calcext:value-type="string">
            <text:p>UBND xã Nhân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024" calcext:value-type="float">
            <text:p>1077024</text:p>
          </table:table-cell>
          <table:table-cell office:value-type="string" calcext:value-type="string">
            <text:p>UBND xã Nhân Kha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025" calcext:value-type="float">
            <text:p>1077025</text:p>
          </table:table-cell>
          <table:table-cell office:value-type="string" calcext:value-type="string">
            <text:p>UBND xã Nhân Chí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026" calcext:value-type="float">
            <text:p>1077026</text:p>
          </table:table-cell>
          <table:table-cell office:value-type="string" calcext:value-type="string">
            <text:p>UBND xã Hợp Lý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027" calcext:value-type="float">
            <text:p>1077027</text:p>
          </table:table-cell>
          <table:table-cell office:value-type="string" calcext:value-type="string">
            <text:p>UBND xã Văn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028" calcext:value-type="float">
            <text:p>1077028</text:p>
          </table:table-cell>
          <table:table-cell office:value-type="string" calcext:value-type="string">
            <text:p>UBND xã Chính Lý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029" calcext:value-type="float">
            <text:p>1077029</text:p>
          </table:table-cell>
          <table:table-cell office:value-type="string" calcext:value-type="string">
            <text:p>UBND xã Nguyên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030" calcext:value-type="float">
            <text:p>1077030</text:p>
          </table:table-cell>
          <table:table-cell office:value-type="string" calcext:value-type="string">
            <text:p>UBND xã Công Lý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032" calcext:value-type="float">
            <text:p>1077032</text:p>
          </table:table-cell>
          <table:table-cell office:value-type="string" calcext:value-type="string">
            <text:p>UBND xã Khả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33" calcext:value-type="float">
            <text:p>1077033</text:p>
          </table:table-cell>
          <table:table-cell office:value-type="string" calcext:value-type="string">
            <text:p>UBND xã Nhân Mỹ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034" calcext:value-type="float">
            <text:p>1077034</text:p>
          </table:table-cell>
          <table:table-cell office:value-type="string" calcext:value-type="string">
            <text:p>UBND xã Phú Phú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035" calcext:value-type="float">
            <text:p>1077035</text:p>
          </table:table-cell>
          <table:table-cell office:value-type="string" calcext:value-type="string">
            <text:p>UBND xã Đồng Hó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036" calcext:value-type="float">
            <text:p>1077036</text:p>
          </table:table-cell>
          <table:table-cell office:value-type="string" calcext:value-type="string">
            <text:p>UBND Thị trấn Vĩnh Trụ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37" calcext:value-type="float">
            <text:p>1077037</text:p>
          </table:table-cell>
          <table:table-cell office:value-type="string" calcext:value-type="string">
            <text:p>UBND xã Bắc Lý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038" calcext:value-type="float">
            <text:p>1077038</text:p>
          </table:table-cell>
          <table:table-cell office:value-type="string" calcext:value-type="string">
            <text:p>UBND xã Văn Xá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065" calcext:value-type="float">
            <text:p>1077065</text:p>
          </table:table-cell>
          <table:table-cell office:value-type="string" calcext:value-type="string">
            <text:p>UBND phường Tĩnh 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66" calcext:value-type="float">
            <text:p>1077066</text:p>
          </table:table-cell>
          <table:table-cell office:value-type="string" calcext:value-type="string">
            <text:p>UBND Xã Hải Y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67" calcext:value-type="float">
            <text:p>1077067</text:p>
          </table:table-cell>
          <table:table-cell office:value-type="string" calcext:value-type="string">
            <text:p>UBND phường Mai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68" calcext:value-type="float">
            <text:p>1077068</text:p>
          </table:table-cell>
          <table:table-cell office:value-type="string" calcext:value-type="string">
            <text:p>UBND phường Hải Thượ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71" calcext:value-type="float">
            <text:p>1077071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72" calcext:value-type="float">
            <text:p>1077072</text:p>
          </table:table-cell>
          <table:table-cell office:value-type="string" calcext:value-type="string">
            <text:p>UBND phường Bình M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073" calcext:value-type="float">
            <text:p>1077073</text:p>
          </table:table-cell>
          <table:table-cell office:value-type="string" calcext:value-type="string">
            <text:p>UBND phường Hải Th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102" calcext:value-type="float">
            <text:p>1077102</text:p>
          </table:table-cell>
          <table:table-cell office:value-type="string" calcext:value-type="string">
            <text:p>UBND Xã Tân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110" calcext:value-type="float">
            <text:p>1077110</text:p>
          </table:table-cell>
          <table:table-cell office:value-type="string" calcext:value-type="string">
            <text:p>UBND Phường 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33" calcext:value-type="float">
            <text:p>19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116" calcext:value-type="float">
            <text:p>1077116</text:p>
          </table:table-cell>
          <table:table-cell office:value-type="string" calcext:value-type="string">
            <text:p>UBND Phường 6</text:p>
          </table:table-cell>
          <table:table-cell office:value-type="float" office:value="120" calcext:value-type="float">
            <text:p>120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6214" calcext:value-type="float">
            <text:p>621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7181" calcext:value-type="float">
            <text:p>1077181</text:p>
          </table:table-cell>
          <table:table-cell office:value-type="string" calcext:value-type="string">
            <text:p>UBND Thị trấn Thanh Lãng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184" calcext:value-type="float">
            <text:p>1077184</text:p>
          </table:table-cell>
          <table:table-cell office:value-type="string" calcext:value-type="string">
            <text:p>UBND xã Ki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185" calcext:value-type="float">
            <text:p>1077185</text:p>
          </table:table-cell>
          <table:table-cell office:value-type="string" calcext:value-type="string">
            <text:p>UBND xã Thanh Sơn</text:p>
          </table:table-cell>
          <table:table-cell office:value-type="float" office:value="172" calcext:value-type="float">
            <text:p>172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186" calcext:value-type="float">
            <text:p>1077186</text:p>
          </table:table-cell>
          <table:table-cell office:value-type="string" calcext:value-type="string">
            <text:p>UBND xã Ngọc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187" calcext:value-type="float">
            <text:p>1077187</text:p>
          </table:table-cell>
          <table:table-cell office:value-type="string" calcext:value-type="string">
            <text:p>UBND Thị trấn Ba Sa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190" calcext:value-type="float">
            <text:p>1077190</text:p>
          </table:table-cell>
          <table:table-cell office:value-type="string" calcext:value-type="string">
            <text:p>UBND xã Tiên Hải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191" calcext:value-type="float">
            <text:p>1077191</text:p>
          </table:table-cell>
          <table:table-cell office:value-type="string" calcext:value-type="string">
            <text:p>UBND xã Đức Lý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192" calcext:value-type="float">
            <text:p>1077192</text:p>
          </table:table-cell>
          <table:table-cell office:value-type="string" calcext:value-type="string">
            <text:p>UBND xã Đạo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193" calcext:value-type="float">
            <text:p>1077193</text:p>
          </table:table-cell>
          <table:table-cell office:value-type="string" calcext:value-type="string">
            <text:p>UBND xã Chân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194" calcext:value-type="float">
            <text:p>1077194</text:p>
          </table:table-cell>
          <table:table-cell office:value-type="string" calcext:value-type="string">
            <text:p>UBND xã Tân Sơn</text:p>
          </table:table-cell>
          <table:table-cell office:value-type="float" office:value="9" calcext:value-type="float">
            <text:p>9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3171" calcext:value-type="float">
            <text:p>317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7195" calcext:value-type="float">
            <text:p>1077195</text:p>
          </table:table-cell>
          <table:table-cell office:value-type="string" calcext:value-type="string">
            <text:p>UBND xã Liên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196" calcext:value-type="float">
            <text:p>1077196</text:p>
          </table:table-cell>
          <table:table-cell office:value-type="string" calcext:value-type="string">
            <text:p>UBND xã Thụy Lô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197" calcext:value-type="float">
            <text:p>1077197</text:p>
          </table:table-cell>
          <table:table-cell office:value-type="string" calcext:value-type="string">
            <text:p>UBND xã Thi Sơn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027" calcext:value-type="float">
            <text:p>70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7198" calcext:value-type="float">
            <text:p>1077198</text:p>
          </table:table-cell>
          <table:table-cell office:value-type="string" calcext:value-type="string">
            <text:p>UBND xã Nhật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00" calcext:value-type="float">
            <text:p>1077200</text:p>
          </table:table-cell>
          <table:table-cell office:value-type="string" calcext:value-type="string">
            <text:p>UBND xã Đại C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01" calcext:value-type="float">
            <text:p>1077201</text:p>
          </table:table-cell>
          <table:table-cell office:value-type="string" calcext:value-type="string">
            <text:p>UBND xã Nhật Tựu</text:p>
          </table:table-cell>
          <table:table-cell office:value-type="float" office:value="130" calcext:value-type="float">
            <text:p>130</text:p>
          </table:table-cell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02" calcext:value-type="float">
            <text:p>1077202</text:p>
          </table:table-cell>
          <table:table-cell office:value-type="string" calcext:value-type="string">
            <text:p>UBND xã Hoàng Tâ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220" calcext:value-type="float">
            <text:p>1077220</text:p>
          </table:table-cell>
          <table:table-cell office:value-type="string" calcext:value-type="string">
            <text:p>UBND phường Châu Gi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221" calcext:value-type="float">
            <text:p>1077221</text:p>
          </table:table-cell>
          <table:table-cell office:value-type="string" calcext:value-type="string">
            <text:p>UBND xã Chuyên Ngoại</text:p>
          </table:table-cell>
          <table:table-cell office:value-type="float" office:value="68" calcext:value-type="float">
            <text:p>68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float" office:value="1243" calcext:value-type="float">
            <text:p>124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222" calcext:value-type="float">
            <text:p>1077222</text:p>
          </table:table-cell>
          <table:table-cell office:value-type="string" calcext:value-type="string">
            <text:p>UBND xã Mộc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23" calcext:value-type="float">
            <text:p>1077223</text:p>
          </table:table-cell>
          <table:table-cell office:value-type="string" calcext:value-type="string">
            <text:p>UBND Thị trấn Quế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24" calcext:value-type="float">
            <text:p>1077224</text:p>
          </table:table-cell>
          <table:table-cell office:value-type="string" calcext:value-type="string">
            <text:p>UBND xã Nguyễn Ú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225" calcext:value-type="float">
            <text:p>1077225</text:p>
          </table:table-cell>
          <table:table-cell office:value-type="string" calcext:value-type="string">
            <text:p>UBND xã Tượng Lĩ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226" calcext:value-type="float">
            <text:p>1077226</text:p>
          </table:table-cell>
          <table:table-cell office:value-type="string" calcext:value-type="string">
            <text:p>UBND xã Lê Hồ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227" calcext:value-type="float">
            <text:p>1077227</text:p>
          </table:table-cell>
          <table:table-cell office:value-type="string" calcext:value-type="string">
            <text:p>UBND phường Đồng Văn</text:p>
          </table:table-cell>
          <table:table-cell office:value-type="float" office:value="208" calcext:value-type="float">
            <text:p>208</text:p>
          </table:table-cell>
          <table:table-cell office:value-type="float" office:value="817" calcext:value-type="float">
            <text:p>817</text:p>
          </table:table-cell>
          <table:table-cell office:value-type="float" office:value="8" calcext:value-type="float">
            <text:p>8</text:p>
          </table:table-cell>
          <table:table-cell office:value-type="float" office:value="2553" calcext:value-type="float">
            <text:p>255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7228" calcext:value-type="float">
            <text:p>1077228</text:p>
          </table:table-cell>
          <table:table-cell office:value-type="string" calcext:value-type="string">
            <text:p>UBND phường Duy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29" calcext:value-type="float">
            <text:p>1077229</text:p>
          </table:table-cell>
          <table:table-cell office:value-type="string" calcext:value-type="string">
            <text:p>UBND phường Duy 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230" calcext:value-type="float">
            <text:p>1077230</text:p>
          </table:table-cell>
          <table:table-cell office:value-type="string" calcext:value-type="string">
            <text:p>UBND phường Bạch Thượ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31" calcext:value-type="float">
            <text:p>1077231</text:p>
          </table:table-cell>
          <table:table-cell office:value-type="string" calcext:value-type="string">
            <text:p>UBND xã Mộc Bắ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32" calcext:value-type="float">
            <text:p>1077232</text:p>
          </table:table-cell>
          <table:table-cell office:value-type="string" calcext:value-type="string">
            <text:p>UBND phường Lương Khánh Thiệ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233" calcext:value-type="float">
            <text:p>1077233</text:p>
          </table:table-cell>
          <table:table-cell office:value-type="string" calcext:value-type="string">
            <text:p>UBND phường Thanh Ch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34" calcext:value-type="float">
            <text:p>1077234</text:p>
          </table:table-cell>
          <table:table-cell office:value-type="string" calcext:value-type="string">
            <text:p>UBND phường Lam Hạ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35" calcext:value-type="float">
            <text:p>1077235</text:p>
          </table:table-cell>
          <table:table-cell office:value-type="string" calcext:value-type="string">
            <text:p>UBND xã Liêm Ch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36" calcext:value-type="float">
            <text:p>1077236</text:p>
          </table:table-cell>
          <table:table-cell office:value-type="string" calcext:value-type="string">
            <text:p>UBND phường Hòa Mạc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37" calcext:value-type="float">
            <text:p>1077237</text:p>
          </table:table-cell>
          <table:table-cell office:value-type="string" calcext:value-type="string">
            <text:p>UBND phường Trần Hưng Đạo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51" calcext:value-type="float">
            <text:p>1077251</text:p>
          </table:table-cell>
          <table:table-cell office:value-type="string" calcext:value-type="string">
            <text:p>UBND Xã Tân Sỏ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255" calcext:value-type="float">
            <text:p>1077255</text:p>
          </table:table-cell>
          <table:table-cell office:value-type="string" calcext:value-type="string">
            <text:p>UBND Xã Hồng Kỳ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271" calcext:value-type="float">
            <text:p>1077271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276" calcext:value-type="float">
            <text:p>1077276</text:p>
          </table:table-cell>
          <table:table-cell office:value-type="string" calcext:value-type="string">
            <text:p>UBND Xã Hòa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77" calcext:value-type="float">
            <text:p>1077277</text:p>
          </table:table-cell>
          <table:table-cell office:value-type="string" calcext:value-type="string">
            <text:p>UBND Xã Cai Kinh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79" calcext:value-type="float">
            <text:p>1077279</text:p>
          </table:table-cell>
          <table:table-cell office:value-type="string" calcext:value-type="string">
            <text:p>UBND Phường 5</text:p>
          </table:table-cell>
          <table:table-cell office:value-type="float" office:value="7" calcext:value-type="float">
            <text:p>7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7155" calcext:value-type="float">
            <text:p>71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7280" calcext:value-type="float">
            <text:p>1077280</text:p>
          </table:table-cell>
          <table:table-cell office:value-type="string" calcext:value-type="string">
            <text:p>UBND Phường 9</text:p>
          </table:table-cell>
          <table:table-cell office:value-type="float" office:value="45" calcext:value-type="float">
            <text:p>45</text:p>
          </table:table-cell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office:value-type="float" office:value="2748" calcext:value-type="float">
            <text:p>2748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7281" calcext:value-type="float">
            <text:p>1077281</text:p>
          </table:table-cell>
          <table:table-cell office:value-type="string" calcext:value-type="string">
            <text:p>UBND Xã An Xuyên</text:p>
          </table:table-cell>
          <table:table-cell office:value-type="float" office:value="255" calcext:value-type="float">
            <text:p>255</text:p>
          </table:table-cell>
          <table:table-cell office:value-type="float" office:value="1069" calcext:value-type="float">
            <text:p>1069</text:p>
          </table:table-cell>
          <table:table-cell office:value-type="float" office:value="21" calcext:value-type="float">
            <text:p>21</text:p>
          </table:table-cell>
          <table:table-cell office:value-type="float" office:value="1854" calcext:value-type="float">
            <text:p>1854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285" calcext:value-type="float">
            <text:p>1077285</text:p>
          </table:table-cell>
          <table:table-cell office:value-type="string" calcext:value-type="string">
            <text:p>UBND Xã Nhật Tiến</text:p>
          </table:table-cell>
          <table:table-cell office:value-type="float" office:value="254" calcext:value-type="float">
            <text:p>254</text:p>
          </table:table-cell>
          <table:table-cell office:value-type="float" office:value="2776" calcext:value-type="float">
            <text:p>277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286" calcext:value-type="float">
            <text:p>1077286</text:p>
          </table:table-cell>
          <table:table-cell office:value-type="string" calcext:value-type="string">
            <text:p>UBND Xã Đồng Tâ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287" calcext:value-type="float">
            <text:p>1077287</text:p>
          </table:table-cell>
          <table:table-cell office:value-type="string" calcext:value-type="string">
            <text:p>UBND Xã Hữu Li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88" calcext:value-type="float">
            <text:p>1077288</text:p>
          </table:table-cell>
          <table:table-cell office:value-type="string" calcext:value-type="string">
            <text:p>UBND xã Yên Thị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289" calcext:value-type="float">
            <text:p>1077289</text:p>
          </table:table-cell>
          <table:table-cell office:value-type="string" calcext:value-type="string">
            <text:p>UBND phường Lê Hồng Phong</text:p>
          </table:table-cell>
          <table:table-cell office:value-type="float" office:value="53" calcext:value-type="float">
            <text:p>53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90" calcext:value-type="float">
            <text:p>1077290</text:p>
          </table:table-cell>
          <table:table-cell office:value-type="string" calcext:value-type="string">
            <text:p>UBND phường Minh Khai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91" calcext:value-type="float">
            <text:p>1077291</text:p>
          </table:table-cell>
          <table:table-cell office:value-type="string" calcext:value-type="string">
            <text:p>UBND phường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292" calcext:value-type="float">
            <text:p>1077292</text:p>
          </table:table-cell>
          <table:table-cell office:value-type="string" calcext:value-type="string">
            <text:p>UBND phường Hai Bà Trư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299" calcext:value-type="float">
            <text:p>1077299</text:p>
          </table:table-cell>
          <table:table-cell office:value-type="string" calcext:value-type="string">
            <text:p>UBND phường Liêm Chí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00" calcext:value-type="float">
            <text:p>1077300</text:p>
          </table:table-cell>
          <table:table-cell office:value-type="string" calcext:value-type="string">
            <text:p>UBND xã Phù V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07" calcext:value-type="float">
            <text:p>1077307</text:p>
          </table:table-cell>
          <table:table-cell office:value-type="string" calcext:value-type="string">
            <text:p>UBND Xã Đồng Hư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08" calcext:value-type="float">
            <text:p>1077308</text:p>
          </table:table-cell>
          <table:table-cell office:value-type="string" calcext:value-type="string">
            <text:p>UBND Xã An Thượ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09" calcext:value-type="float">
            <text:p>1077309</text:p>
          </table:table-cell>
          <table:table-cell office:value-type="string" calcext:value-type="string">
            <text:p>UBND Xã Đồng Lạ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10" calcext:value-type="float">
            <text:p>1077310</text:p>
          </table:table-cell>
          <table:table-cell office:value-type="string" calcext:value-type="string">
            <text:p>UBND Xã Hương Vĩ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11" calcext:value-type="float">
            <text:p>1077311</text:p>
          </table:table-cell>
          <table:table-cell office:value-type="string" calcext:value-type="string">
            <text:p>UBND Xã Đồng V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12" calcext:value-type="float">
            <text:p>1077312</text:p>
          </table:table-cell>
          <table:table-cell office:value-type="string" calcext:value-type="string">
            <text:p>UBND Xã Đồng Tiế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313" calcext:value-type="float">
            <text:p>1077313</text:p>
          </table:table-cell>
          <table:table-cell office:value-type="string" calcext:value-type="string">
            <text:p>UBND Xã Tam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14" calcext:value-type="float">
            <text:p>1077314</text:p>
          </table:table-cell>
          <table:table-cell office:value-type="string" calcext:value-type="string">
            <text:p>UBND Xã Tam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15" calcext:value-type="float">
            <text:p>1077315</text:p>
          </table:table-cell>
          <table:table-cell office:value-type="string" calcext:value-type="string">
            <text:p>UBND Xã Tiến Thắ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17" calcext:value-type="float">
            <text:p>1077317</text:p>
          </table:table-cell>
          <table:table-cell office:value-type="string" calcext:value-type="string">
            <text:p>UBND xã Đồng T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19" calcext:value-type="float">
            <text:p>1077319</text:p>
          </table:table-cell>
          <table:table-cell office:value-type="string" calcext:value-type="string">
            <text:p>UBND Xã Xuân L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20" calcext:value-type="float">
            <text:p>1077320</text:p>
          </table:table-cell>
          <table:table-cell office:value-type="string" calcext:value-type="string">
            <text:p>UBND Xã Canh Nậu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341" calcext:value-type="float">
            <text:p>1077341</text:p>
          </table:table-cell>
          <table:table-cell office:value-type="string" calcext:value-type="string">
            <text:p>UBND Xã Sơn Hà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342" calcext:value-type="float">
            <text:p>1077342</text:p>
          </table:table-cell>
          <table:table-cell office:value-type="string" calcext:value-type="string">
            <text:p>UBND Xã Minh Hòa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343" calcext:value-type="float">
            <text:p>1077343</text:p>
          </table:table-cell>
          <table:table-cell office:value-type="string" calcext:value-type="string">
            <text:p>UBND Xã Hòa Sơn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344" calcext:value-type="float">
            <text:p>1077344</text:p>
          </table:table-cell>
          <table:table-cell office:value-type="string" calcext:value-type="string">
            <text:p>UBND Xã Tân Thành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345" calcext:value-type="float">
            <text:p>1077345</text:p>
          </table:table-cell>
          <table:table-cell office:value-type="string" calcext:value-type="string">
            <text:p>UBND Xã Hồ Sơn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346" calcext:value-type="float">
            <text:p>1077346</text:p>
          </table:table-cell>
          <table:table-cell office:value-type="string" calcext:value-type="string">
            <text:p>UBND Xã Quyết Thắng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09" calcext:value-type="float">
            <text:p>90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347" calcext:value-type="float">
            <text:p>1077347</text:p>
          </table:table-cell>
          <table:table-cell office:value-type="string" calcext:value-type="string">
            <text:p>UBND Xã Yên Bình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7348" calcext:value-type="float">
            <text:p>1077348</text:p>
          </table:table-cell>
          <table:table-cell office:value-type="string" calcext:value-type="string">
            <text:p>UBND Xã Hòa Bình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349" calcext:value-type="float">
            <text:p>1077349</text:p>
          </table:table-cell>
          <table:table-cell office:value-type="string" calcext:value-type="string">
            <text:p>UBND Xã Hòa Lạc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7350" calcext:value-type="float">
            <text:p>1077350</text:p>
          </table:table-cell>
          <table:table-cell office:value-type="string" calcext:value-type="string">
            <text:p>UBND Xã Minh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51" calcext:value-type="float">
            <text:p>1077351</text:p>
          </table:table-cell>
          <table:table-cell office:value-type="string" calcext:value-type="string">
            <text:p>UBND xã Lâm C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52" calcext:value-type="float">
            <text:p>1077352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53" calcext:value-type="float">
            <text:p>1077353</text:p>
          </table:table-cell>
          <table:table-cell office:value-type="string" calcext:value-type="string">
            <text:p>UBND Xã Đồng Thắ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54" calcext:value-type="float">
            <text:p>1077354</text:p>
          </table:table-cell>
          <table:table-cell office:value-type="string" calcext:value-type="string">
            <text:p>UBND Xã Bắc Lã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55" calcext:value-type="float">
            <text:p>1077355</text:p>
          </table:table-cell>
          <table:table-cell office:value-type="string" calcext:value-type="string">
            <text:p>UBND Thị trấn Hữu Lũng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430" calcext:value-type="float">
            <text:p>1077430</text:p>
          </table:table-cell>
          <table:table-cell office:value-type="string" calcext:value-type="string">
            <text:p>UBND Thị trấn Nông trường Thái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31" calcext:value-type="float">
            <text:p>1077431</text:p>
          </table:table-cell>
          <table:table-cell office:value-type="string" calcext:value-type="string">
            <text:p>UBND Xã Bính X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32" calcext:value-type="float">
            <text:p>1077432</text:p>
          </table:table-cell>
          <table:table-cell office:value-type="string" calcext:value-type="string">
            <text:p>UBND Xã Bắc X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33" calcext:value-type="float">
            <text:p>1077433</text:p>
          </table:table-cell>
          <table:table-cell office:value-type="string" calcext:value-type="string">
            <text:p>UBND Xã Kiên M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34" calcext:value-type="float">
            <text:p>1077434</text:p>
          </table:table-cell>
          <table:table-cell office:value-type="string" calcext:value-type="string">
            <text:p>UBND Xã Thái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35" calcext:value-type="float">
            <text:p>1077435</text:p>
          </table:table-cell>
          <table:table-cell office:value-type="string" calcext:value-type="string">
            <text:p>UBND Xã Liên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36" calcext:value-type="float">
            <text:p>1077436</text:p>
          </table:table-cell>
          <table:table-cell office:value-type="string" calcext:value-type="string">
            <text:p>UBND Xã Lâm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38" calcext:value-type="float">
            <text:p>1077438</text:p>
          </table:table-cell>
          <table:table-cell office:value-type="string" calcext:value-type="string">
            <text:p>UBND Xã Hữu K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39" calcext:value-type="float">
            <text:p>1077439</text:p>
          </table:table-cell>
          <table:table-cell office:value-type="string" calcext:value-type="string">
            <text:p>UBND Thị trấn Đình Lậ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40" calcext:value-type="float">
            <text:p>1077440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41" calcext:value-type="float">
            <text:p>1077441</text:p>
          </table:table-cell>
          <table:table-cell office:value-type="string" calcext:value-type="string">
            <text:p>UBND Xã Mai Sa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42" calcext:value-type="float">
            <text:p>1077442</text:p>
          </table:table-cell>
          <table:table-cell office:value-type="string" calcext:value-type="string">
            <text:p>UBND Xã Nhân Lý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43" calcext:value-type="float">
            <text:p>1077443</text:p>
          </table:table-cell>
          <table:table-cell office:value-type="string" calcext:value-type="string">
            <text:p>UBND Xã Bắc Thủ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44" calcext:value-type="float">
            <text:p>1077444</text:p>
          </table:table-cell>
          <table:table-cell office:value-type="string" calcext:value-type="string">
            <text:p>UBND Xã Vân Thủ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45" calcext:value-type="float">
            <text:p>1077445</text:p>
          </table:table-cell>
          <table:table-cell office:value-type="string" calcext:value-type="string">
            <text:p>UBND Xã Bằng Mạ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46" calcext:value-type="float">
            <text:p>1077446</text:p>
          </table:table-cell>
          <table:table-cell office:value-type="string" calcext:value-type="string">
            <text:p>UBND xã Đình Lậ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447" calcext:value-type="float">
            <text:p>1077447</text:p>
          </table:table-cell>
          <table:table-cell office:value-type="string" calcext:value-type="string">
            <text:p>UBND Xã Vạn L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559" calcext:value-type="float">
            <text:p>1077559</text:p>
          </table:table-cell>
          <table:table-cell office:value-type="string" calcext:value-type="string">
            <text:p>UBND Xã Tề Lỗ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560" calcext:value-type="float">
            <text:p>1077560</text:p>
          </table:table-cell>
          <table:table-cell office:value-type="string" calcext:value-type="string">
            <text:p>UBND Thị trấn Tam H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562" calcext:value-type="float">
            <text:p>1077562</text:p>
          </table:table-cell>
          <table:table-cell office:value-type="string" calcext:value-type="string">
            <text:p>UBND Xã Yên Đ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563" calcext:value-type="float">
            <text:p>1077563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656" calcext:value-type="float">
            <text:p>1077656</text:p>
          </table:table-cell>
          <table:table-cell office:value-type="string" calcext:value-type="string">
            <text:p>UBND xã Quỳnh Gia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657" calcext:value-type="float">
            <text:p>1077657</text:p>
          </table:table-cell>
          <table:table-cell office:value-type="string" calcext:value-type="string">
            <text:p>UBND xã Quỳnh Hoa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261" calcext:value-type="float">
            <text:p>326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7658" calcext:value-type="float">
            <text:p>1077658</text:p>
          </table:table-cell>
          <table:table-cell office:value-type="string" calcext:value-type="string">
            <text:p>UBND xã Quỳnh Thọ</text:p>
          </table:table-cell>
          <table:table-cell office:value-type="float" office:value="46" calcext:value-type="float">
            <text:p>46</text:p>
          </table:table-cell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float" office:value="3146" calcext:value-type="float">
            <text:p>314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7659" calcext:value-type="float">
            <text:p>1077659</text:p>
          </table:table-cell>
          <table:table-cell office:value-type="string" calcext:value-type="string">
            <text:p>UBND xã An Hiệ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719" calcext:value-type="float">
            <text:p>1077719</text:p>
          </table:table-cell>
          <table:table-cell office:value-type="string" calcext:value-type="string">
            <text:p>UBND Xã Liên Khê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720" calcext:value-type="float">
            <text:p>1077720</text:p>
          </table:table-cell>
          <table:table-cell office:value-type="string" calcext:value-type="string">
            <text:p>UBND Xã Phùng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721" calcext:value-type="float">
            <text:p>1077721</text:p>
          </table:table-cell>
          <table:table-cell office:value-type="string" calcext:value-type="string">
            <text:p>UBND xã Việt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7722" calcext:value-type="float">
            <text:p>1077722</text:p>
          </table:table-cell>
          <table:table-cell office:value-type="string" calcext:value-type="string">
            <text:p>UBND Xã Đông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723" calcext:value-type="float">
            <text:p>1077723</text:p>
          </table:table-cell>
          <table:table-cell office:value-type="string" calcext:value-type="string">
            <text:p>UBND Xã Đại Tập</text:p>
          </table:table-cell>
          <table:table-cell office:value-type="float" office:value="75" calcext:value-type="float">
            <text:p>75</text:p>
          </table:table-cell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724" calcext:value-type="float">
            <text:p>1077724</text:p>
          </table:table-cell>
          <table:table-cell office:value-type="string" calcext:value-type="string">
            <text:p>UBND Xã Bình Kiề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725" calcext:value-type="float">
            <text:p>1077725</text:p>
          </table:table-cell>
          <table:table-cell office:value-type="string" calcext:value-type="string">
            <text:p>UBND Xã Dân Tiến</text:p>
          </table:table-cell>
          <table:table-cell office:value-type="float" office:value="433" calcext:value-type="float">
            <text:p>433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726" calcext:value-type="float">
            <text:p>1077726</text:p>
          </table:table-cell>
          <table:table-cell office:value-type="string" calcext:value-type="string">
            <text:p>UBND xã Đồng Tiến</text:p>
          </table:table-cell>
          <table:table-cell office:value-type="float" office:value="231" calcext:value-type="float">
            <text:p>231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727" calcext:value-type="float">
            <text:p>1077727</text:p>
          </table:table-cell>
          <table:table-cell office:value-type="string" calcext:value-type="string">
            <text:p>UBND xã H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26" calcext:value-type="float">
            <text:p>342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7728" calcext:value-type="float">
            <text:p>1077728</text:p>
          </table:table-cell>
          <table:table-cell office:value-type="string" calcext:value-type="string">
            <text:p>UBND xã Tân Châu</text:p>
          </table:table-cell>
          <table:table-cell office:value-type="float" office:value="152" calcext:value-type="float">
            <text:p>152</text:p>
          </table:table-cell>
          <table:table-cell office:value-type="float" office:value="1097" calcext:value-type="float">
            <text:p>1097</text:p>
          </table:table-cell>
          <table:table-cell office:value-type="float" office:value="8" calcext:value-type="float">
            <text:p>8</text:p>
          </table:table-cell>
          <table:table-cell office:value-type="float" office:value="916" calcext:value-type="float">
            <text:p>9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809" calcext:value-type="float">
            <text:p>1077809</text:p>
          </table:table-cell>
          <table:table-cell office:value-type="string" calcext:value-type="string">
            <text:p>UBND phường Hải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10" calcext:value-type="float">
            <text:p>1077810</text:p>
          </table:table-cell>
          <table:table-cell office:value-type="string" calcext:value-type="string">
            <text:p>UBND Xã Tân Tr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11" calcext:value-type="float">
            <text:p>1077811</text:p>
          </table:table-cell>
          <table:table-cell office:value-type="string" calcext:value-type="string">
            <text:p>UBND xã Trường Lâ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12" calcext:value-type="float">
            <text:p>1077812</text:p>
          </table:table-cell>
          <table:table-cell office:value-type="string" calcext:value-type="string">
            <text:p>UBND phường Hải Châ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13" calcext:value-type="float">
            <text:p>1077813</text:p>
          </table:table-cell>
          <table:table-cell office:value-type="string" calcext:value-type="string">
            <text:p>UBND phường Hải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14" calcext:value-type="float">
            <text:p>1077814</text:p>
          </table:table-cell>
          <table:table-cell office:value-type="string" calcext:value-type="string">
            <text:p>UBND phường Hải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15" calcext:value-type="float">
            <text:p>1077815</text:p>
          </table:table-cell>
          <table:table-cell office:value-type="string" calcext:value-type="string">
            <text:p>UBND xã Hải Nh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16" calcext:value-type="float">
            <text:p>1077816</text:p>
          </table:table-cell>
          <table:table-cell office:value-type="string" calcext:value-type="string">
            <text:p>UBND xã Hải H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17" calcext:value-type="float">
            <text:p>1077817</text:p>
          </table:table-cell>
          <table:table-cell office:value-type="string" calcext:value-type="string">
            <text:p>UBND Xã Nghi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18" calcext:value-type="float">
            <text:p>1077818</text:p>
          </table:table-cell>
          <table:table-cell office:value-type="string" calcext:value-type="string">
            <text:p>UBND phường Trúc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19" calcext:value-type="float">
            <text:p>1077819</text:p>
          </table:table-cell>
          <table:table-cell office:value-type="string" calcext:value-type="string">
            <text:p>UBND Xã Tùng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20" calcext:value-type="float">
            <text:p>1077820</text:p>
          </table:table-cell>
          <table:table-cell office:value-type="string" calcext:value-type="string">
            <text:p>UBND Xã Ngọc Lĩ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21" calcext:value-type="float">
            <text:p>1077821</text:p>
          </table:table-cell>
          <table:table-cell office:value-type="string" calcext:value-type="string">
            <text:p>UBND xã Các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22" calcext:value-type="float">
            <text:p>1077822</text:p>
          </table:table-cell>
          <table:table-cell office:value-type="string" calcext:value-type="string">
            <text:p>UBND xã Anh Sơ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23" calcext:value-type="float">
            <text:p>1077823</text:p>
          </table:table-cell>
          <table:table-cell office:value-type="string" calcext:value-type="string">
            <text:p>UBND xã Hùng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24" calcext:value-type="float">
            <text:p>1077824</text:p>
          </table:table-cell>
          <table:table-cell office:value-type="string" calcext:value-type="string">
            <text:p>UBND Xã Định 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848" calcext:value-type="float">
            <text:p>1077848</text:p>
          </table:table-cell>
          <table:table-cell office:value-type="string" calcext:value-type="string">
            <text:p>UBND Phường Phúc Thắ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994" calcext:value-type="float">
            <text:p>1077994</text:p>
          </table:table-cell>
          <table:table-cell office:value-type="string" calcext:value-type="string">
            <text:p>UBND Phường Đồng Lạ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996" calcext:value-type="float">
            <text:p>1077996</text:p>
          </table:table-cell>
          <table:table-cell office:value-type="string" calcext:value-type="string">
            <text:p>UBND Xã Y Tị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998" calcext:value-type="float">
            <text:p>1077998</text:p>
          </table:table-cell>
          <table:table-cell office:value-type="string" calcext:value-type="string">
            <text:p>UBND xã Xuân Dương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999" calcext:value-type="float">
            <text:p>1077999</text:p>
          </table:table-cell>
          <table:table-cell office:value-type="string" calcext:value-type="string">
            <text:p>UBND xã Ái Quố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000" calcext:value-type="float">
            <text:p>1078000</text:p>
          </table:table-cell>
          <table:table-cell office:value-type="string" calcext:value-type="string">
            <text:p>UBND Thị trấn Đồng Mỏ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01" calcext:value-type="float">
            <text:p>1078001</text:p>
          </table:table-cell>
          <table:table-cell office:value-type="string" calcext:value-type="string">
            <text:p>UBND Thị trấn Chi L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02" calcext:value-type="float">
            <text:p>1078002</text:p>
          </table:table-cell>
          <table:table-cell office:value-type="string" calcext:value-type="string">
            <text:p>UBND Xã Bằng Hữ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03" calcext:value-type="float">
            <text:p>1078003</text:p>
          </table:table-cell>
          <table:table-cell office:value-type="string" calcext:value-type="string">
            <text:p>UBND xã Tú Đoạ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004" calcext:value-type="float">
            <text:p>1078004</text:p>
          </table:table-cell>
          <table:table-cell office:value-type="string" calcext:value-type="string">
            <text:p>UBND xã Khuất Xá</text:p>
          </table:table-cell>
          <table:table-cell office:value-type="float" office:value="14" calcext:value-type="float">
            <text:p>14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005" calcext:value-type="float">
            <text:p>1078005</text:p>
          </table:table-cell>
          <table:table-cell office:value-type="string" calcext:value-type="string">
            <text:p>UBND Xã Vân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06" calcext:value-type="float">
            <text:p>1078006</text:p>
          </table:table-cell>
          <table:table-cell office:value-type="string" calcext:value-type="string">
            <text:p>UBND xã Chiến Thắ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07" calcext:value-type="float">
            <text:p>1078007</text:p>
          </table:table-cell>
          <table:table-cell office:value-type="string" calcext:value-type="string">
            <text:p>UBND xã Nam Q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008" calcext:value-type="float">
            <text:p>1078008</text:p>
          </table:table-cell>
          <table:table-cell office:value-type="string" calcext:value-type="string">
            <text:p>UBND Xã Hòa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17" calcext:value-type="float">
            <text:p>1078017</text:p>
          </table:table-cell>
          <table:table-cell office:value-type="string" calcext:value-type="string">
            <text:p>Ủy ban Nhân dân xã Phú Diên</text:p>
          </table:table-cell>
          <table:table-cell office:value-type="float" office:value="1227" calcext:value-type="float">
            <text:p>1227</text:p>
          </table:table-cell>
          <table:table-cell office:value-type="float" office:value="7569" calcext:value-type="float">
            <text:p>7569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029" calcext:value-type="float">
            <text:p>1078029</text:p>
          </table:table-cell>
          <table:table-cell office:value-type="string" calcext:value-type="string">
            <text:p>UBND xã Hội Ho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30" calcext:value-type="float">
            <text:p>1078030</text:p>
          </table:table-cell>
          <table:table-cell office:value-type="string" calcext:value-type="string">
            <text:p>UBND Xã Gia Miễ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77" calcext:value-type="float">
            <text:p>1078077</text:p>
          </table:table-cell>
          <table:table-cell office:value-type="string" calcext:value-type="string">
            <text:p>UBND phường Tân D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78" calcext:value-type="float">
            <text:p>1078078</text:p>
          </table:table-cell>
          <table:table-cell office:value-type="string" calcext:value-type="string">
            <text:p>UBND phường Hải Lĩ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79" calcext:value-type="float">
            <text:p>1078079</text:p>
          </table:table-cell>
          <table:table-cell office:value-type="string" calcext:value-type="string">
            <text:p>UBND phường Ninh 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80" calcext:value-type="float">
            <text:p>1078080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81" calcext:value-type="float">
            <text:p>1078081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88" calcext:value-type="float">
            <text:p>1078088</text:p>
          </table:table-cell>
          <table:table-cell office:value-type="string" calcext:value-type="string">
            <text:p>UBND phường Nguyên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89" calcext:value-type="float">
            <text:p>1078089</text:p>
          </table:table-cell>
          <table:table-cell office:value-type="string" calcext:value-type="string">
            <text:p>UBND phường Xuân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90" calcext:value-type="float">
            <text:p>1078090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091" calcext:value-type="float">
            <text:p>1078091</text:p>
          </table:table-cell>
          <table:table-cell office:value-type="string" calcext:value-type="string">
            <text:p>UBND Xã Tha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092" calcext:value-type="float">
            <text:p>1078092</text:p>
          </table:table-cell>
          <table:table-cell office:value-type="string" calcext:value-type="string">
            <text:p>UBND xã Thanh Thuỷ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114" calcext:value-type="float">
            <text:p>1078114</text:p>
          </table:table-cell>
          <table:table-cell office:value-type="string" calcext:value-type="string">
            <text:p>UBND xã Yên Khoá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115" calcext:value-type="float">
            <text:p>1078115</text:p>
          </table:table-cell>
          <table:table-cell office:value-type="string" calcext:value-type="string">
            <text:p>UBND xã Tú Mịc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116" calcext:value-type="float">
            <text:p>1078116</text:p>
          </table:table-cell>
          <table:table-cell office:value-type="string" calcext:value-type="string">
            <text:p>UBND xã Tam Gi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8117" calcext:value-type="float">
            <text:p>1078117</text:p>
          </table:table-cell>
          <table:table-cell office:value-type="string" calcext:value-type="string">
            <text:p>UBND xã Tĩnh Bắc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118" calcext:value-type="float">
            <text:p>1078118</text:p>
          </table:table-cell>
          <table:table-cell office:value-type="string" calcext:value-type="string">
            <text:p>UBND xã Thống Nhất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8182" calcext:value-type="float">
            <text:p>1078182</text:p>
          </table:table-cell>
          <table:table-cell office:value-type="string" calcext:value-type="string">
            <text:p>Ủy ban Nhân dân xã Phú Hả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269" calcext:value-type="float">
            <text:p>1078269</text:p>
          </table:table-cell>
          <table:table-cell office:value-type="string" calcext:value-type="string">
            <text:p>UBND Xã Gia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270" calcext:value-type="float">
            <text:p>1078270</text:p>
          </table:table-cell>
          <table:table-cell office:value-type="string" calcext:value-type="string">
            <text:p>UBND Xã Thượng C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271" calcext:value-type="float">
            <text:p>1078271</text:p>
          </table:table-cell>
          <table:table-cell office:value-type="string" calcext:value-type="string">
            <text:p>UBND xã Đông Quan</text:p>
          </table:table-cell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8272" calcext:value-type="float">
            <text:p>1078272</text:p>
          </table:table-cell>
          <table:table-cell office:value-type="string" calcext:value-type="string">
            <text:p>UBND xã Sàn Viên</text:p>
          </table:table-cell>
          <table:table-cell office:value-type="float" office:value="95" calcext:value-type="float">
            <text:p>95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273" calcext:value-type="float">
            <text:p>1078273</text:p>
          </table:table-cell>
          <table:table-cell office:value-type="string" calcext:value-type="string">
            <text:p>UBND xã Lợi Bá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281" calcext:value-type="float">
            <text:p>1078281</text:p>
          </table:table-cell>
          <table:table-cell office:value-type="string" calcext:value-type="string">
            <text:p>UBND xã Minh Hiệ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286" calcext:value-type="float">
            <text:p>1078286</text:p>
          </table:table-cell>
          <table:table-cell office:value-type="string" calcext:value-type="string">
            <text:p>Ủy ban Nhân dân Thị trấn Phú Đ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289" calcext:value-type="float">
            <text:p>1078289</text:p>
          </table:table-cell>
          <table:table-cell office:value-type="string" calcext:value-type="string">
            <text:p>Ủy ban Nhân dân xã Vinh Xuân</text:p>
          </table:table-cell>
          <table:table-cell office:value-type="float" office:value="5020" calcext:value-type="float">
            <text:p>5020</text:p>
          </table:table-cell>
          <table:table-cell office:value-type="float" office:value="18282" calcext:value-type="float">
            <text:p>18282</text:p>
          </table:table-cell>
          <table:table-cell office:value-type="float" office:value="1" calcext:value-type="float">
            <text:p>1</text:p>
          </table:table-cell>
          <table:table-cell office:value-type="float" office:value="3218" calcext:value-type="float">
            <text:p>3218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290" calcext:value-type="float">
            <text:p>1078290</text:p>
          </table:table-cell>
          <table:table-cell office:value-type="string" calcext:value-type="string">
            <text:p>UBND xã Đề Thá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291" calcext:value-type="float">
            <text:p>1078291</text:p>
          </table:table-cell>
          <table:table-cell office:value-type="string" calcext:value-type="string">
            <text:p>UBND xã Hùng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292" calcext:value-type="float">
            <text:p>1078292</text:p>
          </table:table-cell>
          <table:table-cell office:value-type="string" calcext:value-type="string">
            <text:p>UBND Xã Tân M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293" calcext:value-type="float">
            <text:p>1078293</text:p>
          </table:table-cell>
          <table:table-cell office:value-type="string" calcext:value-type="string">
            <text:p>UBND Xã Trung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294" calcext:value-type="float">
            <text:p>1078294</text:p>
          </table:table-cell>
          <table:table-cell office:value-type="string" calcext:value-type="string">
            <text:p>UBND Xã Đào V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295" calcext:value-type="float">
            <text:p>1078295</text:p>
          </table:table-cell>
          <table:table-cell office:value-type="string" calcext:value-type="string">
            <text:p>UBND Xã Kim Đ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298" calcext:value-type="float">
            <text:p>1078298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299" calcext:value-type="float">
            <text:p>1078299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300" calcext:value-type="float">
            <text:p>1078300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301" calcext:value-type="float">
            <text:p>1078301</text:p>
          </table:table-cell>
          <table:table-cell office:value-type="string" calcext:value-type="string">
            <text:p>UBND xã Vĩnh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302" calcext:value-type="float">
            <text:p>1078302</text:p>
          </table:table-cell>
          <table:table-cell office:value-type="string" calcext:value-type="string">
            <text:p>UBND Xã Tân 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303" calcext:value-type="float">
            <text:p>1078303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304" calcext:value-type="float">
            <text:p>1078304</text:p>
          </table:table-cell>
          <table:table-cell office:value-type="string" calcext:value-type="string">
            <text:p>UBND Xã Chí M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305" calcext:value-type="float">
            <text:p>1078305</text:p>
          </table:table-cell>
          <table:table-cell office:value-type="string" calcext:value-type="string">
            <text:p>Ubnd Phường Chi L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306" calcext:value-type="float">
            <text:p>1078306</text:p>
          </table:table-cell>
          <table:table-cell office:value-type="string" calcext:value-type="string">
            <text:p>UBND Xã Hoàng Đ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307" calcext:value-type="float">
            <text:p>1078307</text:p>
          </table:table-cell>
          <table:table-cell office:value-type="string" calcext:value-type="string">
            <text:p>UBND Xã Kháng Ch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366" calcext:value-type="float">
            <text:p>1078366</text:p>
          </table:table-cell>
          <table:table-cell office:value-type="string" calcext:value-type="string">
            <text:p>UBND phường Lam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381" calcext:value-type="float">
            <text:p>1078381</text:p>
          </table:table-cell>
          <table:table-cell office:value-type="string" calcext:value-type="string">
            <text:p>UBND xã Hữu Lâ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382" calcext:value-type="float">
            <text:p>1078382</text:p>
          </table:table-cell>
          <table:table-cell office:value-type="string" calcext:value-type="string">
            <text:p>UBND xã Hữu Khán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388" calcext:value-type="float">
            <text:p>1078388</text:p>
          </table:table-cell>
          <table:table-cell office:value-type="string" calcext:value-type="string">
            <text:p>Ubnd Xã Nghĩa Đô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389" calcext:value-type="float">
            <text:p>1078389</text:p>
          </table:table-cell>
          <table:table-cell office:value-type="string" calcext:value-type="string">
            <text:p>Ubnd Xã Vĩnh Yê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393" calcext:value-type="float">
            <text:p>1078393</text:p>
          </table:table-cell>
          <table:table-cell office:value-type="string" calcext:value-type="string">
            <text:p>UBND Xã Sơn Hả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395" calcext:value-type="float">
            <text:p>1078395</text:p>
          </table:table-cell>
          <table:table-cell office:value-type="string" calcext:value-type="string">
            <text:p>UBND Xã Phú Nhuậ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396" calcext:value-type="float">
            <text:p>1078396</text:p>
          </table:table-cell>
          <table:table-cell office:value-type="string" calcext:value-type="string">
            <text:p>UBND Thị trấn Phố Ràng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397" calcext:value-type="float">
            <text:p>1078397</text:p>
          </table:table-cell>
          <table:table-cell office:value-type="string" calcext:value-type="string">
            <text:p>UBND xã Tân Tiế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511" calcext:value-type="float">
            <text:p>1078511</text:p>
          </table:table-cell>
          <table:table-cell office:value-type="string" calcext:value-type="string">
            <text:p>Xã Châu Lăn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12" calcext:value-type="float">
            <text:p>1078512</text:p>
          </table:table-cell>
          <table:table-cell office:value-type="string" calcext:value-type="string">
            <text:p>Xã Lương Ph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13" calcext:value-type="float">
            <text:p>1078513</text:p>
          </table:table-cell>
          <table:table-cell office:value-type="string" calcext:value-type="string">
            <text:p>Xã Lương An Trà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948" calcext:value-type="float">
            <text:p>29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8514" calcext:value-type="float">
            <text:p>1078514</text:p>
          </table:table-cell>
          <table:table-cell office:value-type="string" calcext:value-type="string">
            <text:p>Xã Tà Đảnh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795" calcext:value-type="float">
            <text:p>279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8515" calcext:value-type="float">
            <text:p>1078515</text:p>
          </table:table-cell>
          <table:table-cell office:value-type="string" calcext:value-type="string">
            <text:p>Xã Núi Tô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520" calcext:value-type="float">
            <text:p>1078520</text:p>
          </table:table-cell>
          <table:table-cell office:value-type="string" calcext:value-type="string">
            <text:p>Xã Vĩnh Phước</text:p>
          </table:table-cell>
          <table:table-cell office:value-type="float" office:value="95" calcext:value-type="float">
            <text:p>9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2092" calcext:value-type="float">
            <text:p>20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8527" calcext:value-type="float">
            <text:p>1078527</text:p>
          </table:table-cell>
          <table:table-cell office:value-type="string" calcext:value-type="string">
            <text:p>Xã An Tức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528" calcext:value-type="float">
            <text:p>1078528</text:p>
          </table:table-cell>
          <table:table-cell office:value-type="string" calcext:value-type="string">
            <text:p>Ủy ban nhân dân thị trấn Cô Tô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29" calcext:value-type="float">
            <text:p>1078529</text:p>
          </table:table-cell>
          <table:table-cell office:value-type="string" calcext:value-type="string">
            <text:p>UBND xã Mẫu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530" calcext:value-type="float">
            <text:p>1078530</text:p>
          </table:table-cell>
          <table:table-cell office:value-type="string" calcext:value-type="string">
            <text:p>UBND XÃ KHÁNH XUÂN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531" calcext:value-type="float">
            <text:p>1078531</text:p>
          </table:table-cell>
          <table:table-cell office:value-type="string" calcext:value-type="string">
            <text:p>UBND xã Đồng Bục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535" calcext:value-type="float">
            <text:p>1078535</text:p>
          </table:table-cell>
          <table:table-cell office:value-type="string" calcext:value-type="string">
            <text:p>Ủy ban nhân dân xã Khánh Khê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36" calcext:value-type="float">
            <text:p>1078536</text:p>
          </table:table-cell>
          <table:table-cell office:value-type="string" calcext:value-type="string">
            <text:p>UBND thị trấn Lộc Bình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537" calcext:value-type="float">
            <text:p>1078537</text:p>
          </table:table-cell>
          <table:table-cell office:value-type="string" calcext:value-type="string">
            <text:p>UBND thị trấn Na Dương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545" calcext:value-type="float">
            <text:p>1078545</text:p>
          </table:table-cell>
          <table:table-cell office:value-type="string" calcext:value-type="string">
            <text:p>Ủy ban nhân dân xã Tân Đoà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53" calcext:value-type="float">
            <text:p>1078553</text:p>
          </table:table-cell>
          <table:table-cell office:value-type="string" calcext:value-type="string">
            <text:p>UBND Xã Quốc Việ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54" calcext:value-type="float">
            <text:p>1078554</text:p>
          </table:table-cell>
          <table:table-cell office:value-type="string" calcext:value-type="string">
            <text:p>UBND Xã Hùng Việ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55" calcext:value-type="float">
            <text:p>1078555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56" calcext:value-type="float">
            <text:p>1078556</text:p>
          </table:table-cell>
          <table:table-cell office:value-type="string" calcext:value-type="string">
            <text:p>UBND Xã Đội Cấ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57" calcext:value-type="float">
            <text:p>1078557</text:p>
          </table:table-cell>
          <table:table-cell office:value-type="string" calcext:value-type="string">
            <text:p>Ubnd Phường Tam Th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58" calcext:value-type="float">
            <text:p>1078558</text:p>
          </table:table-cell>
          <table:table-cell office:value-type="string" calcext:value-type="string">
            <text:p>Ubnd Phường Vĩnh Tr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59" calcext:value-type="float">
            <text:p>1078559</text:p>
          </table:table-cell>
          <table:table-cell office:value-type="string" calcext:value-type="string">
            <text:p>Ubnd Phường Đông K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60" calcext:value-type="float">
            <text:p>1078560</text:p>
          </table:table-cell>
          <table:table-cell office:value-type="string" calcext:value-type="string">
            <text:p>UBND xã Thanh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61" calcext:value-type="float">
            <text:p>1078561</text:p>
          </table:table-cell>
          <table:table-cell office:value-type="string" calcext:value-type="string">
            <text:p>UBND xã Thanh Nghị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62" calcext:value-type="float">
            <text:p>1078562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64" calcext:value-type="float">
            <text:p>1078564</text:p>
          </table:table-cell>
          <table:table-cell office:value-type="string" calcext:value-type="string">
            <text:p>UBND Xã Quốc Kh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65" calcext:value-type="float">
            <text:p>1078565</text:p>
          </table:table-cell>
          <table:table-cell office:value-type="string" calcext:value-type="string">
            <text:p>Ubnd Xã Quảng Lạ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66" calcext:value-type="float">
            <text:p>1078566</text:p>
          </table:table-cell>
          <table:table-cell office:value-type="string" calcext:value-type="string">
            <text:p>UBND Thị trấn Thất Khê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67" calcext:value-type="float">
            <text:p>1078567</text:p>
          </table:table-cell>
          <table:table-cell office:value-type="string" calcext:value-type="string">
            <text:p>UBND Xã Khánh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68" calcext:value-type="float">
            <text:p>1078568</text:p>
          </table:table-cell>
          <table:table-cell office:value-type="string" calcext:value-type="string">
            <text:p>UBND Xã Đoàn Kế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69" calcext:value-type="float">
            <text:p>1078569</text:p>
          </table:table-cell>
          <table:table-cell office:value-type="string" calcext:value-type="string">
            <text:p>UBND xã Thanh Thủ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570" calcext:value-type="float">
            <text:p>1078570</text:p>
          </table:table-cell>
          <table:table-cell office:value-type="string" calcext:value-type="string">
            <text:p>Ubnd Phường Hoàng Văn Thụ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629" calcext:value-type="float">
            <text:p>1078629</text:p>
          </table:table-cell>
          <table:table-cell office:value-type="string" calcext:value-type="string">
            <text:p>UBND phường Đồng T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789" calcext:value-type="float">
            <text:p>1078789</text:p>
          </table:table-cell>
          <table:table-cell office:value-type="string" calcext:value-type="string">
            <text:p>Ủy ban nhân dân xã Hữu Lễ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791" calcext:value-type="float">
            <text:p>1078791</text:p>
          </table:table-cell>
          <table:table-cell office:value-type="string" calcext:value-type="string">
            <text:p>UBND Xã Bình Phú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792" calcext:value-type="float">
            <text:p>1078792</text:p>
          </table:table-cell>
          <table:table-cell office:value-type="string" calcext:value-type="string">
            <text:p>UBND Xã Yên Phú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794" calcext:value-type="float">
            <text:p>1078794</text:p>
          </table:table-cell>
          <table:table-cell office:value-type="string" calcext:value-type="string">
            <text:p>Ủy ban nhân dân xã Hoà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796" calcext:value-type="float">
            <text:p>1078796</text:p>
          </table:table-cell>
          <table:table-cell office:value-type="string" calcext:value-type="string">
            <text:p>Ủy ban nhân dân xã Điềm H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797" calcext:value-type="float">
            <text:p>1078797</text:p>
          </table:table-cell>
          <table:table-cell office:value-type="string" calcext:value-type="string">
            <text:p>UBND Xã Lương Nă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798" calcext:value-type="float">
            <text:p>1078798</text:p>
          </table:table-cell>
          <table:table-cell office:value-type="string" calcext:value-type="string">
            <text:p>Ủy ban nhân dân xã Tri Lễ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799" calcext:value-type="float">
            <text:p>1078799</text:p>
          </table:table-cell>
          <table:table-cell office:value-type="string" calcext:value-type="string">
            <text:p>Ủy ban nhân dân xã Trấn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802" calcext:value-type="float">
            <text:p>1078802</text:p>
          </table:table-cell>
          <table:table-cell office:value-type="string" calcext:value-type="string">
            <text:p>Ủy ban nhân dân xã Liên Hộ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810" calcext:value-type="float">
            <text:p>1078810</text:p>
          </table:table-cell>
          <table:table-cell office:value-type="string" calcext:value-type="string">
            <text:p>UBND xã Tiến Thắ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811" calcext:value-type="float">
            <text:p>1078811</text:p>
          </table:table-cell>
          <table:table-cell office:value-type="string" calcext:value-type="string">
            <text:p>UBND xã Hòa Hậ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812" calcext:value-type="float">
            <text:p>1078812</text:p>
          </table:table-cell>
          <table:table-cell office:value-type="string" calcext:value-type="string">
            <text:p>UBND Thị trấn Kiện Khê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813" calcext:value-type="float">
            <text:p>1078813</text:p>
          </table:table-cell>
          <table:table-cell office:value-type="string" calcext:value-type="string">
            <text:p>UBND Xã Mai Ph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814" calcext:value-type="float">
            <text:p>1078814</text:p>
          </table:table-cell>
          <table:table-cell office:value-type="string" calcext:value-type="string">
            <text:p>UBND xã Thanh 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815" calcext:value-type="float">
            <text:p>1078815</text:p>
          </table:table-cell>
          <table:table-cell office:value-type="string" calcext:value-type="string">
            <text:p>UBND xã Thanh T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816" calcext:value-type="float">
            <text:p>1078816</text:p>
          </table:table-cell>
          <table:table-cell office:value-type="string" calcext:value-type="string">
            <text:p>UBND xã Thanh Nguy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817" calcext:value-type="float">
            <text:p>1078817</text:p>
          </table:table-cell>
          <table:table-cell office:value-type="string" calcext:value-type="string">
            <text:p>UBND xã Thanh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819" calcext:value-type="float">
            <text:p>1078819</text:p>
          </table:table-cell>
          <table:table-cell office:value-type="string" calcext:value-type="string">
            <text:p>UBND xã Liêm Tiế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820" calcext:value-type="float">
            <text:p>1078820</text:p>
          </table:table-cell>
          <table:table-cell office:value-type="string" calcext:value-type="string">
            <text:p>UBND xã Liêm Ph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821" calcext:value-type="float">
            <text:p>1078821</text:p>
          </table:table-cell>
          <table:table-cell office:value-type="string" calcext:value-type="string">
            <text:p>UBND xã Thanh H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823" calcext:value-type="float">
            <text:p>1078823</text:p>
          </table:table-cell>
          <table:table-cell office:value-type="string" calcext:value-type="string">
            <text:p>UBND phường Thanh Tuyề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824" calcext:value-type="float">
            <text:p>1078824</text:p>
          </table:table-cell>
          <table:table-cell office:value-type="string" calcext:value-type="string">
            <text:p>UBND xã Nhân Nghĩ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825" calcext:value-type="float">
            <text:p>1078825</text:p>
          </table:table-cell>
          <table:table-cell office:value-type="string" calcext:value-type="string">
            <text:p>UBND xã Nhân Bì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15" calcext:value-type="float">
            <text:p>131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8826" calcext:value-type="float">
            <text:p>1078826</text:p>
          </table:table-cell>
          <table:table-cell office:value-type="string" calcext:value-type="string">
            <text:p>UBND xã Xuân Khê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827" calcext:value-type="float">
            <text:p>1078827</text:p>
          </table:table-cell>
          <table:table-cell office:value-type="string" calcext:value-type="string">
            <text:p>UBND xã Liêm Tuyền</text:p>
          </table:table-cell>
          <table:table-cell office:value-type="float" office:value="19" calcext:value-type="float">
            <text:p>19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office:value-type="float" office:value="6420" calcext:value-type="float">
            <text:p>642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897" calcext:value-type="float">
            <text:p>1078897</text:p>
          </table:table-cell>
          <table:table-cell office:value-type="string" calcext:value-type="string">
            <text:p>UBND xã Đông Kế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3231" calcext:value-type="float">
            <text:p>323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9092" calcext:value-type="float">
            <text:p>1079092</text:p>
          </table:table-cell>
          <table:table-cell office:value-type="string" calcext:value-type="string">
            <text:p>UBND Xã Nghĩa Dân</text:p>
          </table:table-cell>
          <table:table-cell office:value-type="float" office:value="79" calcext:value-type="float">
            <text:p>79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1279" calcext:value-type="float">
            <text:p>127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9183" calcext:value-type="float">
            <text:p>1079183</text:p>
          </table:table-cell>
          <table:table-cell office:value-type="string" calcext:value-type="string">
            <text:p>UBND Xã Toàn Thắng</text:p>
          </table:table-cell>
          <table:table-cell office:value-type="float" office:value="7" calcext:value-type="float">
            <text:p>7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9187" calcext:value-type="float">
            <text:p>1079187</text:p>
          </table:table-cell>
          <table:table-cell office:value-type="string" calcext:value-type="string">
            <text:p>UBND Xã Hồ Tùng Mậ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188" calcext:value-type="float">
            <text:p>1079188</text:p>
          </table:table-cell>
          <table:table-cell office:value-type="string" calcext:value-type="string">
            <text:p>UBND Xã Tiền Phong</text:p>
          </table:table-cell>
          <table:table-cell office:value-type="float" office:value="6" calcext:value-type="float">
            <text:p>6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9189" calcext:value-type="float">
            <text:p>1079189</text:p>
          </table:table-cell>
          <table:table-cell office:value-type="string" calcext:value-type="string">
            <text:p>UBND Xã Hồng V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190" calcext:value-type="float">
            <text:p>1079190</text:p>
          </table:table-cell>
          <table:table-cell office:value-type="string" calcext:value-type="string">
            <text:p>UBND Xã Hồng Qu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191" calcext:value-type="float">
            <text:p>1079191</text:p>
          </table:table-cell>
          <table:table-cell office:value-type="string" calcext:value-type="string">
            <text:p>UBND Xã Hạ Lễ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328" calcext:value-type="float">
            <text:p>1079328</text:p>
          </table:table-cell>
          <table:table-cell office:value-type="string" calcext:value-type="string">
            <text:p>UBND Xã Vô Tran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329" calcext:value-type="float">
            <text:p>1079329</text:p>
          </table:table-cell>
          <table:table-cell office:value-type="string" calcext:value-type="string">
            <text:p>UBND XÃ CỔ LŨ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373" calcext:value-type="float">
            <text:p>1079373</text:p>
          </table:table-cell>
          <table:table-cell office:value-type="string" calcext:value-type="string">
            <text:p>UBND Thị trấn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439" calcext:value-type="float">
            <text:p>1079439</text:p>
          </table:table-cell>
          <table:table-cell office:value-type="string" calcext:value-type="string">
            <text:p>UBND Xã Phước Thiệ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440" calcext:value-type="float">
            <text:p>1079440</text:p>
          </table:table-cell>
          <table:table-cell office:value-type="string" calcext:value-type="string">
            <text:p>UBND Xã Địch Quả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441" calcext:value-type="float">
            <text:p>1079441</text:p>
          </table:table-cell>
          <table:table-cell office:value-type="string" calcext:value-type="string">
            <text:p>UBND Xã Yên Lã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624" calcext:value-type="float">
            <text:p>1079624</text:p>
          </table:table-cell>
          <table:table-cell office:value-type="string" calcext:value-type="string">
            <text:p>UBND Xã Hợp Tiế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625" calcext:value-type="float">
            <text:p>1079625</text:p>
          </table:table-cell>
          <table:table-cell office:value-type="string" calcext:value-type="string">
            <text:p>UBND Xã Phong Châ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628" calcext:value-type="float">
            <text:p>1079628</text:p>
          </table:table-cell>
          <table:table-cell office:value-type="string" calcext:value-type="string">
            <text:p>UBND Xã Đông Vin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629" calcext:value-type="float">
            <text:p>1079629</text:p>
          </table:table-cell>
          <table:table-cell office:value-type="string" calcext:value-type="string">
            <text:p>UBND Xã Đông Tâ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630" calcext:value-type="float">
            <text:p>1079630</text:p>
          </table:table-cell>
          <table:table-cell office:value-type="string" calcext:value-type="string">
            <text:p>UBND Xã Đông Xu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631" calcext:value-type="float">
            <text:p>1079631</text:p>
          </table:table-cell>
          <table:table-cell office:value-type="string" calcext:value-type="string">
            <text:p>UBND Xã Đông Qu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632" calcext:value-type="float">
            <text:p>1079632</text:p>
          </table:table-cell>
          <table:table-cell office:value-type="string" calcext:value-type="string">
            <text:p>UBND Xã Đông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650" calcext:value-type="float">
            <text:p>1079650</text:p>
          </table:table-cell>
          <table:table-cell office:value-type="string" calcext:value-type="string">
            <text:p>UBND Xã Trọng Qu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651" calcext:value-type="float">
            <text:p>1079651</text:p>
          </table:table-cell>
          <table:table-cell office:value-type="string" calcext:value-type="string">
            <text:p>UBND Xã Đông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9660" calcext:value-type="float">
            <text:p>1079660</text:p>
          </table:table-cell>
          <table:table-cell office:value-type="string" calcext:value-type="string">
            <text:p>UBND Xã Đông Hoà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661" calcext:value-type="float">
            <text:p>1079661</text:p>
          </table:table-cell>
          <table:table-cell office:value-type="string" calcext:value-type="string">
            <text:p>UBND xã Đông Thọ</text:p>
          </table:table-cell>
          <table:table-cell office:value-type="float" office:value="229" calcext:value-type="float">
            <text:p>229</text:p>
          </table:table-cell>
          <table:table-cell office:value-type="float" office:value="3999" calcext:value-type="float">
            <text:p>3999</text:p>
          </table:table-cell>
          <table:table-cell office:value-type="float" office:value="0" calcext:value-type="float">
            <text:p>0</text:p>
          </table:table-cell>
          <table:table-cell office:value-type="float" office:value="6764" calcext:value-type="float">
            <text:p>6764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9727" calcext:value-type="float">
            <text:p>1079727</text:p>
          </table:table-cell>
          <table:table-cell office:value-type="string" calcext:value-type="string">
            <text:p>UBND Xã Bình Mỹ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9729" calcext:value-type="float">
            <text:p>1079729</text:p>
          </table:table-cell>
          <table:table-cell office:value-type="string" calcext:value-type="string">
            <text:p>UBND Xã Bình Châu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9746" calcext:value-type="float">
            <text:p>1079746</text:p>
          </table:table-cell>
          <table:table-cell office:value-type="string" calcext:value-type="string">
            <text:p>UBND Xã Minh Tiế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747" calcext:value-type="float">
            <text:p>1079747</text:p>
          </table:table-cell>
          <table:table-cell office:value-type="string" calcext:value-type="string">
            <text:p>Ubnd Xã Tha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748" calcext:value-type="float">
            <text:p>1079748</text:p>
          </table:table-cell>
          <table:table-cell office:value-type="string" calcext:value-type="string">
            <text:p>UBND Xã Vân Nham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749" calcext:value-type="float">
            <text:p>1079749</text:p>
          </table:table-cell>
          <table:table-cell office:value-type="string" calcext:value-type="string">
            <text:p>UBND Xã Đồng Tiến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750" calcext:value-type="float">
            <text:p>1079750</text:p>
          </table:table-cell>
          <table:table-cell office:value-type="string" calcext:value-type="string">
            <text:p>UBND Xã Cường L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752" calcext:value-type="float">
            <text:p>1079752</text:p>
          </table:table-cell>
          <table:table-cell office:value-type="string" calcext:value-type="string">
            <text:p>UBND Xã Yên Vượng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753" calcext:value-type="float">
            <text:p>1079753</text:p>
          </table:table-cell>
          <table:table-cell office:value-type="string" calcext:value-type="string">
            <text:p>UBND Xã Yên Sơn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9768" calcext:value-type="float">
            <text:p>1079768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769" calcext:value-type="float">
            <text:p>1079769</text:p>
          </table:table-cell>
          <table:table-cell office:value-type="string" calcext:value-type="string">
            <text:p>UBND xã Trọng C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770" calcext:value-type="float">
            <text:p>1079770</text:p>
          </table:table-cell>
          <table:table-cell office:value-type="string" calcext:value-type="string">
            <text:p>UBND Thị trấn Đông Khê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773" calcext:value-type="float">
            <text:p>1079773</text:p>
          </table:table-cell>
          <table:table-cell office:value-type="string" calcext:value-type="string">
            <text:p>UBND Xã Phong Xuân</text:p>
          </table:table-cell>
          <table:table-cell office:value-type="float" office:value="25" calcext:value-type="float">
            <text:p>25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6659" calcext:value-type="float">
            <text:p>6659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9775" calcext:value-type="float">
            <text:p>1079775</text:p>
          </table:table-cell>
          <table:table-cell office:value-type="string" calcext:value-type="string">
            <text:p>UBND Xã Phong Sơn</text:p>
          </table:table-cell>
          <table:table-cell office:value-type="float" office:value="346" calcext:value-type="float">
            <text:p>346</text:p>
          </table:table-cell>
          <table:table-cell office:value-type="float" office:value="6384" calcext:value-type="float">
            <text:p>6384</text:p>
          </table:table-cell>
          <table:table-cell office:value-type="float" office:value="0" calcext:value-type="float">
            <text:p>0</text:p>
          </table:table-cell>
          <table:table-cell office:value-type="float" office:value="3209" calcext:value-type="float">
            <text:p>3209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9776" calcext:value-type="float">
            <text:p>1079776</text:p>
          </table:table-cell>
          <table:table-cell office:value-type="string" calcext:value-type="string">
            <text:p>UBND Xã Bắc A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777" calcext:value-type="float">
            <text:p>1079777</text:p>
          </table:table-cell>
          <table:table-cell office:value-type="string" calcext:value-type="string">
            <text:p>UBND xã Lê Lợi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781" calcext:value-type="float">
            <text:p>1079781</text:p>
          </table:table-cell>
          <table:table-cell office:value-type="string" calcext:value-type="string">
            <text:p>UBND Xã Phú Đ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782" calcext:value-type="float">
            <text:p>1079782</text:p>
          </table:table-cell>
          <table:table-cell office:value-type="string" calcext:value-type="string">
            <text:p>UBND Xã Vĩnh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992" calcext:value-type="float">
            <text:p>1079992</text:p>
          </table:table-cell>
          <table:table-cell office:value-type="string" calcext:value-type="string">
            <text:p>UBND Xã Đồng Giá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993" calcext:value-type="float">
            <text:p>1079993</text:p>
          </table:table-cell>
          <table:table-cell office:value-type="string" calcext:value-type="string">
            <text:p>Ủy ban nhân dân xã Tràng Cá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string" calcext:value-type="string">
            <text:p>UBND phường Tiên Nội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0001" calcext:value-type="float">
            <text:p>1080001</text:p>
          </table:table-cell>
          <table:table-cell office:value-type="string" calcext:value-type="string">
            <text:p>UBND xã Tiên Ngo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002" calcext:value-type="float">
            <text:p>1080002</text:p>
          </table:table-cell>
          <table:table-cell office:value-type="string" calcext:value-type="string">
            <text:p>UBND xã Tiên Tân</text:p>
          </table:table-cell>
          <table:table-cell office:value-type="float" office:value="4" calcext:value-type="float">
            <text:p>4</text:p>
          </table:table-cell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003" calcext:value-type="float">
            <text:p>1080003</text:p>
          </table:table-cell>
          <table:table-cell office:value-type="string" calcext:value-type="string">
            <text:p>UBND xã Tiên Hiệp</text:p>
          </table:table-cell>
          <table:table-cell office:value-type="float" office:value="180" calcext:value-type="float">
            <text:p>180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004" calcext:value-type="float">
            <text:p>1080004</text:p>
          </table:table-cell>
          <table:table-cell office:value-type="string" calcext:value-type="string">
            <text:p>UBND phường Châu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006" calcext:value-type="float">
            <text:p>1080006</text:p>
          </table:table-cell>
          <table:table-cell office:value-type="string" calcext:value-type="string">
            <text:p>UBND xã Trác Vă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028" calcext:value-type="float">
            <text:p>1080028</text:p>
          </table:table-cell>
          <table:table-cell office:value-type="string" calcext:value-type="string">
            <text:p>UBND thị trấn Pơng Drang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029" calcext:value-type="float">
            <text:p>1080029</text:p>
          </table:table-cell>
          <table:table-cell office:value-type="string" calcext:value-type="string">
            <text:p>UBND phường Đoàn Kế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030" calcext:value-type="float">
            <text:p>1080030</text:p>
          </table:table-cell>
          <table:table-cell office:value-type="string" calcext:value-type="string">
            <text:p>UBND Xã Ea Blang</text:p>
          </table:table-cell>
          <table:table-cell office:value-type="float" office:value="99" calcext:value-type="float">
            <text:p>99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031" calcext:value-type="float">
            <text:p>1080031</text:p>
          </table:table-cell>
          <table:table-cell office:value-type="string" calcext:value-type="string">
            <text:p>UBND Xã Ea Drông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037" calcext:value-type="float">
            <text:p>1080037</text:p>
          </table:table-cell>
          <table:table-cell office:value-type="string" calcext:value-type="string">
            <text:p>UBND xã Vă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041" calcext:value-type="float">
            <text:p>1080041</text:p>
          </table:table-cell>
          <table:table-cell office:value-type="string" calcext:value-type="string">
            <text:p>UBND xã Văn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042" calcext:value-type="float">
            <text:p>1080042</text:p>
          </table:table-cell>
          <table:table-cell office:value-type="string" calcext:value-type="string">
            <text:p>UBND xã Vân Tả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043" calcext:value-type="float">
            <text:p>1080043</text:p>
          </table:table-cell>
          <table:table-cell office:value-type="string" calcext:value-type="string">
            <text:p>UBND xã Hồng V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138" calcext:value-type="float">
            <text:p>1080138</text:p>
          </table:table-cell>
          <table:table-cell office:value-type="string" calcext:value-type="string">
            <text:p>Ủy ban nhân dân Xã Vĩnh Hả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139" calcext:value-type="float">
            <text:p>1080139</text:p>
          </table:table-cell>
          <table:table-cell office:value-type="string" calcext:value-type="string">
            <text:p>Ủy ban nhân dân Xã Vĩnh Qu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140" calcext:value-type="float">
            <text:p>1080140</text:p>
          </table:table-cell>
          <table:table-cell office:value-type="string" calcext:value-type="string">
            <text:p>Ủy ban nhân dân Xã Vĩnh Thị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170" calcext:value-type="float">
            <text:p>1080170</text:p>
          </table:table-cell>
          <table:table-cell office:value-type="string" calcext:value-type="string">
            <text:p>UBND Xã Trà Đố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239" calcext:value-type="float">
            <text:p>1080239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242" calcext:value-type="float">
            <text:p>1080242</text:p>
          </table:table-cell>
          <table:table-cell office:value-type="string" calcext:value-type="string">
            <text:p>UBND phường Yên Bắc</text:p>
          </table:table-cell>
          <table:table-cell office:value-type="float" office:value="79" calcext:value-type="float">
            <text:p>79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0243" calcext:value-type="float">
            <text:p>1080243</text:p>
          </table:table-cell>
          <table:table-cell office:value-type="string" calcext:value-type="string">
            <text:p>UBND xã Yên Nam</text:p>
          </table:table-cell>
          <table:table-cell office:value-type="float" office:value="270" calcext:value-type="float">
            <text:p>270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0244" calcext:value-type="float">
            <text:p>1080244</text:p>
          </table:table-cell>
          <table:table-cell office:value-type="string" calcext:value-type="string">
            <text:p>UBND phường Hoàng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272" calcext:value-type="float">
            <text:p>1080272</text:p>
          </table:table-cell>
          <table:table-cell office:value-type="string" calcext:value-type="string">
            <text:p>UBND Xã Trà Giang</text:p>
          </table:table-cell>
          <table:table-cell office:value-type="float" office:value="40" calcext:value-type="float">
            <text:p>40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273" calcext:value-type="float">
            <text:p>1080273</text:p>
          </table:table-cell>
          <table:table-cell office:value-type="string" calcext:value-type="string">
            <text:p>UBND Xã Trà Bu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572" calcext:value-type="float">
            <text:p>65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0277" calcext:value-type="float">
            <text:p>1080277</text:p>
          </table:table-cell>
          <table:table-cell office:value-type="string" calcext:value-type="string">
            <text:p>UBND Xã Jơ Ngây</text:p>
          </table:table-cell>
          <table:table-cell office:value-type="float" office:value="69" calcext:value-type="float">
            <text:p>69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279" calcext:value-type="float">
            <text:p>1080279</text:p>
          </table:table-cell>
          <table:table-cell office:value-type="string" calcext:value-type="string">
            <text:p>UBND xã Hiền Gi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280" calcext:value-type="float">
            <text:p>1080280</text:p>
          </table:table-cell>
          <table:table-cell office:value-type="string" calcext:value-type="string">
            <text:p>UBND xã Liên P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283" calcext:value-type="float">
            <text:p>1080283</text:p>
          </table:table-cell>
          <table:table-cell office:value-type="string" calcext:value-type="string">
            <text:p>UBND xã Duyên Thá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284" calcext:value-type="float">
            <text:p>1080284</text:p>
          </table:table-cell>
          <table:table-cell office:value-type="string" calcext:value-type="string">
            <text:p>UBND xã Nhị Khê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285" calcext:value-type="float">
            <text:p>1080285</text:p>
          </table:table-cell>
          <table:table-cell office:value-type="string" calcext:value-type="string">
            <text:p>UBND xã Hòa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313" calcext:value-type="float">
            <text:p>1080313</text:p>
          </table:table-cell>
          <table:table-cell office:value-type="string" calcext:value-type="string">
            <text:p>Ủy Ban Nhân Dân Xã Đại T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506" calcext:value-type="float">
            <text:p>1080506</text:p>
          </table:table-cell>
          <table:table-cell office:value-type="string" calcext:value-type="string">
            <text:p>UBND Xã Cẩm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507" calcext:value-type="float">
            <text:p>1080507</text:p>
          </table:table-cell>
          <table:table-cell office:value-type="string" calcext:value-type="string">
            <text:p>UBND Xã Nguyễn Trãi</text:p>
          </table:table-cell>
          <table:table-cell office:value-type="float" office:value="64" calcext:value-type="float">
            <text:p>64</text:p>
          </table:table-cell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508" calcext:value-type="float">
            <text:p>1080508</text:p>
          </table:table-cell>
          <table:table-cell office:value-type="string" calcext:value-type="string">
            <text:p>UBND Xã Đa Lộc</text:p>
          </table:table-cell>
          <table:table-cell office:value-type="float" office:value="30" calcext:value-type="float">
            <text:p>3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546" calcext:value-type="float">
            <text:p>1080546</text:p>
          </table:table-cell>
          <table:table-cell office:value-type="string" calcext:value-type="string">
            <text:p>UBND xã Yên Bài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0587" calcext:value-type="float">
            <text:p>1080587</text:p>
          </table:table-cell>
          <table:table-cell office:value-type="string" calcext:value-type="string">
            <text:p>UBND phường Phùng Chí K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589" calcext:value-type="float">
            <text:p>1080589</text:p>
          </table:table-cell>
          <table:table-cell office:value-type="string" calcext:value-type="string">
            <text:p>UBND Xã Xuân Dụ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590" calcext:value-type="float">
            <text:p>1080590</text:p>
          </table:table-cell>
          <table:table-cell office:value-type="string" calcext:value-type="string">
            <text:p>UBND Xã Ngọc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591" calcext:value-type="float">
            <text:p>1080591</text:p>
          </table:table-cell>
          <table:table-cell office:value-type="string" calcext:value-type="string">
            <text:p>UBND Xã Đình Dù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593" calcext:value-type="float">
            <text:p>1080593</text:p>
          </table:table-cell>
          <table:table-cell office:value-type="string" calcext:value-type="string">
            <text:p>UBND Phường Nhân Hòa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0671" calcext:value-type="float">
            <text:p>1080671</text:p>
          </table:table-cell>
          <table:table-cell office:value-type="string" calcext:value-type="string">
            <text:p>UBND xã Khâm Thành</text:p>
          </table:table-cell>
          <table:table-cell office:value-type="float" office:value="53" calcext:value-type="float">
            <text:p>53</text:p>
          </table:table-cell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0733" calcext:value-type="float">
            <text:p>1080733</text:p>
          </table:table-cell>
          <table:table-cell office:value-type="string" calcext:value-type="string">
            <text:p>UBND Xã Vĩnh Qu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835" calcext:value-type="float">
            <text:p>1080835</text:p>
          </table:table-cell>
          <table:table-cell office:value-type="string" calcext:value-type="string">
            <text:p>UBND Phường Bạch Sa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836" calcext:value-type="float">
            <text:p>1080836</text:p>
          </table:table-cell>
          <table:table-cell office:value-type="string" calcext:value-type="string">
            <text:p>UBND phường Minh Đứ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420" calcext:value-type="float">
            <text:p>1081420</text:p>
          </table:table-cell>
          <table:table-cell office:value-type="string" calcext:value-type="string">
            <text:p>Hạt Kiểm Lâm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449" calcext:value-type="float">
            <text:p>1081449</text:p>
          </table:table-cell>
          <table:table-cell office:value-type="string" calcext:value-type="string">
            <text:p>Phòng Kinh tế và Hạ tầng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450" calcext:value-type="float">
            <text:p>1081450</text:p>
          </table:table-cell>
          <table:table-cell office:value-type="string" calcext:value-type="string">
            <text:p>Phòng Văn hóa và Thông tin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452" calcext:value-type="float">
            <text:p>1081452</text:p>
          </table:table-cell>
          <table:table-cell office:value-type="string" calcext:value-type="string">
            <text:p>Văn phòng HĐND và UBND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454" calcext:value-type="float">
            <text:p>1081454</text:p>
          </table:table-cell>
          <table:table-cell office:value-type="string" calcext:value-type="string">
            <text:p>Phòng Nông nghiệp và PTNT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455" calcext:value-type="float">
            <text:p>1081455</text:p>
          </table:table-cell>
          <table:table-cell office:value-type="string" calcext:value-type="string">
            <text:p>Phòng Tư pháp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329" calcext:value-type="float">
            <text:p>1082329</text:p>
          </table:table-cell>
          <table:table-cell office:value-type="string" calcext:value-type="string">
            <text:p>TRUNG TÂM Y TẾ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430" calcext:value-type="float">
            <text:p>1082430</text:p>
          </table:table-cell>
          <table:table-cell office:value-type="string" calcext:value-type="string">
            <text:p>Trung tâm Chính trị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453" calcext:value-type="float">
            <text:p>1082453</text:p>
          </table:table-cell>
          <table:table-cell office:value-type="string" calcext:value-type="string">
            <text:p>Phòng Y tế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559" calcext:value-type="float">
            <text:p>1082559</text:p>
          </table:table-cell>
          <table:table-cell office:value-type="string" calcext:value-type="string">
            <text:p>Phòng Nội vụ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692" calcext:value-type="float">
            <text:p>1082692</text:p>
          </table:table-cell>
          <table:table-cell office:value-type="string" calcext:value-type="string">
            <text:p>UBND Phường Thành Tô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2693" calcext:value-type="float">
            <text:p>1082693</text:p>
          </table:table-cell>
          <table:table-cell office:value-type="string" calcext:value-type="string">
            <text:p>UBND Phường Kênh Dươ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2694" calcext:value-type="float">
            <text:p>1082694</text:p>
          </table:table-cell>
          <table:table-cell office:value-type="string" calcext:value-type="string">
            <text:p>UBND phường Đông Hải 1</text:p>
          </table:table-cell>
          <table:table-cell office:value-type="float" office:value="117" calcext:value-type="float">
            <text:p>117</text:p>
          </table:table-cell>
          <table:table-cell office:value-type="float" office:value="5280" calcext:value-type="float">
            <text:p>5280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695" calcext:value-type="float">
            <text:p>1082695</text:p>
          </table:table-cell>
          <table:table-cell office:value-type="string" calcext:value-type="string">
            <text:p>UBND Phường Lãm Hà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2696" calcext:value-type="float">
            <text:p>1082696</text:p>
          </table:table-cell>
          <table:table-cell office:value-type="string" calcext:value-type="string">
            <text:p>UBND Thị trấn Trường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954" calcext:value-type="float">
            <text:p>1083954</text:p>
          </table:table-cell>
          <table:table-cell office:value-type="string" calcext:value-type="string">
            <text:p>UBND Phường An Đô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996" calcext:value-type="float">
            <text:p>1083996</text:p>
          </table:table-cell>
          <table:table-cell office:value-type="string" calcext:value-type="string">
            <text:p>UBND Xã Yên D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999" calcext:value-type="float">
            <text:p>1083999</text:p>
          </table:table-cell>
          <table:table-cell office:value-type="string" calcext:value-type="string">
            <text:p>UBND xã Tam Qu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030" calcext:value-type="float">
            <text:p>1084030</text:p>
          </table:table-cell>
          <table:table-cell office:value-type="string" calcext:value-type="string">
            <text:p>UBND Thị Trấn Trung Phướ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198" calcext:value-type="float">
            <text:p>1084198</text:p>
          </table:table-cell>
          <table:table-cell office:value-type="string" calcext:value-type="string">
            <text:p>UBND Xã Nam H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200" calcext:value-type="float">
            <text:p>1084200</text:p>
          </table:table-cell>
          <table:table-cell office:value-type="string" calcext:value-type="string">
            <text:p>UBND xã Liêng Srô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4200.1" calcext:value-type="float">
            <text:p>1084200.1</text:p>
          </table:table-cell>
          <table:table-cell office:value-type="string" calcext:value-type="string">
            <text:p>UBND xã Liêng Srô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201" calcext:value-type="float">
            <text:p>1084201</text:p>
          </table:table-cell>
          <table:table-cell office:value-type="string" calcext:value-type="string">
            <text:p>UBND Xã Phi Liêng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202" calcext:value-type="float">
            <text:p>1084202</text:p>
          </table:table-cell>
          <table:table-cell office:value-type="string" calcext:value-type="string">
            <text:p>UBND xã Đạ K'Nà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4203" calcext:value-type="float">
            <text:p>1084203</text:p>
          </table:table-cell>
          <table:table-cell office:value-type="string" calcext:value-type="string">
            <text:p>Ủy Ban Nhân Dân Xã Quế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205" calcext:value-type="float">
            <text:p>1084205</text:p>
          </table:table-cell>
          <table:table-cell office:value-type="string" calcext:value-type="string">
            <text:p>Ủy Ban Nhân Dân Xã Sơn V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207" calcext:value-type="float">
            <text:p>1084207</text:p>
          </table:table-cell>
          <table:table-cell office:value-type="string" calcext:value-type="string">
            <text:p>Ủy Ban Nhân Dân Xã Phước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208" calcext:value-type="float">
            <text:p>1084208</text:p>
          </table:table-cell>
          <table:table-cell office:value-type="string" calcext:value-type="string">
            <text:p>Ủy ban nhân dân Xã Quế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211" calcext:value-type="float">
            <text:p>1084211</text:p>
          </table:table-cell>
          <table:table-cell office:value-type="string" calcext:value-type="string">
            <text:p>UBND Xã Đồng Nai Thượng</text:p>
          </table:table-cell>
          <table:table-cell office:value-type="float" office:value="54" calcext:value-type="float">
            <text:p>54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249" calcext:value-type="float">
            <text:p>1084249</text:p>
          </table:table-cell>
          <table:table-cell office:value-type="string" calcext:value-type="string">
            <text:p>UBND Xã Đạ Nhi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258" calcext:value-type="float">
            <text:p>1084258</text:p>
          </table:table-cell>
          <table:table-cell office:value-type="string" calcext:value-type="string">
            <text:p>UBND xã Đạ Mrô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4259" calcext:value-type="float">
            <text:p>1084259</text:p>
          </table:table-cell>
          <table:table-cell office:value-type="string" calcext:value-type="string">
            <text:p>UBND Xã Đạ T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260" calcext:value-type="float">
            <text:p>1084260</text:p>
          </table:table-cell>
          <table:table-cell office:value-type="string" calcext:value-type="string">
            <text:p>UBND xã Đạ Rsal</text:p>
          </table:table-cell>
          <table:table-cell office:value-type="float" office:value="32" calcext:value-type="float">
            <text:p>32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261" calcext:value-type="float">
            <text:p>1084261</text:p>
          </table:table-cell>
          <table:table-cell office:value-type="string" calcext:value-type="string">
            <text:p>UBND Xã Đạ Long</text:p>
          </table:table-cell>
          <table:table-cell office:value-type="float" office:value="19" calcext:value-type="float">
            <text:p>19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262" calcext:value-type="float">
            <text:p>1084262</text:p>
          </table:table-cell>
          <table:table-cell office:value-type="string" calcext:value-type="string">
            <text:p>UBND xã Rô Men</text:p>
          </table:table-cell>
          <table:table-cell office:value-type="float" office:value="157" calcext:value-type="float">
            <text:p>15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5236" calcext:value-type="float">
            <text:p>1085236</text:p>
          </table:table-cell>
          <table:table-cell office:value-type="string" calcext:value-type="string">
            <text:p>Ủy Ban Nhân Dân Thị Trấn Định An</text:p>
          </table:table-cell>
          <table:table-cell office:value-type="float" office:value="117" calcext:value-type="float">
            <text:p>117</text:p>
          </table:table-cell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5237" calcext:value-type="float">
            <text:p>1085237</text:p>
          </table:table-cell>
          <table:table-cell office:value-type="string" calcext:value-type="string">
            <text:p>Ủy Ban Nhân Dân Xã Hàm Tân</text:p>
          </table:table-cell>
          <table:table-cell office:value-type="float" office:value="232" calcext:value-type="float">
            <text:p>232</text:p>
          </table:table-cell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6243" calcext:value-type="float">
            <text:p>1086243</text:p>
          </table:table-cell>
          <table:table-cell office:value-type="string" calcext:value-type="string">
            <text:p>UBND Xã Phước Hòa</text:p>
          </table:table-cell>
          <table:table-cell office:value-type="float" office:value="212" calcext:value-type="float">
            <text:p>212</text:p>
          </table:table-cell>
          <table:table-cell office:value-type="float" office:value="2757" calcext:value-type="float">
            <text:p>2757</text:p>
          </table:table-cell>
          <table:table-cell office:value-type="float" office:value="1" calcext:value-type="float">
            <text:p>1</text:p>
          </table:table-cell>
          <table:table-cell office:value-type="float" office:value="2290" calcext:value-type="float">
            <text:p>2290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6248" calcext:value-type="float">
            <text:p>1086248</text:p>
          </table:table-cell>
          <table:table-cell office:value-type="string" calcext:value-type="string">
            <text:p>Ủy Ban Nhân Dân Xã An Hiệp</text:p>
          </table:table-cell>
          <table:table-cell office:value-type="float" office:value="405" calcext:value-type="float">
            <text:p>405</text:p>
          </table:table-cell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6353" calcext:value-type="float">
            <text:p>1086353</text:p>
          </table:table-cell>
          <table:table-cell office:value-type="string" calcext:value-type="string">
            <text:p>Ủy Ban Nhân Dân Xã An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725" calcext:value-type="float">
            <text:p>1086725</text:p>
          </table:table-cell>
          <table:table-cell office:value-type="string" calcext:value-type="string">
            <text:p>UBND Thị trấn Đak Pơ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6808" calcext:value-type="float">
            <text:p>1086808</text:p>
          </table:table-cell>
          <table:table-cell office:value-type="string" calcext:value-type="string">
            <text:p>UBND Phường Cheo Re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6809" calcext:value-type="float">
            <text:p>1086809</text:p>
          </table:table-cell>
          <table:table-cell office:value-type="string" calcext:value-type="string">
            <text:p>UBND phường Hòa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853" calcext:value-type="float">
            <text:p>1086853</text:p>
          </table:table-cell>
          <table:table-cell office:value-type="string" calcext:value-type="string">
            <text:p>UBND xã Ia Yeng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671" calcext:value-type="float">
            <text:p>36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7036" calcext:value-type="float">
            <text:p>1087036</text:p>
          </table:table-cell>
          <table:table-cell office:value-type="string" calcext:value-type="string">
            <text:p>UBND Xã Ea S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037" calcext:value-type="float">
            <text:p>1087037</text:p>
          </table:table-cell>
          <table:table-cell office:value-type="string" calcext:value-type="string">
            <text:p>UBND xã Ea Sar</text:p>
          </table:table-cell>
          <table:table-cell office:value-type="float" office:value="194" calcext:value-type="float">
            <text:p>194</text:p>
          </table:table-cell>
          <table:table-cell office:value-type="float" office:value="4209" calcext:value-type="float">
            <text:p>4209</text:p>
          </table:table-cell>
          <table:table-cell office:value-type="float" office:value="0" calcext:value-type="float">
            <text:p>0</text:p>
          </table:table-cell>
          <table:table-cell office:value-type="float" office:value="4681" calcext:value-type="float">
            <text:p>4681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7578" calcext:value-type="float">
            <text:p>1087578</text:p>
          </table:table-cell>
          <table:table-cell office:value-type="string" calcext:value-type="string">
            <text:p>Ủy Ban Nhân Dân Xã Phú Tâm</text:p>
          </table:table-cell>
          <table:table-cell office:value-type="float" office:value="83" calcext:value-type="float">
            <text:p>83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610" calcext:value-type="float">
            <text:p>1087610</text:p>
          </table:table-cell>
          <table:table-cell office:value-type="string" calcext:value-type="string">
            <text:p>Ủy Ban Nhân Dân Thị Trấn Châu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616" calcext:value-type="float">
            <text:p>1087616</text:p>
          </table:table-cell>
          <table:table-cell office:value-type="string" calcext:value-type="string">
            <text:p>UBND Xã Ia Blứ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617" calcext:value-type="float">
            <text:p>1087617</text:p>
          </table:table-cell>
          <table:table-cell office:value-type="string" calcext:value-type="string">
            <text:p>UBND xã Chư P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7619" calcext:value-type="float">
            <text:p>1087619</text:p>
          </table:table-cell>
          <table:table-cell office:value-type="string" calcext:value-type="string">
            <text:p>UBND xã Bar Măih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7788" calcext:value-type="float">
            <text:p>1087788</text:p>
          </table:table-cell>
          <table:table-cell office:value-type="string" calcext:value-type="string">
            <text:p>Ủy ban nhân dân Thị trấn Vĩnh Thạ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789" calcext:value-type="float">
            <text:p>1087789</text:p>
          </table:table-cell>
          <table:table-cell office:value-type="string" calcext:value-type="string">
            <text:p>Ủy ban nhân dân Xã Vĩnh Thuậ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794" calcext:value-type="float">
            <text:p>1087794</text:p>
          </table:table-cell>
          <table:table-cell office:value-type="string" calcext:value-type="string">
            <text:p>Ủy ban nhân dân Xã Phước Lộ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912" calcext:value-type="float">
            <text:p>1087912</text:p>
          </table:table-cell>
          <table:table-cell office:value-type="string" calcext:value-type="string">
            <text:p>UBND Xã Đak Krong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8648" calcext:value-type="float">
            <text:p>1088648</text:p>
          </table:table-cell>
          <table:table-cell office:value-type="string" calcext:value-type="string">
            <text:p>UBND xã Ia Peng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8689" calcext:value-type="float">
            <text:p>1088689</text:p>
          </table:table-cell>
          <table:table-cell office:value-type="string" calcext:value-type="string">
            <text:p>UBND Xã Chư 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329" calcext:value-type="float">
            <text:p>1089329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30" calcext:value-type="float">
            <text:p>1089330</text:p>
          </table:table-cell>
          <table:table-cell office:value-type="string" calcext:value-type="string">
            <text:p>UBND Xã Phú Minh</text:p>
          </table:table-cell>
          <table:table-cell office:value-type="float" office:value="11" calcext:value-type="float">
            <text:p>11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office:value-type="float" office:value="4640" calcext:value-type="float">
            <text:p>464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9331" calcext:value-type="float">
            <text:p>1089331</text:p>
          </table:table-cell>
          <table:table-cell office:value-type="string" calcext:value-type="string">
            <text:p>UBND Xã Mai Đình</text:p>
          </table:table-cell>
          <table:table-cell office:value-type="float" office:value="132" calcext:value-type="float">
            <text:p>132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332" calcext:value-type="float">
            <text:p>1089332</text:p>
          </table:table-cell>
          <table:table-cell office:value-type="string" calcext:value-type="string">
            <text:p>UBND Xã Phù Lỗ</text:p>
          </table:table-cell>
          <table:table-cell office:value-type="float" office:value="42" calcext:value-type="float">
            <text:p>42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333" calcext:value-type="float">
            <text:p>1089333</text:p>
          </table:table-cell>
          <table:table-cell office:value-type="string" calcext:value-type="string">
            <text:p>UBND Xã Đông Xu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334" calcext:value-type="float">
            <text:p>1089334</text:p>
          </table:table-cell>
          <table:table-cell office:value-type="string" calcext:value-type="string">
            <text:p>UBND Xã Nam S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35" calcext:value-type="float">
            <text:p>1089335</text:p>
          </table:table-cell>
          <table:table-cell office:value-type="string" calcext:value-type="string">
            <text:p>UBND Xã Bắc Sơn</text:p>
          </table:table-cell>
          <table:table-cell office:value-type="float" office:value="147" calcext:value-type="float">
            <text:p>147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336" calcext:value-type="float">
            <text:p>1089336</text:p>
          </table:table-cell>
          <table:table-cell office:value-type="string" calcext:value-type="string">
            <text:p>UBND Xã Hồng Kỳ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37" calcext:value-type="float">
            <text:p>1089337</text:p>
          </table:table-cell>
          <table:table-cell office:value-type="string" calcext:value-type="string">
            <text:p>UBND xã Trung Giã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38" calcext:value-type="float">
            <text:p>1089338</text:p>
          </table:table-cell>
          <table:table-cell office:value-type="string" calcext:value-type="string">
            <text:p>UBND Xã Tân Hưng</text:p>
          </table:table-cell>
          <table:table-cell office:value-type="float" office:value="135" calcext:value-type="float">
            <text:p>135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9339" calcext:value-type="float">
            <text:p>1089339</text:p>
          </table:table-cell>
          <table:table-cell office:value-type="string" calcext:value-type="string">
            <text:p>UBND Xã Bắc Phú</text:p>
          </table:table-cell>
          <table:table-cell office:value-type="float" office:value="74" calcext:value-type="float">
            <text:p>74</text:p>
          </table:table-cell>
          <table:table-cell office:value-type="float" office:value="756" calcext:value-type="float">
            <text:p>756</text:p>
          </table:table-cell>
          <table:table-cell office:value-type="float" office:value="3" calcext:value-type="float">
            <text:p>3</text:p>
          </table:table-cell>
          <table:table-cell office:value-type="float" office:value="1042" calcext:value-type="float">
            <text:p>104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340" calcext:value-type="float">
            <text:p>1089340</text:p>
          </table:table-cell>
          <table:table-cell office:value-type="string" calcext:value-type="string">
            <text:p>UBND Xã Việt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41" calcext:value-type="float">
            <text:p>1089341</text:p>
          </table:table-cell>
          <table:table-cell office:value-type="string" calcext:value-type="string">
            <text:p>UBND Xã Xuân Gian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342" calcext:value-type="float">
            <text:p>1089342</text:p>
          </table:table-cell>
          <table:table-cell office:value-type="string" calcext:value-type="string">
            <text:p>UBND xã Đức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43" calcext:value-type="float">
            <text:p>1089343</text:p>
          </table:table-cell>
          <table:table-cell office:value-type="string" calcext:value-type="string">
            <text:p>UBND Xã Xuân Thu</text:p>
          </table:table-cell>
          <table:table-cell office:value-type="float" office:value="242" calcext:value-type="float">
            <text:p>242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9344" calcext:value-type="float">
            <text:p>1089344</text:p>
          </table:table-cell>
          <table:table-cell office:value-type="string" calcext:value-type="string">
            <text:p>UBND Xã Kim L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345" calcext:value-type="float">
            <text:p>1089345</text:p>
          </table:table-cell>
          <table:table-cell office:value-type="string" calcext:value-type="string">
            <text:p>UBND Xã Phù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346" calcext:value-type="float">
            <text:p>1089346</text:p>
          </table:table-cell>
          <table:table-cell office:value-type="string" calcext:value-type="string">
            <text:p>UBND Xã Tân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372" calcext:value-type="float">
            <text:p>1089372</text:p>
          </table:table-cell>
          <table:table-cell office:value-type="string" calcext:value-type="string">
            <text:p>UBND Xã Tiên Dượ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73" calcext:value-type="float">
            <text:p>1089373</text:p>
          </table:table-cell>
          <table:table-cell office:value-type="string" calcext:value-type="string">
            <text:p>UBND Thị trấn Đông 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74" calcext:value-type="float">
            <text:p>1089374</text:p>
          </table:table-cell>
          <table:table-cell office:value-type="string" calcext:value-type="string">
            <text:p>UBND xã Xuân Nộ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75" calcext:value-type="float">
            <text:p>1089375</text:p>
          </table:table-cell>
          <table:table-cell office:value-type="string" calcext:value-type="string">
            <text:p>UBND Xã Nguyên Khê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76" calcext:value-type="float">
            <text:p>1089376</text:p>
          </table:table-cell>
          <table:table-cell office:value-type="string" calcext:value-type="string">
            <text:p>UBND xã Uy Nỗ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77" calcext:value-type="float">
            <text:p>1089377</text:p>
          </table:table-cell>
          <table:table-cell office:value-type="string" calcext:value-type="string">
            <text:p>UBND xã Cổ Lo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78" calcext:value-type="float">
            <text:p>1089378</text:p>
          </table:table-cell>
          <table:table-cell office:value-type="string" calcext:value-type="string">
            <text:p>UBND Xã Tiên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379" calcext:value-type="float">
            <text:p>1089379</text:p>
          </table:table-cell>
          <table:table-cell office:value-type="string" calcext:value-type="string">
            <text:p>UBND xã Nam H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80" calcext:value-type="float">
            <text:p>1089380</text:p>
          </table:table-cell>
          <table:table-cell office:value-type="string" calcext:value-type="string">
            <text:p>UBND Xã Bắc Hồ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81" calcext:value-type="float">
            <text:p>1089381</text:p>
          </table:table-cell>
          <table:table-cell office:value-type="string" calcext:value-type="string">
            <text:p>UBND xã Vân Nộ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382" calcext:value-type="float">
            <text:p>1089382</text:p>
          </table:table-cell>
          <table:table-cell office:value-type="string" calcext:value-type="string">
            <text:p>UBND xã Kim Nỗ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83" calcext:value-type="float">
            <text:p>1089383</text:p>
          </table:table-cell>
          <table:table-cell office:value-type="string" calcext:value-type="string">
            <text:p>UBND Xã Kim Chu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84" calcext:value-type="float">
            <text:p>1089384</text:p>
          </table:table-cell>
          <table:table-cell office:value-type="string" calcext:value-type="string">
            <text:p>UBND XÃ ĐẠI MẠC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9385" calcext:value-type="float">
            <text:p>1089385</text:p>
          </table:table-cell>
          <table:table-cell office:value-type="string" calcext:value-type="string">
            <text:p>UBND xã Võng L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86" calcext:value-type="float">
            <text:p>1089386</text:p>
          </table:table-cell>
          <table:table-cell office:value-type="string" calcext:value-type="string">
            <text:p>UBND Xã Hải Bố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87" calcext:value-type="float">
            <text:p>1089387</text:p>
          </table:table-cell>
          <table:table-cell office:value-type="string" calcext:value-type="string">
            <text:p>UBND xã Liên H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88" calcext:value-type="float">
            <text:p>1089388</text:p>
          </table:table-cell>
          <table:table-cell office:value-type="string" calcext:value-type="string">
            <text:p>UBND Xã Vân H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389" calcext:value-type="float">
            <text:p>1089389</text:p>
          </table:table-cell>
          <table:table-cell office:value-type="string" calcext:value-type="string">
            <text:p>UBND Xã Dục T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415" calcext:value-type="float">
            <text:p>1089415</text:p>
          </table:table-cell>
          <table:table-cell office:value-type="string" calcext:value-type="string">
            <text:p>UBND xã Thụy L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416" calcext:value-type="float">
            <text:p>1089416</text:p>
          </table:table-cell>
          <table:table-cell office:value-type="string" calcext:value-type="string">
            <text:p>UBND xã Việt Hù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417" calcext:value-type="float">
            <text:p>1089417</text:p>
          </table:table-cell>
          <table:table-cell office:value-type="string" calcext:value-type="string">
            <text:p>UBND xã Mai Lâ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418" calcext:value-type="float">
            <text:p>1089418</text:p>
          </table:table-cell>
          <table:table-cell office:value-type="string" calcext:value-type="string">
            <text:p>UBND Xã Đông Hộ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419" calcext:value-type="float">
            <text:p>1089419</text:p>
          </table:table-cell>
          <table:table-cell office:value-type="string" calcext:value-type="string">
            <text:p>UBND XÃ XUÂN C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420" calcext:value-type="float">
            <text:p>1089420</text:p>
          </table:table-cell>
          <table:table-cell office:value-type="string" calcext:value-type="string">
            <text:p>UBND Xã Tàm X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421" calcext:value-type="float">
            <text:p>1089421</text:p>
          </table:table-cell>
          <table:table-cell office:value-type="string" calcext:value-type="string">
            <text:p>UBND XÃ VĨNH NGỌ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424" calcext:value-type="float">
            <text:p>1089424</text:p>
          </table:table-cell>
          <table:table-cell office:value-type="string" calcext:value-type="string">
            <text:p>UBND Thị trấn Yên V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428" calcext:value-type="float">
            <text:p>1089428</text:p>
          </table:table-cell>
          <table:table-cell office:value-type="string" calcext:value-type="string">
            <text:p>UBND xã Bát Tràng</text:p>
          </table:table-cell>
          <table:table-cell office:value-type="float" office:value="79" calcext:value-type="float">
            <text:p>79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429" calcext:value-type="float">
            <text:p>1089429</text:p>
          </table:table-cell>
          <table:table-cell office:value-type="string" calcext:value-type="string">
            <text:p>UBND Xã Lệ Chi</text:p>
          </table:table-cell>
          <table:table-cell office:value-type="float" office:value="24" calcext:value-type="float">
            <text:p>24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430" calcext:value-type="float">
            <text:p>1089430</text:p>
          </table:table-cell>
          <table:table-cell office:value-type="string" calcext:value-type="string">
            <text:p>UBND Xã Đình X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431" calcext:value-type="float">
            <text:p>1089431</text:p>
          </table:table-cell>
          <table:table-cell office:value-type="string" calcext:value-type="string">
            <text:p>UBND Xã Ninh Hiệ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432" calcext:value-type="float">
            <text:p>1089432</text:p>
          </table:table-cell>
          <table:table-cell office:value-type="string" calcext:value-type="string">
            <text:p>UBND Xã Phù Đổ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460" calcext:value-type="float">
            <text:p>1089460</text:p>
          </table:table-cell>
          <table:table-cell office:value-type="string" calcext:value-type="string">
            <text:p>UBND Xã Trung Mầ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461" calcext:value-type="float">
            <text:p>1089461</text:p>
          </table:table-cell>
          <table:table-cell office:value-type="string" calcext:value-type="string">
            <text:p>UBND Xã Dương Hà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462" calcext:value-type="float">
            <text:p>1089462</text:p>
          </table:table-cell>
          <table:table-cell office:value-type="string" calcext:value-type="string">
            <text:p>UBND Xã Yên Thường</text:p>
          </table:table-cell>
          <table:table-cell office:value-type="float" office:value="270" calcext:value-type="float">
            <text:p>270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463" calcext:value-type="float">
            <text:p>1089463</text:p>
          </table:table-cell>
          <table:table-cell office:value-type="string" calcext:value-type="string">
            <text:p>UBND Xã Yên Viê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466" calcext:value-type="float">
            <text:p>1089466</text:p>
          </table:table-cell>
          <table:table-cell office:value-type="string" calcext:value-type="string">
            <text:p>UBND Xã Kim L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473" calcext:value-type="float">
            <text:p>1089473</text:p>
          </table:table-cell>
          <table:table-cell office:value-type="string" calcext:value-type="string">
            <text:p>UBND Xã Cổ 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474" calcext:value-type="float">
            <text:p>1089474</text:p>
          </table:table-cell>
          <table:table-cell office:value-type="string" calcext:value-type="string">
            <text:p>UBND Thị trấn Trâu Quỳ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475" calcext:value-type="float">
            <text:p>1089475</text:p>
          </table:table-cell>
          <table:table-cell office:value-type="string" calcext:value-type="string">
            <text:p>UBND Xã Đa Tốn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476" calcext:value-type="float">
            <text:p>1089476</text:p>
          </table:table-cell>
          <table:table-cell office:value-type="string" calcext:value-type="string">
            <text:p>UBND Xã Dương X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477" calcext:value-type="float">
            <text:p>1089477</text:p>
          </table:table-cell>
          <table:table-cell office:value-type="string" calcext:value-type="string">
            <text:p>UBND Xã Kiêu Kỵ</text:p>
          </table:table-cell>
          <table:table-cell office:value-type="float" office:value="25" calcext:value-type="float">
            <text:p>25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506" calcext:value-type="float">
            <text:p>1089506</text:p>
          </table:table-cell>
          <table:table-cell office:value-type="string" calcext:value-type="string">
            <text:p>UBND xã Văn Đứ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507" calcext:value-type="float">
            <text:p>1089507</text:p>
          </table:table-cell>
          <table:table-cell office:value-type="string" calcext:value-type="string">
            <text:p>UBND Xã Đông Dư</text:p>
          </table:table-cell>
          <table:table-cell office:value-type="float" office:value="51" calcext:value-type="float">
            <text:p>51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509" calcext:value-type="float">
            <text:p>1089509</text:p>
          </table:table-cell>
          <table:table-cell office:value-type="string" calcext:value-type="string">
            <text:p>UBND Xã Dương Qua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510" calcext:value-type="float">
            <text:p>1089510</text:p>
          </table:table-cell>
          <table:table-cell office:value-type="string" calcext:value-type="string">
            <text:p>UBND Xã Phú Thị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511" calcext:value-type="float">
            <text:p>1089511</text:p>
          </table:table-cell>
          <table:table-cell office:value-type="string" calcext:value-type="string">
            <text:p>UBND Xã Đặng Xá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512" calcext:value-type="float">
            <text:p>1089512</text:p>
          </table:table-cell>
          <table:table-cell office:value-type="string" calcext:value-type="string">
            <text:p>UBND Xã Kim Sơn</text:p>
          </table:table-cell>
          <table:table-cell office:value-type="float" office:value="27" calcext:value-type="float">
            <text:p>27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612" calcext:value-type="float">
            <text:p>1089612</text:p>
          </table:table-cell>
          <table:table-cell office:value-type="string" calcext:value-type="string">
            <text:p>UBND Xã Tả Thanh Oa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755" calcext:value-type="float">
            <text:p>1089755</text:p>
          </table:table-cell>
          <table:table-cell office:value-type="string" calcext:value-type="string">
            <text:p>UBND Thị Trấn Sóc Sơn</text:p>
          </table:table-cell>
          <table:table-cell office:value-type="float" office:value="65" calcext:value-type="float">
            <text:p>65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 office:value-type="float" office:value="383" calcext:value-type="float">
            <text:p>38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9756" calcext:value-type="float">
            <text:p>1089756</text:p>
          </table:table-cell>
          <table:table-cell office:value-type="string" calcext:value-type="string">
            <text:p>UBND Xã Tân Dân</text:p>
          </table:table-cell>
          <table:table-cell office:value-type="float" office:value="130" calcext:value-type="float">
            <text:p>130</text:p>
          </table:table-cell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757" calcext:value-type="float">
            <text:p>1089757</text:p>
          </table:table-cell>
          <table:table-cell office:value-type="string" calcext:value-type="string">
            <text:p>UBND xã Thanh Xuân</text:p>
          </table:table-cell>
          <table:table-cell office:value-type="float" office:value="89" calcext:value-type="float">
            <text:p>89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758" calcext:value-type="float">
            <text:p>1089758</text:p>
          </table:table-cell>
          <table:table-cell office:value-type="string" calcext:value-type="string">
            <text:p>UBND Xã Minh Trí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759" calcext:value-type="float">
            <text:p>1089759</text:p>
          </table:table-cell>
          <table:table-cell office:value-type="string" calcext:value-type="string">
            <text:p>UBND Xã Minh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760" calcext:value-type="float">
            <text:p>1089760</text:p>
          </table:table-cell>
          <table:table-cell office:value-type="string" calcext:value-type="string">
            <text:p>UBND Xã Hiền N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761" calcext:value-type="float">
            <text:p>1089761</text:p>
          </table:table-cell>
          <table:table-cell office:value-type="string" calcext:value-type="string">
            <text:p>UBND Xã Quang Tiế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239" calcext:value-type="float">
            <text:p>1090239</text:p>
          </table:table-cell>
          <table:table-cell office:value-type="string" calcext:value-type="string">
            <text:p>UBND Phường Hòa Thuận</text:p>
          </table:table-cell>
          <table:table-cell office:value-type="float" office:value="539" calcext:value-type="float">
            <text:p>539</text:p>
          </table:table-cell>
          <table:table-cell office:value-type="float" office:value="5046" calcext:value-type="float">
            <text:p>5046</text:p>
          </table:table-cell>
          <table:table-cell office:value-type="float" office:value="0" calcext:value-type="float">
            <text:p>0</text:p>
          </table:table-cell>
          <table:table-cell office:value-type="float" office:value="5475" calcext:value-type="float">
            <text:p>5475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0248" calcext:value-type="float">
            <text:p>1090248</text:p>
          </table:table-cell>
          <table:table-cell office:value-type="string" calcext:value-type="string">
            <text:p>UBND Thị trấn Trà M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621" calcext:value-type="float">
            <text:p>1090621</text:p>
          </table:table-cell>
          <table:table-cell office:value-type="string" calcext:value-type="string">
            <text:p>UBND Xã Yên Bình</text:p>
          </table:table-cell>
          <table:table-cell office:value-type="float" office:value="487" calcext:value-type="float">
            <text:p>487</text:p>
          </table:table-cell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0622" calcext:value-type="float">
            <text:p>1090622</text:p>
          </table:table-cell>
          <table:table-cell office:value-type="string" calcext:value-type="string">
            <text:p>UBND Xã Yên Tru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0637" calcext:value-type="float">
            <text:p>1090637</text:p>
          </table:table-cell>
          <table:table-cell office:value-type="string" calcext:value-type="string">
            <text:p>UBND Xã Tiến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437" calcext:value-type="float">
            <text:p>1091437</text:p>
          </table:table-cell>
          <table:table-cell office:value-type="string" calcext:value-type="string">
            <text:p>Uỷ ban nhân dân xã Quảng Hò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1438" calcext:value-type="float">
            <text:p>1091438</text:p>
          </table:table-cell>
          <table:table-cell office:value-type="string" calcext:value-type="string">
            <text:p>UBND xã Nam Xuân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1439" calcext:value-type="float">
            <text:p>1091439</text:p>
          </table:table-cell>
          <table:table-cell office:value-type="string" calcext:value-type="string">
            <text:p>UBND thị trấn Đức An</text:p>
          </table:table-cell>
          <table:table-cell office:value-type="float" office:value="9" calcext:value-type="float">
            <text:p>9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441" calcext:value-type="float">
            <text:p>1091441</text:p>
          </table:table-cell>
          <table:table-cell office:value-type="string" calcext:value-type="string">
            <text:p>UBND xã Thuận Hà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626" calcext:value-type="float">
            <text:p>36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1442" calcext:value-type="float">
            <text:p>1091442</text:p>
          </table:table-cell>
          <table:table-cell office:value-type="string" calcext:value-type="string">
            <text:p>UBND xã Hưng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603" calcext:value-type="float">
            <text:p>1091603</text:p>
          </table:table-cell>
          <table:table-cell office:value-type="string" calcext:value-type="string">
            <text:p>UBND Xã Long Sơn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1604" calcext:value-type="float">
            <text:p>1091604</text:p>
          </table:table-cell>
          <table:table-cell office:value-type="string" calcext:value-type="string">
            <text:p>UBND Xã Nghĩa Thắng</text:p>
          </table:table-cell>
          <table:table-cell office:value-type="float" office:value="18" calcext:value-type="float">
            <text:p>18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1609" calcext:value-type="float">
            <text:p>1091609</text:p>
          </table:table-cell>
          <table:table-cell office:value-type="string" calcext:value-type="string">
            <text:p>UBND xã Đăk Ngo</text:p>
          </table:table-cell>
          <table:table-cell office:value-type="float" office:value="37" calcext:value-type="float">
            <text:p>37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610" calcext:value-type="float">
            <text:p>1091610</text:p>
          </table:table-cell>
          <table:table-cell office:value-type="string" calcext:value-type="string">
            <text:p>UBND xã Quảng Tâ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642" calcext:value-type="float">
            <text:p>1091642</text:p>
          </table:table-cell>
          <table:table-cell office:value-type="string" calcext:value-type="string">
            <text:p>UBND xã Đắk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040" calcext:value-type="float">
            <text:p>1092040</text:p>
          </table:table-cell>
          <table:table-cell office:value-type="string" calcext:value-type="string">
            <text:p>UBND phường Tây Sơn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2043" calcext:value-type="float">
            <text:p>1092043</text:p>
          </table:table-cell>
          <table:table-cell office:value-type="string" calcext:value-type="string">
            <text:p>UBND Xã Tú An</text:p>
          </table:table-cell>
          <table:table-cell office:value-type="float" office:value="54" calcext:value-type="float">
            <text:p>54</text:p>
          </table:table-cell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float" office:value="1041" calcext:value-type="float">
            <text:p>104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045" calcext:value-type="float">
            <text:p>1092045</text:p>
          </table:table-cell>
          <table:table-cell office:value-type="string" calcext:value-type="string">
            <text:p>Ủy ban nhân dân xã Song An</text:p>
          </table:table-cell>
          <table:table-cell office:value-type="float" office:value="40" calcext:value-type="float">
            <text:p>4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2047" calcext:value-type="float">
            <text:p>1092047</text:p>
          </table:table-cell>
          <table:table-cell office:value-type="string" calcext:value-type="string">
            <text:p>UBND xã HNol</text:p>
          </table:table-cell>
          <table:table-cell office:value-type="float" office:value="45" calcext:value-type="float">
            <text:p>45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743" calcext:value-type="float">
            <text:p>74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2095" calcext:value-type="float">
            <text:p>1092095</text:p>
          </table:table-cell>
          <table:table-cell office:value-type="string" calcext:value-type="string">
            <text:p>UBND Thị trấn Nhơn Hòa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4832" calcext:value-type="float">
            <text:p>483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3201" calcext:value-type="float">
            <text:p>1093201</text:p>
          </table:table-cell>
          <table:table-cell office:value-type="string" calcext:value-type="string">
            <text:p>UBND thị trấn Vĩnh Lộ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609" calcext:value-type="float">
            <text:p>1093609</text:p>
          </table:table-cell>
          <table:table-cell office:value-type="string" calcext:value-type="string">
            <text:p>Phòng Lao động thương binh và xã hội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610" calcext:value-type="float">
            <text:p>1093610</text:p>
          </table:table-cell>
          <table:table-cell office:value-type="string" calcext:value-type="string">
            <text:p>Thanh tra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612" calcext:value-type="float">
            <text:p>1093612</text:p>
          </table:table-cell>
          <table:table-cell office:value-type="string" calcext:value-type="string">
            <text:p>Phòng Tài nguyên và Môi trường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719" calcext:value-type="float">
            <text:p>1093719</text:p>
          </table:table-cell>
          <table:table-cell office:value-type="string" calcext:value-type="string">
            <text:p>UBND Xã Ia RVê</text:p>
          </table:table-cell>
          <table:table-cell office:value-type="float" office:value="68" calcext:value-type="float">
            <text:p>68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942" calcext:value-type="float">
            <text:p>1093942</text:p>
          </table:table-cell>
          <table:table-cell office:value-type="string" calcext:value-type="string">
            <text:p>UBND xã Đăk Kô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159" calcext:value-type="float">
            <text:p>1094159</text:p>
          </table:table-cell>
          <table:table-cell office:value-type="string" calcext:value-type="string">
            <text:p>Ủy Ban Nhân Dân Xã Ninh Thạnh Lợi 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86" calcext:value-type="float">
            <text:p>4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190" calcext:value-type="float">
            <text:p>1094190</text:p>
          </table:table-cell>
          <table:table-cell office:value-type="string" calcext:value-type="string">
            <text:p>Ủy Ban Nhân Dân Xã Hồ Đắc Kiệ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195" calcext:value-type="float">
            <text:p>1094195</text:p>
          </table:table-cell>
          <table:table-cell office:value-type="string" calcext:value-type="string">
            <text:p>Ủy Ban Nhân Dân Xã Thiện Mỹ</text:p>
          </table:table-cell>
          <table:table-cell office:value-type="float" office:value="98" calcext:value-type="float">
            <text:p>98</text:p>
          </table:table-cell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196" calcext:value-type="float">
            <text:p>1094196</text:p>
          </table:table-cell>
          <table:table-cell office:value-type="string" calcext:value-type="string">
            <text:p>Ủy Ban Nhân Dân Xã Thuận Hòa</text:p>
          </table:table-cell>
          <table:table-cell office:value-type="float" office:value="146" calcext:value-type="float">
            <text:p>146</text:p>
          </table:table-cell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4198" calcext:value-type="float">
            <text:p>1094198</text:p>
          </table:table-cell>
          <table:table-cell office:value-type="string" calcext:value-type="string">
            <text:p>Ủy Ban Nhân Dân Xã Phú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461" calcext:value-type="float">
            <text:p>1095461</text:p>
          </table:table-cell>
          <table:table-cell office:value-type="string" calcext:value-type="string">
            <text:p>UBND xã Đak Năng</text:p>
          </table:table-cell>
          <table:table-cell office:value-type="float" office:value="15" calcext:value-type="float">
            <text:p>15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5905" calcext:value-type="float">
            <text:p>1095905</text:p>
          </table:table-cell>
          <table:table-cell office:value-type="string" calcext:value-type="string">
            <text:p>Ủy Ban Nhân Dân Xã Vĩnh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908" calcext:value-type="float">
            <text:p>1095908</text:p>
          </table:table-cell>
          <table:table-cell office:value-type="string" calcext:value-type="string">
            <text:p>Ủy Ban Nhân Dân Xã Thạnh Lợi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909" calcext:value-type="float">
            <text:p>1095909</text:p>
          </table:table-cell>
          <table:table-cell office:value-type="string" calcext:value-type="string">
            <text:p>Ủy ban nhân dân phường Thạnh Hòa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304" calcext:value-type="float">
            <text:p>33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6046" calcext:value-type="float">
            <text:p>1096046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212" calcext:value-type="float">
            <text:p>212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6173" calcext:value-type="float">
            <text:p>1096173</text:p>
          </table:table-cell>
          <table:table-cell office:value-type="string" calcext:value-type="string">
            <text:p>UBND Xã Trường Thắng</text:p>
          </table:table-cell>
          <table:table-cell office:value-type="float" office:value="226" calcext:value-type="float">
            <text:p>226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office:value-type="float" office:value="2522" calcext:value-type="float">
            <text:p>252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6175" calcext:value-type="float">
            <text:p>1096175</text:p>
          </table:table-cell>
          <table:table-cell office:value-type="string" calcext:value-type="string">
            <text:p>UBND Xã Tân Thạnh</text:p>
          </table:table-cell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6176" calcext:value-type="float">
            <text:p>1096176</text:p>
          </table:table-cell>
          <table:table-cell office:value-type="string" calcext:value-type="string">
            <text:p>UBND Xã Trường Xuân B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6361" calcext:value-type="float">
            <text:p>1096361</text:p>
          </table:table-cell>
          <table:table-cell office:value-type="string" calcext:value-type="string">
            <text:p>Ubnd Phường Ngô Mây</text:p>
          </table:table-cell>
          <table:table-cell office:value-type="float" office:value="297" calcext:value-type="float">
            <text:p>297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993" calcext:value-type="float">
            <text:p>299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6362" calcext:value-type="float">
            <text:p>1096362</text:p>
          </table:table-cell>
          <table:table-cell office:value-type="string" calcext:value-type="string">
            <text:p>UBND Phường An Phước</text:p>
          </table:table-cell>
          <table:table-cell office:value-type="float" office:value="131" calcext:value-type="float">
            <text:p>131</text:p>
          </table:table-cell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6363" calcext:value-type="float">
            <text:p>1096363</text:p>
          </table:table-cell>
          <table:table-cell office:value-type="string" calcext:value-type="string">
            <text:p>Ubnd Xã Xuân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102" calcext:value-type="float">
            <text:p>1097102</text:p>
          </table:table-cell>
          <table:table-cell office:value-type="string" calcext:value-type="string">
            <text:p>UBND phường Thiện 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7103" calcext:value-type="float">
            <text:p>1097103</text:p>
          </table:table-cell>
          <table:table-cell office:value-type="string" calcext:value-type="string">
            <text:p>UBND phường An Bình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81" calcext:value-type="float">
            <text:p>48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7105" calcext:value-type="float">
            <text:p>1097105</text:p>
          </table:table-cell>
          <table:table-cell office:value-type="string" calcext:value-type="string">
            <text:p>UBND phường Bình Tân</text:p>
          </table:table-cell>
          <table:table-cell office:value-type="float" office:value="15" calcext:value-type="float">
            <text:p>1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7106" calcext:value-type="float">
            <text:p>1097106</text:p>
          </table:table-cell>
          <table:table-cell office:value-type="string" calcext:value-type="string">
            <text:p>UBND phường Đạt Hiế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235" calcext:value-type="float">
            <text:p>1097235</text:p>
          </table:table-cell>
          <table:table-cell office:value-type="string" calcext:value-type="string">
            <text:p>UBND Xã Tân Lập</text:p>
          </table:table-cell>
          <table:table-cell office:value-type="float" office:value="28" calcext:value-type="float">
            <text:p>28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7695" calcext:value-type="float">
            <text:p>1097695</text:p>
          </table:table-cell>
          <table:table-cell office:value-type="string" calcext:value-type="string">
            <text:p>UBND Xã Trạm 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234" calcext:value-type="float">
            <text:p>1098234</text:p>
          </table:table-cell>
          <table:table-cell office:value-type="string" calcext:value-type="string">
            <text:p>UBND Xã Ia Kre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9000" calcext:value-type="float">
            <text:p>1099000</text:p>
          </table:table-cell>
          <table:table-cell office:value-type="string" calcext:value-type="string">
            <text:p>UBND phường Tân Xuyê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026" calcext:value-type="float">
            <text:p>1099026</text:p>
          </table:table-cell>
          <table:table-cell office:value-type="string" calcext:value-type="string">
            <text:p>UBND phường Tân Thành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9146" calcext:value-type="float">
            <text:p>1099146</text:p>
          </table:table-cell>
          <table:table-cell office:value-type="string" calcext:value-type="string">
            <text:p>UBND Xã Tân Lâ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306" calcext:value-type="float">
            <text:p>1100306</text:p>
          </table:table-cell>
          <table:table-cell office:value-type="string" calcext:value-type="string">
            <text:p>UBND Xã Đa Quy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913" calcext:value-type="float">
            <text:p>1100913</text:p>
          </table:table-cell>
          <table:table-cell office:value-type="string" calcext:value-type="string">
            <text:p>UBND xã Ia P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178" calcext:value-type="float">
            <text:p>1101178</text:p>
          </table:table-cell>
          <table:table-cell office:value-type="string" calcext:value-type="string">
            <text:p>Ủy Ban Nhân Dân Phường Long Th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179" calcext:value-type="float">
            <text:p>1101179</text:p>
          </table:table-cell>
          <table:table-cell office:value-type="string" calcext:value-type="string">
            <text:p>Ủy Ban Nhân Dân Phường Long Châu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180" calcext:value-type="float">
            <text:p>1101180</text:p>
          </table:table-cell>
          <table:table-cell office:value-type="string" calcext:value-type="string">
            <text:p>Ủy Ban Nhân Dân Phường Long Hưng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2760" calcext:value-type="float">
            <text:p>1102760</text:p>
          </table:table-cell>
          <table:table-cell office:value-type="string" calcext:value-type="string">
            <text:p>UBND xã Ia Rong</text:p>
          </table:table-cell>
          <table:table-cell office:value-type="float" office:value="163" calcext:value-type="float">
            <text:p>163</text:p>
          </table:table-cell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office:value-type="float" office:value="1927" calcext:value-type="float">
            <text:p>1927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3707" calcext:value-type="float">
            <text:p>1103707</text:p>
          </table:table-cell>
          <table:table-cell office:value-type="string" calcext:value-type="string">
            <text:p>Ủy Ban Nhân Dân Thị Trấn Lịch Hội Thượ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369" calcext:value-type="float">
            <text:p>1105369</text:p>
          </table:table-cell>
          <table:table-cell office:value-type="string" calcext:value-type="string">
            <text:p>UBND XÃ T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370" calcext:value-type="float">
            <text:p>1105370</text:p>
          </table:table-cell>
          <table:table-cell office:value-type="string" calcext:value-type="string">
            <text:p>UBND XÃ TIẾN HƯ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396" calcext:value-type="float">
            <text:p>1105396</text:p>
          </table:table-cell>
          <table:table-cell office:value-type="string" calcext:value-type="string">
            <text:p>UBND Xã Bình Minh</text:p>
          </table:table-cell>
          <table:table-cell office:value-type="float" office:value="107" calcext:value-type="float">
            <text:p>107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397" calcext:value-type="float">
            <text:p>1105397</text:p>
          </table:table-cell>
          <table:table-cell office:value-type="string" calcext:value-type="string">
            <text:p>UBND Xã Đường 10</text:p>
          </table:table-cell>
          <table:table-cell office:value-type="float" office:value="387" calcext:value-type="float">
            <text:p>387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398" calcext:value-type="float">
            <text:p>1105398</text:p>
          </table:table-cell>
          <table:table-cell office:value-type="string" calcext:value-type="string">
            <text:p>UBND xã Bù Gia Mập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399" calcext:value-type="float">
            <text:p>1105399</text:p>
          </table:table-cell>
          <table:table-cell office:value-type="string" calcext:value-type="string">
            <text:p>UBND Xã Đăk Ơ</text:p>
          </table:table-cell>
          <table:table-cell office:value-type="float" office:value="121" calcext:value-type="float">
            <text:p>121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00" calcext:value-type="float">
            <text:p>1105400</text:p>
          </table:table-cell>
          <table:table-cell office:value-type="string" calcext:value-type="string">
            <text:p>UBND Xã Đức Hạnh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01" calcext:value-type="float">
            <text:p>1105401</text:p>
          </table:table-cell>
          <table:table-cell office:value-type="string" calcext:value-type="string">
            <text:p>UBND xã Phú Văn</text:p>
          </table:table-cell>
          <table:table-cell office:value-type="float" office:value="106" calcext:value-type="float">
            <text:p>106</text:p>
          </table:table-cell>
          <table:table-cell office:value-type="float" office:value="1349" calcext:value-type="float">
            <text:p>1349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02" calcext:value-type="float">
            <text:p>1105402</text:p>
          </table:table-cell>
          <table:table-cell office:value-type="string" calcext:value-type="string">
            <text:p>UBND Xã Đa Kia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03" calcext:value-type="float">
            <text:p>1105403</text:p>
          </table:table-cell>
          <table:table-cell office:value-type="string" calcext:value-type="string">
            <text:p>UBND XÃ PHƯỚC MINH</text:p>
          </table:table-cell>
          <table:table-cell office:value-type="float" office:value="157" calcext:value-type="float">
            <text:p>157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04" calcext:value-type="float">
            <text:p>1105404</text:p>
          </table:table-cell>
          <table:table-cell office:value-type="string" calcext:value-type="string">
            <text:p>UBND Xã Bình Thắng</text:p>
          </table:table-cell>
          <table:table-cell office:value-type="float" office:value="55" calcext:value-type="float">
            <text:p>55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05" calcext:value-type="float">
            <text:p>1105405</text:p>
          </table:table-cell>
          <table:table-cell office:value-type="string" calcext:value-type="string">
            <text:p>UBND xã Long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06" calcext:value-type="float">
            <text:p>1105406</text:p>
          </table:table-cell>
          <table:table-cell office:value-type="string" calcext:value-type="string">
            <text:p>UBND Xã Bình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07" calcext:value-type="float">
            <text:p>1105407</text:p>
          </table:table-cell>
          <table:table-cell office:value-type="string" calcext:value-type="string">
            <text:p>UBND Xã Bình Sơ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08" calcext:value-type="float">
            <text:p>1105408</text:p>
          </table:table-cell>
          <table:table-cell office:value-type="string" calcext:value-type="string">
            <text:p>UBND Xã Long Hư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09" calcext:value-type="float">
            <text:p>1105409</text:p>
          </table:table-cell>
          <table:table-cell office:value-type="string" calcext:value-type="string">
            <text:p>UBND XÃ PHƯỚC T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10" calcext:value-type="float">
            <text:p>1105410</text:p>
          </table:table-cell>
          <table:table-cell office:value-type="string" calcext:value-type="string">
            <text:p>UBND xã Bù N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11" calcext:value-type="float">
            <text:p>1105411</text:p>
          </table:table-cell>
          <table:table-cell office:value-type="string" calcext:value-type="string">
            <text:p>UBND xã Long Hà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12" calcext:value-type="float">
            <text:p>1105412</text:p>
          </table:table-cell>
          <table:table-cell office:value-type="string" calcext:value-type="string">
            <text:p>UBND xã Long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13" calcext:value-type="float">
            <text:p>1105413</text:p>
          </table:table-cell>
          <table:table-cell office:value-type="string" calcext:value-type="string">
            <text:p>UBND Xã Phú Trung</text:p>
          </table:table-cell>
          <table:table-cell office:value-type="float" office:value="68" calcext:value-type="float">
            <text:p>68</text:p>
          </table:table-cell>
          <table:table-cell office:value-type="float" office:value="602" calcext:value-type="float">
            <text:p>602</text:p>
          </table:table-cell>
          <table:table-cell office:value-type="float" office:value="13" calcext:value-type="float">
            <text:p>13</text:p>
          </table:table-cell>
          <table:table-cell office:value-type="float" office:value="270" calcext:value-type="float">
            <text:p>27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14" calcext:value-type="float">
            <text:p>1105414</text:p>
          </table:table-cell>
          <table:table-cell office:value-type="string" calcext:value-type="string">
            <text:p>UBND Xã Phú Riề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15" calcext:value-type="float">
            <text:p>1105415</text:p>
          </table:table-cell>
          <table:table-cell office:value-type="string" calcext:value-type="string">
            <text:p>UBND xã Phú Nghĩa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16" calcext:value-type="float">
            <text:p>1105416</text:p>
          </table:table-cell>
          <table:table-cell office:value-type="string" calcext:value-type="string">
            <text:p>UBND Phường Hưng Long</text:p>
          </table:table-cell>
          <table:table-cell office:value-type="float" office:value="80" calcext:value-type="float">
            <text:p>8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17" calcext:value-type="float">
            <text:p>1105417</text:p>
          </table:table-cell>
          <table:table-cell office:value-type="string" calcext:value-type="string">
            <text:p>UBND Phường Minh Thà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18" calcext:value-type="float">
            <text:p>1105418</text:p>
          </table:table-cell>
          <table:table-cell office:value-type="string" calcext:value-type="string">
            <text:p>UBND Phường Minh Hư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5419" calcext:value-type="float">
            <text:p>1105419</text:p>
          </table:table-cell>
          <table:table-cell office:value-type="string" calcext:value-type="string">
            <text:p>UBND Phường Minh Long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420" calcext:value-type="float">
            <text:p>1105420</text:p>
          </table:table-cell>
          <table:table-cell office:value-type="string" calcext:value-type="string">
            <text:p>UBND Xã Quang Mi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21" calcext:value-type="float">
            <text:p>1105421</text:p>
          </table:table-cell>
          <table:table-cell office:value-type="string" calcext:value-type="string">
            <text:p>UBND Xã Nha Bích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422" calcext:value-type="float">
            <text:p>1105422</text:p>
          </table:table-cell>
          <table:table-cell office:value-type="string" calcext:value-type="string">
            <text:p>UBND Xã Minh Thắng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23" calcext:value-type="float">
            <text:p>1105423</text:p>
          </table:table-cell>
          <table:table-cell office:value-type="string" calcext:value-type="string">
            <text:p>UBND Xã Minh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24" calcext:value-type="float">
            <text:p>1105424</text:p>
          </table:table-cell>
          <table:table-cell office:value-type="string" calcext:value-type="string">
            <text:p>UBND Phường Thành Tâm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782" calcext:value-type="float">
            <text:p>378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28" calcext:value-type="float">
            <text:p>1105428</text:p>
          </table:table-cell>
          <table:table-cell office:value-type="string" calcext:value-type="string">
            <text:p>Ủy ban nhân dân Phường Phú Đứ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29" calcext:value-type="float">
            <text:p>1105429</text:p>
          </table:table-cell>
          <table:table-cell office:value-type="string" calcext:value-type="string">
            <text:p>Ủy ban Nhân dân Phường Phú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30" calcext:value-type="float">
            <text:p>1105430</text:p>
          </table:table-cell>
          <table:table-cell office:value-type="string" calcext:value-type="string">
            <text:p>Ủy Ban Nhân Dân Phường An Lộc</text:p>
          </table:table-cell>
          <table:table-cell office:value-type="float" office:value="41" calcext:value-type="float">
            <text:p>41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431" calcext:value-type="float">
            <text:p>1105431</text:p>
          </table:table-cell>
          <table:table-cell office:value-type="string" calcext:value-type="string">
            <text:p>Ủy ban Nhân dân Phường Hưng Chiế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32" calcext:value-type="float">
            <text:p>1105432</text:p>
          </table:table-cell>
          <table:table-cell office:value-type="string" calcext:value-type="string">
            <text:p>Ủy ban nhân dân xã Thanh Lương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33" calcext:value-type="float">
            <text:p>1105433</text:p>
          </table:table-cell>
          <table:table-cell office:value-type="string" calcext:value-type="string">
            <text:p>Ủy ban Nhân dân Xã Thanh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34" calcext:value-type="float">
            <text:p>1105434</text:p>
          </table:table-cell>
          <table:table-cell office:value-type="string" calcext:value-type="string">
            <text:p>Ủy ban Nhân dân Xã Tân Lợi</text:p>
          </table:table-cell>
          <table:table-cell office:value-type="float" office:value="62" calcext:value-type="float">
            <text:p>62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5435" calcext:value-type="float">
            <text:p>1105435</text:p>
          </table:table-cell>
          <table:table-cell office:value-type="string" calcext:value-type="string">
            <text:p>UBND Thị trấn Tâ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36" calcext:value-type="float">
            <text:p>1105436</text:p>
          </table:table-cell>
          <table:table-cell office:value-type="string" calcext:value-type="string">
            <text:p>Ủy ban Nhân dân Xã Thuận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37" calcext:value-type="float">
            <text:p>1105437</text:p>
          </table:table-cell>
          <table:table-cell office:value-type="string" calcext:value-type="string">
            <text:p>Ủy ban Nhân dân Xã Thuậ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38" calcext:value-type="float">
            <text:p>1105438</text:p>
          </table:table-cell>
          <table:table-cell office:value-type="string" calcext:value-type="string">
            <text:p>UBND Xã Đ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5439" calcext:value-type="float">
            <text:p>1105439</text:p>
          </table:table-cell>
          <table:table-cell office:value-type="string" calcext:value-type="string">
            <text:p>Ủy ban Nhân dân Xã Tân Phướ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40" calcext:value-type="float">
            <text:p>1105440</text:p>
          </table:table-cell>
          <table:table-cell office:value-type="string" calcext:value-type="string">
            <text:p>UBND Xã Tân Hưng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41" calcext:value-type="float">
            <text:p>1105441</text:p>
          </table:table-cell>
          <table:table-cell office:value-type="string" calcext:value-type="string">
            <text:p>UBND Xã T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42" calcext:value-type="float">
            <text:p>1105442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7" calcext:value-type="float">
            <text:p>26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443" calcext:value-type="float">
            <text:p>1105443</text:p>
          </table:table-cell>
          <table:table-cell office:value-type="string" calcext:value-type="string">
            <text:p>UBND xã Tân Lậ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44" calcext:value-type="float">
            <text:p>1105444</text:p>
          </table:table-cell>
          <table:table-cell office:value-type="string" calcext:value-type="string">
            <text:p>Ủy ban nhân dân xã Thanh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45" calcext:value-type="float">
            <text:p>1105445</text:p>
          </table:table-cell>
          <table:table-cell office:value-type="string" calcext:value-type="string">
            <text:p>UBND Xã An Kh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46" calcext:value-type="float">
            <text:p>1105446</text:p>
          </table:table-cell>
          <table:table-cell office:value-type="string" calcext:value-type="string">
            <text:p>Ủy Ban Nhân Dân xã An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47" calcext:value-type="float">
            <text:p>1105447</text:p>
          </table:table-cell>
          <table:table-cell office:value-type="string" calcext:value-type="string">
            <text:p>UBND Xã Tân Hư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50" calcext:value-type="float">
            <text:p>1105450</text:p>
          </table:table-cell>
          <table:table-cell office:value-type="string" calcext:value-type="string">
            <text:p>UBND Xã Minh Đứ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51" calcext:value-type="float">
            <text:p>1105451</text:p>
          </table:table-cell>
          <table:table-cell office:value-type="string" calcext:value-type="string">
            <text:p>UBND xã Thanh Bình</text:p>
          </table:table-cell>
          <table:table-cell office:value-type="float" office:value="66" calcext:value-type="float">
            <text:p>66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1425" calcext:value-type="float">
            <text:p>14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452" calcext:value-type="float">
            <text:p>1105452</text:p>
          </table:table-cell>
          <table:table-cell office:value-type="string" calcext:value-type="string">
            <text:p>Ủy Ban Nhân Dân Xã Đồng N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56" calcext:value-type="float">
            <text:p>1105456</text:p>
          </table:table-cell>
          <table:table-cell office:value-type="string" calcext:value-type="string">
            <text:p>UBND Xã Hưng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457" calcext:value-type="float">
            <text:p>1105457</text:p>
          </table:table-cell>
          <table:table-cell office:value-type="string" calcext:value-type="string">
            <text:p>UBND Xã T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8" calcext:value-type="float">
            <text:p>3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58" calcext:value-type="float">
            <text:p>1105458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460" calcext:value-type="float">
            <text:p>1105460</text:p>
          </table:table-cell>
          <table:table-cell office:value-type="string" calcext:value-type="string">
            <text:p>UBND Phường Thác Mơ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461" calcext:value-type="float">
            <text:p>1105461</text:p>
          </table:table-cell>
          <table:table-cell office:value-type="string" calcext:value-type="string">
            <text:p>UBND phường Phước Bình</text:p>
          </table:table-cell>
          <table:table-cell office:value-type="float" office:value="54" calcext:value-type="float">
            <text:p>54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5462" calcext:value-type="float">
            <text:p>1105462</text:p>
          </table:table-cell>
          <table:table-cell office:value-type="string" calcext:value-type="string">
            <text:p>UBND Phường Long Phước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412" calcext:value-type="float">
            <text:p>44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5463" calcext:value-type="float">
            <text:p>1105463</text:p>
          </table:table-cell>
          <table:table-cell office:value-type="string" calcext:value-type="string">
            <text:p>UBND Phường Sơn Gia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465" calcext:value-type="float">
            <text:p>1105465</text:p>
          </table:table-cell>
          <table:table-cell office:value-type="string" calcext:value-type="string">
            <text:p>UBND Thị trấn Lộc Ninh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66" calcext:value-type="float">
            <text:p>1105466</text:p>
          </table:table-cell>
          <table:table-cell office:value-type="string" calcext:value-type="string">
            <text:p>UBND Xã Lộc Tấ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67" calcext:value-type="float">
            <text:p>1105467</text:p>
          </table:table-cell>
          <table:table-cell office:value-type="string" calcext:value-type="string">
            <text:p>UBND Xã Lộc A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68" calcext:value-type="float">
            <text:p>1105468</text:p>
          </table:table-cell>
          <table:table-cell office:value-type="string" calcext:value-type="string">
            <text:p>UBND Xã Lộc Hò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69" calcext:value-type="float">
            <text:p>1105469</text:p>
          </table:table-cell>
          <table:table-cell office:value-type="string" calcext:value-type="string">
            <text:p>UBND Xã Lộc Hiệp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528" calcext:value-type="float">
            <text:p>52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70" calcext:value-type="float">
            <text:p>1105470</text:p>
          </table:table-cell>
          <table:table-cell office:value-type="string" calcext:value-type="string">
            <text:p>UBND Xã Lộc Qu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71" calcext:value-type="float">
            <text:p>1105471</text:p>
          </table:table-cell>
          <table:table-cell office:value-type="string" calcext:value-type="string">
            <text:p>UBND XÃ LỘC ĐIỀ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72" calcext:value-type="float">
            <text:p>1105472</text:p>
          </table:table-cell>
          <table:table-cell office:value-type="string" calcext:value-type="string">
            <text:p>UBND Xã Lộc Khán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73" calcext:value-type="float">
            <text:p>1105473</text:p>
          </table:table-cell>
          <table:table-cell office:value-type="string" calcext:value-type="string">
            <text:p>UBND Xã Lộc Thuậ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74" calcext:value-type="float">
            <text:p>1105474</text:p>
          </table:table-cell>
          <table:table-cell office:value-type="string" calcext:value-type="string">
            <text:p>UBND Xã Lộc Th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75" calcext:value-type="float">
            <text:p>1105475</text:p>
          </table:table-cell>
          <table:table-cell office:value-type="string" calcext:value-type="string">
            <text:p>UBND Xã Lộc Thái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187" calcext:value-type="float">
            <text:p>218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476" calcext:value-type="float">
            <text:p>1105476</text:p>
          </table:table-cell>
          <table:table-cell office:value-type="string" calcext:value-type="string">
            <text:p>UBND Xã Lộc Thiện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77" calcext:value-type="float">
            <text:p>1105477</text:p>
          </table:table-cell>
          <table:table-cell office:value-type="string" calcext:value-type="string">
            <text:p>UBND Xã Lộc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478" calcext:value-type="float">
            <text:p>1105478</text:p>
          </table:table-cell>
          <table:table-cell office:value-type="string" calcext:value-type="string">
            <text:p>UBND Xã Lộc Phú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479" calcext:value-type="float">
            <text:p>1105479</text:p>
          </table:table-cell>
          <table:table-cell office:value-type="string" calcext:value-type="string">
            <text:p>UBND Xã Lộc Thành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5480" calcext:value-type="float">
            <text:p>1105480</text:p>
          </table:table-cell>
          <table:table-cell office:value-type="string" calcext:value-type="string">
            <text:p>UBND Xã Lộc Thịn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507" calcext:value-type="float">
            <text:p>1105507</text:p>
          </table:table-cell>
          <table:table-cell office:value-type="string" calcext:value-type="string">
            <text:p>Hội Chữ Thập Đỏ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530" calcext:value-type="float">
            <text:p>1105530</text:p>
          </table:table-cell>
          <table:table-cell office:value-type="string" calcext:value-type="string">
            <text:p>UBND xã Phước T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6113" calcext:value-type="float">
            <text:p>1106113</text:p>
          </table:table-cell>
          <table:table-cell office:value-type="string" calcext:value-type="string">
            <text:p>Phòng dân tộc huyện Bù Đốp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617" calcext:value-type="float">
            <text:p>1108617</text:p>
          </table:table-cell>
          <table:table-cell office:value-type="string" calcext:value-type="string">
            <text:p>UBND Phường Bách Quang</text:p>
          </table:table-cell>
          <table:table-cell office:value-type="float" office:value="12" calcext:value-type="float">
            <text:p>12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733" calcext:value-type="float">
            <text:p>1108733</text:p>
          </table:table-cell>
          <table:table-cell office:value-type="string" calcext:value-type="string">
            <text:p>UBND Xã Tà Pơ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734" calcext:value-type="float">
            <text:p>1108734</text:p>
          </table:table-cell>
          <table:table-cell office:value-type="string" calcext:value-type="string">
            <text:p>UBND Xã Đắc Tô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735" calcext:value-type="float">
            <text:p>1108735</text:p>
          </table:table-cell>
          <table:table-cell office:value-type="string" calcext:value-type="string">
            <text:p>UBND Xã Chơ Chun</text:p>
          </table:table-cell>
          <table:table-cell office:value-type="float" office:value="487" calcext:value-type="float">
            <text:p>487</text:p>
          </table:table-cell>
          <table:table-cell office:value-type="float" office:value="6135" calcext:value-type="float">
            <text:p>6135</text:p>
          </table:table-cell>
          <table:table-cell office:value-type="float" office:value="3" calcext:value-type="float">
            <text:p>3</text:p>
          </table:table-cell>
          <table:table-cell office:value-type="float" office:value="1929" calcext:value-type="float">
            <text:p>1929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678" calcext:value-type="float">
            <text:p>1112678</text:p>
          </table:table-cell>
          <table:table-cell office:value-type="string" calcext:value-type="string">
            <text:p>Ủy Ban Nhân Dân Xã Long Khá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216" calcext:value-type="float">
            <text:p>1113216</text:p>
          </table:table-cell>
          <table:table-cell office:value-type="string" calcext:value-type="string">
            <text:p>Ủy Ban Nhân Dân Thị Trấn Long Thà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302" calcext:value-type="float">
            <text:p>1115302</text:p>
          </table:table-cell>
          <table:table-cell office:value-type="string" calcext:value-type="string">
            <text:p>UBND xã Na Cô S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249" calcext:value-type="float">
            <text:p>1116249</text:p>
          </table:table-cell>
          <table:table-cell office:value-type="string" calcext:value-type="string">
            <text:p>UBND xã Ia Tơi</text:p>
          </table:table-cell>
          <table:table-cell office:value-type="float" office:value="31" calcext:value-type="float">
            <text:p>31</text:p>
          </table:table-cell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6297" calcext:value-type="float">
            <text:p>1116297</text:p>
          </table:table-cell>
          <table:table-cell office:value-type="string" calcext:value-type="string">
            <text:p>UBND xã Ia Dom</text:p>
          </table:table-cell>
          <table:table-cell office:value-type="float" office:value="38" calcext:value-type="float">
            <text:p>3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266" calcext:value-type="float">
            <text:p>1117266</text:p>
          </table:table-cell>
          <table:table-cell office:value-type="string" calcext:value-type="string">
            <text:p>UBND Phường Thành Phước</text:p>
          </table:table-cell>
          <table:table-cell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267" calcext:value-type="float">
            <text:p>1117267</text:p>
          </table:table-cell>
          <table:table-cell office:value-type="string" calcext:value-type="string">
            <text:p>UBND Phường Đông Thuậ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009" calcext:value-type="float">
            <text:p>1118009</text:p>
          </table:table-cell>
          <table:table-cell office:value-type="string" calcext:value-type="string">
            <text:p>UBND xã Hẹ Muông</text:p>
          </table:table-cell>
          <table:table-cell office:value-type="float" office:value="104" calcext:value-type="float">
            <text:p>104</text:p>
          </table:table-cell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010" calcext:value-type="float">
            <text:p>1118010</text:p>
          </table:table-cell>
          <table:table-cell office:value-type="string" calcext:value-type="string">
            <text:p>UBND xã Pom Ló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011" calcext:value-type="float">
            <text:p>1118011</text:p>
          </table:table-cell>
          <table:table-cell office:value-type="string" calcext:value-type="string">
            <text:p>UBND xã Phu Lu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012" calcext:value-type="float">
            <text:p>1118012</text:p>
          </table:table-cell>
          <table:table-cell office:value-type="string" calcext:value-type="string">
            <text:p>UBND xã Pá Khoa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013" calcext:value-type="float">
            <text:p>1118013</text:p>
          </table:table-cell>
          <table:table-cell office:value-type="string" calcext:value-type="string">
            <text:p>UBND xã Hua Th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014" calcext:value-type="float">
            <text:p>1118014</text:p>
          </table:table-cell>
          <table:table-cell office:value-type="string" calcext:value-type="string">
            <text:p>UBND xã Na Tô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8020" calcext:value-type="float">
            <text:p>1118020</text:p>
          </table:table-cell>
          <table:table-cell office:value-type="string" calcext:value-type="string">
            <text:p>UBND xã Nậm Nhừ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021" calcext:value-type="float">
            <text:p>1118021</text:p>
          </table:table-cell>
          <table:table-cell office:value-type="string" calcext:value-type="string">
            <text:p>UBND xã Vàng Đá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022" calcext:value-type="float">
            <text:p>1118022</text:p>
          </table:table-cell>
          <table:table-cell office:value-type="string" calcext:value-type="string">
            <text:p>UBND xã Nậm Chu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023" calcext:value-type="float">
            <text:p>1118023</text:p>
          </table:table-cell>
          <table:table-cell office:value-type="string" calcext:value-type="string">
            <text:p>UBND xã Nậm Tin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551" calcext:value-type="float">
            <text:p>1118551</text:p>
          </table:table-cell>
          <table:table-cell office:value-type="string" calcext:value-type="string">
            <text:p>UBND xã Ia Đal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401" calcext:value-type="float">
            <text:p>1119401</text:p>
          </table:table-cell>
          <table:table-cell office:value-type="string" calcext:value-type="string">
            <text:p>UBND xã Đăk Lo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402" calcext:value-type="float">
            <text:p>1119402</text:p>
          </table:table-cell>
          <table:table-cell office:value-type="string" calcext:value-type="string">
            <text:p>UBND xã Đắk Ngọk</text:p>
          </table:table-cell>
          <table:table-cell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9927" calcext:value-type="float">
            <text:p>1119927</text:p>
          </table:table-cell>
          <table:table-cell office:value-type="string" calcext:value-type="string">
            <text:p>UBND Thị trấn Cát Tiê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86" calcext:value-type="float">
            <text:p>558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0163" calcext:value-type="float">
            <text:p>1120163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164" calcext:value-type="float">
            <text:p>1120164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165" calcext:value-type="float">
            <text:p>1120165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166" calcext:value-type="float">
            <text:p>1120166</text:p>
          </table:table-cell>
          <table:table-cell office:value-type="string" calcext:value-type="string">
            <text:p>Ủy Ban Nhân Dân Phường 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518" calcext:value-type="float">
            <text:p>1122518</text:p>
          </table:table-cell>
          <table:table-cell office:value-type="string" calcext:value-type="string">
            <text:p>Ủy ban nhân dân Phường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648" calcext:value-type="float">
            <text:p>1129648</text:p>
          </table:table-cell>
          <table:table-cell office:value-type="string" calcext:value-type="string">
            <text:p>UBND xã Kim Song Trườ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649" calcext:value-type="float">
            <text:p>1129649</text:p>
          </table:table-cell>
          <table:table-cell office:value-type="string" calcext:value-type="string">
            <text:p>UBND xã Khánh Vĩnh Yê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796" calcext:value-type="float">
            <text:p>1129796</text:p>
          </table:table-cell>
          <table:table-cell office:value-type="string" calcext:value-type="string">
            <text:p>Ủy ban Nhân dân xã Phú Gia</text:p>
          </table:table-cell>
          <table:table-cell office:value-type="float" office:value="36" calcext:value-type="float">
            <text:p>36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797" calcext:value-type="float">
            <text:p>1129797</text:p>
          </table:table-cell>
          <table:table-cell office:value-type="string" calcext:value-type="string">
            <text:p>UBND Thị trấn Tân Tha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885" calcext:value-type="float">
            <text:p>1129885</text:p>
          </table:table-cell>
          <table:table-cell office:value-type="string" calcext:value-type="string">
            <text:p>UBND phường Hải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9952" calcext:value-type="float">
            <text:p>1129952</text:p>
          </table:table-cell>
          <table:table-cell office:value-type="string" calcext:value-type="string">
            <text:p>UBND xã Trần Hưng Đạ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9978" calcext:value-type="float">
            <text:p>1129978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983" calcext:value-type="float">
            <text:p>1129983</text:p>
          </table:table-cell>
          <table:table-cell office:value-type="string" calcext:value-type="string">
            <text:p>UBND Xã Quế Mỹ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996" calcext:value-type="float">
            <text:p>1129996</text:p>
          </table:table-cell>
          <table:table-cell office:value-type="string" calcext:value-type="string">
            <text:p>Ủy Ban Nhân Dân Xã Phong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string" calcext:value-type="string">
            <text:p>Ủy Ban Nhân Dân Xã Lìa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002" calcext:value-type="float">
            <text:p>1130002</text:p>
          </table:table-cell>
          <table:table-cell office:value-type="string" calcext:value-type="string">
            <text:p>UBND xã Tiên Sơn</text:p>
          </table:table-cell>
          <table:table-cell office:value-type="float" office:value="30" calcext:value-type="float">
            <text:p>3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0014" calcext:value-type="float">
            <text:p>1130014</text:p>
          </table:table-cell>
          <table:table-cell office:value-type="string" calcext:value-type="string">
            <text:p>Ủy Ban Nhân Dân Xã Ninh Phước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047" calcext:value-type="float">
            <text:p>1130047</text:p>
          </table:table-cell>
          <table:table-cell office:value-type="string" calcext:value-type="string">
            <text:p>UBND xã Phúc Khá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077" calcext:value-type="float">
            <text:p>1130077</text:p>
          </table:table-cell>
          <table:table-cell office:value-type="string" calcext:value-type="string">
            <text:p>Ủy Ban Nhân Dân Xã Bình Lộ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078" calcext:value-type="float">
            <text:p>1130078</text:p>
          </table:table-cell>
          <table:table-cell office:value-type="string" calcext:value-type="string">
            <text:p>ỦY BAN NHÂN DÂN XÃ BÌNH THANH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099" calcext:value-type="float">
            <text:p>1130099</text:p>
          </table:table-cell>
          <table:table-cell office:value-type="string" calcext:value-type="string">
            <text:p>Ủy ban nhân dân xã Phước Bìn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202" calcext:value-type="float">
            <text:p>1130202</text:p>
          </table:table-cell>
          <table:table-cell office:value-type="string" calcext:value-type="string">
            <text:p>UBND thị trấn Bố Hạ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208" calcext:value-type="float">
            <text:p>1130208</text:p>
          </table:table-cell>
          <table:table-cell office:value-type="string" calcext:value-type="string">
            <text:p>UBND Thị trấn Phồn Xương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776" calcext:value-type="float">
            <text:p>1192776</text:p>
          </table:table-cell>
          <table:table-cell office:value-type="string" calcext:value-type="string">
            <text:p>UBND xã Thiện Tâ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147" calcext:value-type="float">
            <text:p>1222147</text:p>
          </table:table-cell>
          <table:table-cell office:value-type="string" calcext:value-type="string">
            <text:p>UBND Xã MISA HN</text:p>
          </table:table-cell>
          <table:table-cell office:value-type="float" office:value="205" calcext:value-type="float">
            <text:p>205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2148" calcext:value-type="float">
            <text:p>1222148</text:p>
          </table:table-cell>
          <table:table-cell office:value-type="string" calcext:value-type="string">
            <text:p>UBND Xã MISA Tư vấn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150" calcext:value-type="float">
            <text:p>1222150</text:p>
          </table:table-cell>
          <table:table-cell office:value-type="string" calcext:value-type="string">
            <text:p>UBND Xã MISA DEMO</text:p>
          </table:table-cell>
          <table:table-cell office:value-type="float" office:value="3106" calcext:value-type="float">
            <text:p>3106</text:p>
          </table:table-cell>
          <table:table-cell office:value-type="float" office:value="11019" calcext:value-type="float">
            <text:p>11019</text:p>
          </table:table-cell>
          <table:table-cell office:value-type="float" office:value="1" calcext:value-type="float">
            <text:p>1</text:p>
          </table:table-cell>
          <table:table-cell office:value-type="float" office:value="29752" calcext:value-type="float">
            <text:p>29752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vson_2809_1</text:p>
          </table:table-cell>
          <table:table-cell office:value-type="string" calcext:value-type="string">
            <text:p>CÔNG TY CỔ PHẦN ĐẦU TƯ VÀ PHÁT TRIỂN GIÁO DỤC NEWSCHOOL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H336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18:49:36.800000000</meta:creation-date>
    <dc:date>2024-05-29T18:50:22.255000000</dc:date>
    <meta:editing-duration>PT45S</meta:editing-duration>
    <meta:editing-cycles>1</meta:editing-cycles>
    <meta:document-statistic meta:table-count="1" meta:cell-count="26936" meta:object-count="0"/>
    <meta:generator>LibreOffice/7.4.0.3$Windows_X86_64 LibreOffice_project/f85e47c08ddd19c015c0114a68350214f7066f5a</meta:generator>
  </office:meta>
</office:document-meta>
</file>